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6.51cm" fo:margin-left="0.635cm" fo:margin-top="0cm" fo:margin-bottom="0cm" table:align="left" style:writing-mode="lr-tb"/>
    </style:style>
    <style:style style:name="Table3.A" style:family="table-column">
      <style:table-column-properties style:column-width="5.08cm"/>
    </style:style>
    <style:style style:name="Table3.B" style:family="table-column">
      <style:table-column-properties style:column-width="1.268cm"/>
    </style:style>
    <style:style style:name="Table3.C" style:family="table-column">
      <style:table-column-properties style:column-width="10.162cm"/>
    </style:style>
    <style:style style:name="Table3.1" style:family="table-row">
      <style:table-row-properties style:min-row-height="0.455cm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51cm" fo:margin-left="0.635cm" fo:margin-top="0cm" fo:margin-bottom="0cm" table:align="left" style:writing-mode="lr-tb"/>
    </style:style>
    <style:style style:name="Table4.A" style:family="table-column">
      <style:table-column-properties style:column-width="5.08cm"/>
    </style:style>
    <style:style style:name="Table4.B" style:family="table-column">
      <style:table-column-properties style:column-width="1.268cm"/>
    </style:style>
    <style:style style:name="Table4.C" style:family="table-column">
      <style:table-column-properties style:column-width="10.162cm"/>
    </style:style>
    <style:style style:name="Table4.1" style:family="table-row">
      <style:table-row-properties style:min-row-height="0.496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7.369cm" fo:margin-left="0.065cm" fo:margin-top="0cm" fo:margin-bottom="0cm" table:align="left" style:writing-mode="lr-tb"/>
    </style:style>
    <style:style style:name="Table1.A" style:family="table-column">
      <style:table-column-properties style:column-width="3.697cm"/>
    </style:style>
    <style:style style:name="Table1.B" style:family="table-column">
      <style:table-column-properties style:column-width="13.672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0.75pt solid #000000"/>
    </style:style>
    <style:style style:name="Table1.2" style:family="table-row">
      <style:table-row-properties style:min-row-height="0.499cm" fo:keep-together="auto"/>
    </style:style>
    <style:style style:name="Table1.B2" style:family="table-cell">
      <style:table-cell-properties fo:padding-left="0.191cm" fo:padding-right="0.191cm" fo:padding-top="0cm" fo:padding-bottom="0cm" fo:border="0.75pt solid #000000"/>
    </style:style>
    <style:style style:name="Table1.B3" style:family="table-cell">
      <style:table-cell-properties fo:padding-left="0.191cm" fo:padding-right="0.191cm" fo:padding-top="0cm" fo:padding-bottom="0cm" fo:border="0.75pt solid #000000"/>
    </style:style>
    <style:style style:name="Table5" style:family="table">
      <style:table-properties style:width="16.51cm" fo:margin-left="0.635cm" fo:margin-top="0cm" fo:margin-bottom="0cm" table:align="left" style:writing-mode="lr-tb"/>
    </style:style>
    <style:style style:name="Table5.A" style:family="table-column">
      <style:table-column-properties style:column-width="5.08cm"/>
    </style:style>
    <style:style style:name="Table5.B" style:family="table-column">
      <style:table-column-properties style:column-width="1.268cm"/>
    </style:style>
    <style:style style:name="Table5.C" style:family="table-column">
      <style:table-column-properties style:column-width="10.162cm"/>
    </style:style>
    <style:style style:name="Table5.1" style:family="table-row">
      <style:table-row-properties style:min-row-height="0.455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7.327cm" fo:margin-left="0.078cm" fo:margin-top="0cm" fo:margin-bottom="0cm" table:align="left" style:writing-mode="lr-tb"/>
    </style:style>
    <style:style style:name="Table6.A" style:family="table-column">
      <style:table-column-properties style:column-width="4.406cm"/>
    </style:style>
    <style:style style:name="Table6.B" style:family="table-column">
      <style:table-column-properties style:column-width="5.35cm"/>
    </style:style>
    <style:style style:name="Table6.C" style:family="table-column">
      <style:table-column-properties style:column-width="2.251cm"/>
    </style:style>
    <style:style style:name="Table6.D" style:family="table-column">
      <style:table-column-properties style:column-width="3.099cm"/>
    </style:style>
    <style:style style:name="Table6.E" style:family="table-column">
      <style:table-column-properties style:column-width="2.221cm"/>
    </style:style>
    <style:style style:name="Table6.1" style:family="table-row">
      <style:table-row-properties style:min-row-height="0.529cm" fo:keep-together="auto"/>
    </style:style>
    <style:style style:name="Table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3" style:family="table-row">
      <style:table-row-properties style:min-row-height="0.799cm" fo:keep-together="auto"/>
    </style:style>
    <style:style style:name="Table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6" style:family="table-row">
      <style:table-row-properties style:min-row-height="0.476cm" fo:keep-together="auto"/>
    </style:style>
    <style:style style:name="Table6.13" style:family="table-row">
      <style:table-row-properties style:min-row-height="0.464cm" fo:keep-together="auto"/>
    </style:style>
    <style:style style:name="Table7" style:family="table">
      <style:table-properties style:width="17.327cm" fo:margin-left="0.078cm" fo:margin-top="0cm" fo:margin-bottom="0cm" table:align="left" style:writing-mode="lr-tb"/>
    </style:style>
    <style:style style:name="Table7.A" style:family="table-column">
      <style:table-column-properties style:column-width="4.406cm"/>
    </style:style>
    <style:style style:name="Table7.B" style:family="table-column">
      <style:table-column-properties style:column-width="5.35cm"/>
    </style:style>
    <style:style style:name="Table7.C" style:family="table-column">
      <style:table-column-properties style:column-width="2.251cm"/>
    </style:style>
    <style:style style:name="Table7.D" style:family="table-column">
      <style:table-column-properties style:column-width="3.099cm"/>
    </style:style>
    <style:style style:name="Table7.E" style:family="table-column">
      <style:table-column-properties style:column-width="2.221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7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3" style:family="table-row">
      <style:table-row-properties style:min-row-height="0.799cm" fo:keep-together="auto"/>
    </style:style>
    <style:style style:name="Table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7.395cm" fo:margin-left="0.039cm" fo:margin-top="0cm" fo:margin-bottom="0cm" table:align="left" style:writing-mode="lr-tb"/>
    </style:style>
    <style:style style:name="Table8.A" style:family="table-column">
      <style:table-column-properties style:column-width="3.713cm"/>
    </style:style>
    <style:style style:name="Table8.B" style:family="table-column">
      <style:table-column-properties style:column-width="13.682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8.B1" style:family="table-cell">
      <style:table-cell-properties fo:padding-left="0.191cm" fo:padding-right="0.191cm" fo:padding-top="0cm" fo:padding-bottom="0cm" fo:border="0.75pt solid #000000"/>
    </style:style>
    <style:style style:name="Table8.2" style:family="table-row">
      <style:table-row-properties style:min-row-height="0.499cm" fo:keep-together="auto"/>
    </style:style>
    <style:style style:name="Table8.B2" style:family="table-cell">
      <style:table-cell-properties fo:padding-left="0.191cm" fo:padding-right="0.191cm" fo:padding-top="0cm" fo:padding-bottom="0cm" fo:border="0.75pt solid #000000"/>
    </style:style>
    <style:style style:name="Table8.B3" style:family="table-cell">
      <style:table-cell-properties fo:padding-left="0.191cm" fo:padding-right="0.191cm" fo:padding-top="0cm" fo:padding-bottom="0cm" fo:border="0.75pt solid #000000"/>
    </style:style>
    <style:style style:name="Table10" style:family="table">
      <style:table-properties style:width="16.51cm" fo:margin-left="0.635cm" fo:margin-top="0cm" fo:margin-bottom="0cm" table:align="left" style:writing-mode="lr-tb"/>
    </style:style>
    <style:style style:name="Table10.A" style:family="table-column">
      <style:table-column-properties style:column-width="5.08cm"/>
    </style:style>
    <style:style style:name="Table10.B" style:family="table-column">
      <style:table-column-properties style:column-width="1.268cm"/>
    </style:style>
    <style:style style:name="Table10.C" style:family="table-column">
      <style:table-column-properties style:column-width="10.162cm"/>
    </style:style>
    <style:style style:name="Table10.1" style:family="table-row">
      <style:table-row-properties style:min-row-height="0.455cm"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17.327cm" fo:margin-left="0.078cm" fo:margin-top="0cm" fo:margin-bottom="0cm" table:align="left" style:writing-mode="lr-tb"/>
    </style:style>
    <style:style style:name="Table12.A" style:family="table-column">
      <style:table-column-properties style:column-width="4.406cm"/>
    </style:style>
    <style:style style:name="Table12.B" style:family="table-column">
      <style:table-column-properties style:column-width="5.35cm"/>
    </style:style>
    <style:style style:name="Table12.C" style:family="table-column">
      <style:table-column-properties style:column-width="2.251cm"/>
    </style:style>
    <style:style style:name="Table12.D" style:family="table-column">
      <style:table-column-properties style:column-width="3.099cm"/>
    </style:style>
    <style:style style:name="Table12.E" style:family="table-column">
      <style:table-column-properties style:column-width="2.221cm"/>
    </style:style>
    <style:style style:name="Table12.1" style:family="table-row">
      <style:table-row-properties style:min-row-height="0.529cm" fo:keep-together="auto"/>
    </style:style>
    <style:style style:name="Table12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2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2.3" style:family="table-row">
      <style:table-row-properties style:min-row-height="0.799cm" fo:keep-together="auto"/>
    </style:style>
    <style:style style:name="Table12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7" style:family="table">
      <style:table-properties style:width="17.395cm" fo:margin-left="0.039cm" fo:margin-top="0cm" fo:margin-bottom="0cm" table:align="left" style:writing-mode="lr-tb"/>
    </style:style>
    <style:style style:name="Table17.A" style:family="table-column">
      <style:table-column-properties style:column-width="3.713cm"/>
    </style:style>
    <style:style style:name="Table17.B" style:family="table-column">
      <style:table-column-properties style:column-width="13.682cm"/>
    </style:style>
    <style:style style:name="Table17.1" style:family="table-row">
      <style:table-row-properties style:min-row-height="0.52cm" fo:keep-together="auto"/>
    </style:style>
    <style:style style:name="Table17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7.B1" style:family="table-cell">
      <style:table-cell-properties fo:padding-left="0.191cm" fo:padding-right="0.191cm" fo:padding-top="0cm" fo:padding-bottom="0cm" fo:border="0.75pt solid #000000"/>
    </style:style>
    <style:style style:name="Table17.2" style:family="table-row">
      <style:table-row-properties style:min-row-height="0.499cm" fo:keep-together="auto"/>
    </style:style>
    <style:style style:name="Table17.B2" style:family="table-cell">
      <style:table-cell-properties fo:padding-left="0.191cm" fo:padding-right="0.191cm" fo:padding-top="0cm" fo:padding-bottom="0cm" fo:border="0.75pt solid #000000"/>
    </style:style>
    <style:style style:name="Table17.B3" style:family="table-cell">
      <style:table-cell-properties fo:padding-left="0.191cm" fo:padding-right="0.191cm" fo:padding-top="0cm" fo:padding-bottom="0cm" fo:border="0.75pt solid #000000"/>
    </style:style>
    <style:style style:name="Table18" style:family="table">
      <style:table-properties style:width="16.51cm" fo:margin-left="0.635cm" fo:margin-top="0cm" fo:margin-bottom="0cm" table:align="left" style:writing-mode="lr-tb"/>
    </style:style>
    <style:style style:name="Table18.A" style:family="table-column">
      <style:table-column-properties style:column-width="5.08cm"/>
    </style:style>
    <style:style style:name="Table18.B" style:family="table-column">
      <style:table-column-properties style:column-width="1.268cm"/>
    </style:style>
    <style:style style:name="Table18.C" style:family="table-column">
      <style:table-column-properties style:column-width="10.162cm"/>
    </style:style>
    <style:style style:name="Table18.1" style:family="table-row">
      <style:table-row-properties style:min-row-height="0.455cm" fo:keep-together="auto"/>
    </style:style>
    <style:style style:name="Table18.A1" style:family="table-cell">
      <style:table-cell-properties fo:padding-left="0.191cm" fo:padding-right="0.191cm" fo:padding-top="0cm" fo:padding-bottom="0cm" fo:border="none"/>
    </style:style>
    <style:style style:name="Table19" style:family="table">
      <style:table-properties style:width="17.327cm" fo:margin-left="0.078cm" fo:margin-top="0cm" fo:margin-bottom="0cm" table:align="left" style:writing-mode="lr-tb"/>
    </style:style>
    <style:style style:name="Table19.A" style:family="table-column">
      <style:table-column-properties style:column-width="4.406cm"/>
    </style:style>
    <style:style style:name="Table19.B" style:family="table-column">
      <style:table-column-properties style:column-width="5.35cm"/>
    </style:style>
    <style:style style:name="Table19.C" style:family="table-column">
      <style:table-column-properties style:column-width="2.251cm"/>
    </style:style>
    <style:style style:name="Table19.D" style:family="table-column">
      <style:table-column-properties style:column-width="3.099cm"/>
    </style:style>
    <style:style style:name="Table19.E" style:family="table-column">
      <style:table-column-properties style:column-width="2.221cm"/>
    </style:style>
    <style:style style:name="Table19.1" style:family="table-row">
      <style:table-row-properties style:min-row-height="0.529cm" fo:keep-together="auto"/>
    </style:style>
    <style:style style:name="Table19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9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9.3" style:family="table-row">
      <style:table-row-properties style:min-row-height="0.799cm" fo:keep-together="auto"/>
    </style:style>
    <style:style style:name="Table19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0" style:family="table">
      <style:table-properties style:width="17.395cm" fo:margin-left="0.039cm" fo:margin-top="0cm" fo:margin-bottom="0cm" table:align="left" style:writing-mode="lr-tb"/>
    </style:style>
    <style:style style:name="Table20.A" style:family="table-column">
      <style:table-column-properties style:column-width="3.713cm"/>
    </style:style>
    <style:style style:name="Table20.B" style:family="table-column">
      <style:table-column-properties style:column-width="13.682cm"/>
    </style:style>
    <style:style style:name="Table20.1" style:family="table-row">
      <style:table-row-properties style:min-row-height="0.52cm" fo:keep-together="auto"/>
    </style:style>
    <style:style style:name="Table20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20.B1" style:family="table-cell">
      <style:table-cell-properties fo:padding-left="0.191cm" fo:padding-right="0.191cm" fo:padding-top="0cm" fo:padding-bottom="0cm" fo:border="0.75pt solid #000000"/>
    </style:style>
    <style:style style:name="Table20.2" style:family="table-row">
      <style:table-row-properties style:min-row-height="0.499cm" fo:keep-together="auto"/>
    </style:style>
    <style:style style:name="Table20.B2" style:family="table-cell">
      <style:table-cell-properties fo:padding-left="0.191cm" fo:padding-right="0.191cm" fo:padding-top="0cm" fo:padding-bottom="0cm" fo:border="0.75pt solid #000000"/>
    </style:style>
    <style:style style:name="Table20.B3" style:family="table-cell">
      <style:table-cell-properties fo:padding-left="0.191cm" fo:padding-right="0.191cm" fo:padding-top="0cm" fo:padding-bottom="0cm" fo:border="0.75pt solid #000000"/>
    </style:style>
    <style:style style:name="Table21" style:family="table">
      <style:table-properties style:width="16.51cm" fo:margin-left="0.635cm" fo:margin-top="0cm" fo:margin-bottom="0cm" table:align="left" style:writing-mode="lr-tb"/>
    </style:style>
    <style:style style:name="Table21.A" style:family="table-column">
      <style:table-column-properties style:column-width="5.08cm"/>
    </style:style>
    <style:style style:name="Table21.B" style:family="table-column">
      <style:table-column-properties style:column-width="1.268cm"/>
    </style:style>
    <style:style style:name="Table21.C" style:family="table-column">
      <style:table-column-properties style:column-width="10.162cm"/>
    </style:style>
    <style:style style:name="Table21.1" style:family="table-row">
      <style:table-row-properties style:min-row-height="0.455cm" fo:keep-together="auto"/>
    </style:style>
    <style:style style:name="Table21.A1" style:family="table-cell">
      <style:table-cell-properties fo:padding-left="0.191cm" fo:padding-right="0.191cm" fo:padding-top="0cm" fo:padding-bottom="0cm" fo:border="none"/>
    </style:style>
    <style:style style:name="Table22" style:family="table">
      <style:table-properties style:width="17.327cm" fo:margin-left="0.078cm" fo:margin-top="0cm" fo:margin-bottom="0cm" table:align="left" style:writing-mode="lr-tb"/>
    </style:style>
    <style:style style:name="Table22.A" style:family="table-column">
      <style:table-column-properties style:column-width="4.406cm"/>
    </style:style>
    <style:style style:name="Table22.B" style:family="table-column">
      <style:table-column-properties style:column-width="5.35cm"/>
    </style:style>
    <style:style style:name="Table22.C" style:family="table-column">
      <style:table-column-properties style:column-width="2.251cm"/>
    </style:style>
    <style:style style:name="Table22.D" style:family="table-column">
      <style:table-column-properties style:column-width="3.099cm"/>
    </style:style>
    <style:style style:name="Table22.E" style:family="table-column">
      <style:table-column-properties style:column-width="2.221cm"/>
    </style:style>
    <style:style style:name="Table22.1" style:family="table-row">
      <style:table-row-properties style:min-row-height="0.529cm" fo:keep-together="auto"/>
    </style:style>
    <style:style style:name="Table22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22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2.3" style:family="table-row">
      <style:table-row-properties style:min-row-height="0.799cm" fo:keep-together="auto"/>
    </style:style>
    <style:style style:name="Table22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17.395cm" fo:margin-left="0.039cm" fo:margin-top="0cm" fo:margin-bottom="0cm" table:align="left" style:writing-mode="lr-tb"/>
    </style:style>
    <style:style style:name="Table11.A" style:family="table-column">
      <style:table-column-properties style:column-width="3.713cm"/>
    </style:style>
    <style:style style:name="Table11.B" style:family="table-column">
      <style:table-column-properties style:column-width="13.682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1.B1" style:family="table-cell">
      <style:table-cell-properties fo:padding-left="0.191cm" fo:padding-right="0.191cm" fo:padding-top="0cm" fo:padding-bottom="0cm" fo:border="0.75pt solid #000000"/>
    </style:style>
    <style:style style:name="Table11.2" style:family="table-row">
      <style:table-row-properties style:min-row-height="0.499cm" fo:keep-together="auto"/>
    </style:style>
    <style:style style:name="Table11.B2" style:family="table-cell">
      <style:table-cell-properties fo:padding-left="0.191cm" fo:padding-right="0.191cm" fo:padding-top="0cm" fo:padding-bottom="0cm" fo:border="0.75pt solid #000000"/>
    </style:style>
    <style:style style:name="Table11.B3" style:family="table-cell">
      <style:table-cell-properties fo:padding-left="0.191cm" fo:padding-right="0.191cm" fo:padding-top="0cm" fo:padding-bottom="0cm" fo:border="0.75pt solid #000000"/>
    </style:style>
    <style:style style:name="Table13" style:family="table">
      <style:table-properties style:width="16.51cm" fo:margin-left="0.635cm" fo:margin-top="0cm" fo:margin-bottom="0cm" table:align="left" style:writing-mode="lr-tb"/>
    </style:style>
    <style:style style:name="Table13.A" style:family="table-column">
      <style:table-column-properties style:column-width="5.08cm"/>
    </style:style>
    <style:style style:name="Table13.B" style:family="table-column">
      <style:table-column-properties style:column-width="1.268cm"/>
    </style:style>
    <style:style style:name="Table13.C" style:family="table-column">
      <style:table-column-properties style:column-width="10.162cm"/>
    </style:style>
    <style:style style:name="Table13.1" style:family="table-row">
      <style:table-row-properties style:min-row-height="0.455cm" fo:keep-together="auto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Table14" style:family="table">
      <style:table-properties style:width="17.327cm" fo:margin-left="0.078cm" fo:margin-top="0cm" fo:margin-bottom="0cm" table:align="left" style:writing-mode="lr-tb"/>
    </style:style>
    <style:style style:name="Table14.A" style:family="table-column">
      <style:table-column-properties style:column-width="4.406cm"/>
    </style:style>
    <style:style style:name="Table14.B" style:family="table-column">
      <style:table-column-properties style:column-width="5.35cm"/>
    </style:style>
    <style:style style:name="Table14.C" style:family="table-column">
      <style:table-column-properties style:column-width="2.251cm"/>
    </style:style>
    <style:style style:name="Table14.D" style:family="table-column">
      <style:table-column-properties style:column-width="3.099cm"/>
    </style:style>
    <style:style style:name="Table14.E" style:family="table-column">
      <style:table-column-properties style:column-width="2.221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3" style:family="table-row">
      <style:table-row-properties style:min-row-height="0.799cm" fo:keep-together="auto"/>
    </style:style>
    <style:style style:name="Table1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.395cm" fo:margin-left="0.039cm" fo:margin-top="0cm" fo:margin-bottom="0cm" table:align="left" style:writing-mode="lr-tb"/>
    </style:style>
    <style:style style:name="Table2.A" style:family="table-column">
      <style:table-column-properties style:column-width="3.713cm"/>
    </style:style>
    <style:style style:name="Table2.B" style:family="table-column">
      <style:table-column-properties style:column-width="13.682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75pt solid #000000"/>
    </style:style>
    <style:style style:name="Table2.2" style:family="table-row">
      <style:table-row-properties style:min-row-height="0.499cm" fo:keep-together="auto"/>
    </style:style>
    <style:style style:name="Table2.B2" style:family="table-cell">
      <style:table-cell-properties fo:padding-left="0.191cm" fo:padding-right="0.191cm" fo:padding-top="0cm" fo:padding-bottom="0cm" fo:border="0.75pt solid #000000"/>
    </style:style>
    <style:style style:name="Table2.B3" style:family="table-cell">
      <style:table-cell-properties fo:padding-left="0.191cm" fo:padding-right="0.191cm" fo:padding-top="0cm" fo:padding-bottom="0cm" fo:border="0.75pt solid #000000"/>
    </style:style>
    <style:style style:name="Table9" style:family="table">
      <style:table-properties style:width="16.51cm" fo:margin-left="0.635cm" fo:margin-top="0cm" fo:margin-bottom="0cm" table:align="left" style:writing-mode="lr-tb"/>
    </style:style>
    <style:style style:name="Table9.A" style:family="table-column">
      <style:table-column-properties style:column-width="5.08cm"/>
    </style:style>
    <style:style style:name="Table9.B" style:family="table-column">
      <style:table-column-properties style:column-width="1.268cm"/>
    </style:style>
    <style:style style:name="Table9.C" style:family="table-column">
      <style:table-column-properties style:column-width="10.162cm"/>
    </style:style>
    <style:style style:name="Table9.1" style:family="table-row">
      <style:table-row-properties style:min-row-height="0.455cm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5" style:family="table">
      <style:table-properties style:width="17.327cm" fo:margin-left="0.078cm" fo:margin-top="0cm" fo:margin-bottom="0cm" table:align="left" style:writing-mode="lr-tb"/>
    </style:style>
    <style:style style:name="Table15.A" style:family="table-column">
      <style:table-column-properties style:column-width="4.406cm"/>
    </style:style>
    <style:style style:name="Table15.B" style:family="table-column">
      <style:table-column-properties style:column-width="5.35cm"/>
    </style:style>
    <style:style style:name="Table15.C" style:family="table-column">
      <style:table-column-properties style:column-width="2.251cm"/>
    </style:style>
    <style:style style:name="Table15.D" style:family="table-column">
      <style:table-column-properties style:column-width="3.099cm"/>
    </style:style>
    <style:style style:name="Table15.E" style:family="table-column">
      <style:table-column-properties style:column-width="2.221cm"/>
    </style:style>
    <style:style style:name="Table15.1" style:family="table-row">
      <style:table-row-properties style:min-row-height="0.529cm" fo:keep-together="auto"/>
    </style:style>
    <style:style style:name="Table15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5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5.3" style:family="table-row">
      <style:table-row-properties style:min-row-height="0.799cm" fo:keep-together="auto"/>
    </style:style>
    <style:style style:name="Table15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6" style:family="table-row">
      <style:table-row-properties style:min-row-height="0.476cm" fo:keep-together="auto"/>
    </style:style>
    <style:style style:name="Table15.13" style:family="table-row">
      <style:table-row-properties style:min-row-height="0.464cm" fo:keep-together="auto"/>
    </style:style>
    <style:style style:name="Table16" style:family="table">
      <style:table-properties style:width="17.327cm" fo:margin-left="0.078cm" fo:margin-top="0cm" fo:margin-bottom="0cm" table:align="left" style:writing-mode="lr-tb"/>
    </style:style>
    <style:style style:name="Table16.A" style:family="table-column">
      <style:table-column-properties style:column-width="4.406cm"/>
    </style:style>
    <style:style style:name="Table16.B" style:family="table-column">
      <style:table-column-properties style:column-width="5.35cm"/>
    </style:style>
    <style:style style:name="Table16.C" style:family="table-column">
      <style:table-column-properties style:column-width="2.251cm"/>
    </style:style>
    <style:style style:name="Table16.D" style:family="table-column">
      <style:table-column-properties style:column-width="3.099cm"/>
    </style:style>
    <style:style style:name="Table16.E" style:family="table-column">
      <style:table-column-properties style:column-width="2.221cm"/>
    </style:style>
    <style:style style:name="Table16.1" style:family="table-row">
      <style:table-row-properties style:min-row-height="0.529cm" fo:keep-together="auto"/>
    </style:style>
    <style:style style:name="Table1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6.3" style:family="table-row">
      <style:table-row-properties style:min-row-height="0.799cm" fo:keep-together="auto"/>
    </style:style>
    <style:style style:name="Table1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8" style:family="table">
      <style:table-properties style:width="17.395cm" fo:margin-left="0.039cm" fo:margin-top="0cm" fo:margin-bottom="0cm" table:align="left" style:writing-mode="lr-tb"/>
    </style:style>
    <style:style style:name="Table28.A" style:family="table-column">
      <style:table-column-properties style:column-width="3.713cm"/>
    </style:style>
    <style:style style:name="Table28.B" style:family="table-column">
      <style:table-column-properties style:column-width="13.682cm"/>
    </style:style>
    <style:style style:name="Table28.1" style:family="table-row">
      <style:table-row-properties style:min-row-height="0.52cm" fo:keep-together="auto"/>
    </style:style>
    <style:style style:name="Table2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28.B1" style:family="table-cell">
      <style:table-cell-properties fo:padding-left="0.191cm" fo:padding-right="0.191cm" fo:padding-top="0cm" fo:padding-bottom="0cm" fo:border="0.75pt solid #000000"/>
    </style:style>
    <style:style style:name="Table28.2" style:family="table-row">
      <style:table-row-properties style:min-row-height="0.499cm" fo:keep-together="auto"/>
    </style:style>
    <style:style style:name="Table28.B2" style:family="table-cell">
      <style:table-cell-properties fo:padding-left="0.191cm" fo:padding-right="0.191cm" fo:padding-top="0cm" fo:padding-bottom="0cm" fo:border="0.75pt solid #000000"/>
    </style:style>
    <style:style style:name="Table28.B3" style:family="table-cell">
      <style:table-cell-properties fo:padding-left="0.191cm" fo:padding-right="0.191cm" fo:padding-top="0cm" fo:padding-bottom="0cm" fo:border="0.75pt solid #000000"/>
    </style:style>
    <style:style style:name="Table29" style:family="table">
      <style:table-properties style:width="16.51cm" fo:margin-left="0.635cm" fo:margin-top="0cm" fo:margin-bottom="0cm" table:align="left" style:writing-mode="lr-tb"/>
    </style:style>
    <style:style style:name="Table29.A" style:family="table-column">
      <style:table-column-properties style:column-width="5.08cm"/>
    </style:style>
    <style:style style:name="Table29.B" style:family="table-column">
      <style:table-column-properties style:column-width="1.268cm"/>
    </style:style>
    <style:style style:name="Table29.C" style:family="table-column">
      <style:table-column-properties style:column-width="10.162cm"/>
    </style:style>
    <style:style style:name="Table29.1" style:family="table-row">
      <style:table-row-properties style:min-row-height="0.455cm" fo:keep-together="auto"/>
    </style:style>
    <style:style style:name="Table29.A1" style:family="table-cell">
      <style:table-cell-properties fo:padding-left="0.191cm" fo:padding-right="0.191cm" fo:padding-top="0cm" fo:padding-bottom="0cm" fo:border="none"/>
    </style:style>
    <style:style style:name="Table30" style:family="table">
      <style:table-properties style:width="17.327cm" fo:margin-left="0.078cm" fo:margin-top="0cm" fo:margin-bottom="0cm" table:align="left" style:writing-mode="lr-tb"/>
    </style:style>
    <style:style style:name="Table30.A" style:family="table-column">
      <style:table-column-properties style:column-width="4.406cm"/>
    </style:style>
    <style:style style:name="Table30.B" style:family="table-column">
      <style:table-column-properties style:column-width="5.35cm"/>
    </style:style>
    <style:style style:name="Table30.C" style:family="table-column">
      <style:table-column-properties style:column-width="2.251cm"/>
    </style:style>
    <style:style style:name="Table30.D" style:family="table-column">
      <style:table-column-properties style:column-width="3.099cm"/>
    </style:style>
    <style:style style:name="Table30.E" style:family="table-column">
      <style:table-column-properties style:column-width="2.221cm"/>
    </style:style>
    <style:style style:name="Table30.1" style:family="table-row">
      <style:table-row-properties style:min-row-height="0.529cm" fo:keep-together="auto"/>
    </style:style>
    <style:style style:name="Table3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3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0.3" style:family="table-row">
      <style:table-row-properties style:min-row-height="0.799cm" fo:keep-together="auto"/>
    </style:style>
    <style:style style:name="Table3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0.5" style:family="table-row">
      <style:table-row-properties style:min-row-height="0.464cm" fo:keep-together="auto"/>
    </style:style>
    <style:style style:name="Table30.8" style:family="table-row">
      <style:table-row-properties style:min-row-height="0.409cm" fo:keep-together="auto"/>
    </style:style>
    <style:style style:name="Table31" style:family="table">
      <style:table-properties style:width="17.327cm" fo:margin-left="0.078cm" fo:margin-top="0cm" fo:margin-bottom="0cm" table:align="left" style:writing-mode="lr-tb"/>
    </style:style>
    <style:style style:name="Table31.A" style:family="table-column">
      <style:table-column-properties style:column-width="4.406cm"/>
    </style:style>
    <style:style style:name="Table31.B" style:family="table-column">
      <style:table-column-properties style:column-width="5.35cm"/>
    </style:style>
    <style:style style:name="Table31.C" style:family="table-column">
      <style:table-column-properties style:column-width="2.251cm"/>
    </style:style>
    <style:style style:name="Table31.D" style:family="table-column">
      <style:table-column-properties style:column-width="3.099cm"/>
    </style:style>
    <style:style style:name="Table31.E" style:family="table-column">
      <style:table-column-properties style:column-width="2.221cm"/>
    </style:style>
    <style:style style:name="Table31.1" style:family="table-row">
      <style:table-row-properties style:min-row-height="0.529cm" fo:keep-together="auto"/>
    </style:style>
    <style:style style:name="Table31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31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1.3" style:family="table-row">
      <style:table-row-properties style:min-row-height="0.799cm" fo:keep-together="auto"/>
    </style:style>
    <style:style style:name="Table31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2" style:family="table">
      <style:table-properties style:width="17.395cm" fo:margin-left="0.039cm" fo:margin-top="0cm" fo:margin-bottom="0cm" table:align="left" style:writing-mode="lr-tb"/>
    </style:style>
    <style:style style:name="Table32.A" style:family="table-column">
      <style:table-column-properties style:column-width="3.713cm"/>
    </style:style>
    <style:style style:name="Table32.B" style:family="table-column">
      <style:table-column-properties style:column-width="13.682cm"/>
    </style:style>
    <style:style style:name="Table32.1" style:family="table-row">
      <style:table-row-properties style:min-row-height="0.52cm" fo:keep-together="auto"/>
    </style:style>
    <style:style style:name="Table32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32.B1" style:family="table-cell">
      <style:table-cell-properties fo:padding-left="0.191cm" fo:padding-right="0.191cm" fo:padding-top="0cm" fo:padding-bottom="0cm" fo:border="0.75pt solid #000000"/>
    </style:style>
    <style:style style:name="Table32.2" style:family="table-row">
      <style:table-row-properties style:min-row-height="0.499cm" fo:keep-together="auto"/>
    </style:style>
    <style:style style:name="Table32.B2" style:family="table-cell">
      <style:table-cell-properties fo:padding-left="0.191cm" fo:padding-right="0.191cm" fo:padding-top="0cm" fo:padding-bottom="0cm" fo:border="0.75pt solid #000000"/>
    </style:style>
    <style:style style:name="Table32.B3" style:family="table-cell">
      <style:table-cell-properties fo:padding-left="0.191cm" fo:padding-right="0.191cm" fo:padding-top="0cm" fo:padding-bottom="0cm" fo:border="0.75pt solid #000000"/>
    </style:style>
    <style:style style:name="Table33" style:family="table">
      <style:table-properties style:width="16.51cm" fo:margin-left="0.635cm" fo:margin-top="0cm" fo:margin-bottom="0cm" table:align="left" style:writing-mode="lr-tb"/>
    </style:style>
    <style:style style:name="Table33.A" style:family="table-column">
      <style:table-column-properties style:column-width="5.08cm"/>
    </style:style>
    <style:style style:name="Table33.B" style:family="table-column">
      <style:table-column-properties style:column-width="1.268cm"/>
    </style:style>
    <style:style style:name="Table33.C" style:family="table-column">
      <style:table-column-properties style:column-width="10.162cm"/>
    </style:style>
    <style:style style:name="Table33.1" style:family="table-row">
      <style:table-row-properties style:min-row-height="0.455cm" fo:keep-together="auto"/>
    </style:style>
    <style:style style:name="Table33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.327cm" fo:margin-left="0.078cm" fo:margin-top="0cm" fo:margin-bottom="0cm" table:align="left" style:writing-mode="lr-tb"/>
    </style:style>
    <style:style style:name="Table34.A" style:family="table-column">
      <style:table-column-properties style:column-width="4.406cm"/>
    </style:style>
    <style:style style:name="Table34.B" style:family="table-column">
      <style:table-column-properties style:column-width="5.35cm"/>
    </style:style>
    <style:style style:name="Table34.C" style:family="table-column">
      <style:table-column-properties style:column-width="2.251cm"/>
    </style:style>
    <style:style style:name="Table34.D" style:family="table-column">
      <style:table-column-properties style:column-width="3.099cm"/>
    </style:style>
    <style:style style:name="Table34.E" style:family="table-column">
      <style:table-column-properties style:column-width="2.221cm"/>
    </style:style>
    <style:style style:name="Table34.1" style:family="table-row">
      <style:table-row-properties style:min-row-height="0.529cm" fo:keep-together="auto"/>
    </style:style>
    <style:style style:name="Table3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3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4.3" style:family="table-row">
      <style:table-row-properties style:min-row-height="0.799cm" fo:keep-together="auto"/>
    </style:style>
    <style:style style:name="Table3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5" style:family="table">
      <style:table-properties style:width="17.395cm" fo:margin-left="0.039cm" fo:margin-top="0cm" fo:margin-bottom="0cm" table:align="left" style:writing-mode="lr-tb"/>
    </style:style>
    <style:style style:name="Table35.A" style:family="table-column">
      <style:table-column-properties style:column-width="3.713cm"/>
    </style:style>
    <style:style style:name="Table35.B" style:family="table-column">
      <style:table-column-properties style:column-width="13.682cm"/>
    </style:style>
    <style:style style:name="Table35.1" style:family="table-row">
      <style:table-row-properties style:min-row-height="0.52cm" fo:keep-together="auto"/>
    </style:style>
    <style:style style:name="Table35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35.B1" style:family="table-cell">
      <style:table-cell-properties fo:padding-left="0.191cm" fo:padding-right="0.191cm" fo:padding-top="0cm" fo:padding-bottom="0cm" fo:border="0.75pt solid #000000"/>
    </style:style>
    <style:style style:name="Table35.2" style:family="table-row">
      <style:table-row-properties style:min-row-height="0.499cm" fo:keep-together="auto"/>
    </style:style>
    <style:style style:name="Table35.B2" style:family="table-cell">
      <style:table-cell-properties fo:padding-left="0.191cm" fo:padding-right="0.191cm" fo:padding-top="0cm" fo:padding-bottom="0cm" fo:border="0.75pt solid #000000"/>
    </style:style>
    <style:style style:name="Table35.B3" style:family="table-cell">
      <style:table-cell-properties fo:padding-left="0.191cm" fo:padding-right="0.191cm" fo:padding-top="0cm" fo:padding-bottom="0cm" fo:border="0.75pt solid #000000"/>
    </style:style>
    <style:style style:name="Table36" style:family="table">
      <style:table-properties style:width="16.51cm" fo:margin-left="0.635cm" fo:margin-top="0cm" fo:margin-bottom="0cm" table:align="left" style:writing-mode="lr-tb"/>
    </style:style>
    <style:style style:name="Table36.A" style:family="table-column">
      <style:table-column-properties style:column-width="5.08cm"/>
    </style:style>
    <style:style style:name="Table36.B" style:family="table-column">
      <style:table-column-properties style:column-width="1.268cm"/>
    </style:style>
    <style:style style:name="Table36.C" style:family="table-column">
      <style:table-column-properties style:column-width="10.162cm"/>
    </style:style>
    <style:style style:name="Table36.1" style:family="table-row">
      <style:table-row-properties style:min-row-height="0.455cm" fo:keep-together="auto"/>
    </style:style>
    <style:style style:name="Table36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7.327cm" fo:margin-left="0.078cm" fo:margin-top="0cm" fo:margin-bottom="0cm" table:align="left" style:writing-mode="lr-tb"/>
    </style:style>
    <style:style style:name="Table37.A" style:family="table-column">
      <style:table-column-properties style:column-width="4.406cm"/>
    </style:style>
    <style:style style:name="Table37.B" style:family="table-column">
      <style:table-column-properties style:column-width="5.35cm"/>
    </style:style>
    <style:style style:name="Table37.C" style:family="table-column">
      <style:table-column-properties style:column-width="2.251cm"/>
    </style:style>
    <style:style style:name="Table37.D" style:family="table-column">
      <style:table-column-properties style:column-width="3.099cm"/>
    </style:style>
    <style:style style:name="Table37.E" style:family="table-column">
      <style:table-column-properties style:column-width="2.221cm"/>
    </style:style>
    <style:style style:name="Table37.1" style:family="table-row">
      <style:table-row-properties style:min-row-height="0.529cm" fo:keep-together="auto"/>
    </style:style>
    <style:style style:name="Table37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37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7.3" style:family="table-row">
      <style:table-row-properties style:min-row-height="0.799cm" fo:keep-together="auto"/>
    </style:style>
    <style:style style:name="Table3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7.6" style:family="table-row">
      <style:table-row-properties style:min-row-height="0.476cm" fo:keep-together="auto"/>
    </style:style>
    <style:style style:name="Table37.13" style:family="table-row">
      <style:table-row-properties style:min-row-height="0.464cm" fo:keep-together="auto"/>
    </style:style>
    <style:style style:name="Table38" style:family="table">
      <style:table-properties style:width="17.327cm" fo:margin-left="0.078cm" fo:margin-top="0cm" fo:margin-bottom="0cm" table:align="left" style:writing-mode="lr-tb"/>
    </style:style>
    <style:style style:name="Table38.A" style:family="table-column">
      <style:table-column-properties style:column-width="4.406cm"/>
    </style:style>
    <style:style style:name="Table38.B" style:family="table-column">
      <style:table-column-properties style:column-width="5.35cm"/>
    </style:style>
    <style:style style:name="Table38.C" style:family="table-column">
      <style:table-column-properties style:column-width="2.251cm"/>
    </style:style>
    <style:style style:name="Table38.D" style:family="table-column">
      <style:table-column-properties style:column-width="3.099cm"/>
    </style:style>
    <style:style style:name="Table38.E" style:family="table-column">
      <style:table-column-properties style:column-width="2.221cm"/>
    </style:style>
    <style:style style:name="Table38.1" style:family="table-row">
      <style:table-row-properties style:min-row-height="0.529cm" fo:keep-together="auto"/>
    </style:style>
    <style:style style:name="Table38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38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8.3" style:family="table-row">
      <style:table-row-properties style:min-row-height="0.799cm" fo:keep-together="auto"/>
    </style:style>
    <style:style style:name="Table38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7.395cm" fo:margin-left="0.039cm" fo:margin-top="0cm" fo:margin-bottom="0cm" table:align="left" style:writing-mode="lr-tb"/>
    </style:style>
    <style:style style:name="Table39.A" style:family="table-column">
      <style:table-column-properties style:column-width="3.713cm"/>
    </style:style>
    <style:style style:name="Table39.B" style:family="table-column">
      <style:table-column-properties style:column-width="13.682cm"/>
    </style:style>
    <style:style style:name="Table39.1" style:family="table-row">
      <style:table-row-properties style:min-row-height="0.52cm" fo:keep-together="auto"/>
    </style:style>
    <style:style style:name="Table39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39.B1" style:family="table-cell">
      <style:table-cell-properties fo:padding-left="0.191cm" fo:padding-right="0.191cm" fo:padding-top="0cm" fo:padding-bottom="0cm" fo:border="0.75pt solid #000000"/>
    </style:style>
    <style:style style:name="Table39.2" style:family="table-row">
      <style:table-row-properties style:min-row-height="0.499cm" fo:keep-together="auto"/>
    </style:style>
    <style:style style:name="Table39.B2" style:family="table-cell">
      <style:table-cell-properties fo:padding-left="0.191cm" fo:padding-right="0.191cm" fo:padding-top="0cm" fo:padding-bottom="0cm" fo:border="0.75pt solid #000000"/>
    </style:style>
    <style:style style:name="Table39.B3" style:family="table-cell">
      <style:table-cell-properties fo:padding-left="0.191cm" fo:padding-right="0.191cm" fo:padding-top="0cm" fo:padding-bottom="0cm" fo:border="0.75pt solid #000000"/>
    </style:style>
    <style:style style:name="Table40" style:family="table">
      <style:table-properties style:width="16.51cm" fo:margin-left="0.635cm" fo:margin-top="0cm" fo:margin-bottom="0cm" table:align="left" style:writing-mode="lr-tb"/>
    </style:style>
    <style:style style:name="Table40.A" style:family="table-column">
      <style:table-column-properties style:column-width="5.08cm"/>
    </style:style>
    <style:style style:name="Table40.B" style:family="table-column">
      <style:table-column-properties style:column-width="1.268cm"/>
    </style:style>
    <style:style style:name="Table40.C" style:family="table-column">
      <style:table-column-properties style:column-width="10.162cm"/>
    </style:style>
    <style:style style:name="Table40.1" style:family="table-row">
      <style:table-row-properties style:min-row-height="0.455cm"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41" style:family="table">
      <style:table-properties style:width="17.327cm" fo:margin-left="0.078cm" fo:margin-top="0cm" fo:margin-bottom="0cm" table:align="left" style:writing-mode="lr-tb"/>
    </style:style>
    <style:style style:name="Table41.A" style:family="table-column">
      <style:table-column-properties style:column-width="4.406cm"/>
    </style:style>
    <style:style style:name="Table41.B" style:family="table-column">
      <style:table-column-properties style:column-width="5.35cm"/>
    </style:style>
    <style:style style:name="Table41.C" style:family="table-column">
      <style:table-column-properties style:column-width="2.251cm"/>
    </style:style>
    <style:style style:name="Table41.D" style:family="table-column">
      <style:table-column-properties style:column-width="3.099cm"/>
    </style:style>
    <style:style style:name="Table41.E" style:family="table-column">
      <style:table-column-properties style:column-width="2.221cm"/>
    </style:style>
    <style:style style:name="Table41.1" style:family="table-row">
      <style:table-row-properties style:min-row-height="0.529cm" fo:keep-together="auto"/>
    </style:style>
    <style:style style:name="Table41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41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1.3" style:family="table-row">
      <style:table-row-properties style:min-row-height="0.799cm" fo:keep-together="auto"/>
    </style:style>
    <style:style style:name="Table41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6" style:family="table">
      <style:table-properties style:width="17.395cm" fo:margin-left="0.039cm" fo:margin-top="0cm" fo:margin-bottom="0cm" table:align="left" style:writing-mode="lr-tb"/>
    </style:style>
    <style:style style:name="Table26.A" style:family="table-column">
      <style:table-column-properties style:column-width="3.713cm"/>
    </style:style>
    <style:style style:name="Table26.B" style:family="table-column">
      <style:table-column-properties style:column-width="13.682cm"/>
    </style:style>
    <style:style style:name="Table26.1" style:family="table-row">
      <style:table-row-properties style:min-row-height="0.52cm" fo:keep-together="auto"/>
    </style:style>
    <style:style style:name="Table26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26.B1" style:family="table-cell">
      <style:table-cell-properties fo:padding-left="0.191cm" fo:padding-right="0.191cm" fo:padding-top="0cm" fo:padding-bottom="0cm" fo:border="0.75pt solid #000000"/>
    </style:style>
    <style:style style:name="Table26.2" style:family="table-row">
      <style:table-row-properties style:min-row-height="0.499cm" fo:keep-together="auto"/>
    </style:style>
    <style:style style:name="Table26.B2" style:family="table-cell">
      <style:table-cell-properties fo:padding-left="0.191cm" fo:padding-right="0.191cm" fo:padding-top="0cm" fo:padding-bottom="0cm" fo:border="0.75pt solid #000000"/>
    </style:style>
    <style:style style:name="Table26.B3" style:family="table-cell">
      <style:table-cell-properties fo:padding-left="0.191cm" fo:padding-right="0.191cm" fo:padding-top="0cm" fo:padding-bottom="0cm" fo:border="0.75pt solid #000000"/>
    </style:style>
    <style:style style:name="Table27" style:family="table">
      <style:table-properties style:width="16.51cm" fo:margin-left="0.635cm" fo:margin-top="0cm" fo:margin-bottom="0cm" table:align="left" style:writing-mode="lr-tb"/>
    </style:style>
    <style:style style:name="Table27.A" style:family="table-column">
      <style:table-column-properties style:column-width="5.08cm"/>
    </style:style>
    <style:style style:name="Table27.B" style:family="table-column">
      <style:table-column-properties style:column-width="1.268cm"/>
    </style:style>
    <style:style style:name="Table27.C" style:family="table-column">
      <style:table-column-properties style:column-width="10.162cm"/>
    </style:style>
    <style:style style:name="Table27.1" style:family="table-row">
      <style:table-row-properties style:min-row-height="0.455cm" fo:keep-together="auto"/>
    </style:style>
    <style:style style:name="Table27.A1" style:family="table-cell">
      <style:table-cell-properties fo:padding-left="0.191cm" fo:padding-right="0.191cm" fo:padding-top="0cm" fo:padding-bottom="0cm" fo:border="none"/>
    </style:style>
    <style:style style:name="Table46" style:family="table">
      <style:table-properties style:width="17.327cm" fo:margin-left="0.078cm" fo:margin-top="0cm" fo:margin-bottom="0cm" table:align="left" style:writing-mode="lr-tb"/>
    </style:style>
    <style:style style:name="Table46.A" style:family="table-column">
      <style:table-column-properties style:column-width="4.406cm"/>
    </style:style>
    <style:style style:name="Table46.B" style:family="table-column">
      <style:table-column-properties style:column-width="5.35cm"/>
    </style:style>
    <style:style style:name="Table46.C" style:family="table-column">
      <style:table-column-properties style:column-width="2.251cm"/>
    </style:style>
    <style:style style:name="Table46.D" style:family="table-column">
      <style:table-column-properties style:column-width="3.099cm"/>
    </style:style>
    <style:style style:name="Table46.E" style:family="table-column">
      <style:table-column-properties style:column-width="2.221cm"/>
    </style:style>
    <style:style style:name="Table46.1" style:family="table-row">
      <style:table-row-properties style:min-row-height="0.529cm" fo:keep-together="auto"/>
    </style:style>
    <style:style style:name="Table4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4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6.5" style:family="table-row">
      <style:table-row-properties style:min-row-height="0.476cm" fo:keep-together="auto"/>
    </style:style>
    <style:style style:name="Table47" style:family="table">
      <style:table-properties style:width="17.327cm" fo:margin-left="0.078cm" fo:margin-top="0cm" fo:margin-bottom="0cm" table:align="left" style:writing-mode="lr-tb"/>
    </style:style>
    <style:style style:name="Table47.A" style:family="table-column">
      <style:table-column-properties style:column-width="4.406cm"/>
    </style:style>
    <style:style style:name="Table47.B" style:family="table-column">
      <style:table-column-properties style:column-width="5.35cm"/>
    </style:style>
    <style:style style:name="Table47.C" style:family="table-column">
      <style:table-column-properties style:column-width="2.251cm"/>
    </style:style>
    <style:style style:name="Table47.D" style:family="table-column">
      <style:table-column-properties style:column-width="3.099cm"/>
    </style:style>
    <style:style style:name="Table47.E" style:family="table-column">
      <style:table-column-properties style:column-width="2.221cm"/>
    </style:style>
    <style:style style:name="Table47.1" style:family="table-row">
      <style:table-row-properties style:min-row-height="0.529cm" fo:keep-together="auto"/>
    </style:style>
    <style:style style:name="Table47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47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7.3" style:family="table-row">
      <style:table-row-properties style:min-row-height="0.799cm" fo:keep-together="auto"/>
    </style:style>
    <style:style style:name="Table4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8" style:family="table">
      <style:table-properties style:width="17.395cm" fo:margin-left="0.039cm" fo:margin-top="0cm" fo:margin-bottom="0cm" table:align="left" style:writing-mode="lr-tb"/>
    </style:style>
    <style:style style:name="Table48.A" style:family="table-column">
      <style:table-column-properties style:column-width="3.713cm"/>
    </style:style>
    <style:style style:name="Table48.B" style:family="table-column">
      <style:table-column-properties style:column-width="13.682cm"/>
    </style:style>
    <style:style style:name="Table48.1" style:family="table-row">
      <style:table-row-properties style:min-row-height="0.52cm" fo:keep-together="auto"/>
    </style:style>
    <style:style style:name="Table4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48.B1" style:family="table-cell">
      <style:table-cell-properties fo:padding-left="0.191cm" fo:padding-right="0.191cm" fo:padding-top="0cm" fo:padding-bottom="0cm" fo:border="0.75pt solid #000000"/>
    </style:style>
    <style:style style:name="Table48.2" style:family="table-row">
      <style:table-row-properties style:min-row-height="0.499cm" fo:keep-together="auto"/>
    </style:style>
    <style:style style:name="Table48.B2" style:family="table-cell">
      <style:table-cell-properties fo:padding-left="0.191cm" fo:padding-right="0.191cm" fo:padding-top="0cm" fo:padding-bottom="0cm" fo:border="0.75pt solid #000000"/>
    </style:style>
    <style:style style:name="Table48.B3" style:family="table-cell">
      <style:table-cell-properties fo:padding-left="0.191cm" fo:padding-right="0.191cm" fo:padding-top="0cm" fo:padding-bottom="0cm" fo:border="0.75pt solid #000000"/>
    </style:style>
    <style:style style:name="Table49" style:family="table">
      <style:table-properties style:width="16.51cm" fo:margin-left="0.635cm" fo:margin-top="0cm" fo:margin-bottom="0cm" table:align="left" style:writing-mode="lr-tb"/>
    </style:style>
    <style:style style:name="Table49.A" style:family="table-column">
      <style:table-column-properties style:column-width="5.08cm"/>
    </style:style>
    <style:style style:name="Table49.B" style:family="table-column">
      <style:table-column-properties style:column-width="1.268cm"/>
    </style:style>
    <style:style style:name="Table49.C" style:family="table-column">
      <style:table-column-properties style:column-width="10.162cm"/>
    </style:style>
    <style:style style:name="Table49.1" style:family="table-row">
      <style:table-row-properties style:min-row-height="0.455cm" fo:keep-together="auto"/>
    </style:style>
    <style:style style:name="Table49.A1" style:family="table-cell">
      <style:table-cell-properties fo:padding-left="0.191cm" fo:padding-right="0.191cm" fo:padding-top="0cm" fo:padding-bottom="0cm" fo:border="none"/>
    </style:style>
    <style:style style:name="Table50" style:family="table">
      <style:table-properties style:width="17.327cm" fo:margin-left="0.078cm" fo:margin-top="0cm" fo:margin-bottom="0cm" table:align="left" style:writing-mode="lr-tb"/>
    </style:style>
    <style:style style:name="Table50.A" style:family="table-column">
      <style:table-column-properties style:column-width="4.406cm"/>
    </style:style>
    <style:style style:name="Table50.B" style:family="table-column">
      <style:table-column-properties style:column-width="5.35cm"/>
    </style:style>
    <style:style style:name="Table50.C" style:family="table-column">
      <style:table-column-properties style:column-width="2.251cm"/>
    </style:style>
    <style:style style:name="Table50.D" style:family="table-column">
      <style:table-column-properties style:column-width="3.099cm"/>
    </style:style>
    <style:style style:name="Table50.E" style:family="table-column">
      <style:table-column-properties style:column-width="2.221cm"/>
    </style:style>
    <style:style style:name="Table50.1" style:family="table-row">
      <style:table-row-properties style:min-row-height="0.529cm" fo:keep-together="auto"/>
    </style:style>
    <style:style style:name="Table5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5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0.3" style:family="table-row">
      <style:table-row-properties style:min-row-height="0.799cm" fo:keep-together="auto"/>
    </style:style>
    <style:style style:name="Table5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1" style:family="table">
      <style:table-properties style:width="17.395cm" fo:margin-left="0.039cm" fo:margin-top="0cm" fo:margin-bottom="0cm" table:align="left" style:writing-mode="lr-tb"/>
    </style:style>
    <style:style style:name="Table51.A" style:family="table-column">
      <style:table-column-properties style:column-width="3.713cm"/>
    </style:style>
    <style:style style:name="Table51.B" style:family="table-column">
      <style:table-column-properties style:column-width="13.682cm"/>
    </style:style>
    <style:style style:name="Table51.1" style:family="table-row">
      <style:table-row-properties style:min-row-height="0.79cm" fo:keep-together="auto"/>
    </style:style>
    <style:style style:name="Table5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51.B1" style:family="table-cell">
      <style:table-cell-properties fo:padding-left="0.191cm" fo:padding-right="0.191cm" fo:padding-top="0cm" fo:padding-bottom="0cm" fo:border="0.75pt solid #000000"/>
    </style:style>
    <style:style style:name="Table51.2" style:family="table-row">
      <style:table-row-properties style:min-row-height="0.499cm" fo:keep-together="auto"/>
    </style:style>
    <style:style style:name="Table51.B2" style:family="table-cell">
      <style:table-cell-properties fo:padding-left="0.191cm" fo:padding-right="0.191cm" fo:padding-top="0cm" fo:padding-bottom="0cm" fo:border="0.75pt solid #000000"/>
    </style:style>
    <style:style style:name="Table51.A3" style:family="table-cell">
      <style:table-cell-properties fo:background-color="#cfe2f3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51.B3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le52" style:family="table">
      <style:table-properties style:width="16.51cm" fo:margin-left="0.635cm" fo:margin-top="0cm" fo:margin-bottom="0cm" table:align="left" style:writing-mode="lr-tb"/>
    </style:style>
    <style:style style:name="Table52.A" style:family="table-column">
      <style:table-column-properties style:column-width="5.08cm"/>
    </style:style>
    <style:style style:name="Table52.B" style:family="table-column">
      <style:table-column-properties style:column-width="1.268cm"/>
    </style:style>
    <style:style style:name="Table52.C" style:family="table-column">
      <style:table-column-properties style:column-width="10.162cm"/>
    </style:style>
    <style:style style:name="Table52.1" style:family="table-row">
      <style:table-row-properties style:min-row-height="0.455cm" fo:keep-together="auto"/>
    </style:style>
    <style:style style:name="Table52.A1" style:family="table-cell">
      <style:table-cell-properties fo:padding-left="0.191cm" fo:padding-right="0.191cm" fo:padding-top="0cm" fo:padding-bottom="0cm" fo:border="none"/>
    </style:style>
    <style:style style:name="Table54" style:family="table">
      <style:table-properties style:width="17.327cm" fo:margin-left="0.078cm" fo:margin-top="0cm" fo:margin-bottom="0cm" table:align="left" style:writing-mode="lr-tb"/>
    </style:style>
    <style:style style:name="Table54.A" style:family="table-column">
      <style:table-column-properties style:column-width="4.406cm"/>
    </style:style>
    <style:style style:name="Table54.B" style:family="table-column">
      <style:table-column-properties style:column-width="5.35cm"/>
    </style:style>
    <style:style style:name="Table54.C" style:family="table-column">
      <style:table-column-properties style:column-width="2.251cm"/>
    </style:style>
    <style:style style:name="Table54.D" style:family="table-column">
      <style:table-column-properties style:column-width="3.099cm"/>
    </style:style>
    <style:style style:name="Table54.E" style:family="table-column">
      <style:table-column-properties style:column-width="2.221cm"/>
    </style:style>
    <style:style style:name="Table54.1" style:family="table-row">
      <style:table-row-properties style:min-row-height="0.529cm" fo:keep-together="auto"/>
    </style:style>
    <style:style style:name="Table5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5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4.3" style:family="table-row">
      <style:table-row-properties style:min-row-height="0.799cm" fo:keep-together="auto"/>
    </style:style>
    <style:style style:name="Table5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3" style:family="table">
      <style:table-properties style:width="17.395cm" fo:margin-left="0.039cm" fo:margin-top="0cm" fo:margin-bottom="0cm" table:align="left" style:writing-mode="lr-tb"/>
    </style:style>
    <style:style style:name="Table53.A" style:family="table-column">
      <style:table-column-properties style:column-width="3.713cm"/>
    </style:style>
    <style:style style:name="Table53.B" style:family="table-column">
      <style:table-column-properties style:column-width="13.682cm"/>
    </style:style>
    <style:style style:name="Table53.1" style:family="table-row">
      <style:table-row-properties style:min-row-height="0.52cm" fo:keep-together="auto"/>
    </style:style>
    <style:style style:name="Table53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53.B1" style:family="table-cell">
      <style:table-cell-properties fo:padding-left="0.191cm" fo:padding-right="0.191cm" fo:padding-top="0cm" fo:padding-bottom="0cm" fo:border="0.75pt solid #000000"/>
    </style:style>
    <style:style style:name="Table53.2" style:family="table-row">
      <style:table-row-properties style:min-row-height="0.499cm" fo:keep-together="auto"/>
    </style:style>
    <style:style style:name="Table53.B2" style:family="table-cell">
      <style:table-cell-properties fo:padding-left="0.191cm" fo:padding-right="0.191cm" fo:padding-top="0cm" fo:padding-bottom="0cm" fo:border="0.75pt solid #000000"/>
    </style:style>
    <style:style style:name="Table53.B3" style:family="table-cell">
      <style:table-cell-properties fo:padding-left="0.191cm" fo:padding-right="0.191cm" fo:padding-top="0cm" fo:padding-bottom="0cm" fo:border="0.75pt solid #000000"/>
    </style:style>
    <style:style style:name="Table55" style:family="table">
      <style:table-properties style:width="16.51cm" fo:margin-left="0.635cm" fo:margin-top="0cm" fo:margin-bottom="0cm" table:align="left" style:writing-mode="lr-tb"/>
    </style:style>
    <style:style style:name="Table55.A" style:family="table-column">
      <style:table-column-properties style:column-width="5.08cm"/>
    </style:style>
    <style:style style:name="Table55.B" style:family="table-column">
      <style:table-column-properties style:column-width="1.268cm"/>
    </style:style>
    <style:style style:name="Table55.C" style:family="table-column">
      <style:table-column-properties style:column-width="10.162cm"/>
    </style:style>
    <style:style style:name="Table55.1" style:family="table-row">
      <style:table-row-properties style:min-row-height="0.455cm" fo:keep-together="auto"/>
    </style:style>
    <style:style style:name="Table55.A1" style:family="table-cell">
      <style:table-cell-properties fo:padding-left="0.191cm" fo:padding-right="0.191cm" fo:padding-top="0cm" fo:padding-bottom="0cm" fo:border="none"/>
    </style:style>
    <style:style style:name="Table56" style:family="table">
      <style:table-properties style:width="17.327cm" fo:margin-left="0.078cm" fo:margin-top="0cm" fo:margin-bottom="0cm" table:align="left" style:writing-mode="lr-tb"/>
    </style:style>
    <style:style style:name="Table56.A" style:family="table-column">
      <style:table-column-properties style:column-width="4.406cm"/>
    </style:style>
    <style:style style:name="Table56.B" style:family="table-column">
      <style:table-column-properties style:column-width="5.35cm"/>
    </style:style>
    <style:style style:name="Table56.C" style:family="table-column">
      <style:table-column-properties style:column-width="2.251cm"/>
    </style:style>
    <style:style style:name="Table56.D" style:family="table-column">
      <style:table-column-properties style:column-width="3.099cm"/>
    </style:style>
    <style:style style:name="Table56.E" style:family="table-column">
      <style:table-column-properties style:column-width="2.221cm"/>
    </style:style>
    <style:style style:name="Table56.1" style:family="table-row">
      <style:table-row-properties style:min-row-height="0.529cm" fo:keep-together="auto"/>
    </style:style>
    <style:style style:name="Table5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5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6.3" style:family="table-row">
      <style:table-row-properties style:min-row-height="0.799cm" fo:keep-together="auto"/>
    </style:style>
    <style:style style:name="Table5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7" style:family="table">
      <style:table-properties style:width="17.395cm" fo:margin-left="0.039cm" fo:margin-top="0cm" fo:margin-bottom="0cm" table:align="left" style:writing-mode="lr-tb"/>
    </style:style>
    <style:style style:name="Table57.A" style:family="table-column">
      <style:table-column-properties style:column-width="3.713cm"/>
    </style:style>
    <style:style style:name="Table57.B" style:family="table-column">
      <style:table-column-properties style:column-width="13.682cm"/>
    </style:style>
    <style:style style:name="Table57.1" style:family="table-row">
      <style:table-row-properties style:min-row-height="0.52cm" fo:keep-together="auto"/>
    </style:style>
    <style:style style:name="Table57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57.B1" style:family="table-cell">
      <style:table-cell-properties fo:padding-left="0.191cm" fo:padding-right="0.191cm" fo:padding-top="0cm" fo:padding-bottom="0cm" fo:border="0.75pt solid #000000"/>
    </style:style>
    <style:style style:name="Table57.2" style:family="table-row">
      <style:table-row-properties style:min-row-height="0.499cm" fo:keep-together="auto"/>
    </style:style>
    <style:style style:name="Table57.B2" style:family="table-cell">
      <style:table-cell-properties fo:padding-left="0.191cm" fo:padding-right="0.191cm" fo:padding-top="0cm" fo:padding-bottom="0cm" fo:border="0.75pt solid #000000"/>
    </style:style>
    <style:style style:name="Table57.B3" style:family="table-cell">
      <style:table-cell-properties fo:padding-left="0.191cm" fo:padding-right="0.191cm" fo:padding-top="0cm" fo:padding-bottom="0cm" fo:border="0.75pt solid #000000"/>
    </style:style>
    <style:style style:name="Table109" style:family="table">
      <style:table-properties style:width="16.51cm" fo:margin-left="0.635cm" fo:margin-top="0cm" fo:margin-bottom="0cm" table:align="left" style:writing-mode="lr-tb"/>
    </style:style>
    <style:style style:name="Table109.A" style:family="table-column">
      <style:table-column-properties style:column-width="5.08cm"/>
    </style:style>
    <style:style style:name="Table109.B" style:family="table-column">
      <style:table-column-properties style:column-width="1.268cm"/>
    </style:style>
    <style:style style:name="Table109.C" style:family="table-column">
      <style:table-column-properties style:column-width="10.162cm"/>
    </style:style>
    <style:style style:name="Table109.1" style:family="table-row">
      <style:table-row-properties style:min-row-height="0.455cm" fo:keep-together="auto"/>
    </style:style>
    <style:style style:name="Table109.A1" style:family="table-cell">
      <style:table-cell-properties fo:padding-left="0.191cm" fo:padding-right="0.191cm" fo:padding-top="0cm" fo:padding-bottom="0cm" fo:border="none"/>
    </style:style>
    <style:style style:name="Table110" style:family="table">
      <style:table-properties style:width="17.327cm" fo:margin-left="0.078cm" fo:margin-top="0cm" fo:margin-bottom="0cm" table:align="left" style:writing-mode="lr-tb"/>
    </style:style>
    <style:style style:name="Table110.A" style:family="table-column">
      <style:table-column-properties style:column-width="4.406cm"/>
    </style:style>
    <style:style style:name="Table110.B" style:family="table-column">
      <style:table-column-properties style:column-width="5.35cm"/>
    </style:style>
    <style:style style:name="Table110.C" style:family="table-column">
      <style:table-column-properties style:column-width="2.251cm"/>
    </style:style>
    <style:style style:name="Table110.D" style:family="table-column">
      <style:table-column-properties style:column-width="3.099cm"/>
    </style:style>
    <style:style style:name="Table110.E" style:family="table-column">
      <style:table-column-properties style:column-width="2.221cm"/>
    </style:style>
    <style:style style:name="Table110.1" style:family="table-row">
      <style:table-row-properties style:min-row-height="0.529cm" fo:keep-together="auto"/>
    </style:style>
    <style:style style:name="Table11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1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0.3" style:family="table-row">
      <style:table-row-properties style:min-row-height="0.799cm" fo:keep-together="auto"/>
    </style:style>
    <style:style style:name="Table11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1" style:family="table">
      <style:table-properties style:width="17.395cm" fo:margin-left="0.039cm" fo:margin-top="0cm" fo:margin-bottom="0cm" table:align="left" style:writing-mode="lr-tb"/>
    </style:style>
    <style:style style:name="Table111.A" style:family="table-column">
      <style:table-column-properties style:column-width="3.713cm"/>
    </style:style>
    <style:style style:name="Table111.B" style:family="table-column">
      <style:table-column-properties style:column-width="13.682cm"/>
    </style:style>
    <style:style style:name="Table111.1" style:family="table-row">
      <style:table-row-properties style:min-row-height="0.52cm" fo:keep-together="auto"/>
    </style:style>
    <style:style style:name="Table11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11.B1" style:family="table-cell">
      <style:table-cell-properties fo:padding-left="0.191cm" fo:padding-right="0.191cm" fo:padding-top="0cm" fo:padding-bottom="0cm" fo:border="0.75pt solid #000000"/>
    </style:style>
    <style:style style:name="Table111.2" style:family="table-row">
      <style:table-row-properties style:min-row-height="0.499cm" fo:keep-together="auto"/>
    </style:style>
    <style:style style:name="Table111.B2" style:family="table-cell">
      <style:table-cell-properties fo:padding-left="0.191cm" fo:padding-right="0.191cm" fo:padding-top="0cm" fo:padding-bottom="0cm" fo:border="0.75pt solid #000000"/>
    </style:style>
    <style:style style:name="Table111.B3" style:family="table-cell">
      <style:table-cell-properties fo:padding-left="0.191cm" fo:padding-right="0.191cm" fo:padding-top="0cm" fo:padding-bottom="0cm" fo:border="0.75pt solid #000000"/>
    </style:style>
    <style:style style:name="Table112" style:family="table">
      <style:table-properties style:width="16.51cm" fo:margin-left="0.635cm" fo:margin-top="0cm" fo:margin-bottom="0cm" table:align="left" style:writing-mode="lr-tb"/>
    </style:style>
    <style:style style:name="Table112.A" style:family="table-column">
      <style:table-column-properties style:column-width="5.08cm"/>
    </style:style>
    <style:style style:name="Table112.B" style:family="table-column">
      <style:table-column-properties style:column-width="1.268cm"/>
    </style:style>
    <style:style style:name="Table112.C" style:family="table-column">
      <style:table-column-properties style:column-width="10.162cm"/>
    </style:style>
    <style:style style:name="Table112.1" style:family="table-row">
      <style:table-row-properties style:min-row-height="0.455cm" fo:keep-together="auto"/>
    </style:style>
    <style:style style:name="Table112.A1" style:family="table-cell">
      <style:table-cell-properties fo:padding-left="0.191cm" fo:padding-right="0.191cm" fo:padding-top="0cm" fo:padding-bottom="0cm" fo:border="none"/>
    </style:style>
    <style:style style:name="Table113" style:family="table">
      <style:table-properties style:width="17.327cm" fo:margin-left="0.078cm" fo:margin-top="0cm" fo:margin-bottom="0cm" table:align="left" style:writing-mode="lr-tb"/>
    </style:style>
    <style:style style:name="Table113.A" style:family="table-column">
      <style:table-column-properties style:column-width="4.406cm"/>
    </style:style>
    <style:style style:name="Table113.B" style:family="table-column">
      <style:table-column-properties style:column-width="5.35cm"/>
    </style:style>
    <style:style style:name="Table113.C" style:family="table-column">
      <style:table-column-properties style:column-width="2.251cm"/>
    </style:style>
    <style:style style:name="Table113.D" style:family="table-column">
      <style:table-column-properties style:column-width="3.099cm"/>
    </style:style>
    <style:style style:name="Table113.E" style:family="table-column">
      <style:table-column-properties style:column-width="2.221cm"/>
    </style:style>
    <style:style style:name="Table113.1" style:family="table-row">
      <style:table-row-properties style:min-row-height="0.529cm" fo:keep-together="auto"/>
    </style:style>
    <style:style style:name="Table113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13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3.3" style:family="table-row">
      <style:table-row-properties style:min-row-height="0.799cm" fo:keep-together="auto"/>
    </style:style>
    <style:style style:name="Table113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8" style:family="table">
      <style:table-properties style:width="17.395cm" fo:margin-left="0.039cm" fo:margin-top="0cm" fo:margin-bottom="0cm" table:align="left" style:writing-mode="lr-tb"/>
    </style:style>
    <style:style style:name="Table58.A" style:family="table-column">
      <style:table-column-properties style:column-width="3.713cm"/>
    </style:style>
    <style:style style:name="Table58.B" style:family="table-column">
      <style:table-column-properties style:column-width="13.682cm"/>
    </style:style>
    <style:style style:name="Table58.1" style:family="table-row">
      <style:table-row-properties style:min-row-height="0.52cm" fo:keep-together="auto"/>
    </style:style>
    <style:style style:name="Table5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58.B1" style:family="table-cell">
      <style:table-cell-properties fo:padding-left="0.191cm" fo:padding-right="0.191cm" fo:padding-top="0cm" fo:padding-bottom="0cm" fo:border="0.75pt solid #000000"/>
    </style:style>
    <style:style style:name="Table58.2" style:family="table-row">
      <style:table-row-properties style:min-row-height="0.499cm" fo:keep-together="auto"/>
    </style:style>
    <style:style style:name="Table58.B2" style:family="table-cell">
      <style:table-cell-properties fo:padding-left="0.191cm" fo:padding-right="0.191cm" fo:padding-top="0cm" fo:padding-bottom="0cm" fo:border="0.75pt solid #000000"/>
    </style:style>
    <style:style style:name="Table58.B3" style:family="table-cell">
      <style:table-cell-properties fo:padding-left="0.191cm" fo:padding-right="0.191cm" fo:padding-top="0cm" fo:padding-bottom="0cm" fo:border="0.75pt solid #000000"/>
    </style:style>
    <style:style style:name="Table59" style:family="table">
      <style:table-properties style:width="16.51cm" fo:margin-left="0.635cm" fo:margin-top="0cm" fo:margin-bottom="0cm" table:align="left" style:writing-mode="lr-tb"/>
    </style:style>
    <style:style style:name="Table59.A" style:family="table-column">
      <style:table-column-properties style:column-width="5.08cm"/>
    </style:style>
    <style:style style:name="Table59.B" style:family="table-column">
      <style:table-column-properties style:column-width="1.268cm"/>
    </style:style>
    <style:style style:name="Table59.C" style:family="table-column">
      <style:table-column-properties style:column-width="10.162cm"/>
    </style:style>
    <style:style style:name="Table59.1" style:family="table-row">
      <style:table-row-properties style:min-row-height="0.455cm" fo:keep-together="auto"/>
    </style:style>
    <style:style style:name="Table59.A1" style:family="table-cell">
      <style:table-cell-properties fo:padding-left="0.191cm" fo:padding-right="0.191cm" fo:padding-top="0cm" fo:padding-bottom="0cm" fo:border="none"/>
    </style:style>
    <style:style style:name="Table60" style:family="table">
      <style:table-properties style:width="17.327cm" fo:margin-left="0.078cm" fo:margin-top="0cm" fo:margin-bottom="0cm" table:align="left" style:writing-mode="lr-tb"/>
    </style:style>
    <style:style style:name="Table60.A" style:family="table-column">
      <style:table-column-properties style:column-width="4.406cm"/>
    </style:style>
    <style:style style:name="Table60.B" style:family="table-column">
      <style:table-column-properties style:column-width="5.35cm"/>
    </style:style>
    <style:style style:name="Table60.C" style:family="table-column">
      <style:table-column-properties style:column-width="2.251cm"/>
    </style:style>
    <style:style style:name="Table60.D" style:family="table-column">
      <style:table-column-properties style:column-width="3.099cm"/>
    </style:style>
    <style:style style:name="Table60.E" style:family="table-column">
      <style:table-column-properties style:column-width="2.221cm"/>
    </style:style>
    <style:style style:name="Table60.1" style:family="table-row">
      <style:table-row-properties style:min-row-height="0.529cm" fo:keep-together="auto"/>
    </style:style>
    <style:style style:name="Table6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6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0.3" style:family="table-row">
      <style:table-row-properties style:min-row-height="0.799cm" fo:keep-together="auto"/>
    </style:style>
    <style:style style:name="Table6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1" style:family="table">
      <style:table-properties style:width="17.395cm" fo:margin-left="0.039cm" fo:margin-top="0cm" fo:margin-bottom="0cm" table:align="left" style:writing-mode="lr-tb"/>
    </style:style>
    <style:style style:name="Table61.A" style:family="table-column">
      <style:table-column-properties style:column-width="3.713cm"/>
    </style:style>
    <style:style style:name="Table61.B" style:family="table-column">
      <style:table-column-properties style:column-width="13.682cm"/>
    </style:style>
    <style:style style:name="Table61.1" style:family="table-row">
      <style:table-row-properties style:min-row-height="0.52cm" fo:keep-together="auto"/>
    </style:style>
    <style:style style:name="Table6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61.B1" style:family="table-cell">
      <style:table-cell-properties fo:padding-left="0.191cm" fo:padding-right="0.191cm" fo:padding-top="0cm" fo:padding-bottom="0cm" fo:border="0.75pt solid #000000"/>
    </style:style>
    <style:style style:name="Table61.2" style:family="table-row">
      <style:table-row-properties style:min-row-height="0.499cm" fo:keep-together="auto"/>
    </style:style>
    <style:style style:name="Table61.B2" style:family="table-cell">
      <style:table-cell-properties fo:padding-left="0.191cm" fo:padding-right="0.191cm" fo:padding-top="0cm" fo:padding-bottom="0cm" fo:border="0.75pt solid #000000"/>
    </style:style>
    <style:style style:name="Table61.B3" style:family="table-cell">
      <style:table-cell-properties fo:padding-left="0.191cm" fo:padding-right="0.191cm" fo:padding-top="0cm" fo:padding-bottom="0cm" fo:border="0.75pt solid #000000"/>
    </style:style>
    <style:style style:name="Table62" style:family="table">
      <style:table-properties style:width="16.51cm" fo:margin-left="0.635cm" fo:margin-top="0cm" fo:margin-bottom="0cm" table:align="left" style:writing-mode="lr-tb"/>
    </style:style>
    <style:style style:name="Table62.A" style:family="table-column">
      <style:table-column-properties style:column-width="5.08cm"/>
    </style:style>
    <style:style style:name="Table62.B" style:family="table-column">
      <style:table-column-properties style:column-width="1.268cm"/>
    </style:style>
    <style:style style:name="Table62.C" style:family="table-column">
      <style:table-column-properties style:column-width="10.162cm"/>
    </style:style>
    <style:style style:name="Table62.1" style:family="table-row">
      <style:table-row-properties style:min-row-height="0.455cm" fo:keep-together="auto"/>
    </style:style>
    <style:style style:name="Table62.A1" style:family="table-cell">
      <style:table-cell-properties fo:padding-left="0.191cm" fo:padding-right="0.191cm" fo:padding-top="0cm" fo:padding-bottom="0cm" fo:border="none"/>
    </style:style>
    <style:style style:name="Table63" style:family="table">
      <style:table-properties style:width="17.327cm" fo:margin-left="0.078cm" fo:margin-top="0cm" fo:margin-bottom="0cm" table:align="left" style:writing-mode="lr-tb"/>
    </style:style>
    <style:style style:name="Table63.A" style:family="table-column">
      <style:table-column-properties style:column-width="4.406cm"/>
    </style:style>
    <style:style style:name="Table63.B" style:family="table-column">
      <style:table-column-properties style:column-width="5.35cm"/>
    </style:style>
    <style:style style:name="Table63.C" style:family="table-column">
      <style:table-column-properties style:column-width="2.251cm"/>
    </style:style>
    <style:style style:name="Table63.D" style:family="table-column">
      <style:table-column-properties style:column-width="3.099cm"/>
    </style:style>
    <style:style style:name="Table63.E" style:family="table-column">
      <style:table-column-properties style:column-width="2.221cm"/>
    </style:style>
    <style:style style:name="Table63.1" style:family="table-row">
      <style:table-row-properties style:min-row-height="0.529cm" fo:keep-together="auto"/>
    </style:style>
    <style:style style:name="Table63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63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3.3" style:family="table-row">
      <style:table-row-properties style:min-row-height="0.799cm" fo:keep-together="auto"/>
    </style:style>
    <style:style style:name="Table63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4" style:family="table">
      <style:table-properties style:width="17.395cm" fo:margin-left="0.039cm" fo:margin-top="0cm" fo:margin-bottom="0cm" table:align="left" style:writing-mode="lr-tb"/>
    </style:style>
    <style:style style:name="Table64.A" style:family="table-column">
      <style:table-column-properties style:column-width="3.713cm"/>
    </style:style>
    <style:style style:name="Table64.B" style:family="table-column">
      <style:table-column-properties style:column-width="13.682cm"/>
    </style:style>
    <style:style style:name="Table64.1" style:family="table-row">
      <style:table-row-properties style:min-row-height="0.52cm" fo:keep-together="auto"/>
    </style:style>
    <style:style style:name="Table64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64.B1" style:family="table-cell">
      <style:table-cell-properties fo:padding-left="0.191cm" fo:padding-right="0.191cm" fo:padding-top="0cm" fo:padding-bottom="0cm" fo:border="0.75pt solid #000000"/>
    </style:style>
    <style:style style:name="Table64.2" style:family="table-row">
      <style:table-row-properties style:min-row-height="0.499cm" fo:keep-together="auto"/>
    </style:style>
    <style:style style:name="Table64.B2" style:family="table-cell">
      <style:table-cell-properties fo:padding-left="0.191cm" fo:padding-right="0.191cm" fo:padding-top="0cm" fo:padding-bottom="0cm" fo:border="0.75pt solid #000000"/>
    </style:style>
    <style:style style:name="Table64.B3" style:family="table-cell">
      <style:table-cell-properties fo:padding-left="0.191cm" fo:padding-right="0.191cm" fo:padding-top="0cm" fo:padding-bottom="0cm" fo:border="0.75pt solid #000000"/>
    </style:style>
    <style:style style:name="Table65" style:family="table">
      <style:table-properties style:width="16.51cm" fo:margin-left="0.635cm" fo:margin-top="0cm" fo:margin-bottom="0cm" table:align="left" style:writing-mode="lr-tb"/>
    </style:style>
    <style:style style:name="Table65.A" style:family="table-column">
      <style:table-column-properties style:column-width="5.08cm"/>
    </style:style>
    <style:style style:name="Table65.B" style:family="table-column">
      <style:table-column-properties style:column-width="1.268cm"/>
    </style:style>
    <style:style style:name="Table65.C" style:family="table-column">
      <style:table-column-properties style:column-width="10.162cm"/>
    </style:style>
    <style:style style:name="Table65.1" style:family="table-row">
      <style:table-row-properties style:min-row-height="0.455cm" fo:keep-together="auto"/>
    </style:style>
    <style:style style:name="Table65.A1" style:family="table-cell">
      <style:table-cell-properties fo:padding-left="0.191cm" fo:padding-right="0.191cm" fo:padding-top="0cm" fo:padding-bottom="0cm" fo:border="none"/>
    </style:style>
    <style:style style:name="Table66" style:family="table">
      <style:table-properties style:width="17.327cm" fo:margin-left="0.078cm" fo:margin-top="0cm" fo:margin-bottom="0cm" table:align="left" style:writing-mode="lr-tb"/>
    </style:style>
    <style:style style:name="Table66.A" style:family="table-column">
      <style:table-column-properties style:column-width="4.406cm"/>
    </style:style>
    <style:style style:name="Table66.B" style:family="table-column">
      <style:table-column-properties style:column-width="5.35cm"/>
    </style:style>
    <style:style style:name="Table66.C" style:family="table-column">
      <style:table-column-properties style:column-width="2.251cm"/>
    </style:style>
    <style:style style:name="Table66.D" style:family="table-column">
      <style:table-column-properties style:column-width="3.099cm"/>
    </style:style>
    <style:style style:name="Table66.E" style:family="table-column">
      <style:table-column-properties style:column-width="2.221cm"/>
    </style:style>
    <style:style style:name="Table66.1" style:family="table-row">
      <style:table-row-properties style:min-row-height="0.529cm" fo:keep-together="auto"/>
    </style:style>
    <style:style style:name="Table6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6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6.3" style:family="table-row">
      <style:table-row-properties style:min-row-height="0.799cm" fo:keep-together="auto"/>
    </style:style>
    <style:style style:name="Table6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2" style:family="table">
      <style:table-properties style:width="17.395cm" fo:margin-left="0.039cm" fo:margin-top="0cm" fo:margin-bottom="0cm" table:align="left" style:writing-mode="lr-tb"/>
    </style:style>
    <style:style style:name="Table42.A" style:family="table-column">
      <style:table-column-properties style:column-width="3.713cm"/>
    </style:style>
    <style:style style:name="Table42.B" style:family="table-column">
      <style:table-column-properties style:column-width="13.682cm"/>
    </style:style>
    <style:style style:name="Table42.1" style:family="table-row">
      <style:table-row-properties style:min-row-height="0.52cm" fo:keep-together="auto"/>
    </style:style>
    <style:style style:name="Table42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42.B1" style:family="table-cell">
      <style:table-cell-properties fo:padding-left="0.191cm" fo:padding-right="0.191cm" fo:padding-top="0cm" fo:padding-bottom="0cm" fo:border="0.75pt solid #000000"/>
    </style:style>
    <style:style style:name="Table42.2" style:family="table-row">
      <style:table-row-properties style:min-row-height="0.499cm" fo:keep-together="auto"/>
    </style:style>
    <style:style style:name="Table42.B2" style:family="table-cell">
      <style:table-cell-properties fo:padding-left="0.191cm" fo:padding-right="0.191cm" fo:padding-top="0cm" fo:padding-bottom="0cm" fo:border="0.75pt solid #000000"/>
    </style:style>
    <style:style style:name="Table42.B3" style:family="table-cell">
      <style:table-cell-properties fo:padding-left="0.191cm" fo:padding-right="0.191cm" fo:padding-top="0cm" fo:padding-bottom="0cm" fo:border="0.75pt solid #000000"/>
    </style:style>
    <style:style style:name="Table43" style:family="table">
      <style:table-properties style:width="16.51cm" fo:margin-left="0.635cm" fo:margin-top="0cm" fo:margin-bottom="0cm" table:align="left" style:writing-mode="lr-tb"/>
    </style:style>
    <style:style style:name="Table43.A" style:family="table-column">
      <style:table-column-properties style:column-width="5.08cm"/>
    </style:style>
    <style:style style:name="Table43.B" style:family="table-column">
      <style:table-column-properties style:column-width="1.268cm"/>
    </style:style>
    <style:style style:name="Table43.C" style:family="table-column">
      <style:table-column-properties style:column-width="10.162cm"/>
    </style:style>
    <style:style style:name="Table43.1" style:family="table-row">
      <style:table-row-properties style:min-row-height="0.455cm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Table44" style:family="table">
      <style:table-properties style:width="17.327cm" fo:margin-left="0.078cm" fo:margin-top="0cm" fo:margin-bottom="0cm" table:align="left" style:writing-mode="lr-tb"/>
    </style:style>
    <style:style style:name="Table44.A" style:family="table-column">
      <style:table-column-properties style:column-width="4.406cm"/>
    </style:style>
    <style:style style:name="Table44.B" style:family="table-column">
      <style:table-column-properties style:column-width="5.35cm"/>
    </style:style>
    <style:style style:name="Table44.C" style:family="table-column">
      <style:table-column-properties style:column-width="2.251cm"/>
    </style:style>
    <style:style style:name="Table44.D" style:family="table-column">
      <style:table-column-properties style:column-width="3.099cm"/>
    </style:style>
    <style:style style:name="Table44.E" style:family="table-column">
      <style:table-column-properties style:column-width="2.221cm"/>
    </style:style>
    <style:style style:name="Table44.1" style:family="table-row">
      <style:table-row-properties style:min-row-height="0.529cm" fo:keep-together="auto"/>
    </style:style>
    <style:style style:name="Table4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4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4.3" style:family="table-row">
      <style:table-row-properties style:min-row-height="0.635cm" fo:keep-together="auto"/>
    </style:style>
    <style:style style:name="Table4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4.6" style:family="table-row">
      <style:table-row-properties style:min-row-height="0.476cm" fo:keep-together="auto"/>
    </style:style>
    <style:style style:name="Table45" style:family="table">
      <style:table-properties style:width="17.327cm" fo:margin-left="0.078cm" fo:margin-top="0cm" fo:margin-bottom="0cm" table:align="left" style:writing-mode="lr-tb"/>
    </style:style>
    <style:style style:name="Table45.A" style:family="table-column">
      <style:table-column-properties style:column-width="4.406cm"/>
    </style:style>
    <style:style style:name="Table45.B" style:family="table-column">
      <style:table-column-properties style:column-width="5.35cm"/>
    </style:style>
    <style:style style:name="Table45.C" style:family="table-column">
      <style:table-column-properties style:column-width="2.251cm"/>
    </style:style>
    <style:style style:name="Table45.D" style:family="table-column">
      <style:table-column-properties style:column-width="3.099cm"/>
    </style:style>
    <style:style style:name="Table45.E" style:family="table-column">
      <style:table-column-properties style:column-width="2.221cm"/>
    </style:style>
    <style:style style:name="Table45.1" style:family="table-row">
      <style:table-row-properties style:min-row-height="0.529cm" fo:keep-together="auto"/>
    </style:style>
    <style:style style:name="Table45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45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5.3" style:family="table-row">
      <style:table-row-properties style:min-row-height="0.799cm" fo:keep-together="auto"/>
    </style:style>
    <style:style style:name="Table45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7" style:family="table">
      <style:table-properties style:width="17.395cm" fo:margin-left="0.039cm" fo:margin-top="0cm" fo:margin-bottom="0cm" table:align="left" style:writing-mode="lr-tb"/>
    </style:style>
    <style:style style:name="Table67.A" style:family="table-column">
      <style:table-column-properties style:column-width="3.713cm"/>
    </style:style>
    <style:style style:name="Table67.B" style:family="table-column">
      <style:table-column-properties style:column-width="13.682cm"/>
    </style:style>
    <style:style style:name="Table67.1" style:family="table-row">
      <style:table-row-properties style:min-row-height="0.52cm" fo:keep-together="auto"/>
    </style:style>
    <style:style style:name="Table67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67.B1" style:family="table-cell">
      <style:table-cell-properties fo:padding-left="0.191cm" fo:padding-right="0.191cm" fo:padding-top="0cm" fo:padding-bottom="0cm" fo:border="0.75pt solid #000000"/>
    </style:style>
    <style:style style:name="Table67.2" style:family="table-row">
      <style:table-row-properties style:min-row-height="0.499cm" fo:keep-together="auto"/>
    </style:style>
    <style:style style:name="Table67.B2" style:family="table-cell">
      <style:table-cell-properties fo:padding-left="0.191cm" fo:padding-right="0.191cm" fo:padding-top="0cm" fo:padding-bottom="0cm" fo:border="0.75pt solid #000000"/>
    </style:style>
    <style:style style:name="Table67.B3" style:family="table-cell">
      <style:table-cell-properties fo:padding-left="0.191cm" fo:padding-right="0.191cm" fo:padding-top="0cm" fo:padding-bottom="0cm" fo:border="0.75pt solid #000000"/>
    </style:style>
    <style:style style:name="Table68" style:family="table">
      <style:table-properties style:width="16.51cm" fo:margin-left="0.635cm" fo:margin-top="0cm" fo:margin-bottom="0cm" table:align="left" style:writing-mode="lr-tb"/>
    </style:style>
    <style:style style:name="Table68.A" style:family="table-column">
      <style:table-column-properties style:column-width="5.08cm"/>
    </style:style>
    <style:style style:name="Table68.B" style:family="table-column">
      <style:table-column-properties style:column-width="1.268cm"/>
    </style:style>
    <style:style style:name="Table68.C" style:family="table-column">
      <style:table-column-properties style:column-width="10.162cm"/>
    </style:style>
    <style:style style:name="Table68.1" style:family="table-row">
      <style:table-row-properties style:min-row-height="0.455cm" fo:keep-together="auto"/>
    </style:style>
    <style:style style:name="Table68.A1" style:family="table-cell">
      <style:table-cell-properties fo:padding-left="0.191cm" fo:padding-right="0.191cm" fo:padding-top="0cm" fo:padding-bottom="0cm" fo:border="none"/>
    </style:style>
    <style:style style:name="Table69" style:family="table">
      <style:table-properties style:width="17.327cm" fo:margin-left="0.078cm" fo:margin-top="0cm" fo:margin-bottom="0cm" table:align="left" style:writing-mode="lr-tb"/>
    </style:style>
    <style:style style:name="Table69.A" style:family="table-column">
      <style:table-column-properties style:column-width="4.406cm"/>
    </style:style>
    <style:style style:name="Table69.B" style:family="table-column">
      <style:table-column-properties style:column-width="5.35cm"/>
    </style:style>
    <style:style style:name="Table69.C" style:family="table-column">
      <style:table-column-properties style:column-width="2.251cm"/>
    </style:style>
    <style:style style:name="Table69.D" style:family="table-column">
      <style:table-column-properties style:column-width="3.099cm"/>
    </style:style>
    <style:style style:name="Table69.E" style:family="table-column">
      <style:table-column-properties style:column-width="2.221cm"/>
    </style:style>
    <style:style style:name="Table69.1" style:family="table-row">
      <style:table-row-properties style:min-row-height="0.529cm" fo:keep-together="auto"/>
    </style:style>
    <style:style style:name="Table69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69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9.3" style:family="table-row">
      <style:table-row-properties style:min-row-height="0.635cm" fo:keep-together="auto"/>
    </style:style>
    <style:style style:name="Table69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9.6" style:family="table-row">
      <style:table-row-properties style:min-row-height="0.476cm" fo:keep-together="auto"/>
    </style:style>
    <style:style style:name="Table69.9" style:family="table-row">
      <style:table-row-properties style:min-row-height="0.212cm" fo:keep-together="auto"/>
    </style:style>
    <style:style style:name="Table69.16" style:family="table-row">
      <style:table-row-properties style:min-row-height="0.397cm" fo:keep-together="auto"/>
    </style:style>
    <style:style style:name="Table70" style:family="table">
      <style:table-properties style:width="17.327cm" fo:margin-left="0.078cm" fo:margin-top="0cm" fo:margin-bottom="0cm" table:align="left" style:writing-mode="lr-tb"/>
    </style:style>
    <style:style style:name="Table70.A" style:family="table-column">
      <style:table-column-properties style:column-width="4.406cm"/>
    </style:style>
    <style:style style:name="Table70.B" style:family="table-column">
      <style:table-column-properties style:column-width="5.35cm"/>
    </style:style>
    <style:style style:name="Table70.C" style:family="table-column">
      <style:table-column-properties style:column-width="2.251cm"/>
    </style:style>
    <style:style style:name="Table70.D" style:family="table-column">
      <style:table-column-properties style:column-width="3.099cm"/>
    </style:style>
    <style:style style:name="Table70.E" style:family="table-column">
      <style:table-column-properties style:column-width="2.221cm"/>
    </style:style>
    <style:style style:name="Table70.1" style:family="table-row">
      <style:table-row-properties style:min-row-height="0.529cm" fo:keep-together="auto"/>
    </style:style>
    <style:style style:name="Table7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7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0.3" style:family="table-row">
      <style:table-row-properties style:min-row-height="0.799cm" fo:keep-together="auto"/>
    </style:style>
    <style:style style:name="Table7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1" style:family="table">
      <style:table-properties style:width="17.395cm" fo:margin-left="0.039cm" fo:margin-top="0cm" fo:margin-bottom="0cm" table:align="left" style:writing-mode="lr-tb"/>
    </style:style>
    <style:style style:name="Table71.A" style:family="table-column">
      <style:table-column-properties style:column-width="3.713cm"/>
    </style:style>
    <style:style style:name="Table71.B" style:family="table-column">
      <style:table-column-properties style:column-width="13.682cm"/>
    </style:style>
    <style:style style:name="Table71.1" style:family="table-row">
      <style:table-row-properties style:min-row-height="0.52cm" fo:keep-together="auto"/>
    </style:style>
    <style:style style:name="Table7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71.B1" style:family="table-cell">
      <style:table-cell-properties fo:padding-left="0.191cm" fo:padding-right="0.191cm" fo:padding-top="0cm" fo:padding-bottom="0cm" fo:border="0.75pt solid #000000"/>
    </style:style>
    <style:style style:name="Table71.2" style:family="table-row">
      <style:table-row-properties style:min-row-height="0.499cm" fo:keep-together="auto"/>
    </style:style>
    <style:style style:name="Table71.B2" style:family="table-cell">
      <style:table-cell-properties fo:padding-left="0.191cm" fo:padding-right="0.191cm" fo:padding-top="0cm" fo:padding-bottom="0cm" fo:border="0.75pt solid #000000"/>
    </style:style>
    <style:style style:name="Table71.B3" style:family="table-cell">
      <style:table-cell-properties fo:padding-left="0.191cm" fo:padding-right="0.191cm" fo:padding-top="0cm" fo:padding-bottom="0cm" fo:border="0.75pt solid #000000"/>
    </style:style>
    <style:style style:name="Table72" style:family="table">
      <style:table-properties style:width="16.51cm" fo:margin-left="0.635cm" fo:margin-top="0cm" fo:margin-bottom="0cm" table:align="left" style:writing-mode="lr-tb"/>
    </style:style>
    <style:style style:name="Table72.A" style:family="table-column">
      <style:table-column-properties style:column-width="5.08cm"/>
    </style:style>
    <style:style style:name="Table72.B" style:family="table-column">
      <style:table-column-properties style:column-width="1.268cm"/>
    </style:style>
    <style:style style:name="Table72.C" style:family="table-column">
      <style:table-column-properties style:column-width="10.162cm"/>
    </style:style>
    <style:style style:name="Table72.1" style:family="table-row">
      <style:table-row-properties style:min-row-height="0.455cm" fo:keep-together="auto"/>
    </style:style>
    <style:style style:name="Table72.A1" style:family="table-cell">
      <style:table-cell-properties fo:padding-left="0.191cm" fo:padding-right="0.191cm" fo:padding-top="0cm" fo:padding-bottom="0cm" fo:border="none"/>
    </style:style>
    <style:style style:name="Table73" style:family="table">
      <style:table-properties style:width="17.327cm" fo:margin-left="0.078cm" fo:margin-top="0cm" fo:margin-bottom="0cm" table:align="left" style:writing-mode="lr-tb"/>
    </style:style>
    <style:style style:name="Table73.A" style:family="table-column">
      <style:table-column-properties style:column-width="4.406cm"/>
    </style:style>
    <style:style style:name="Table73.B" style:family="table-column">
      <style:table-column-properties style:column-width="5.35cm"/>
    </style:style>
    <style:style style:name="Table73.C" style:family="table-column">
      <style:table-column-properties style:column-width="2.251cm"/>
    </style:style>
    <style:style style:name="Table73.D" style:family="table-column">
      <style:table-column-properties style:column-width="3.099cm"/>
    </style:style>
    <style:style style:name="Table73.E" style:family="table-column">
      <style:table-column-properties style:column-width="2.221cm"/>
    </style:style>
    <style:style style:name="Table73.1" style:family="table-row">
      <style:table-row-properties style:min-row-height="0.529cm" fo:keep-together="auto"/>
    </style:style>
    <style:style style:name="Table73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73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3.3" style:family="table-row">
      <style:table-row-properties style:min-row-height="0.799cm" fo:keep-together="auto"/>
    </style:style>
    <style:style style:name="Table73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7" style:family="table">
      <style:table-properties style:width="17.395cm" fo:margin-left="0.039cm" fo:margin-top="0cm" fo:margin-bottom="0cm" table:align="left" style:writing-mode="lr-tb"/>
    </style:style>
    <style:style style:name="Table87.A" style:family="table-column">
      <style:table-column-properties style:column-width="3.713cm"/>
    </style:style>
    <style:style style:name="Table87.B" style:family="table-column">
      <style:table-column-properties style:column-width="13.682cm"/>
    </style:style>
    <style:style style:name="Table87.1" style:family="table-row">
      <style:table-row-properties style:min-row-height="0.52cm" fo:keep-together="auto"/>
    </style:style>
    <style:style style:name="Table87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87.B1" style:family="table-cell">
      <style:table-cell-properties fo:padding-left="0.191cm" fo:padding-right="0.191cm" fo:padding-top="0cm" fo:padding-bottom="0cm" fo:border="0.75pt solid #000000"/>
    </style:style>
    <style:style style:name="Table87.2" style:family="table-row">
      <style:table-row-properties style:min-row-height="0.499cm" fo:keep-together="auto"/>
    </style:style>
    <style:style style:name="Table87.B2" style:family="table-cell">
      <style:table-cell-properties fo:padding-left="0.191cm" fo:padding-right="0.191cm" fo:padding-top="0cm" fo:padding-bottom="0cm" fo:border="0.75pt solid #000000"/>
    </style:style>
    <style:style style:name="Table87.B3" style:family="table-cell">
      <style:table-cell-properties fo:padding-left="0.191cm" fo:padding-right="0.191cm" fo:padding-top="0cm" fo:padding-bottom="0cm" fo:border="0.75pt solid #000000"/>
    </style:style>
    <style:style style:name="Table88" style:family="table">
      <style:table-properties style:width="16.51cm" fo:margin-left="0.635cm" fo:margin-top="0cm" fo:margin-bottom="0cm" table:align="left" style:writing-mode="lr-tb"/>
    </style:style>
    <style:style style:name="Table88.A" style:family="table-column">
      <style:table-column-properties style:column-width="5.08cm"/>
    </style:style>
    <style:style style:name="Table88.B" style:family="table-column">
      <style:table-column-properties style:column-width="1.268cm"/>
    </style:style>
    <style:style style:name="Table88.C" style:family="table-column">
      <style:table-column-properties style:column-width="10.162cm"/>
    </style:style>
    <style:style style:name="Table88.1" style:family="table-row">
      <style:table-row-properties style:min-row-height="0.455cm" fo:keep-together="auto"/>
    </style:style>
    <style:style style:name="Table88.A1" style:family="table-cell">
      <style:table-cell-properties fo:padding-left="0.191cm" fo:padding-right="0.191cm" fo:padding-top="0cm" fo:padding-bottom="0cm" fo:border="none"/>
    </style:style>
    <style:style style:name="Table90" style:family="table">
      <style:table-properties style:width="17.327cm" fo:margin-left="0.078cm" fo:margin-top="0cm" fo:margin-bottom="0cm" table:align="left" style:writing-mode="lr-tb"/>
    </style:style>
    <style:style style:name="Table90.A" style:family="table-column">
      <style:table-column-properties style:column-width="4.406cm"/>
    </style:style>
    <style:style style:name="Table90.B" style:family="table-column">
      <style:table-column-properties style:column-width="5.35cm"/>
    </style:style>
    <style:style style:name="Table90.C" style:family="table-column">
      <style:table-column-properties style:column-width="2.251cm"/>
    </style:style>
    <style:style style:name="Table90.D" style:family="table-column">
      <style:table-column-properties style:column-width="3.099cm"/>
    </style:style>
    <style:style style:name="Table90.E" style:family="table-column">
      <style:table-column-properties style:column-width="2.221cm"/>
    </style:style>
    <style:style style:name="Table90.1" style:family="table-row">
      <style:table-row-properties style:min-row-height="0.529cm" fo:keep-together="auto"/>
    </style:style>
    <style:style style:name="Table9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9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0.3" style:family="table-row">
      <style:table-row-properties style:min-row-height="0.799cm" fo:keep-together="auto"/>
    </style:style>
    <style:style style:name="Table9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4" style:family="table">
      <style:table-properties style:width="17.395cm" fo:margin-left="0.039cm" fo:margin-top="0cm" fo:margin-bottom="0cm" table:align="left" style:writing-mode="lr-tb"/>
    </style:style>
    <style:style style:name="Table74.A" style:family="table-column">
      <style:table-column-properties style:column-width="3.713cm"/>
    </style:style>
    <style:style style:name="Table74.B" style:family="table-column">
      <style:table-column-properties style:column-width="13.682cm"/>
    </style:style>
    <style:style style:name="Table74.1" style:family="table-row">
      <style:table-row-properties style:min-row-height="0.52cm" fo:keep-together="auto"/>
    </style:style>
    <style:style style:name="Table74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74.B1" style:family="table-cell">
      <style:table-cell-properties fo:padding-left="0.191cm" fo:padding-right="0.191cm" fo:padding-top="0cm" fo:padding-bottom="0cm" fo:border="0.75pt solid #000000"/>
    </style:style>
    <style:style style:name="Table74.2" style:family="table-row">
      <style:table-row-properties style:min-row-height="0.499cm" fo:keep-together="auto"/>
    </style:style>
    <style:style style:name="Table74.B2" style:family="table-cell">
      <style:table-cell-properties fo:padding-left="0.191cm" fo:padding-right="0.191cm" fo:padding-top="0cm" fo:padding-bottom="0cm" fo:border="0.75pt solid #000000"/>
    </style:style>
    <style:style style:name="Table74.B3" style:family="table-cell">
      <style:table-cell-properties fo:padding-left="0.191cm" fo:padding-right="0.191cm" fo:padding-top="0cm" fo:padding-bottom="0cm" fo:border="0.75pt solid #000000"/>
    </style:style>
    <style:style style:name="Table75" style:family="table">
      <style:table-properties style:width="16.51cm" fo:margin-left="0.635cm" fo:margin-top="0cm" fo:margin-bottom="0cm" table:align="left" style:writing-mode="lr-tb"/>
    </style:style>
    <style:style style:name="Table75.A" style:family="table-column">
      <style:table-column-properties style:column-width="5.08cm"/>
    </style:style>
    <style:style style:name="Table75.B" style:family="table-column">
      <style:table-column-properties style:column-width="1.268cm"/>
    </style:style>
    <style:style style:name="Table75.C" style:family="table-column">
      <style:table-column-properties style:column-width="10.162cm"/>
    </style:style>
    <style:style style:name="Table75.1" style:family="table-row">
      <style:table-row-properties style:min-row-height="0.455cm" fo:keep-together="auto"/>
    </style:style>
    <style:style style:name="Table75.A1" style:family="table-cell">
      <style:table-cell-properties fo:padding-left="0.191cm" fo:padding-right="0.191cm" fo:padding-top="0cm" fo:padding-bottom="0cm" fo:border="none"/>
    </style:style>
    <style:style style:name="Table76" style:family="table">
      <style:table-properties style:width="17.327cm" fo:margin-left="0.078cm" fo:margin-top="0cm" fo:margin-bottom="0cm" table:align="left" style:writing-mode="lr-tb"/>
    </style:style>
    <style:style style:name="Table76.A" style:family="table-column">
      <style:table-column-properties style:column-width="4.406cm"/>
    </style:style>
    <style:style style:name="Table76.B" style:family="table-column">
      <style:table-column-properties style:column-width="5.35cm"/>
    </style:style>
    <style:style style:name="Table76.C" style:family="table-column">
      <style:table-column-properties style:column-width="2.251cm"/>
    </style:style>
    <style:style style:name="Table76.D" style:family="table-column">
      <style:table-column-properties style:column-width="3.099cm"/>
    </style:style>
    <style:style style:name="Table76.E" style:family="table-column">
      <style:table-column-properties style:column-width="2.221cm"/>
    </style:style>
    <style:style style:name="Table76.1" style:family="table-row">
      <style:table-row-properties style:min-row-height="0.529cm" fo:keep-together="auto"/>
    </style:style>
    <style:style style:name="Table7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7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6.3" style:family="table-row">
      <style:table-row-properties style:min-row-height="0.635cm" fo:keep-together="auto"/>
    </style:style>
    <style:style style:name="Table7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6.6" style:family="table-row">
      <style:table-row-properties style:min-row-height="0.476cm" fo:keep-together="auto"/>
    </style:style>
    <style:style style:name="Table77" style:family="table">
      <style:table-properties style:width="17.327cm" fo:margin-left="0.078cm" fo:margin-top="0cm" fo:margin-bottom="0cm" table:align="left" style:writing-mode="lr-tb"/>
    </style:style>
    <style:style style:name="Table77.A" style:family="table-column">
      <style:table-column-properties style:column-width="4.406cm"/>
    </style:style>
    <style:style style:name="Table77.B" style:family="table-column">
      <style:table-column-properties style:column-width="5.35cm"/>
    </style:style>
    <style:style style:name="Table77.C" style:family="table-column">
      <style:table-column-properties style:column-width="2.251cm"/>
    </style:style>
    <style:style style:name="Table77.D" style:family="table-column">
      <style:table-column-properties style:column-width="3.099cm"/>
    </style:style>
    <style:style style:name="Table77.E" style:family="table-column">
      <style:table-column-properties style:column-width="2.221cm"/>
    </style:style>
    <style:style style:name="Table77.1" style:family="table-row">
      <style:table-row-properties style:min-row-height="0.529cm" fo:keep-together="auto"/>
    </style:style>
    <style:style style:name="Table77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77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7.3" style:family="table-row">
      <style:table-row-properties style:min-row-height="0.799cm" fo:keep-together="auto"/>
    </style:style>
    <style:style style:name="Table7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6" style:family="table">
      <style:table-properties style:width="17.395cm" fo:margin-left="0.039cm" fo:margin-top="0cm" fo:margin-bottom="0cm" table:align="left" style:writing-mode="lr-tb"/>
    </style:style>
    <style:style style:name="Table96.A" style:family="table-column">
      <style:table-column-properties style:column-width="3.713cm"/>
    </style:style>
    <style:style style:name="Table96.B" style:family="table-column">
      <style:table-column-properties style:column-width="13.682cm"/>
    </style:style>
    <style:style style:name="Table96.1" style:family="table-row">
      <style:table-row-properties style:min-row-height="0.52cm" fo:keep-together="auto"/>
    </style:style>
    <style:style style:name="Table96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96.B1" style:family="table-cell">
      <style:table-cell-properties fo:padding-left="0.191cm" fo:padding-right="0.191cm" fo:padding-top="0cm" fo:padding-bottom="0cm" fo:border="0.75pt solid #000000"/>
    </style:style>
    <style:style style:name="Table96.2" style:family="table-row">
      <style:table-row-properties style:min-row-height="0.499cm" fo:keep-together="auto"/>
    </style:style>
    <style:style style:name="Table96.B2" style:family="table-cell">
      <style:table-cell-properties fo:padding-left="0.191cm" fo:padding-right="0.191cm" fo:padding-top="0cm" fo:padding-bottom="0cm" fo:border="0.75pt solid #000000"/>
    </style:style>
    <style:style style:name="Table96.B3" style:family="table-cell">
      <style:table-cell-properties fo:padding-left="0.191cm" fo:padding-right="0.191cm" fo:padding-top="0cm" fo:padding-bottom="0cm" fo:border="0.75pt solid #000000"/>
    </style:style>
    <style:style style:name="Table97" style:family="table">
      <style:table-properties style:width="16.51cm" fo:margin-left="0.635cm" fo:margin-top="0cm" fo:margin-bottom="0cm" table:align="left" style:writing-mode="lr-tb"/>
    </style:style>
    <style:style style:name="Table97.A" style:family="table-column">
      <style:table-column-properties style:column-width="5.08cm"/>
    </style:style>
    <style:style style:name="Table97.B" style:family="table-column">
      <style:table-column-properties style:column-width="1.268cm"/>
    </style:style>
    <style:style style:name="Table97.C" style:family="table-column">
      <style:table-column-properties style:column-width="10.162cm"/>
    </style:style>
    <style:style style:name="Table97.1" style:family="table-row">
      <style:table-row-properties style:min-row-height="0.455cm" fo:keep-together="auto"/>
    </style:style>
    <style:style style:name="Table97.A1" style:family="table-cell">
      <style:table-cell-properties fo:padding-left="0.191cm" fo:padding-right="0.191cm" fo:padding-top="0cm" fo:padding-bottom="0cm" fo:border="none"/>
    </style:style>
    <style:style style:name="Table98" style:family="table">
      <style:table-properties style:width="17.327cm" fo:margin-left="0.078cm" fo:margin-top="0cm" fo:margin-bottom="0cm" table:align="left" style:writing-mode="lr-tb"/>
    </style:style>
    <style:style style:name="Table98.A" style:family="table-column">
      <style:table-column-properties style:column-width="4.406cm"/>
    </style:style>
    <style:style style:name="Table98.B" style:family="table-column">
      <style:table-column-properties style:column-width="5.35cm"/>
    </style:style>
    <style:style style:name="Table98.C" style:family="table-column">
      <style:table-column-properties style:column-width="2.251cm"/>
    </style:style>
    <style:style style:name="Table98.D" style:family="table-column">
      <style:table-column-properties style:column-width="3.099cm"/>
    </style:style>
    <style:style style:name="Table98.E" style:family="table-column">
      <style:table-column-properties style:column-width="2.221cm"/>
    </style:style>
    <style:style style:name="Table98.1" style:family="table-row">
      <style:table-row-properties style:min-row-height="0.529cm" fo:keep-together="auto"/>
    </style:style>
    <style:style style:name="Table98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98.2" style:family="table-row">
      <style:table-row-properties style:min-row-height="0.212cm" fo:keep-together="auto"/>
    </style:style>
    <style:style style:name="Table98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8.8" style:family="table-row">
      <style:table-row-properties style:min-row-height="0.397cm" fo:keep-together="auto"/>
    </style:style>
    <style:style style:name="Table98.9" style:family="table-row">
      <style:table-row-properties style:min-row-height="0.476cm" fo:keep-together="auto"/>
    </style:style>
    <style:style style:name="Table99" style:family="table">
      <style:table-properties style:width="17.327cm" fo:margin-left="0.078cm" fo:margin-top="0cm" fo:margin-bottom="0cm" table:align="left" style:writing-mode="lr-tb"/>
    </style:style>
    <style:style style:name="Table99.A" style:family="table-column">
      <style:table-column-properties style:column-width="4.406cm"/>
    </style:style>
    <style:style style:name="Table99.B" style:family="table-column">
      <style:table-column-properties style:column-width="5.35cm"/>
    </style:style>
    <style:style style:name="Table99.C" style:family="table-column">
      <style:table-column-properties style:column-width="2.251cm"/>
    </style:style>
    <style:style style:name="Table99.D" style:family="table-column">
      <style:table-column-properties style:column-width="3.099cm"/>
    </style:style>
    <style:style style:name="Table99.E" style:family="table-column">
      <style:table-column-properties style:column-width="2.221cm"/>
    </style:style>
    <style:style style:name="Table99.1" style:family="table-row">
      <style:table-row-properties style:min-row-height="0.529cm" fo:keep-together="auto"/>
    </style:style>
    <style:style style:name="Table99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99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9.3" style:family="table-row">
      <style:table-row-properties style:min-row-height="0.799cm" fo:keep-together="auto"/>
    </style:style>
    <style:style style:name="Table99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8" style:family="table">
      <style:table-properties style:width="17.395cm" fo:margin-left="0.039cm" fo:margin-top="0cm" fo:margin-bottom="0cm" table:align="left" style:writing-mode="lr-tb"/>
    </style:style>
    <style:style style:name="Table108.A" style:family="table-column">
      <style:table-column-properties style:column-width="3.713cm"/>
    </style:style>
    <style:style style:name="Table108.B" style:family="table-column">
      <style:table-column-properties style:column-width="13.682cm"/>
    </style:style>
    <style:style style:name="Table108.1" style:family="table-row">
      <style:table-row-properties style:min-row-height="0.52cm" fo:keep-together="auto"/>
    </style:style>
    <style:style style:name="Table10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08.B1" style:family="table-cell">
      <style:table-cell-properties fo:padding-left="0.191cm" fo:padding-right="0.191cm" fo:padding-top="0cm" fo:padding-bottom="0cm" fo:border="0.75pt solid #000000"/>
    </style:style>
    <style:style style:name="Table108.2" style:family="table-row">
      <style:table-row-properties style:min-row-height="0.499cm" fo:keep-together="auto"/>
    </style:style>
    <style:style style:name="Table108.B2" style:family="table-cell">
      <style:table-cell-properties fo:padding-left="0.191cm" fo:padding-right="0.191cm" fo:padding-top="0cm" fo:padding-bottom="0cm" fo:border="0.75pt solid #000000"/>
    </style:style>
    <style:style style:name="Table108.B3" style:family="table-cell">
      <style:table-cell-properties fo:padding-left="0.191cm" fo:padding-right="0.191cm" fo:padding-top="0cm" fo:padding-bottom="0cm" fo:border="0.75pt solid #000000"/>
    </style:style>
    <style:style style:name="Table114" style:family="table">
      <style:table-properties style:width="16.51cm" fo:margin-left="0.635cm" fo:margin-top="0cm" fo:margin-bottom="0cm" table:align="left" style:writing-mode="lr-tb"/>
    </style:style>
    <style:style style:name="Table114.A" style:family="table-column">
      <style:table-column-properties style:column-width="5.08cm"/>
    </style:style>
    <style:style style:name="Table114.B" style:family="table-column">
      <style:table-column-properties style:column-width="1.268cm"/>
    </style:style>
    <style:style style:name="Table114.C" style:family="table-column">
      <style:table-column-properties style:column-width="10.162cm"/>
    </style:style>
    <style:style style:name="Table114.1" style:family="table-row">
      <style:table-row-properties style:min-row-height="0.455cm" fo:keep-together="auto"/>
    </style:style>
    <style:style style:name="Table114.A1" style:family="table-cell">
      <style:table-cell-properties fo:padding-left="0.191cm" fo:padding-right="0.191cm" fo:padding-top="0cm" fo:padding-bottom="0cm" fo:border="none"/>
    </style:style>
    <style:style style:name="Table115" style:family="table">
      <style:table-properties style:width="17.327cm" fo:margin-left="0.078cm" fo:margin-top="0cm" fo:margin-bottom="0cm" table:align="left" style:writing-mode="lr-tb"/>
    </style:style>
    <style:style style:name="Table115.A" style:family="table-column">
      <style:table-column-properties style:column-width="4.406cm"/>
    </style:style>
    <style:style style:name="Table115.B" style:family="table-column">
      <style:table-column-properties style:column-width="5.35cm"/>
    </style:style>
    <style:style style:name="Table115.C" style:family="table-column">
      <style:table-column-properties style:column-width="2.251cm"/>
    </style:style>
    <style:style style:name="Table115.D" style:family="table-column">
      <style:table-column-properties style:column-width="3.099cm"/>
    </style:style>
    <style:style style:name="Table115.E" style:family="table-column">
      <style:table-column-properties style:column-width="2.221cm"/>
    </style:style>
    <style:style style:name="Table115.1" style:family="table-row">
      <style:table-row-properties style:min-row-height="0.529cm" fo:keep-together="auto"/>
    </style:style>
    <style:style style:name="Table115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15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5.3" style:family="table-row">
      <style:table-row-properties style:min-row-height="0.635cm" fo:keep-together="auto"/>
    </style:style>
    <style:style style:name="Table115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5.6" style:family="table-row">
      <style:table-row-properties style:min-row-height="0.476cm" fo:keep-together="auto"/>
    </style:style>
    <style:style style:name="Table116" style:family="table">
      <style:table-properties style:width="17.327cm" fo:margin-left="0.078cm" fo:margin-top="0cm" fo:margin-bottom="0cm" table:align="left" style:writing-mode="lr-tb"/>
    </style:style>
    <style:style style:name="Table116.A" style:family="table-column">
      <style:table-column-properties style:column-width="4.406cm"/>
    </style:style>
    <style:style style:name="Table116.B" style:family="table-column">
      <style:table-column-properties style:column-width="5.35cm"/>
    </style:style>
    <style:style style:name="Table116.C" style:family="table-column">
      <style:table-column-properties style:column-width="2.251cm"/>
    </style:style>
    <style:style style:name="Table116.D" style:family="table-column">
      <style:table-column-properties style:column-width="3.099cm"/>
    </style:style>
    <style:style style:name="Table116.E" style:family="table-column">
      <style:table-column-properties style:column-width="2.221cm"/>
    </style:style>
    <style:style style:name="Table116.1" style:family="table-row">
      <style:table-row-properties style:min-row-height="0.529cm" fo:keep-together="auto"/>
    </style:style>
    <style:style style:name="Table11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1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6.3" style:family="table-row">
      <style:table-row-properties style:min-row-height="0.799cm" fo:keep-together="auto"/>
    </style:style>
    <style:style style:name="Table11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8" style:family="table">
      <style:table-properties style:width="17.395cm" fo:margin-left="0.039cm" fo:margin-top="0cm" fo:margin-bottom="0cm" table:align="left" style:writing-mode="lr-tb"/>
    </style:style>
    <style:style style:name="Table78.A" style:family="table-column">
      <style:table-column-properties style:column-width="3.713cm"/>
    </style:style>
    <style:style style:name="Table78.B" style:family="table-column">
      <style:table-column-properties style:column-width="13.682cm"/>
    </style:style>
    <style:style style:name="Table78.1" style:family="table-row">
      <style:table-row-properties style:min-row-height="0.52cm" fo:keep-together="auto"/>
    </style:style>
    <style:style style:name="Table78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78.B1" style:family="table-cell">
      <style:table-cell-properties fo:padding-left="0.191cm" fo:padding-right="0.191cm" fo:padding-top="0cm" fo:padding-bottom="0cm" fo:border="0.75pt solid #000000"/>
    </style:style>
    <style:style style:name="Table78.2" style:family="table-row">
      <style:table-row-properties style:min-row-height="0.499cm" fo:keep-together="auto"/>
    </style:style>
    <style:style style:name="Table78.B2" style:family="table-cell">
      <style:table-cell-properties fo:padding-left="0.191cm" fo:padding-right="0.191cm" fo:padding-top="0cm" fo:padding-bottom="0cm" fo:border="0.75pt solid #000000"/>
    </style:style>
    <style:style style:name="Table78.B3" style:family="table-cell">
      <style:table-cell-properties fo:padding-left="0.191cm" fo:padding-right="0.191cm" fo:padding-top="0cm" fo:padding-bottom="0cm" fo:border="0.75pt solid #000000"/>
    </style:style>
    <style:style style:name="Table79" style:family="table">
      <style:table-properties style:width="16.51cm" fo:margin-left="0.635cm" fo:margin-top="0cm" fo:margin-bottom="0cm" table:align="left" style:writing-mode="lr-tb"/>
    </style:style>
    <style:style style:name="Table79.A" style:family="table-column">
      <style:table-column-properties style:column-width="5.08cm"/>
    </style:style>
    <style:style style:name="Table79.B" style:family="table-column">
      <style:table-column-properties style:column-width="1.268cm"/>
    </style:style>
    <style:style style:name="Table79.C" style:family="table-column">
      <style:table-column-properties style:column-width="10.162cm"/>
    </style:style>
    <style:style style:name="Table79.1" style:family="table-row">
      <style:table-row-properties style:min-row-height="0.455cm" fo:keep-together="auto"/>
    </style:style>
    <style:style style:name="Table79.A1" style:family="table-cell">
      <style:table-cell-properties fo:padding-left="0.191cm" fo:padding-right="0.191cm" fo:padding-top="0cm" fo:padding-bottom="0cm" fo:border="none"/>
    </style:style>
    <style:style style:name="Table80" style:family="table">
      <style:table-properties style:width="17.327cm" fo:margin-left="0.078cm" fo:margin-top="0cm" fo:margin-bottom="0cm" table:align="left" style:writing-mode="lr-tb"/>
    </style:style>
    <style:style style:name="Table80.A" style:family="table-column">
      <style:table-column-properties style:column-width="4.406cm"/>
    </style:style>
    <style:style style:name="Table80.B" style:family="table-column">
      <style:table-column-properties style:column-width="5.35cm"/>
    </style:style>
    <style:style style:name="Table80.C" style:family="table-column">
      <style:table-column-properties style:column-width="2.251cm"/>
    </style:style>
    <style:style style:name="Table80.D" style:family="table-column">
      <style:table-column-properties style:column-width="3.099cm"/>
    </style:style>
    <style:style style:name="Table80.E" style:family="table-column">
      <style:table-column-properties style:column-width="2.221cm"/>
    </style:style>
    <style:style style:name="Table80.1" style:family="table-row">
      <style:table-row-properties style:min-row-height="0.529cm" fo:keep-together="auto"/>
    </style:style>
    <style:style style:name="Table80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80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0.3" style:family="table-row">
      <style:table-row-properties style:min-row-height="0.799cm" fo:keep-together="auto"/>
    </style:style>
    <style:style style:name="Table80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1" style:family="table">
      <style:table-properties style:width="17.395cm" fo:margin-left="0.039cm" fo:margin-top="0cm" fo:margin-bottom="0cm" table:align="left" style:writing-mode="lr-tb"/>
    </style:style>
    <style:style style:name="Table81.A" style:family="table-column">
      <style:table-column-properties style:column-width="3.713cm"/>
    </style:style>
    <style:style style:name="Table81.B" style:family="table-column">
      <style:table-column-properties style:column-width="13.682cm"/>
    </style:style>
    <style:style style:name="Table81.1" style:family="table-row">
      <style:table-row-properties style:min-row-height="0.52cm" fo:keep-together="auto"/>
    </style:style>
    <style:style style:name="Table8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81.B1" style:family="table-cell">
      <style:table-cell-properties fo:padding-left="0.191cm" fo:padding-right="0.191cm" fo:padding-top="0cm" fo:padding-bottom="0cm" fo:border="0.75pt solid #000000"/>
    </style:style>
    <style:style style:name="Table81.2" style:family="table-row">
      <style:table-row-properties style:min-row-height="0.499cm" fo:keep-together="auto"/>
    </style:style>
    <style:style style:name="Table81.B2" style:family="table-cell">
      <style:table-cell-properties fo:padding-left="0.191cm" fo:padding-right="0.191cm" fo:padding-top="0cm" fo:padding-bottom="0cm" fo:border="0.75pt solid #000000"/>
    </style:style>
    <style:style style:name="Table81.B3" style:family="table-cell">
      <style:table-cell-properties fo:padding-left="0.191cm" fo:padding-right="0.191cm" fo:padding-top="0cm" fo:padding-bottom="0cm" fo:border="0.75pt solid #000000"/>
    </style:style>
    <style:style style:name="Table82" style:family="table">
      <style:table-properties style:width="16.51cm" fo:margin-left="0.635cm" fo:margin-top="0cm" fo:margin-bottom="0cm" table:align="left" style:writing-mode="lr-tb"/>
    </style:style>
    <style:style style:name="Table82.A" style:family="table-column">
      <style:table-column-properties style:column-width="5.08cm"/>
    </style:style>
    <style:style style:name="Table82.B" style:family="table-column">
      <style:table-column-properties style:column-width="1.268cm"/>
    </style:style>
    <style:style style:name="Table82.C" style:family="table-column">
      <style:table-column-properties style:column-width="10.162cm"/>
    </style:style>
    <style:style style:name="Table82.1" style:family="table-row">
      <style:table-row-properties style:min-row-height="0.455cm" fo:keep-together="auto"/>
    </style:style>
    <style:style style:name="Table82.A1" style:family="table-cell">
      <style:table-cell-properties fo:padding-left="0.191cm" fo:padding-right="0.191cm" fo:padding-top="0cm" fo:padding-bottom="0cm" fo:border="none"/>
    </style:style>
    <style:style style:name="Table83" style:family="table">
      <style:table-properties style:width="17.327cm" fo:margin-left="0.078cm" fo:margin-top="0cm" fo:margin-bottom="0cm" table:align="left" style:writing-mode="lr-tb"/>
    </style:style>
    <style:style style:name="Table83.A" style:family="table-column">
      <style:table-column-properties style:column-width="4.406cm"/>
    </style:style>
    <style:style style:name="Table83.B" style:family="table-column">
      <style:table-column-properties style:column-width="5.35cm"/>
    </style:style>
    <style:style style:name="Table83.C" style:family="table-column">
      <style:table-column-properties style:column-width="2.251cm"/>
    </style:style>
    <style:style style:name="Table83.D" style:family="table-column">
      <style:table-column-properties style:column-width="3.099cm"/>
    </style:style>
    <style:style style:name="Table83.E" style:family="table-column">
      <style:table-column-properties style:column-width="2.221cm"/>
    </style:style>
    <style:style style:name="Table83.1" style:family="table-row">
      <style:table-row-properties style:min-row-height="0.529cm" fo:keep-together="auto"/>
    </style:style>
    <style:style style:name="Table83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83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3.3" style:family="table-row">
      <style:table-row-properties style:min-row-height="0.799cm" fo:keep-together="auto"/>
    </style:style>
    <style:style style:name="Table83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4" style:family="table">
      <style:table-properties style:width="17.395cm" fo:margin-left="0.039cm" fo:margin-top="0cm" fo:margin-bottom="0cm" table:align="left" style:writing-mode="lr-tb"/>
    </style:style>
    <style:style style:name="Table84.A" style:family="table-column">
      <style:table-column-properties style:column-width="3.713cm"/>
    </style:style>
    <style:style style:name="Table84.B" style:family="table-column">
      <style:table-column-properties style:column-width="13.682cm"/>
    </style:style>
    <style:style style:name="Table84.1" style:family="table-row">
      <style:table-row-properties style:min-row-height="0.52cm" fo:keep-together="auto"/>
    </style:style>
    <style:style style:name="Table84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84.B1" style:family="table-cell">
      <style:table-cell-properties fo:padding-left="0.191cm" fo:padding-right="0.191cm" fo:padding-top="0cm" fo:padding-bottom="0cm" fo:border="0.75pt solid #000000"/>
    </style:style>
    <style:style style:name="Table84.2" style:family="table-row">
      <style:table-row-properties style:min-row-height="0.499cm" fo:keep-together="auto"/>
    </style:style>
    <style:style style:name="Table84.B2" style:family="table-cell">
      <style:table-cell-properties fo:padding-left="0.191cm" fo:padding-right="0.191cm" fo:padding-top="0cm" fo:padding-bottom="0cm" fo:border="0.75pt solid #000000"/>
    </style:style>
    <style:style style:name="Table84.B3" style:family="table-cell">
      <style:table-cell-properties fo:padding-left="0.191cm" fo:padding-right="0.191cm" fo:padding-top="0cm" fo:padding-bottom="0cm" fo:border="0.75pt solid #000000"/>
    </style:style>
    <style:style style:name="Table85" style:family="table">
      <style:table-properties style:width="16.51cm" fo:margin-left="0.635cm" fo:margin-top="0cm" fo:margin-bottom="0cm" table:align="left" style:writing-mode="lr-tb"/>
    </style:style>
    <style:style style:name="Table85.A" style:family="table-column">
      <style:table-column-properties style:column-width="5.08cm"/>
    </style:style>
    <style:style style:name="Table85.B" style:family="table-column">
      <style:table-column-properties style:column-width="1.268cm"/>
    </style:style>
    <style:style style:name="Table85.C" style:family="table-column">
      <style:table-column-properties style:column-width="10.162cm"/>
    </style:style>
    <style:style style:name="Table85.1" style:family="table-row">
      <style:table-row-properties style:min-row-height="0.455cm" fo:keep-together="auto"/>
    </style:style>
    <style:style style:name="Table85.A1" style:family="table-cell">
      <style:table-cell-properties fo:padding-left="0.191cm" fo:padding-right="0.191cm" fo:padding-top="0cm" fo:padding-bottom="0cm" fo:border="none"/>
    </style:style>
    <style:style style:name="Table86" style:family="table">
      <style:table-properties style:width="17.327cm" fo:margin-left="0.078cm" fo:margin-top="0cm" fo:margin-bottom="0cm" table:align="left" style:writing-mode="lr-tb"/>
    </style:style>
    <style:style style:name="Table86.A" style:family="table-column">
      <style:table-column-properties style:column-width="4.406cm"/>
    </style:style>
    <style:style style:name="Table86.B" style:family="table-column">
      <style:table-column-properties style:column-width="5.35cm"/>
    </style:style>
    <style:style style:name="Table86.C" style:family="table-column">
      <style:table-column-properties style:column-width="2.251cm"/>
    </style:style>
    <style:style style:name="Table86.D" style:family="table-column">
      <style:table-column-properties style:column-width="3.099cm"/>
    </style:style>
    <style:style style:name="Table86.E" style:family="table-column">
      <style:table-column-properties style:column-width="2.221cm"/>
    </style:style>
    <style:style style:name="Table86.1" style:family="table-row">
      <style:table-row-properties style:min-row-height="0.529cm" fo:keep-together="auto"/>
    </style:style>
    <style:style style:name="Table86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86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6.3" style:family="table-row">
      <style:table-row-properties style:min-row-height="0.799cm" fo:keep-together="auto"/>
    </style:style>
    <style:style style:name="Table86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5" style:family="table">
      <style:table-properties style:width="17.395cm" fo:margin-left="0.039cm" fo:margin-top="0cm" fo:margin-bottom="0cm" table:align="left" style:writing-mode="lr-tb"/>
    </style:style>
    <style:style style:name="Table95.A" style:family="table-column">
      <style:table-column-properties style:column-width="3.713cm"/>
    </style:style>
    <style:style style:name="Table95.B" style:family="table-column">
      <style:table-column-properties style:column-width="13.682cm"/>
    </style:style>
    <style:style style:name="Table95.1" style:family="table-row">
      <style:table-row-properties style:min-row-height="0.52cm" fo:keep-together="auto"/>
    </style:style>
    <style:style style:name="Table95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95.B1" style:family="table-cell">
      <style:table-cell-properties fo:padding-left="0.191cm" fo:padding-right="0.191cm" fo:padding-top="0cm" fo:padding-bottom="0cm" fo:border="0.75pt solid #000000"/>
    </style:style>
    <style:style style:name="Table95.2" style:family="table-row">
      <style:table-row-properties style:min-row-height="0.499cm" fo:keep-together="auto"/>
    </style:style>
    <style:style style:name="Table95.B2" style:family="table-cell">
      <style:table-cell-properties fo:padding-left="0.191cm" fo:padding-right="0.191cm" fo:padding-top="0cm" fo:padding-bottom="0cm" fo:border="0.75pt solid #000000"/>
    </style:style>
    <style:style style:name="Table95.B3" style:family="table-cell">
      <style:table-cell-properties fo:padding-left="0.191cm" fo:padding-right="0.191cm" fo:padding-top="0cm" fo:padding-bottom="0cm" fo:border="0.75pt solid #000000"/>
    </style:style>
    <style:style style:name="Table100" style:family="table">
      <style:table-properties style:width="16.51cm" fo:margin-left="0.635cm" fo:margin-top="0cm" fo:margin-bottom="0cm" table:align="left" style:writing-mode="lr-tb"/>
    </style:style>
    <style:style style:name="Table100.A" style:family="table-column">
      <style:table-column-properties style:column-width="5.08cm"/>
    </style:style>
    <style:style style:name="Table100.B" style:family="table-column">
      <style:table-column-properties style:column-width="1.268cm"/>
    </style:style>
    <style:style style:name="Table100.C" style:family="table-column">
      <style:table-column-properties style:column-width="10.162cm"/>
    </style:style>
    <style:style style:name="Table100.1" style:family="table-row">
      <style:table-row-properties style:min-row-height="0.455cm" fo:keep-together="auto"/>
    </style:style>
    <style:style style:name="Table100.A1" style:family="table-cell">
      <style:table-cell-properties fo:padding-left="0.191cm" fo:padding-right="0.191cm" fo:padding-top="0cm" fo:padding-bottom="0cm" fo:border="none"/>
    </style:style>
    <style:style style:name="Table102" style:family="table">
      <style:table-properties style:width="17.327cm" fo:margin-left="0.078cm" fo:margin-top="0cm" fo:margin-bottom="0cm" table:align="left" style:writing-mode="lr-tb"/>
    </style:style>
    <style:style style:name="Table102.A" style:family="table-column">
      <style:table-column-properties style:column-width="4.406cm"/>
    </style:style>
    <style:style style:name="Table102.B" style:family="table-column">
      <style:table-column-properties style:column-width="5.35cm"/>
    </style:style>
    <style:style style:name="Table102.C" style:family="table-column">
      <style:table-column-properties style:column-width="2.251cm"/>
    </style:style>
    <style:style style:name="Table102.D" style:family="table-column">
      <style:table-column-properties style:column-width="3.099cm"/>
    </style:style>
    <style:style style:name="Table102.E" style:family="table-column">
      <style:table-column-properties style:column-width="2.221cm"/>
    </style:style>
    <style:style style:name="Table102.1" style:family="table-row">
      <style:table-row-properties style:min-row-height="0.529cm" fo:keep-together="auto"/>
    </style:style>
    <style:style style:name="Table102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02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2.3" style:family="table-row">
      <style:table-row-properties style:min-row-height="0.799cm" fo:keep-together="auto"/>
    </style:style>
    <style:style style:name="Table102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1" style:family="table">
      <style:table-properties style:width="17.395cm" fo:margin-left="0.039cm" fo:margin-top="0cm" fo:margin-bottom="0cm" table:align="left" style:writing-mode="lr-tb"/>
    </style:style>
    <style:style style:name="Table91.A" style:family="table-column">
      <style:table-column-properties style:column-width="3.713cm"/>
    </style:style>
    <style:style style:name="Table91.B" style:family="table-column">
      <style:table-column-properties style:column-width="13.682cm"/>
    </style:style>
    <style:style style:name="Table91.1" style:family="table-row">
      <style:table-row-properties style:min-row-height="0.52cm" fo:keep-together="auto"/>
    </style:style>
    <style:style style:name="Table9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91.B1" style:family="table-cell">
      <style:table-cell-properties fo:padding-left="0.191cm" fo:padding-right="0.191cm" fo:padding-top="0cm" fo:padding-bottom="0cm" fo:border="0.75pt solid #000000"/>
    </style:style>
    <style:style style:name="Table91.2" style:family="table-row">
      <style:table-row-properties style:min-row-height="0.499cm" fo:keep-together="auto"/>
    </style:style>
    <style:style style:name="Table91.B2" style:family="table-cell">
      <style:table-cell-properties fo:padding-left="0.191cm" fo:padding-right="0.191cm" fo:padding-top="0cm" fo:padding-bottom="0cm" fo:border="0.75pt solid #000000"/>
    </style:style>
    <style:style style:name="Table91.B3" style:family="table-cell">
      <style:table-cell-properties fo:padding-left="0.191cm" fo:padding-right="0.191cm" fo:padding-top="0cm" fo:padding-bottom="0cm" fo:border="0.75pt solid #000000"/>
    </style:style>
    <style:style style:name="Table92" style:family="table">
      <style:table-properties style:width="16.51cm" fo:margin-left="0.635cm" fo:margin-top="0cm" fo:margin-bottom="0cm" table:align="left" style:writing-mode="lr-tb"/>
    </style:style>
    <style:style style:name="Table92.A" style:family="table-column">
      <style:table-column-properties style:column-width="5.08cm"/>
    </style:style>
    <style:style style:name="Table92.B" style:family="table-column">
      <style:table-column-properties style:column-width="1.268cm"/>
    </style:style>
    <style:style style:name="Table92.C" style:family="table-column">
      <style:table-column-properties style:column-width="10.162cm"/>
    </style:style>
    <style:style style:name="Table92.1" style:family="table-row">
      <style:table-row-properties style:min-row-height="0.455cm" fo:keep-together="auto"/>
    </style:style>
    <style:style style:name="Table92.A1" style:family="table-cell">
      <style:table-cell-properties fo:padding-left="0.191cm" fo:padding-right="0.191cm" fo:padding-top="0cm" fo:padding-bottom="0cm" fo:border="none"/>
    </style:style>
    <style:style style:name="Table93" style:family="table">
      <style:table-properties style:width="17.327cm" fo:margin-left="0.078cm" fo:margin-top="0cm" fo:margin-bottom="0cm" table:align="left" style:writing-mode="lr-tb"/>
    </style:style>
    <style:style style:name="Table93.A" style:family="table-column">
      <style:table-column-properties style:column-width="4.406cm"/>
    </style:style>
    <style:style style:name="Table93.B" style:family="table-column">
      <style:table-column-properties style:column-width="5.35cm"/>
    </style:style>
    <style:style style:name="Table93.C" style:family="table-column">
      <style:table-column-properties style:column-width="2.251cm"/>
    </style:style>
    <style:style style:name="Table93.D" style:family="table-column">
      <style:table-column-properties style:column-width="3.099cm"/>
    </style:style>
    <style:style style:name="Table93.E" style:family="table-column">
      <style:table-column-properties style:column-width="2.221cm"/>
    </style:style>
    <style:style style:name="Table93.1" style:family="table-row">
      <style:table-row-properties style:min-row-height="0.529cm" fo:keep-together="auto"/>
    </style:style>
    <style:style style:name="Table93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93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3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4" style:family="table">
      <style:table-properties style:width="17.327cm" fo:margin-left="0.078cm" fo:margin-top="0cm" fo:margin-bottom="0cm" table:align="left" style:writing-mode="lr-tb"/>
    </style:style>
    <style:style style:name="Table94.A" style:family="table-column">
      <style:table-column-properties style:column-width="4.406cm"/>
    </style:style>
    <style:style style:name="Table94.B" style:family="table-column">
      <style:table-column-properties style:column-width="5.35cm"/>
    </style:style>
    <style:style style:name="Table94.C" style:family="table-column">
      <style:table-column-properties style:column-width="2.251cm"/>
    </style:style>
    <style:style style:name="Table94.D" style:family="table-column">
      <style:table-column-properties style:column-width="3.099cm"/>
    </style:style>
    <style:style style:name="Table94.E" style:family="table-column">
      <style:table-column-properties style:column-width="2.221cm"/>
    </style:style>
    <style:style style:name="Table94.1" style:family="table-row">
      <style:table-row-properties style:min-row-height="0.529cm" fo:keep-together="auto"/>
    </style:style>
    <style:style style:name="Table9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9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4.3" style:family="table-row">
      <style:table-row-properties style:min-row-height="0.799cm" fo:keep-together="auto"/>
    </style:style>
    <style:style style:name="Table9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1" style:family="table">
      <style:table-properties style:width="17.395cm" fo:margin-left="0.039cm" fo:margin-top="0cm" fo:margin-bottom="0cm" table:align="left" style:writing-mode="lr-tb"/>
    </style:style>
    <style:style style:name="Table101.A" style:family="table-column">
      <style:table-column-properties style:column-width="3.713cm"/>
    </style:style>
    <style:style style:name="Table101.B" style:family="table-column">
      <style:table-column-properties style:column-width="13.682cm"/>
    </style:style>
    <style:style style:name="Table101.1" style:family="table-row">
      <style:table-row-properties style:min-row-height="0.52cm" fo:keep-together="auto"/>
    </style:style>
    <style:style style:name="Table101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01.B1" style:family="table-cell">
      <style:table-cell-properties fo:padding-left="0.191cm" fo:padding-right="0.191cm" fo:padding-top="0cm" fo:padding-bottom="0cm" fo:border="0.75pt solid #000000"/>
    </style:style>
    <style:style style:name="Table101.2" style:family="table-row">
      <style:table-row-properties style:min-row-height="0.499cm" fo:keep-together="auto"/>
    </style:style>
    <style:style style:name="Table101.B2" style:family="table-cell">
      <style:table-cell-properties fo:padding-left="0.191cm" fo:padding-right="0.191cm" fo:padding-top="0cm" fo:padding-bottom="0cm" fo:border="0.75pt solid #000000"/>
    </style:style>
    <style:style style:name="Table101.B3" style:family="table-cell">
      <style:table-cell-properties fo:padding-left="0.191cm" fo:padding-right="0.191cm" fo:padding-top="0cm" fo:padding-bottom="0cm" fo:border="0.75pt solid #000000"/>
    </style:style>
    <style:style style:name="Table103" style:family="table">
      <style:table-properties style:width="16.51cm" fo:margin-left="0.635cm" fo:margin-top="0cm" fo:margin-bottom="0cm" table:align="left" style:writing-mode="lr-tb"/>
    </style:style>
    <style:style style:name="Table103.A" style:family="table-column">
      <style:table-column-properties style:column-width="5.08cm"/>
    </style:style>
    <style:style style:name="Table103.B" style:family="table-column">
      <style:table-column-properties style:column-width="1.268cm"/>
    </style:style>
    <style:style style:name="Table103.C" style:family="table-column">
      <style:table-column-properties style:column-width="10.162cm"/>
    </style:style>
    <style:style style:name="Table103.1" style:family="table-row">
      <style:table-row-properties style:min-row-height="0.455cm" fo:keep-together="auto"/>
    </style:style>
    <style:style style:name="Table103.A1" style:family="table-cell">
      <style:table-cell-properties fo:padding-left="0.191cm" fo:padding-right="0.191cm" fo:padding-top="0cm" fo:padding-bottom="0cm" fo:border="none"/>
    </style:style>
    <style:style style:name="Table104" style:family="table">
      <style:table-properties style:width="17.327cm" fo:margin-left="0.078cm" fo:margin-top="0cm" fo:margin-bottom="0cm" table:align="left" style:writing-mode="lr-tb"/>
    </style:style>
    <style:style style:name="Table104.A" style:family="table-column">
      <style:table-column-properties style:column-width="4.406cm"/>
    </style:style>
    <style:style style:name="Table104.B" style:family="table-column">
      <style:table-column-properties style:column-width="5.35cm"/>
    </style:style>
    <style:style style:name="Table104.C" style:family="table-column">
      <style:table-column-properties style:column-width="2.251cm"/>
    </style:style>
    <style:style style:name="Table104.D" style:family="table-column">
      <style:table-column-properties style:column-width="3.099cm"/>
    </style:style>
    <style:style style:name="Table104.E" style:family="table-column">
      <style:table-column-properties style:column-width="2.221cm"/>
    </style:style>
    <style:style style:name="Table104.1" style:family="table-row">
      <style:table-row-properties style:min-row-height="0.529cm" fo:keep-together="auto"/>
    </style:style>
    <style:style style:name="Table104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04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4.3" style:family="table-row">
      <style:table-row-properties style:min-row-height="0.799cm" fo:keep-together="auto"/>
    </style:style>
    <style:style style:name="Table104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5" style:family="table">
      <style:table-properties style:width="17.395cm" fo:margin-left="0.039cm" fo:margin-top="0cm" fo:margin-bottom="0cm" table:align="left" style:writing-mode="lr-tb"/>
    </style:style>
    <style:style style:name="Table105.A" style:family="table-column">
      <style:table-column-properties style:column-width="3.713cm"/>
    </style:style>
    <style:style style:name="Table105.B" style:family="table-column">
      <style:table-column-properties style:column-width="13.682cm"/>
    </style:style>
    <style:style style:name="Table105.1" style:family="table-row">
      <style:table-row-properties style:min-row-height="0.52cm" fo:keep-together="auto"/>
    </style:style>
    <style:style style:name="Table105.A1" style:family="table-cell">
      <style:table-cell-properties fo:background-color="#cfe2f3" fo:padding-left="0.191cm" fo:padding-right="0.191cm" fo:padding-top="0cm" fo:padding-bottom="0cm" fo:border="0.75pt solid #000000">
        <style:background-image/>
      </style:table-cell-properties>
    </style:style>
    <style:style style:name="Table105.B1" style:family="table-cell">
      <style:table-cell-properties fo:padding-left="0.191cm" fo:padding-right="0.191cm" fo:padding-top="0cm" fo:padding-bottom="0cm" fo:border="0.75pt solid #000000"/>
    </style:style>
    <style:style style:name="Table105.2" style:family="table-row">
      <style:table-row-properties style:min-row-height="0.499cm" fo:keep-together="auto"/>
    </style:style>
    <style:style style:name="Table105.B2" style:family="table-cell">
      <style:table-cell-properties fo:padding-left="0.191cm" fo:padding-right="0.191cm" fo:padding-top="0cm" fo:padding-bottom="0cm" fo:border="0.75pt solid #000000"/>
    </style:style>
    <style:style style:name="Table105.B3" style:family="table-cell">
      <style:table-cell-properties fo:padding-left="0.191cm" fo:padding-right="0.191cm" fo:padding-top="0cm" fo:padding-bottom="0cm" fo:border="0.75pt solid #000000"/>
    </style:style>
    <style:style style:name="Table106" style:family="table">
      <style:table-properties style:width="16.51cm" fo:margin-left="0.635cm" fo:margin-top="0cm" fo:margin-bottom="0cm" table:align="left" style:writing-mode="lr-tb"/>
    </style:style>
    <style:style style:name="Table106.A" style:family="table-column">
      <style:table-column-properties style:column-width="5.08cm"/>
    </style:style>
    <style:style style:name="Table106.B" style:family="table-column">
      <style:table-column-properties style:column-width="1.268cm"/>
    </style:style>
    <style:style style:name="Table106.C" style:family="table-column">
      <style:table-column-properties style:column-width="10.162cm"/>
    </style:style>
    <style:style style:name="Table106.1" style:family="table-row">
      <style:table-row-properties style:min-row-height="0.455cm" fo:keep-together="auto"/>
    </style:style>
    <style:style style:name="Table106.A1" style:family="table-cell">
      <style:table-cell-properties fo:padding-left="0.191cm" fo:padding-right="0.191cm" fo:padding-top="0cm" fo:padding-bottom="0cm" fo:border="none"/>
    </style:style>
    <style:style style:name="Table107" style:family="table">
      <style:table-properties style:width="17.327cm" fo:margin-left="0.078cm" fo:margin-top="0cm" fo:margin-bottom="0cm" table:align="left" style:writing-mode="lr-tb"/>
    </style:style>
    <style:style style:name="Table107.A" style:family="table-column">
      <style:table-column-properties style:column-width="4.406cm"/>
    </style:style>
    <style:style style:name="Table107.B" style:family="table-column">
      <style:table-column-properties style:column-width="5.35cm"/>
    </style:style>
    <style:style style:name="Table107.C" style:family="table-column">
      <style:table-column-properties style:column-width="2.251cm"/>
    </style:style>
    <style:style style:name="Table107.D" style:family="table-column">
      <style:table-column-properties style:column-width="3.099cm"/>
    </style:style>
    <style:style style:name="Table107.E" style:family="table-column">
      <style:table-column-properties style:column-width="2.221cm"/>
    </style:style>
    <style:style style:name="Table107.1" style:family="table-row">
      <style:table-row-properties style:min-row-height="0.529cm" fo:keep-together="auto"/>
    </style:style>
    <style:style style:name="Table107.A1" style:family="table-cell">
      <style:table-cell-properties style:vertical-align="bottom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107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7.3" style:family="table-row">
      <style:table-row-properties style:min-row-height="0.799cm" fo:keep-together="auto"/>
    </style:style>
    <style:style style:name="Table10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9" style:family="table">
      <style:table-properties style:width="18.013cm" fo:margin-left="0.032cm" fo:margin-top="0cm" fo:margin-bottom="0cm" table:align="left" style:writing-mode="lr-tb"/>
    </style:style>
    <style:style style:name="Table89.A" style:family="table-column">
      <style:table-column-properties style:column-width="2.667cm"/>
    </style:style>
    <style:style style:name="Table89.B" style:family="table-column">
      <style:table-column-properties style:column-width="15.346cm"/>
    </style:style>
    <style:style style:name="Table89.1" style:family="table-row">
      <style:table-row-properties style:min-row-height="0.529cm" fo:keep-together="auto"/>
    </style:style>
    <style:style style:name="Table89.A1" style:family="table-cell">
      <style:table-cell-properties style:vertical-align="middle" fo:background-color="#cfe2f3" fo:padding-left="0.191cm" fo:padding-right="0.191cm" fo:padding-top="0cm" fo:padding-bottom="0cm" fo:border="0.5pt solid #000000">
        <style:background-image/>
      </style:table-cell-properties>
    </style:style>
    <style:style style:name="Table89.B1" style:family="table-cell">
      <style:table-cell-properties style:vertical-align="middle" fo:background-color="#cfe2f3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9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9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9.6" style:family="table-row">
      <style:table-row-properties style:min-row-height="0.593cm" fo:keep-together="auto"/>
    </style:style>
    <style:style style:name="P1" style:family="paragraph" style:parent-style-name="Header">
      <style:text-properties officeooo:paragraph-rsid="0047e780"/>
    </style:style>
    <style:style style:name="P2" style:family="paragraph" style:parent-style-name="General_20_Text">
      <style:paragraph-properties fo:text-align="end" style:justify-single-word="false"/>
      <style:text-properties officeooo:paragraph-rsid="001467e2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writing-mode="lr-tb"/>
      <style:text-properties fo:color="#c9211e" loext:opacity="100%" style:font-name="Calibri1" fo:font-size="10pt" fo:font-weight="normal" officeooo:paragraph-rsid="0047e780" style:font-size-asian="10pt" style:font-weight-asian="normal" style:font-size-complex="10pt" style:font-weight-complex="normal"/>
    </style:style>
    <style:style style:name="P4" style:family="paragraph" style:parent-style-name="General_20_Text">
      <style:paragraph-properties fo:margin-top="0cm" fo:margin-bottom="0cm" style:contextual-spacing="false" fo:text-align="end" style:justify-single-word="false"/>
      <style:text-properties fo:color="#000000" loext:opacity="100%" style:font-name="Calibri" fo:font-size="12pt" fo:font-weight="bold" officeooo:paragraph-rsid="001467e2" style:font-size-asian="12pt" style:font-weight-asian="bold" style:font-name-complex="Calibri2"/>
    </style:style>
    <style:style style:name="P5" style:family="paragraph" style:parent-style-name="Standard">
      <style:text-properties fo:color="#000000" loext:opacity="100%" style:font-name="Calibri" fo:font-size="12pt" fo:font-weight="bold" officeooo:paragraph-rsid="001467e2" style:font-size-asian="12pt" style:font-weight-asian="bold" style:font-name-complex="Calibri2"/>
    </style:style>
    <style:style style:name="P6" style:family="paragraph" style:parent-style-name="Heading_20_1">
      <style:paragraph-properties fo:margin-top="0.423cm" fo:margin-bottom="0.385cm" style:contextual-spacing="false"/>
      <style:text-properties fo:color="#000000" loext:opacity="100%" style:font-name="Calibri1" fo:font-size="12pt" fo:font-weight="bold" officeooo:paragraph-rsid="001642d0" style:font-size-asian="12pt" style:font-weight-asian="bold" style:font-size-complex="12pt" style:font-weight-complex="bold"/>
    </style:style>
    <style:style style:name="P7" style:family="paragraph" style:parent-style-name="Heading_20_1">
      <style:paragraph-properties fo:margin-top="0.423cm" fo:margin-bottom="0.242cm" style:contextual-spacing="false"/>
      <style:text-properties fo:color="#000000" loext:opacity="100%" style:font-name="Calibri1" fo:font-size="12pt" fo:font-weight="bold" officeooo:paragraph-rsid="0047568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423cm" fo:margin-bottom="0.242cm" style:contextual-spacing="false"/>
      <style:text-properties fo:color="#000000" loext:opacity="100%" style:font-name="Calibri1" fo:font-size="12pt" fo:font-weight="bold" officeooo:paragraph-rsid="00475689" style:font-size-asian="12pt" style:font-weight-asian="bold" style:font-size-complex="12pt" style:font-weight-complex="bold"/>
    </style:style>
    <style:style style:name="P9" style:family="paragraph" style:parent-style-name="Heading_20_1">
      <style:paragraph-properties fo:margin-top="0.423cm" fo:margin-bottom="0.242cm" style:contextual-spacing="false"/>
      <style:text-properties fo:color="#000000" loext:opacity="100%" style:font-name="Calibri1" fo:font-size="12pt" fo:font-weight="bold" officeooo:paragraph-rsid="00475689" style:font-size-asian="12pt" style:font-weight-asian="bold" style:font-name-complex="Calibri2" style:font-size-complex="12pt" style:font-weight-complex="bold"/>
    </style:style>
    <style:style style:name="P10" style:family="paragraph" style:parent-style-name="Heading_20_1">
      <style:paragraph-properties fo:margin-top="0.423cm" fo:margin-bottom="0.385cm" style:contextual-spacing="false" fo:line-height="138%" style:writing-mode="lr-tb"/>
      <style:text-properties fo:color="#000000" loext:opacity="100%" style:font-name="Calibri1" fo:font-size="11pt" fo:font-weight="bold" officeooo:paragraph-rsid="0094fc38" style:font-size-asian="11pt" style:font-weight-asian="bold" style:font-size-complex="11pt" style:font-weight-complex="bold"/>
    </style:style>
    <style:style style:name="P11" style:family="paragraph" style:parent-style-name="Heading_20_1">
      <style:paragraph-properties fo:margin-top="0.423cm" fo:margin-bottom="0.385cm" style:contextual-spacing="false" fo:line-height="138%" style:writing-mode="lr-tb"/>
      <style:text-properties fo:color="#000000" loext:opacity="100%" style:font-name="Calibri1" fo:font-size="11pt" fo:font-weight="bold" officeooo:paragraph-rsid="0097bba3" style:font-size-asian="11pt" style:font-weight-asian="bold" style:font-size-complex="11pt" style:font-weight-complex="bold"/>
    </style:style>
    <style:style style:name="P12" style:family="paragraph" style:parent-style-name="Heading_20_2">
      <style:paragraph-properties fo:margin-top="0.635cm" fo:margin-bottom="0.141cm" style:contextual-spacing="false" fo:line-height="138%" style:writing-mode="lr-tb"/>
      <style:text-properties fo:color="#000000" loext:opacity="100%" style:font-name="Calibri1" fo:font-size="11pt" fo:font-weight="bold" officeooo:paragraph-rsid="0023e6bb" style:font-size-asian="11pt" style:font-weight-asian="bold" style:font-size-complex="11pt" style:font-weight-complex="bold"/>
    </style:style>
    <style:style style:name="P13" style:family="paragraph" style:parent-style-name="Heading_20_2">
      <style:paragraph-properties fo:margin-top="0.635cm" fo:margin-bottom="0.141cm" style:contextual-spacing="false" fo:line-height="138%" style:writing-mode="lr-tb"/>
      <style:text-properties fo:color="#000000" loext:opacity="100%" style:font-name="Calibri1" fo:font-size="11pt" fo:font-weight="bold" officeooo:paragraph-rsid="0040e0d6" style:font-size-asian="11pt" style:font-weight-asian="bold" style:font-size-complex="11pt" style:font-weight-complex="bold"/>
    </style:style>
    <style:style style:name="P14" style:family="paragraph" style:parent-style-name="Heading_20_2">
      <style:paragraph-properties>
        <style:tab-stops>
          <style:tab-stop style:position="0.951cm" style:type="center"/>
          <style:tab-stop style:position="3.101cm" style:type="center"/>
        </style:tab-stops>
      </style:paragraph-properties>
      <style:text-properties fo:color="#000000" loext:opacity="100%" style:font-name="Calibri1" fo:font-size="11pt" fo:font-weight="bold" officeooo:paragraph-rsid="001642d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5b02d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78e717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7d421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7ed90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8e851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8d6b9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8f7f2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7d5faa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97bba3" style:font-size-asian="11pt" style:font-weight-asian="bold" style:font-size-complex="11pt" style:font-weight-complex="bold"/>
    </style:style>
    <style:style style:name="P24" style:family="paragraph" style:parent-style-name="Heading_20_2">
      <style:paragraph-properties>
        <style:tab-stops>
          <style:tab-stop style:position="0.951cm" style:type="center"/>
          <style:tab-stop style:position="2.422cm" style:type="center"/>
        </style:tab-stops>
      </style:paragraph-properties>
      <style:text-properties fo:color="#000000" loext:opacity="100%" style:font-name="Calibri1" fo:font-size="11pt" fo:font-weight="bold" officeooo:paragraph-rsid="001642d0" style:font-size-asian="11pt" style:font-weight-asian="bold" style:font-name-complex="Calibri2" style:font-size-complex="11pt" style:font-weight-complex="bold"/>
    </style:style>
    <style:style style:name="P25" style:family="paragraph" style:parent-style-name="Heading_20_2">
      <style:paragraph-properties fo:margin-top="0.635cm" fo:margin-bottom="0.141cm" style:contextual-spacing="false" fo:line-height="138%" style:writing-mode="lr-tb"/>
      <style:text-properties fo:color="#000000" loext:opacity="100%" style:font-name="Calibri1" fo:font-size="11pt" fo:font-weight="bold" officeooo:paragraph-rsid="009fae47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08%"/>
      <style:text-properties fo:color="#000000" loext:opacity="100%" style:font-name="Calibri1" fo:font-size="11pt" fo:font-weight="bold" officeooo:paragraph-rsid="0078e717" style:font-name-asian="Calibri2" style:font-size-asian="11pt" style:font-weight-asian="bold" style:font-name-complex="Calibri2" style:font-size-complex="11pt" style:font-weight-complex="bold"/>
    </style:style>
    <style:style style:name="P27" style:family="paragraph" style:parent-style-name="Standard">
      <style:text-properties fo:color="#000000" loext:opacity="100%" style:font-name="Calibri1" fo:font-size="11pt" fo:font-weight="bold" fo:background-color="#fffffe" style:font-size-asian="11pt" style:font-weight-asian="bold" style:font-size-complex="11pt" style:font-weight-complex="bold"/>
    </style:style>
    <style:style style:name="P28" style:family="paragraph" style:parent-style-name="Heading_20_1">
      <style:text-properties fo:color="#000000" loext:opacity="100%" style:font-name="Calibri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Heading_20_1">
      <style:text-properties fo:color="#000000" loext:opacity="100%" style:font-name="Calibri1" fo:font-size="10pt" fo:font-weight="normal" officeooo:paragraph-rsid="007c400a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loext:opacity="100%" style:font-name="Calibri1" fo:font-size="10pt" fo:font-weight="normal" officeooo:paragraph-rsid="007c400a" style:font-size-asian="10pt" style:font-weight-asian="normal" style:font-size-complex="10pt" style:font-weight-complex="normal"/>
    </style:style>
    <style:style style:name="P31" style:family="paragraph" style:parent-style-name="Heading_20_1">
      <style:text-properties fo:color="#000000" loext:opacity="100%" style:font-name="Calibri1" fo:font-size="10pt" fo:font-weight="normal" officeooo:paragraph-rsid="007dc3d9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style:font-name="Calibri1" fo:font-size="10pt" fo:font-weight="normal" officeooo:paragraph-rsid="007dc3d9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color="#000000" loext:opacity="100%" style:font-name="Calibri1" fo:font-size="10pt" fo:font-weight="normal" officeooo:paragraph-rsid="007dc3d9" style:font-size-asian="10pt" style:font-weight-asian="normal" style:font-size-complex="10pt" style:font-weight-complex="normal"/>
    </style:style>
    <style:style style:name="P34" style:family="paragraph" style:parent-style-name="Heading_20_2">
      <style:text-properties fo:color="#000000" loext:opacity="100%" style:font-name="Calibri1" fo:font-size="10pt" fo:font-weight="normal" officeooo:paragraph-rsid="0040e0d6" style:font-size-asian="10pt" style:font-weight-asian="normal" style:font-size-complex="10pt" style:font-weight-complex="normal"/>
    </style:style>
    <style:style style:name="P35" style:family="paragraph" style:parent-style-name="Text_20_body">
      <style:text-properties fo:color="#000000" loext:opacity="100%" style:font-name="Calibri1" fo:font-size="10pt" fo:font-weight="normal" officeooo:paragraph-rsid="0040e0d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1a0395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5535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5fa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51077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56bd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c3d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e810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e851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8e717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23e6b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c400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22335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4218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3de84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40e0d6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83f78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9cf2c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04e1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ed902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d6b9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4a3cd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f7f23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97bba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9fae47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Calibri1" fo:font-size="10pt" fo:font-weight="normal" officeooo:paragraph-rsid="001642d0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5ebc6f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7ca5c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d4218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style:font-name="Calibri1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223350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8e71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23e6bb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55353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d4218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3de84e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40e0d6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651077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656bd3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683f78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6b338f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04e10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ed902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8e851d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8e8102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8d6b90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5323fc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8f7f23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97bba3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9fae47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4a3cd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.653cm" fo:margin-right="0.048cm" fo:line-height="102%" fo:text-indent="0cm" style:auto-text-indent="false"/>
      <style:text-properties fo:color="#000000" loext:opacity="100%" style:font-name="Calibri1" fo:font-size="10pt" fo:font-weight="normal" officeooo:paragraph-rsid="00475689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6fbf48" officeooo:paragraph-rsid="006fbf48" style:font-size-asian="10pt" style:font-weight-asian="normal" style:font-size-complex="10pt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Calibri1" fo:font-size="10pt" fo:font-weight="normal" officeooo:paragraph-rsid="00737651" style:font-size-asian="10pt" style:font-weight-asian="normal" style:font-size-complex="10pt" style:font-weight-complex="normal"/>
    </style:style>
    <style:style style:name="P89" style:family="paragraph" style:parent-style-name="Text_20_body">
      <style:text-properties fo:color="#000000" loext:opacity="100%" style:font-name="Calibri1" fo:font-size="10pt" fo:font-weight="normal" officeooo:paragraph-rsid="001a0395" style:font-size-asian="10pt" style:font-weight-asian="normal" style:font-size-complex="10pt" style:font-weight-complex="normal"/>
    </style:style>
    <style:style style:name="P90" style:family="paragraph" style:parent-style-name="Text_20_body">
      <style:text-properties fo:color="#000000" loext:opacity="100%" style:font-name="Calibri1" fo:font-size="10pt" fo:font-weight="normal" officeooo:paragraph-rsid="00223350" style:font-size-asian="10pt" style:font-weight-asian="normal" style:font-size-complex="10pt" style:font-weight-complex="normal"/>
    </style:style>
    <style:style style:name="P91" style:family="paragraph" style:parent-style-name="Text_20_body">
      <style:text-properties fo:color="#000000" loext:opacity="100%" style:font-name="Calibri1" fo:font-size="10pt" fo:font-weight="normal" officeooo:paragraph-rsid="0078e717" style:font-size-asian="10pt" style:font-weight-asian="normal" style:font-size-complex="10pt" style:font-weight-complex="normal"/>
    </style:style>
    <style:style style:name="P92" style:family="paragraph" style:parent-style-name="Text_20_body">
      <style:text-properties fo:color="#000000" loext:opacity="100%" style:font-name="Calibri1" fo:font-size="10pt" fo:font-weight="normal" officeooo:paragraph-rsid="0023e6bb" style:font-size-asian="10pt" style:font-weight-asian="normal" style:font-size-complex="10pt" style:font-weight-complex="normal"/>
    </style:style>
    <style:style style:name="P93" style:family="paragraph" style:parent-style-name="Text_20_body">
      <style:text-properties fo:color="#000000" loext:opacity="100%" style:font-name="Calibri1" fo:font-size="10pt" fo:font-weight="normal" officeooo:paragraph-rsid="00755353" style:font-size-asian="10pt" style:font-weight-asian="normal" style:font-size-complex="10pt" style:font-weight-complex="normal"/>
    </style:style>
    <style:style style:name="P94" style:family="paragraph" style:parent-style-name="Text_20_body">
      <style:text-properties fo:color="#000000" loext:opacity="100%" style:font-name="Calibri1" fo:font-size="10pt" fo:font-weight="normal" officeooo:paragraph-rsid="007d4218" style:font-size-asian="10pt" style:font-weight-asian="normal" style:font-size-complex="10pt" style:font-weight-complex="normal"/>
    </style:style>
    <style:style style:name="P95" style:family="paragraph" style:parent-style-name="Text_20_body">
      <style:text-properties fo:color="#000000" loext:opacity="100%" style:font-name="Calibri1" fo:font-size="10pt" fo:font-weight="normal" officeooo:paragraph-rsid="007d5faa" style:font-size-asian="10pt" style:font-weight-asian="normal" style:font-size-complex="10pt" style:font-weight-complex="normal"/>
    </style:style>
    <style:style style:name="P96" style:family="paragraph" style:parent-style-name="Text_20_body">
      <style:text-properties fo:color="#000000" loext:opacity="100%" style:font-name="Calibri1" fo:font-size="10pt" fo:font-weight="normal" officeooo:paragraph-rsid="003de84e" style:font-size-asian="10pt" style:font-weight-asian="normal" style:font-size-complex="10pt" style:font-weight-complex="normal"/>
    </style:style>
    <style:style style:name="P97" style:family="paragraph" style:parent-style-name="Text_20_body">
      <style:text-properties fo:color="#000000" loext:opacity="100%" style:font-name="Calibri1" fo:font-size="10pt" fo:font-weight="normal" officeooo:paragraph-rsid="00651077" style:font-size-asian="10pt" style:font-weight-asian="normal" style:font-size-complex="10pt" style:font-weight-complex="normal"/>
    </style:style>
    <style:style style:name="P98" style:family="paragraph" style:parent-style-name="Text_20_body">
      <style:text-properties fo:color="#000000" loext:opacity="100%" style:font-name="Calibri1" fo:font-size="10pt" fo:font-weight="normal" officeooo:paragraph-rsid="00656bd3" style:font-size-asian="10pt" style:font-weight-asian="normal" style:font-size-complex="10pt" style:font-weight-complex="normal"/>
    </style:style>
    <style:style style:name="P99" style:family="paragraph" style:parent-style-name="Text_20_body">
      <style:text-properties fo:color="#000000" loext:opacity="100%" style:font-name="Calibri1" fo:font-size="10pt" fo:font-weight="normal" officeooo:paragraph-rsid="00683f78" style:font-size-asian="10pt" style:font-weight-asian="normal" style:font-size-complex="10pt" style:font-weight-complex="normal"/>
    </style:style>
    <style:style style:name="P100" style:family="paragraph" style:parent-style-name="Text_20_body">
      <style:text-properties fo:color="#000000" loext:opacity="100%" style:font-name="Calibri1" fo:font-size="10pt" fo:font-weight="normal" officeooo:paragraph-rsid="0069cf2c" style:font-size-asian="10pt" style:font-weight-asian="normal" style:font-size-complex="10pt" style:font-weight-complex="normal"/>
    </style:style>
    <style:style style:name="P101" style:family="paragraph" style:parent-style-name="Text_20_body">
      <style:text-properties fo:color="#000000" loext:opacity="100%" style:font-name="Calibri1" fo:font-size="10pt" fo:font-weight="normal" officeooo:paragraph-rsid="00704e10" style:font-size-asian="10pt" style:font-weight-asian="normal" style:font-size-complex="10pt" style:font-weight-complex="normal"/>
    </style:style>
    <style:style style:name="P102" style:family="paragraph" style:parent-style-name="Text_20_body">
      <style:text-properties fo:color="#000000" loext:opacity="100%" style:font-name="Calibri1" fo:font-size="10pt" fo:font-weight="normal" officeooo:paragraph-rsid="007ed902" style:font-size-asian="10pt" style:font-weight-asian="normal" style:font-size-complex="10pt" style:font-weight-complex="normal"/>
    </style:style>
    <style:style style:name="P103" style:family="paragraph" style:parent-style-name="Text_20_body">
      <style:text-properties fo:color="#000000" loext:opacity="100%" style:font-name="Calibri1" fo:font-size="10pt" fo:font-weight="normal" officeooo:paragraph-rsid="008e851d" style:font-size-asian="10pt" style:font-weight-asian="normal" style:font-size-complex="10pt" style:font-weight-complex="normal"/>
    </style:style>
    <style:style style:name="P104" style:family="paragraph" style:parent-style-name="Text_20_body">
      <style:text-properties fo:color="#000000" loext:opacity="100%" style:font-name="Calibri1" fo:font-size="10pt" fo:font-weight="normal" officeooo:paragraph-rsid="008e8102" style:font-size-asian="10pt" style:font-weight-asian="normal" style:font-size-complex="10pt" style:font-weight-complex="normal"/>
    </style:style>
    <style:style style:name="P105" style:family="paragraph" style:parent-style-name="Text_20_body">
      <style:text-properties fo:color="#000000" loext:opacity="100%" style:font-name="Calibri1" fo:font-size="10pt" fo:font-weight="normal" officeooo:paragraph-rsid="008d6b90" style:font-size-asian="10pt" style:font-weight-asian="normal" style:font-size-complex="10pt" style:font-weight-complex="normal"/>
    </style:style>
    <style:style style:name="P106" style:family="paragraph" style:parent-style-name="Text_20_body">
      <style:text-properties fo:color="#000000" loext:opacity="100%" style:font-name="Calibri1" fo:font-size="10pt" fo:font-weight="normal" officeooo:paragraph-rsid="008f7f23" style:font-size-asian="10pt" style:font-weight-asian="normal" style:font-size-complex="10pt" style:font-weight-complex="normal"/>
    </style:style>
    <style:style style:name="P107" style:family="paragraph" style:parent-style-name="Text_20_body">
      <style:text-properties fo:color="#000000" loext:opacity="100%" style:font-name="Calibri1" fo:font-size="10pt" fo:font-weight="normal" officeooo:paragraph-rsid="0094fc38" style:font-size-asian="10pt" style:font-weight-asian="normal" style:font-size-complex="10pt" style:font-weight-complex="normal"/>
    </style:style>
    <style:style style:name="P108" style:family="paragraph" style:parent-style-name="Text_20_body">
      <style:text-properties fo:color="#000000" loext:opacity="100%" style:font-name="Calibri1" fo:font-size="10pt" fo:font-weight="normal" officeooo:paragraph-rsid="0097bba3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end" style:justify-single-word="false"/>
      <style:text-properties fo:color="#000000" loext:opacity="100%" style:font-name="Calibri1" fo:font-size="10pt" fo:font-weight="normal" officeooo:paragraph-rsid="001467e2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>
      <style:text-properties fo:color="#000000" loext:opacity="100%" style:font-name="Calibri1" fo:font-size="10pt" fo:font-weight="normal" officeooo:paragraph-rsid="001642d0" style:font-size-asian="10pt" style:font-weight-asian="normal" style:font-name-complex="Calibri2" style:font-size-complex="10pt" style:font-weight-complex="normal"/>
    </style:style>
    <style:style style:name="P111" style:family="paragraph" style:parent-style-name="Heading_20_1">
      <style:paragraph-properties fo:margin-top="0.423cm" fo:margin-bottom="0.242cm" style:contextual-spacing="false"/>
      <style:text-properties fo:color="#000000" loext:opacity="100%" style:font-name="Calibri1" fo:font-size="10pt" fo:font-weight="normal" officeooo:paragraph-rsid="00475689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>
      <style:paragraph-properties fo:margin-top="0.423cm" fo:margin-bottom="0.242cm" style:contextual-spacing="false"/>
      <style:text-properties fo:color="#000000" loext:opacity="100%" style:font-name="Calibri1" fo:font-size="10pt" fo:font-weight="normal" officeooo:paragraph-rsid="00475689" style:font-size-asian="10pt" style:font-weight-asian="normal" style:font-name-complex="Calibri2" style:font-size-complex="10pt" style:font-weight-complex="normal"/>
    </style:style>
    <style:style style:name="P113" style:family="paragraph" style:parent-style-name="Heading_20_2">
      <style:paragraph-properties fo:margin-top="0.635cm" fo:margin-bottom="0.141cm" style:contextual-spacing="false" fo:line-height="138%" style:writing-mode="lr-tb"/>
      <style:text-properties fo:color="#000000" loext:opacity="100%" style:font-name="Calibri1" fo:font-size="10pt" fo:font-weight="normal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114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116" style:family="paragraph" style:parent-style-name="Heading_20_2">
      <style:text-properties fo:color="#000000" loext:opacity="100%" style:font-name="Calibri1" fo:font-size="10pt" fo:font-weight="normal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117" style:family="paragraph" style:parent-style-name="Standard">
      <style:text-properties fo:color="#000000" loext:opacity="100%" style:font-name="Calibri1" fo:font-size="10pt" fo:font-weight="normal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118" style:family="paragraph" style:parent-style-name="Heading_20_2"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19" style:family="paragraph" style:parent-style-name="Standard"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20" style:family="paragraph" style:parent-style-name="Heading_20_2"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121" style:family="paragraph" style:parent-style-name="Standard"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122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5ebc6f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23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5ebc6f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24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5ebc6f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25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5ebc6f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26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5ebc6f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2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5ebc6f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28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5ebc6f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2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3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3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3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3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13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13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13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5ebc6f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13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38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39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4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141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142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b61ea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1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1e8a79" style:font-name-asian="Calibri2" style:font-size-asian="10pt" style:font-weight-asian="normal" style:font-name-complex="Calibri2" style:font-size-complex="10pt" style:font-weight-complex="normal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1b61ea" style:font-name-asian="Calibri2" style:font-size-asian="10pt" style:font-weight-asian="normal" style:font-name-complex="Calibri2" style:font-size-complex="10pt" style:font-weight-complex="normal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1c8234" style:font-name-asian="Calibri2" style:font-size-asian="10pt" style:font-weight-asian="normal" style:font-name-complex="Calibri2" style:font-size-complex="10pt" style:font-weight-complex="normal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599caf" style:font-name-asian="Calibri2" style:font-size-asian="10pt" style:font-weight-asian="normal" style:font-name-complex="Calibri2" style:font-size-complex="10pt" style:font-weight-complex="normal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1f7bb7" style:font-name-asian="Calibri2" style:font-size-asian="10pt" style:font-weight-asian="normal" style:font-name-complex="Calibri2" style:font-size-complex="10pt" style:font-weight-complex="normal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205705" style:font-name-asian="Calibri2" style:font-size-asian="10pt" style:font-weight-asian="normal" style:font-name-complex="Calibri2" style:font-size-complex="10pt" style:font-weight-complex="normal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3f6bc7" style:font-name-asian="Calibri2" style:font-size-asian="10pt" style:font-weight-asian="normal" style:font-name-complex="Calibri2" style:font-size-complex="10pt" style:font-weight-complex="normal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1fb8b" style:font-name-asian="Calibri2" style:font-size-asian="10pt" style:font-weight-asian="normal" style:font-name-complex="Calibri2" style:font-size-complex="10pt" style:font-weight-complex="normal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6bd710" style:font-name-asian="Calibri2" style:font-size-asian="10pt" style:font-weight-asian="normal" style:font-name-complex="Calibri2" style:font-size-complex="10pt" style:font-weight-complex="normal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b61ea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176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7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78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79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18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181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8234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182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c8234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183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c8234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84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c8234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85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c8234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8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1c8234" style:font-name-asian="Calibri2" style:font-size-asian="10pt" style:font-weight-asian="normal" style:font-name-complex="Calibri2" style:font-size-complex="10pt" style:font-weight-complex="normal"/>
    </style:style>
    <style:style style:name="P18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1b61ea" style:font-name-asian="Calibri2" style:font-size-asian="10pt" style:font-weight-asian="normal" style:font-name-complex="Calibri2" style:font-size-complex="10pt" style:font-weight-complex="normal"/>
    </style:style>
    <style:style style:name="P18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18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19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19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19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19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19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19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8234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196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205705" style:font-name-asian="Calibri2" style:font-size-asian="10pt" style:font-weight-asian="normal" style:font-name-complex="Calibri2" style:font-size-complex="10pt" style:font-weight-complex="normal"/>
    </style:style>
    <style:style style:name="P19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198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199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20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201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202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203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204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205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206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20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208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209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21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211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212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213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214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215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216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21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218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3f6bc7" style:font-name-asian="Calibri2" style:font-size-asian="10pt" style:font-weight-asian="normal" style:font-name-complex="Calibri2" style:font-size-complex="10pt" style:font-weight-complex="normal"/>
    </style:style>
    <style:style style:name="P219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22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c5639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22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1c5639" style:font-name-asian="Calibri2" style:font-size-asian="10pt" style:font-weight-asian="normal" style:font-name-complex="Calibri2" style:font-size-complex="10pt" style:font-weight-complex="normal"/>
    </style:style>
    <style:style style:name="P22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1c8234" style:font-name-asian="Calibri2" style:font-size-asian="10pt" style:font-weight-asian="normal" style:font-name-complex="Calibri2" style:font-size-complex="10pt" style:font-weight-complex="normal"/>
    </style:style>
    <style:style style:name="P22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22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22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22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22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22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22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c5639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230" style:family="paragraph" style:parent-style-name="Standard">
      <style:text-properties fo:color="#000000" loext:opacity="100%" style:font-name="Calibri1" fo:font-size="10pt" fo:font-weight="normal" style:font-name-asian="Calibri2" style:font-size-asian="10pt" style:font-weight-asian="normal" style:font-name-complex="Calibri2" style:font-size-complex="10pt" style:font-weight-complex="normal"/>
    </style:style>
    <style:style style:name="P231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210e3a" style:font-name-asian="Calibri2" style:font-size-asian="10pt" style:font-weight-asian="normal" style:font-name-complex="Calibri2" style:font-size-complex="10pt" style:font-weight-complex="normal"/>
    </style:style>
    <style:style style:name="P232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233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234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235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236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237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23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23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24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24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24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24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24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24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24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1a0395" style:font-name-asian="Calibri2" style:font-size-asian="10pt" style:font-weight-asian="normal" style:font-name-complex="Calibri2" style:font-size-complex="10pt" style:font-weight-complex="normal"/>
    </style:style>
    <style:style style:name="P24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24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24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25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25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25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25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25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25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25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25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25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25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26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26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26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263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264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265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266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267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268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269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270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271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272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273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274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275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276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277" style:family="paragraph" style:parent-style-name="Standard">
      <style:paragraph-properties fo:margin-top="0cm" fo:margin-bottom="0.492cm" style:contextual-spacing="false" fo:line-height="108%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278" style:family="paragraph" style:parent-style-name="Standard">
      <style:paragraph-properties fo:margin-left="0.635cm" fo:margin-right="0cm" fo:line-height="108%" fo:text-indent="0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279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280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475689" style:font-name-asian="Calibri2" style:font-size-asian="10pt" style:font-weight-asian="normal" style:font-name-complex="Calibri2" style:font-size-complex="10pt" style:font-weight-complex="normal"/>
    </style:style>
    <style:style style:name="P281" style:family="paragraph" style:parent-style-name="Standard">
      <style:paragraph-properties fo:margin-left="0.653cm" fo:margin-right="0cm" fo:line-height="108%" fo:text-indent="0cm" style:auto-text-indent="false"/>
      <style:text-properties fo:color="#000000" loext:opacity="100%" style:font-name="Calibri1" fo:font-size="10pt" fo:font-weight="normal" officeooo:paragraph-rsid="00475689" style:font-name-asian="Calibri2" style:font-size-asian="10pt" style:font-weight-asian="normal" style:font-name-complex="Calibri2" style:font-size-complex="10pt" style:font-weight-complex="normal"/>
    </style:style>
    <style:style style:name="P282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475ffe" style:font-name-asian="Calibri2" style:font-size-asian="10pt" style:font-weight-asian="normal" style:font-name-complex="Calibri2" style:font-size-complex="10pt" style:font-weight-complex="normal"/>
    </style:style>
    <style:style style:name="P283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284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28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28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28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28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28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29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29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29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29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29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29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223350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296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e8a79" officeooo:paragraph-rsid="003f6bc7" style:font-name-asian="Calibri2" style:font-size-asian="10pt" style:font-weight-asian="normal" style:font-name-complex="Calibri2" style:font-size-complex="10pt" style:font-weight-complex="normal"/>
    </style:style>
    <style:style style:name="P29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1e8a79" officeooo:paragraph-rsid="003fbece" style:font-name-asian="Calibri2" style:font-size-asian="10pt" style:font-weight-asian="normal" style:font-name-complex="Calibri2" style:font-size-complex="10pt" style:font-weight-complex="normal"/>
    </style:style>
    <style:style style:name="P29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1e8a79" style:font-name-asian="Calibri2" style:font-size-asian="10pt" style:font-weight-asian="normal" style:font-name-complex="Calibri2" style:font-size-complex="10pt" style:font-weight-complex="normal"/>
    </style:style>
    <style:style style:name="P29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30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0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0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30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0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30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30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e8a79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307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62118e" officeooo:paragraph-rsid="0062118e" style:font-name-asian="Calibri2" style:font-size-asian="10pt" style:font-weight-asian="normal" style:font-name-complex="Calibri2" style:font-size-complex="10pt" style:font-weight-complex="normal"/>
    </style:style>
    <style:style style:name="P308" style:family="paragraph" style:parent-style-name="Standard">
      <style:text-properties fo:color="#000000" loext:opacity="100%" style:font-name="Calibri1" fo:font-size="10pt" fo:font-weight="normal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309" style:family="paragraph" style:parent-style-name="Standard">
      <style:text-properties fo:color="#000000" loext:opacity="100%" style:font-name="Calibri1" fo:font-size="10pt" fo:font-weight="normal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310" style:family="paragraph" style:parent-style-name="Standard">
      <style:text-properties fo:color="#000000" loext:opacity="100%" style:font-name="Calibri1" fo:font-size="10pt" fo:font-weight="normal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311" style:family="paragraph" style:parent-style-name="Standard">
      <style:text-properties fo:color="#000000" loext:opacity="100%" style:font-name="Calibri1" fo:font-size="10pt" fo:font-weight="normal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312" style:family="paragraph" style:parent-style-name="Standard"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313" style:family="paragraph" style:parent-style-name="Standard">
      <style:text-properties fo:color="#000000" loext:opacity="100%" style:font-name="Calibri1" fo:font-size="10pt" fo:font-weight="normal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314" style:family="paragraph" style:parent-style-name="Standard">
      <style:text-properties fo:color="#000000" loext:opacity="100%" style:font-name="Calibri1" fo:font-size="10pt" fo:font-weight="normal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15" style:family="paragraph" style:parent-style-name="Standard">
      <style:text-properties fo:color="#000000" loext:opacity="100%" style:font-name="Calibri1" fo:font-size="10pt" fo:font-weight="normal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316" style:family="paragraph" style:parent-style-name="Standard">
      <style:paragraph-properties fo:margin-left="0.653cm" fo:margin-right="0.048cm" fo:line-height="102%" fo:text-indent="0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317" style:family="paragraph" style:parent-style-name="Standard">
      <style:paragraph-properties fo:margin-left="1.879cm" fo:margin-right="0.048cm" fo:margin-top="0cm" fo:margin-bottom="0.041cm" style:contextual-spacing="false" fo:line-height="102%" fo:text-indent="0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318" style:family="paragraph" style:parent-style-name="Standard">
      <style:paragraph-properties fo:margin-left="0cm" fo:margin-right="0.048cm" fo:margin-top="0cm" fo:margin-bottom="0.233cm" style:contextual-spacing="false" fo:line-height="102%" fo:text-indent="0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319" style:family="paragraph" style:parent-style-name="Standard"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32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1a0395" style:font-name-asian="Calibri2" style:font-size-asian="10pt" style:font-weight-asian="normal" style:font-name-complex="Calibri2" style:font-size-complex="10pt" style:font-weight-complex="normal"/>
    </style:style>
    <style:style style:name="P32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205705" style:font-name-asian="Calibri2" style:font-size-asian="10pt" style:font-weight-asian="normal" style:font-name-complex="Calibri2" style:font-size-complex="10pt" style:font-weight-complex="normal"/>
    </style:style>
    <style:style style:name="P32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32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32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32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32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32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2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2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33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33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33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33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33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33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33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33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3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33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34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34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34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3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3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3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3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1f7bb7" style:font-name-asian="Calibri2" style:font-size-asian="10pt" style:font-weight-asian="normal" style:font-name-complex="Calibri2" style:font-size-complex="10pt" style:font-weight-complex="normal"/>
    </style:style>
    <style:style style:name="P3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3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3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3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3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1f7bb7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355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f7bb7" officeooo:paragraph-rsid="001f7bb7" style:font-name-asian="Calibri2" style:font-size-asian="10pt" style:font-weight-asian="normal" style:font-name-complex="Calibri2" style:font-size-complex="10pt" style:font-weight-complex="normal"/>
    </style:style>
    <style:style style:name="P356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f7bb7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35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f7bb7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58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1f7bb7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483212" officeooo:paragraph-rsid="00483212" style:font-name-asian="Calibri2" style:font-size-asian="10pt" style:font-weight-asian="normal" style:font-name-complex="Calibri2" style:font-size-complex="10pt" style:font-weight-complex="normal"/>
    </style:style>
    <style:style style:name="P3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483212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3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483212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483212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205705" style:font-name-asian="Calibri2" style:font-size-asian="10pt" style:font-weight-asian="normal" style:font-name-complex="Calibri2" style:font-size-complex="10pt" style:font-weight-complex="normal"/>
    </style:style>
    <style:style style:name="P3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3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3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3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36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6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7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37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37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37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37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37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37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37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37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7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38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38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38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38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38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38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38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05705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387" style:family="paragraph" style:parent-style-name="Standard">
      <style:paragraph-properties fo:orphans="0" fo:widows="0"/>
      <style:text-properties fo:color="#000000" loext:opacity="100%" style:font-name="Calibri1" fo:font-size="10pt" fo:font-weight="normal" style:font-name-asian="Calibri2" style:font-size-asian="10pt" style:font-weight-asian="normal" style:font-name-complex="Calibri2" style:font-size-complex="10pt" style:font-weight-complex="normal"/>
    </style:style>
    <style:style style:name="P388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89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390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391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392" style:family="paragraph" style:parent-style-name="Standard">
      <style:paragraph-properties fo:orphans="0" fo:widows="0"/>
      <style:text-properties fo:color="#000000" loext:opacity="100%" style:font-name="Calibri1" fo:font-size="10pt" fo:font-weight="normal" officeooo:paragraph-rsid="00475689" style:font-name-asian="Calibri2" style:font-size-asian="10pt" style:font-weight-asian="normal" style:font-name-complex="Calibri2" style:font-size-complex="10pt" style:font-weight-complex="normal"/>
    </style:style>
    <style:style style:name="P39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210e3a" style:font-name-asian="Calibri2" style:font-size-asian="10pt" style:font-weight-asian="normal" style:font-name-complex="Calibri2" style:font-size-complex="10pt" style:font-weight-complex="normal"/>
    </style:style>
    <style:style style:name="P39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39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39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39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39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39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40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40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40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40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40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40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40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40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40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40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1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41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1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41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41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41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41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10e3a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41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210e3a" style:font-name-asian="Calibri2" style:font-size-asian="10pt" style:font-weight-asian="normal" style:font-name-complex="Calibri2" style:font-size-complex="10pt" style:font-weight-complex="normal"/>
    </style:style>
    <style:style style:name="P418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223350" style:font-name-asian="Calibri2" style:font-size-asian="10pt" style:font-weight-asian="normal" style:font-name-complex="Calibri2" style:font-size-complex="10pt" style:font-weight-complex="normal"/>
    </style:style>
    <style:style style:name="P419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420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421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422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423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424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425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426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42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428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429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430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431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432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433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34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435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36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437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438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439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440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210e3a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44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23e6bb" style:font-name-asian="Calibri2" style:font-size-asian="10pt" style:font-weight-asian="normal" style:font-name-complex="Calibri2" style:font-size-complex="10pt" style:font-weight-complex="normal"/>
    </style:style>
    <style:style style:name="P44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4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4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4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d5faa" style:font-name-asian="Calibri2" style:font-size-asian="10pt" style:font-weight-asian="normal" style:font-name-complex="Calibri2" style:font-size-complex="10pt" style:font-weight-complex="normal"/>
    </style:style>
    <style:style style:name="P4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40e0d6" style:font-name-asian="Calibri2" style:font-size-asian="10pt" style:font-weight-asian="normal" style:font-name-complex="Calibri2" style:font-size-complex="10pt" style:font-weight-complex="normal"/>
    </style:style>
    <style:style style:name="P4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4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4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4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4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4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8e851d" style:font-name-asian="Calibri2" style:font-size-asian="10pt" style:font-weight-asian="normal" style:font-name-complex="Calibri2" style:font-size-complex="10pt" style:font-weight-complex="normal"/>
    </style:style>
    <style:style style:name="P4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4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4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4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23e6bb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459" style:family="paragraph" style:parent-style-name="Standard">
      <style:text-properties fo:color="#000000" loext:opacity="100%" style:font-name="Calibri1" fo:font-size="10pt" fo:font-weight="normal" officeooo:paragraph-rsid="00755353" style:font-name-asian="Calibri2" style:font-size-asian="10pt" style:font-weight-asian="normal" style:font-name-complex="Calibri2" style:font-size-complex="10pt" style:font-weight-complex="normal"/>
    </style:style>
    <style:style style:name="P4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d4218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461" style:family="paragraph" style:parent-style-name="Standard">
      <style:text-properties fo:color="#000000" loext:opacity="100%" style:font-name="Calibri1" fo:font-size="10pt" fo:font-weight="normal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4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3f6bc7" officeooo:paragraph-rsid="003f6bc7" style:font-name-asian="Calibri2" style:font-size-asian="10pt" style:font-weight-asian="normal" style:font-name-complex="Calibri2" style:font-size-complex="10pt" style:font-weight-complex="normal"/>
    </style:style>
    <style:style style:name="P4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3f6bc7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4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61fb8b" officeooo:paragraph-rsid="0061fb8b" style:font-name-asian="Calibri2" style:font-size-asian="10pt" style:font-weight-asian="normal" style:font-name-complex="Calibri2" style:font-size-complex="10pt" style:font-weight-complex="normal"/>
    </style:style>
    <style:style style:name="P465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2f3488" officeooo:paragraph-rsid="002f3488" style:font-name-asian="Calibri2" style:font-size-asian="10pt" style:font-weight-asian="normal" style:font-name-complex="Calibri2" style:font-size-complex="10pt" style:font-weight-complex="normal"/>
    </style:style>
    <style:style style:name="P46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651077" officeooo:paragraph-rsid="00651077" style:font-name-asian="Calibri2" style:font-size-asian="10pt" style:font-weight-asian="normal" style:font-name-complex="Calibri2" style:font-size-complex="10pt" style:font-weight-complex="normal"/>
    </style:style>
    <style:style style:name="P46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651077" officeooo:paragraph-rsid="00656bd3" style:font-name-asian="Calibri2" style:font-size-asian="10pt" style:font-weight-asian="normal" style:font-name-complex="Calibri2" style:font-size-complex="10pt" style:font-weight-complex="normal"/>
    </style:style>
    <style:style style:name="P46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651077" officeooo:paragraph-rsid="00683f78" style:font-name-asian="Calibri2" style:font-size-asian="10pt" style:font-weight-asian="normal" style:font-name-complex="Calibri2" style:font-size-complex="10pt" style:font-weight-complex="normal"/>
    </style:style>
    <style:style style:name="P46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651077" officeooo:paragraph-rsid="0069cf2c" style:font-name-asian="Calibri2" style:font-size-asian="10pt" style:font-weight-asian="normal" style:font-name-complex="Calibri2" style:font-size-complex="10pt" style:font-weight-complex="normal"/>
    </style:style>
    <style:style style:name="P47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651077" officeooo:paragraph-rsid="00704e10" style:font-name-asian="Calibri2" style:font-size-asian="10pt" style:font-weight-asian="normal" style:font-name-complex="Calibri2" style:font-size-complex="10pt" style:font-weight-complex="normal"/>
    </style:style>
    <style:style style:name="P47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dc3d9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47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dc3d9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7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dc3d9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7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dc3d9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47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ed902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7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7ed902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77" style:family="paragraph" style:parent-style-name="Standard">
      <style:text-properties fo:color="#000000" loext:opacity="100%" style:font-name="Calibri1" fo:font-size="10pt" fo:font-weight="normal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7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8e8102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47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4d9e6c" officeooo:paragraph-rsid="004d9e6c" style:font-name-asian="Calibri2" style:font-size-asian="10pt" style:font-weight-asian="normal" style:font-name-complex="Calibri2" style:font-size-complex="10pt" style:font-weight-complex="normal"/>
    </style:style>
    <style:style style:name="P480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weight="normal" officeooo:rsid="004347b1" officeooo:paragraph-rsid="004d9e6c" style:font-name-asian="Calibri2" style:font-size-asian="10pt" style:font-weight-asian="normal" style:font-name-complex="Calibri2" style:font-size-complex="10pt" style:font-weight-complex="normal"/>
    </style:style>
    <style:style style:name="P48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normal" officeooo:rsid="006bd710" officeooo:paragraph-rsid="006bd710" style:font-name-asian="Calibri2" style:font-size-asian="10pt" style:font-weight-asian="normal" style:font-name-complex="Calibri2" style:font-size-complex="10pt" style:font-weight-complex="normal"/>
    </style:style>
    <style:style style:name="P482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6fbf48" officeooo:paragraph-rsid="006fbf48" style:font-name-asian="Calibri2" style:font-size-asian="10pt" style:font-weight-asian="normal" style:font-name-complex="Calibri2" style:font-size-complex="10pt" style:font-weight-complex="normal"/>
    </style:style>
    <style:style style:name="P483" style:family="paragraph" style:parent-style-name="Standard">
      <style:paragraph-properties fo:orphans="0" fo:widows="0"/>
      <style:text-properties fo:color="#000000" loext:opacity="100%" style:font-name="Calibri1" fo:font-size="10pt" fo:font-weight="normal" officeooo:rsid="00475689" officeooo:paragraph-rsid="00475689" style:font-name-asian="Calibri2" style:font-size-asian="10pt" style:font-weight-asian="normal" style:font-name-complex="Calibri2" style:font-size-complex="10pt" style:font-weight-complex="normal"/>
    </style:style>
    <style:style style:name="P484" style:family="paragraph" style:parent-style-name="Standard">
      <style:text-properties fo:color="#000000" loext:opacity="100%" style:font-name="Calibri1" fo:font-size="10pt" fo:font-weight="normal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485" style:family="paragraph" style:parent-style-name="Standard">
      <style:text-properties fo:color="#000000" loext:opacity="100%" style:font-name="Calibri1" fo:font-size="10pt" fo:font-weight="normal" officeooo:paragraph-rsid="003de84e" style:font-name-asian="Calibri2" style:font-size-asian="10pt" style:font-weight-asian="normal" style:font-name-complex="Calibri2" style:font-size-complex="10pt" style:font-weight-complex="normal"/>
    </style:style>
    <style:style style:name="P486" style:family="paragraph" style:parent-style-name="Standard">
      <style:text-properties fo:color="#000000" loext:opacity="100%" style:font-name="Calibri1" fo:font-size="10pt" fo:font-weight="normal" officeooo:paragraph-rsid="007ed902" style:font-name-asian="Calibri2" style:font-size-asian="10pt" style:font-weight-asian="normal" style:font-name-complex="Calibri2" style:font-size-complex="10pt" style:font-weight-complex="normal"/>
    </style:style>
    <style:style style:name="P487" style:family="paragraph" style:parent-style-name="Standard">
      <style:text-properties fo:color="#000000" loext:opacity="100%" style:font-name="Calibri1" fo:font-size="10pt" fo:font-weight="normal" officeooo:paragraph-rsid="008d6b90" style:font-name-asian="Calibri2" style:font-size-asian="10pt" style:font-weight-asian="normal" style:font-name-complex="Calibri2" style:font-size-complex="10pt" style:font-weight-complex="normal"/>
    </style:style>
    <style:style style:name="P488" style:family="paragraph" style:parent-style-name="Standard">
      <style:text-properties fo:color="#000000" loext:opacity="100%" style:font-name="Calibri1" fo:font-size="10pt" fo:font-weight="normal" officeooo:paragraph-rsid="004a3cde" style:font-name-asian="Calibri2" style:font-size-asian="10pt" style:font-weight-asian="normal" style:font-name-complex="Calibri2" style:font-size-complex="10pt" style:font-weight-complex="normal"/>
    </style:style>
    <style:style style:name="P489" style:family="paragraph" style:parent-style-name="Standard">
      <style:text-properties fo:color="#000000" loext:opacity="100%" style:font-name="Calibri1" fo:font-size="10pt" fo:font-weight="normal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490" style:family="paragraph" style:parent-style-name="Standard">
      <style:paragraph-properties fo:line-height="108%"/>
      <style:text-properties fo:color="#000000" loext:opacity="100%" style:font-name="Calibri1" fo:font-size="10pt" fo:font-weight="normal" officeooo:rsid="0094fc38" officeooo:paragraph-rsid="0078e717" style:font-name-asian="Calibri2" style:font-size-asian="10pt" style:font-weight-asian="normal" style:font-name-complex="Calibri2" style:font-size-complex="10pt" style:font-weight-complex="normal"/>
    </style:style>
    <style:style style:name="P491" style:family="paragraph" style:parent-style-name="Standard">
      <style:text-properties fo:color="#000000" loext:opacity="100%" style:font-name="Calibri1" fo:font-size="10pt" fo:font-weight="normal" officeooo:paragraph-rsid="0097bba3" style:font-name-asian="Calibri2" style:font-size-asian="10pt" style:font-weight-asian="normal" style:font-name-complex="Calibri2" style:font-size-complex="10pt" style:font-weight-complex="normal"/>
    </style:style>
    <style:style style:name="P492" style:family="paragraph" style:parent-style-name="Standard">
      <style:text-properties fo:color="#000000" loext:opacity="100%" style:font-name="Calibri1" fo:font-size="10pt" fo:font-weight="normal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49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rsid="008f7f23" officeooo:paragraph-rsid="008f7f23" style:font-name-asian="Calibri2" style:font-size-asian="10pt" style:font-weight-asian="normal" style:font-name-complex="Calibri2" style:font-size-complex="10pt" style:font-weight-complex="normal"/>
    </style:style>
    <style:style style:name="P494" style:family="paragraph" style:parent-style-name="Standard">
      <style:text-properties fo:color="#000000" loext:opacity="100%" style:font-name="Calibri1" fo:font-size="10pt" fo:font-weight="normal" fo:background-color="#fffffe" style:font-size-asian="10pt" style:font-weight-asian="normal" style:font-size-complex="10pt" style:font-weight-complex="normal"/>
    </style:style>
    <style:style style:name="P495" style:family="paragraph" style:parent-style-name="Standard">
      <style:text-properties fo:color="#000000" loext:opacity="100%" style:font-name="Calibri1" fo:font-size="10pt" fo:font-weight="normal" officeooo:paragraph-rsid="008e851d" fo:background-color="#fffffe" style:font-size-asian="10pt" style:font-weight-asian="normal" style:font-size-complex="10pt" style:font-weight-complex="normal"/>
    </style:style>
    <style:style style:name="P496" style:family="paragraph" style:parent-style-name="Standard">
      <style:text-properties fo:color="#000000" loext:opacity="100%" style:font-name="Calibri1" fo:font-size="10pt" fo:font-weight="normal" officeooo:paragraph-rsid="008e8102" fo:background-color="#fffffe" style:font-size-asian="10pt" style:font-weight-asian="normal" style:font-size-complex="10pt" style:font-weight-complex="normal"/>
    </style:style>
    <style:style style:name="P497" style:family="paragraph" style:parent-style-name="Standard">
      <style:text-properties fo:color="#000000" loext:opacity="100%" style:font-name="Calibri1" fo:font-size="10pt" fo:font-weight="normal" officeooo:paragraph-rsid="008d6b90" fo:background-color="#fffffe" style:font-size-asian="10pt" style:font-weight-asian="normal" style:font-size-complex="10pt" style:font-weight-complex="normal"/>
    </style:style>
    <style:style style:name="P498" style:family="paragraph" style:parent-style-name="Standard">
      <style:text-properties fo:color="#000000" loext:opacity="100%" style:font-name="Calibri1" fo:font-size="10pt" fo:font-weight="normal" officeooo:paragraph-rsid="00a63b61" fo:background-color="#fffffe" style:font-size-asian="10pt" style:font-weight-asian="normal" style:font-size-complex="10pt" style:font-weight-complex="normal"/>
    </style:style>
    <style:style style:name="P499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e851d" fo:background-color="#fffffe" style:font-name-asian="Calibri2" style:font-size-asian="10pt" style:font-weight-asian="normal" style:font-name-complex="Calibri2" style:font-size-complex="10pt" style:font-weight-complex="normal"/>
    </style:style>
    <style:style style:name="P500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8e8102" fo:background-color="#fffffe" style:font-name-asian="Calibri2" style:font-size-asian="10pt" style:font-weight-asian="normal" style:font-name-complex="Calibri2" style:font-size-complex="10pt" style:font-weight-complex="normal"/>
    </style:style>
    <style:style style:name="P501" style:family="paragraph" style:parent-style-name="Standard">
      <style:paragraph-properties fo:line-height="108%"/>
      <style:text-properties fo:color="#000000" loext:opacity="100%" style:font-name="Calibri1" fo:font-size="10pt" fo:font-weight="normal" officeooo:paragraph-rsid="009fae47" fo:background-color="#fffffe" style:font-name-asian="Calibri2" style:font-size-asian="10pt" style:font-weight-asian="normal" style:font-name-complex="Calibri2" style:font-size-complex="10pt" style:font-weight-complex="normal"/>
    </style:style>
    <style:style style:name="P50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normal" officeooo:paragraph-rsid="00683f78" fo:background-color="transparent" style:font-size-asian="10pt" style:font-weight-asian="normal" style:font-size-complex="10pt" style:font-weight-complex="normal"/>
    </style:style>
    <style:style style:name="P503" style:family="paragraph" style:parent-style-name="Heading_20_1">
      <style:paragraph-properties fo:margin-top="0.423cm" fo:margin-bottom="0.385cm" style:contextual-spacing="false"/>
      <style:text-properties fo:color="#000000" loext:opacity="100%" style:font-name="Calibri1" fo:font-size="10pt" fo:font-weight="bold" officeooo:paragraph-rsid="001642d0" style:font-size-asian="10pt" style:font-weight-asian="bold" style:font-size-complex="10pt" style:font-weight-complex="bold"/>
    </style:style>
    <style:style style:name="P504" style:family="paragraph" style:parent-style-name="Standard">
      <style:text-properties fo:color="#000000" loext:opacity="100%" style:font-name="Calibri1" fo:font-size="10pt" fo:font-weight="bold" officeooo:paragraph-rsid="001642d0" style:font-size-asian="10pt" style:font-weight-asian="bold" style:font-size-complex="10pt" style:font-weight-complex="bold"/>
    </style:style>
    <style:style style:name="P505" style:family="paragraph" style:parent-style-name="Heading_20_2">
      <style:text-properties fo:color="#000000" loext:opacity="100%" style:font-name="Calibri1" fo:font-size="10pt" fo:font-weight="bold" style:font-size-asian="10pt" style:font-weight-asian="bold" style:font-size-complex="10pt" style:font-weight-complex="bold"/>
    </style:style>
    <style:style style:name="P506" style:family="paragraph" style:parent-style-name="Heading_20_2">
      <style:text-properties fo:color="#000000" loext:opacity="100%" style:font-name="Calibri1" fo:font-size="10pt" fo:font-weight="bold" officeooo:paragraph-rsid="00755353" style:font-size-asian="10pt" style:font-weight-asian="bold" style:font-size-complex="10pt" style:font-weight-complex="bold"/>
    </style:style>
    <style:style style:name="P507" style:family="paragraph" style:parent-style-name="Heading_20_2">
      <style:text-properties fo:color="#000000" loext:opacity="100%" style:font-name="Calibri1" fo:font-size="10pt" fo:font-weight="bold" officeooo:paragraph-rsid="007c400a" style:font-size-asian="10pt" style:font-weight-asian="bold" style:font-size-complex="10pt" style:font-weight-complex="bold"/>
    </style:style>
    <style:style style:name="P508" style:family="paragraph" style:parent-style-name="Heading_20_2">
      <style:text-properties fo:color="#000000" loext:opacity="100%" style:font-name="Calibri1" fo:font-size="10pt" fo:font-weight="bold" officeooo:paragraph-rsid="007d4218" style:font-size-asian="10pt" style:font-weight-asian="bold" style:font-size-complex="10pt" style:font-weight-complex="bold"/>
    </style:style>
    <style:style style:name="P509" style:family="paragraph" style:parent-style-name="Heading_20_2">
      <style:text-properties fo:color="#000000" loext:opacity="100%" style:font-name="Calibri1" fo:font-size="10pt" fo:font-weight="bold" officeooo:paragraph-rsid="003de84e" style:font-size-asian="10pt" style:font-weight-asian="bold" style:font-size-complex="10pt" style:font-weight-complex="bold"/>
    </style:style>
    <style:style style:name="P510" style:family="paragraph" style:parent-style-name="Heading_20_2">
      <style:text-properties fo:color="#000000" loext:opacity="100%" style:font-name="Calibri1" fo:font-size="10pt" fo:font-weight="bold" officeooo:paragraph-rsid="007dc3d9" style:font-size-asian="10pt" style:font-weight-asian="bold" style:font-size-complex="10pt" style:font-weight-complex="bold"/>
    </style:style>
    <style:style style:name="P511" style:family="paragraph" style:parent-style-name="Heading_20_2">
      <style:text-properties fo:color="#000000" loext:opacity="100%" style:font-name="Calibri1" fo:font-size="10pt" fo:font-weight="bold" officeooo:paragraph-rsid="008e8102" style:font-size-asian="10pt" style:font-weight-asian="bold" style:font-size-complex="10pt" style:font-weight-complex="bold"/>
    </style:style>
    <style:style style:name="P512" style:family="paragraph" style:parent-style-name="Text_20_body">
      <style:text-properties fo:color="#000000" loext:opacity="100%" style:font-name="Calibri1" fo:font-size="10pt" fo:font-weight="bold" officeooo:paragraph-rsid="008e8102" style:font-size-asian="10pt" style:font-weight-asian="bold" style:font-size-complex="10pt" style:font-weight-complex="bold"/>
    </style:style>
    <style:style style:name="P513" style:family="paragraph" style:parent-style-name="Text_20_body">
      <style:text-properties fo:color="#000000" loext:opacity="100%" style:font-name="Calibri1" fo:font-size="10pt" fo:font-weight="bold" officeooo:paragraph-rsid="008e851d" style:font-size-asian="10pt" style:font-weight-asian="bold" style:font-size-complex="10pt" style:font-weight-complex="bold"/>
    </style:style>
    <style:style style:name="P514" style:family="paragraph" style:parent-style-name="Heading_20_2">
      <style:text-properties fo:color="#000000" loext:opacity="100%" style:font-name="Calibri1" fo:font-size="10pt" fo:font-weight="bold" officeooo:paragraph-rsid="009fae47" style:font-size-asian="10pt" style:font-weight-asian="bold" style:font-size-complex="10pt" style:font-weight-complex="bold"/>
    </style:style>
    <style:style style:name="P515" style:family="paragraph" style:parent-style-name="Text_20_body">
      <style:text-properties fo:color="#000000" loext:opacity="100%" style:font-name="Calibri1" fo:font-size="10pt" fo:font-weight="bold" officeooo:paragraph-rsid="009fae47" style:font-size-asian="10pt" style:font-weight-asian="bold" style:font-size-complex="10pt" style:font-weight-complex="bold"/>
    </style:style>
    <style:style style:name="P516" style:family="paragraph" style:parent-style-name="Text_20_body">
      <style:text-properties fo:color="#000000" loext:opacity="100%" style:font-name="Calibri1" fo:font-size="10pt" fo:font-weight="bold" officeooo:paragraph-rsid="004a3cde" style:font-size-asian="10pt" style:font-weight-asian="bold" style:font-size-complex="10pt" style:font-weight-complex="bold"/>
    </style:style>
    <style:style style:name="P517" style:family="paragraph" style:parent-style-name="Heading_20_2">
      <style:text-properties fo:color="#000000" loext:opacity="100%" style:font-name="Calibri1" fo:font-size="10pt" fo:font-weight="bold" officeooo:paragraph-rsid="0023e6bb" style:font-name-asian="Calibri2" style:font-size-asian="10pt" style:font-weight-asian="bold" style:font-name-complex="Calibri2" style:font-size-complex="10pt" style:font-weight-complex="bold"/>
    </style:style>
    <style:style style:name="P518" style:family="paragraph" style:parent-style-name="Heading_20_2">
      <style:text-properties fo:color="#000000" loext:opacity="100%"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P519" style:family="paragraph" style:parent-style-name="Heading_20_2">
      <style:text-properties fo:color="#000000" loext:opacity="100%" style:font-name="Calibri1" fo:font-size="10pt" fo:font-weight="bold" officeooo:paragraph-rsid="00223350" style:font-name-asian="Calibri2" style:font-size-asian="10pt" style:font-weight-asian="bold" style:font-name-complex="Calibri2" style:font-size-complex="10pt" style:font-weight-complex="bold"/>
    </style:style>
    <style:style style:name="P520" style:family="paragraph" style:parent-style-name="Heading_20_2">
      <style:text-properties fo:color="#000000" loext:opacity="100%" style:font-name="Calibri1" fo:font-size="10pt" fo:font-weight="bold" officeooo:paragraph-rsid="0078e717" style:font-name-asian="Calibri2" style:font-size-asian="10pt" style:font-weight-asian="bold" style:font-name-complex="Calibri2" style:font-size-complex="10pt" style:font-weight-complex="bold"/>
    </style:style>
    <style:style style:name="P521" style:family="paragraph" style:parent-style-name="Heading_20_2">
      <style:text-properties fo:color="#000000" loext:opacity="100%" style:font-name="Calibri1" fo:font-size="10pt" fo:font-weight="bold" officeooo:paragraph-rsid="0077ca5c" style:font-name-asian="Calibri2" style:font-size-asian="10pt" style:font-weight-asian="bold" style:font-name-complex="Calibri2" style:font-size-complex="10pt" style:font-weight-complex="bold"/>
    </style:style>
    <style:style style:name="P522" style:family="paragraph" style:parent-style-name="Heading_20_2">
      <style:text-properties fo:color="#000000" loext:opacity="100%" style:font-name="Calibri1" fo:font-size="10pt" fo:font-weight="bold" officeooo:paragraph-rsid="007d4218" style:font-name-asian="Calibri2" style:font-size-asian="10pt" style:font-weight-asian="bold" style:font-name-complex="Calibri2" style:font-size-complex="10pt" style:font-weight-complex="bold"/>
    </style:style>
    <style:style style:name="P523" style:family="paragraph" style:parent-style-name="Heading_20_2">
      <style:text-properties fo:color="#000000" loext:opacity="100%" style:font-name="Calibri1" fo:font-size="10pt" fo:font-weight="bold" officeooo:paragraph-rsid="003de84e" style:font-name-asian="Calibri2" style:font-size-asian="10pt" style:font-weight-asian="bold" style:font-name-complex="Calibri2" style:font-size-complex="10pt" style:font-weight-complex="bold"/>
    </style:style>
    <style:style style:name="P524" style:family="paragraph" style:parent-style-name="Heading_20_2">
      <style:text-properties fo:color="#000000" loext:opacity="100%" style:font-name="Calibri1" fo:font-size="10pt" fo:font-weight="bold" officeooo:paragraph-rsid="0040e0d6" style:font-name-asian="Calibri2" style:font-size-asian="10pt" style:font-weight-asian="bold" style:font-name-complex="Calibri2" style:font-size-complex="10pt" style:font-weight-complex="bold"/>
    </style:style>
    <style:style style:name="P525" style:family="paragraph" style:parent-style-name="Heading_20_2">
      <style:text-properties fo:color="#000000" loext:opacity="100%" style:font-name="Calibri1" fo:font-size="10pt" fo:font-weight="bold" officeooo:paragraph-rsid="00683f78" style:font-name-asian="Calibri2" style:font-size-asian="10pt" style:font-weight-asian="bold" style:font-name-complex="Calibri2" style:font-size-complex="10pt" style:font-weight-complex="bold"/>
    </style:style>
    <style:style style:name="P526" style:family="paragraph" style:parent-style-name="Heading_20_2">
      <style:text-properties fo:color="#000000" loext:opacity="100%" style:font-name="Calibri1" fo:font-size="10pt" fo:font-weight="bold" officeooo:paragraph-rsid="0069cf2c" style:font-name-asian="Calibri2" style:font-size-asian="10pt" style:font-weight-asian="bold" style:font-name-complex="Calibri2" style:font-size-complex="10pt" style:font-weight-complex="bold"/>
    </style:style>
    <style:style style:name="P527" style:family="paragraph" style:parent-style-name="Heading_20_2"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528" style:family="paragraph" style:parent-style-name="Standard"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529" style:family="paragraph" style:parent-style-name="Heading_20_2">
      <style:text-properties fo:color="#000000" loext:opacity="100%" style:font-name="Calibri1" fo:font-size="10pt" fo:font-weight="bold" officeooo:paragraph-rsid="007ed902" style:font-name-asian="Calibri2" style:font-size-asian="10pt" style:font-weight-asian="bold" style:font-name-complex="Calibri2" style:font-size-complex="10pt" style:font-weight-complex="bold"/>
    </style:style>
    <style:style style:name="P530" style:family="paragraph" style:parent-style-name="Heading_20_2"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531" style:family="paragraph" style:parent-style-name="Standard"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532" style:family="paragraph" style:parent-style-name="Heading_20_2"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533" style:family="paragraph" style:parent-style-name="Heading_20_2">
      <style:text-properties fo:color="#000000" loext:opacity="100%" style:font-name="Calibri1" fo:font-size="10pt" fo:font-weight="bold" officeooo:paragraph-rsid="008d6b90" style:font-name-asian="Calibri2" style:font-size-asian="10pt" style:font-weight-asian="bold" style:font-name-complex="Calibri2" style:font-size-complex="10pt" style:font-weight-complex="bold"/>
    </style:style>
    <style:style style:name="P534" style:family="paragraph" style:parent-style-name="Standard">
      <style:text-properties fo:color="#000000" loext:opacity="100%" style:font-name="Calibri1" fo:font-size="10pt" fo:font-weight="bold" officeooo:paragraph-rsid="008d6b90" style:font-name-asian="Calibri2" style:font-size-asian="10pt" style:font-weight-asian="bold" style:font-name-complex="Calibri2" style:font-size-complex="10pt" style:font-weight-complex="bold"/>
    </style:style>
    <style:style style:name="P535" style:family="paragraph" style:parent-style-name="Heading_20_2">
      <style:text-properties fo:color="#000000" loext:opacity="100%" style:font-name="Calibri1" fo:font-size="10pt" fo:font-weight="bold" officeooo:paragraph-rsid="004a3cde" style:font-name-asian="Calibri2" style:font-size-asian="10pt" style:font-weight-asian="bold" style:font-name-complex="Calibri2" style:font-size-complex="10pt" style:font-weight-complex="bold"/>
    </style:style>
    <style:style style:name="P536" style:family="paragraph" style:parent-style-name="Heading_20_2">
      <style:text-properties fo:color="#000000" loext:opacity="100%" style:font-name="Calibri1" fo:font-size="10pt" fo:font-weight="bold" officeooo:paragraph-rsid="008f7f23" style:font-name-asian="Calibri2" style:font-size-asian="10pt" style:font-weight-asian="bold" style:font-name-complex="Calibri2" style:font-size-complex="10pt" style:font-weight-complex="bold"/>
    </style:style>
    <style:style style:name="P537" style:family="paragraph" style:parent-style-name="Heading_20_2">
      <style:text-properties fo:color="#000000" loext:opacity="100%" style:font-name="Calibri1" fo:font-size="10pt" fo:font-weight="bold" officeooo:paragraph-rsid="0097bba3" style:font-name-asian="Calibri2" style:font-size-asian="10pt" style:font-weight-asian="bold" style:font-name-complex="Calibri2" style:font-size-complex="10pt" style:font-weight-complex="bold"/>
    </style:style>
    <style:style style:name="P538" style:family="paragraph" style:parent-style-name="Heading_20_2"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539" style:family="paragraph" style:parent-style-name="Standard">
      <style:paragraph-properties fo:margin-left="0.635cm" fo:margin-right="0cm" fo:line-height="108%" fo:text-indent="0cm" style:auto-text-indent="false"/>
      <style:text-properties fo:color="#000000" loext:opacity="100%" style:font-name="Calibri1" fo:font-size="10pt" fo:font-weight="bold" officeooo:paragraph-rsid="001642d0" style:font-name-asian="Calibri2" style:font-size-asian="10pt" style:font-weight-asian="bold" style:font-name-complex="Calibri2" style:font-size-complex="10pt" style:font-weight-complex="bold"/>
    </style:style>
    <style:style style:name="P54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599caf" style:font-name-asian="Calibri2" style:font-size-asian="10pt" style:font-weight-asian="bold" style:font-name-complex="Calibri2" style:font-size-complex="10pt" style:font-weight-complex="bold"/>
    </style:style>
    <style:style style:name="P54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1a0395" style:font-name-asian="Calibri2" style:font-size-asian="10pt" style:font-weight-asian="bold" style:font-name-complex="Calibri2" style:font-size-complex="10pt" style:font-weight-complex="bold"/>
    </style:style>
    <style:style style:name="P542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1a0395" style:font-name-asian="Calibri2" style:font-size-asian="10pt" style:font-weight-asian="bold" style:font-name-complex="Calibri2" style:font-size-complex="10pt" style:font-weight-complex="bold"/>
    </style:style>
    <style:style style:name="P54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223350" style:font-name-asian="Calibri2" style:font-size-asian="10pt" style:font-weight-asian="bold" style:font-name-complex="Calibri2" style:font-size-complex="10pt" style:font-weight-complex="bold"/>
    </style:style>
    <style:style style:name="P544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223350" style:font-name-asian="Calibri2" style:font-size-asian="10pt" style:font-weight-asian="bold" style:font-name-complex="Calibri2" style:font-size-complex="10pt" style:font-weight-complex="bold"/>
    </style:style>
    <style:style style:name="P54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8e717" style:font-name-asian="Calibri2" style:font-size-asian="10pt" style:font-weight-asian="bold" style:font-name-complex="Calibri2" style:font-size-complex="10pt" style:font-weight-complex="bold"/>
    </style:style>
    <style:style style:name="P546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8e717" style:font-name-asian="Calibri2" style:font-size-asian="10pt" style:font-weight-asian="bold" style:font-name-complex="Calibri2" style:font-size-complex="10pt" style:font-weight-complex="bold"/>
    </style:style>
    <style:style style:name="P54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23e6bb" style:font-name-asian="Calibri2" style:font-size-asian="10pt" style:font-weight-asian="bold" style:font-name-complex="Calibri2" style:font-size-complex="10pt" style:font-weight-complex="bold"/>
    </style:style>
    <style:style style:name="P548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23e6bb" style:font-name-asian="Calibri2" style:font-size-asian="10pt" style:font-weight-asian="bold" style:font-name-complex="Calibri2" style:font-size-complex="10pt" style:font-weight-complex="bold"/>
    </style:style>
    <style:style style:name="P54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55353" style:font-name-asian="Calibri2" style:font-size-asian="10pt" style:font-weight-asian="bold" style:font-name-complex="Calibri2" style:font-size-complex="10pt" style:font-weight-complex="bold"/>
    </style:style>
    <style:style style:name="P550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55353" style:font-name-asian="Calibri2" style:font-size-asian="10pt" style:font-weight-asian="bold" style:font-name-complex="Calibri2" style:font-size-complex="10pt" style:font-weight-complex="bold"/>
    </style:style>
    <style:style style:name="P55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c400a" style:font-name-asian="Calibri2" style:font-size-asian="10pt" style:font-weight-asian="bold" style:font-name-complex="Calibri2" style:font-size-complex="10pt" style:font-weight-complex="bold"/>
    </style:style>
    <style:style style:name="P552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c400a" style:font-name-asian="Calibri2" style:font-size-asian="10pt" style:font-weight-asian="bold" style:font-name-complex="Calibri2" style:font-size-complex="10pt" style:font-weight-complex="bold"/>
    </style:style>
    <style:style style:name="P553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d4218" style:font-name-asian="Calibri2" style:font-size-asian="10pt" style:font-weight-asian="bold" style:font-name-complex="Calibri2" style:font-size-complex="10pt" style:font-weight-complex="bold"/>
    </style:style>
    <style:style style:name="P554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d4218" style:font-name-asian="Calibri2" style:font-size-asian="10pt" style:font-weight-asian="bold" style:font-name-complex="Calibri2" style:font-size-complex="10pt" style:font-weight-complex="bold"/>
    </style:style>
    <style:style style:name="P555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d5faa" style:font-name-asian="Calibri2" style:font-size-asian="10pt" style:font-weight-asian="bold" style:font-name-complex="Calibri2" style:font-size-complex="10pt" style:font-weight-complex="bold"/>
    </style:style>
    <style:style style:name="P556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d5faa" style:font-name-asian="Calibri2" style:font-size-asian="10pt" style:font-weight-asian="bold" style:font-name-complex="Calibri2" style:font-size-complex="10pt" style:font-weight-complex="bold"/>
    </style:style>
    <style:style style:name="P557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3de84e" style:font-name-asian="Calibri2" style:font-size-asian="10pt" style:font-weight-asian="bold" style:font-name-complex="Calibri2" style:font-size-complex="10pt" style:font-weight-complex="bold"/>
    </style:style>
    <style:style style:name="P558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3de84e" style:font-name-asian="Calibri2" style:font-size-asian="10pt" style:font-weight-asian="bold" style:font-name-complex="Calibri2" style:font-size-complex="10pt" style:font-weight-complex="bold"/>
    </style:style>
    <style:style style:name="P559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40e0d6" style:font-name-asian="Calibri2" style:font-size-asian="10pt" style:font-weight-asian="bold" style:font-name-complex="Calibri2" style:font-size-complex="10pt" style:font-weight-complex="bold"/>
    </style:style>
    <style:style style:name="P560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40e0d6" style:font-name-asian="Calibri2" style:font-size-asian="10pt" style:font-weight-asian="bold" style:font-name-complex="Calibri2" style:font-size-complex="10pt" style:font-weight-complex="bold"/>
    </style:style>
    <style:style style:name="P561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651077" style:font-name-asian="Calibri2" style:font-size-asian="10pt" style:font-weight-asian="bold" style:font-name-complex="Calibri2" style:font-size-complex="10pt" style:font-weight-complex="bold"/>
    </style:style>
    <style:style style:name="P56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656bd3" style:font-name-asian="Calibri2" style:font-size-asian="10pt" style:font-weight-asian="bold" style:font-name-complex="Calibri2" style:font-size-complex="10pt" style:font-weight-complex="bold"/>
    </style:style>
    <style:style style:name="P563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656bd3" style:font-name-asian="Calibri2" style:font-size-asian="10pt" style:font-weight-asian="bold" style:font-name-complex="Calibri2" style:font-size-complex="10pt" style:font-weight-complex="bold"/>
    </style:style>
    <style:style style:name="P56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683f78" style:font-name-asian="Calibri2" style:font-size-asian="10pt" style:font-weight-asian="bold" style:font-name-complex="Calibri2" style:font-size-complex="10pt" style:font-weight-complex="bold"/>
    </style:style>
    <style:style style:name="P565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683f78" style:font-name-asian="Calibri2" style:font-size-asian="10pt" style:font-weight-asian="bold" style:font-name-complex="Calibri2" style:font-size-complex="10pt" style:font-weight-complex="bold"/>
    </style:style>
    <style:style style:name="P56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69cf2c" style:font-name-asian="Calibri2" style:font-size-asian="10pt" style:font-weight-asian="bold" style:font-name-complex="Calibri2" style:font-size-complex="10pt" style:font-weight-complex="bold"/>
    </style:style>
    <style:style style:name="P567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69cf2c" style:font-name-asian="Calibri2" style:font-size-asian="10pt" style:font-weight-asian="bold" style:font-name-complex="Calibri2" style:font-size-complex="10pt" style:font-weight-complex="bold"/>
    </style:style>
    <style:style style:name="P56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04e10" style:font-name-asian="Calibri2" style:font-size-asian="10pt" style:font-weight-asian="bold" style:font-name-complex="Calibri2" style:font-size-complex="10pt" style:font-weight-complex="bold"/>
    </style:style>
    <style:style style:name="P569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04e10" style:font-name-asian="Calibri2" style:font-size-asian="10pt" style:font-weight-asian="bold" style:font-name-complex="Calibri2" style:font-size-complex="10pt" style:font-weight-complex="bold"/>
    </style:style>
    <style:style style:name="P57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571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57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7ed902" style:font-name-asian="Calibri2" style:font-size-asian="10pt" style:font-weight-asian="bold" style:font-name-complex="Calibri2" style:font-size-complex="10pt" style:font-weight-complex="bold"/>
    </style:style>
    <style:style style:name="P573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7ed902" style:font-name-asian="Calibri2" style:font-size-asian="10pt" style:font-weight-asian="bold" style:font-name-complex="Calibri2" style:font-size-complex="10pt" style:font-weight-complex="bold"/>
    </style:style>
    <style:style style:name="P57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575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57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577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578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8d6b90" style:font-name-asian="Calibri2" style:font-size-asian="10pt" style:font-weight-asian="bold" style:font-name-complex="Calibri2" style:font-size-complex="10pt" style:font-weight-complex="bold"/>
    </style:style>
    <style:style style:name="P579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8d6b90" style:font-name-asian="Calibri2" style:font-size-asian="10pt" style:font-weight-asian="bold" style:font-name-complex="Calibri2" style:font-size-complex="10pt" style:font-weight-complex="bold"/>
    </style:style>
    <style:style style:name="P580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4a3cde" style:font-name-asian="Calibri2" style:font-size-asian="10pt" style:font-weight-asian="bold" style:font-name-complex="Calibri2" style:font-size-complex="10pt" style:font-weight-complex="bold"/>
    </style:style>
    <style:style style:name="P581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4a3cde" style:font-name-asian="Calibri2" style:font-size-asian="10pt" style:font-weight-asian="bold" style:font-name-complex="Calibri2" style:font-size-complex="10pt" style:font-weight-complex="bold"/>
    </style:style>
    <style:style style:name="P582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8f7f23" style:font-name-asian="Calibri2" style:font-size-asian="10pt" style:font-weight-asian="bold" style:font-name-complex="Calibri2" style:font-size-complex="10pt" style:font-weight-complex="bold"/>
    </style:style>
    <style:style style:name="P583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8f7f23" style:font-name-asian="Calibri2" style:font-size-asian="10pt" style:font-weight-asian="bold" style:font-name-complex="Calibri2" style:font-size-complex="10pt" style:font-weight-complex="bold"/>
    </style:style>
    <style:style style:name="P584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97bba3" style:font-name-asian="Calibri2" style:font-size-asian="10pt" style:font-weight-asian="bold" style:font-name-complex="Calibri2" style:font-size-complex="10pt" style:font-weight-complex="bold"/>
    </style:style>
    <style:style style:name="P585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97bba3" style:font-name-asian="Calibri2" style:font-size-asian="10pt" style:font-weight-asian="bold" style:font-name-complex="Calibri2" style:font-size-complex="10pt" style:font-weight-complex="bold"/>
    </style:style>
    <style:style style:name="P586" style:family="paragraph" style:parent-style-name="Standard">
      <style:paragraph-properties fo:line-height="108%" fo:orphans="0" fo:widows="0"/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587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588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210e3a" style:font-name-asian="Calibri2" style:font-size-asian="10pt" style:font-weight-asian="bold" style:font-name-complex="Calibri2" style:font-size-complex="10pt" style:font-weight-complex="bold"/>
    </style:style>
    <style:style style:name="P589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223350" style:font-name-asian="Calibri2" style:font-size-asian="10pt" style:font-weight-asian="bold" style:font-name-complex="Calibri2" style:font-size-complex="10pt" style:font-weight-complex="bold"/>
    </style:style>
    <style:style style:name="P590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8e717" style:font-name-asian="Calibri2" style:font-size-asian="10pt" style:font-weight-asian="bold" style:font-name-complex="Calibri2" style:font-size-complex="10pt" style:font-weight-complex="bold"/>
    </style:style>
    <style:style style:name="P591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23e6bb" style:font-name-asian="Calibri2" style:font-size-asian="10pt" style:font-weight-asian="bold" style:font-name-complex="Calibri2" style:font-size-complex="10pt" style:font-weight-complex="bold"/>
    </style:style>
    <style:style style:name="P592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55353" style:font-name-asian="Calibri2" style:font-size-asian="10pt" style:font-weight-asian="bold" style:font-name-complex="Calibri2" style:font-size-complex="10pt" style:font-weight-complex="bold"/>
    </style:style>
    <style:style style:name="P593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c400a" style:font-name-asian="Calibri2" style:font-size-asian="10pt" style:font-weight-asian="bold" style:font-name-complex="Calibri2" style:font-size-complex="10pt" style:font-weight-complex="bold"/>
    </style:style>
    <style:style style:name="P594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d4218" style:font-name-asian="Calibri2" style:font-size-asian="10pt" style:font-weight-asian="bold" style:font-name-complex="Calibri2" style:font-size-complex="10pt" style:font-weight-complex="bold"/>
    </style:style>
    <style:style style:name="P595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d5faa" style:font-name-asian="Calibri2" style:font-size-asian="10pt" style:font-weight-asian="bold" style:font-name-complex="Calibri2" style:font-size-complex="10pt" style:font-weight-complex="bold"/>
    </style:style>
    <style:style style:name="P596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3de84e" style:font-name-asian="Calibri2" style:font-size-asian="10pt" style:font-weight-asian="bold" style:font-name-complex="Calibri2" style:font-size-complex="10pt" style:font-weight-complex="bold"/>
    </style:style>
    <style:style style:name="P597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40e0d6" style:font-name-asian="Calibri2" style:font-size-asian="10pt" style:font-weight-asian="bold" style:font-name-complex="Calibri2" style:font-size-complex="10pt" style:font-weight-complex="bold"/>
    </style:style>
    <style:style style:name="P598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651077" style:font-name-asian="Calibri2" style:font-size-asian="10pt" style:font-weight-asian="bold" style:font-name-complex="Calibri2" style:font-size-complex="10pt" style:font-weight-complex="bold"/>
    </style:style>
    <style:style style:name="P599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656bd3" style:font-name-asian="Calibri2" style:font-size-asian="10pt" style:font-weight-asian="bold" style:font-name-complex="Calibri2" style:font-size-complex="10pt" style:font-weight-complex="bold"/>
    </style:style>
    <style:style style:name="P600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683f78" style:font-name-asian="Calibri2" style:font-size-asian="10pt" style:font-weight-asian="bold" style:font-name-complex="Calibri2" style:font-size-complex="10pt" style:font-weight-complex="bold"/>
    </style:style>
    <style:style style:name="P601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69cf2c" style:font-name-asian="Calibri2" style:font-size-asian="10pt" style:font-weight-asian="bold" style:font-name-complex="Calibri2" style:font-size-complex="10pt" style:font-weight-complex="bold"/>
    </style:style>
    <style:style style:name="P602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04e10" style:font-name-asian="Calibri2" style:font-size-asian="10pt" style:font-weight-asian="bold" style:font-name-complex="Calibri2" style:font-size-complex="10pt" style:font-weight-complex="bold"/>
    </style:style>
    <style:style style:name="P603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604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605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606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94fc38" style:font-name-asian="Calibri2" style:font-size-asian="10pt" style:font-weight-asian="bold" style:font-name-complex="Calibri2" style:font-size-complex="10pt" style:font-weight-complex="bold"/>
    </style:style>
    <style:style style:name="P607" style:family="paragraph" style:parent-style-name="Standard">
      <style:paragraph-properties fo:line-height="108%"/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60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1a0395" style:font-name-asian="Calibri2" style:font-size-asian="10pt" style:font-weight-asian="bold" style:font-name-complex="Calibri2" style:font-size-complex="10pt" style:font-weight-complex="bold"/>
    </style:style>
    <style:style style:name="P60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205705" style:font-name-asian="Calibri2" style:font-size-asian="10pt" style:font-weight-asian="bold" style:font-name-complex="Calibri2" style:font-size-complex="10pt" style:font-weight-complex="bold"/>
    </style:style>
    <style:style style:name="P61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223350" style:font-name-asian="Calibri2" style:font-size-asian="10pt" style:font-weight-asian="bold" style:font-name-complex="Calibri2" style:font-size-complex="10pt" style:font-weight-complex="bold"/>
    </style:style>
    <style:style style:name="P61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8e717" style:font-name-asian="Calibri2" style:font-size-asian="10pt" style:font-weight-asian="bold" style:font-name-complex="Calibri2" style:font-size-complex="10pt" style:font-weight-complex="bold"/>
    </style:style>
    <style:style style:name="P61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23e6bb" style:font-name-asian="Calibri2" style:font-size-asian="10pt" style:font-weight-asian="bold" style:font-name-complex="Calibri2" style:font-size-complex="10pt" style:font-weight-complex="bold"/>
    </style:style>
    <style:style style:name="P61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7ca5c" style:font-name-asian="Calibri2" style:font-size-asian="10pt" style:font-weight-asian="bold" style:font-name-complex="Calibri2" style:font-size-complex="10pt" style:font-weight-complex="bold"/>
    </style:style>
    <style:style style:name="P61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55353" style:font-name-asian="Calibri2" style:font-size-asian="10pt" style:font-weight-asian="bold" style:font-name-complex="Calibri2" style:font-size-complex="10pt" style:font-weight-complex="bold"/>
    </style:style>
    <style:style style:name="P61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c400a" style:font-name-asian="Calibri2" style:font-size-asian="10pt" style:font-weight-asian="bold" style:font-name-complex="Calibri2" style:font-size-complex="10pt" style:font-weight-complex="bold"/>
    </style:style>
    <style:style style:name="P61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d4218" style:font-name-asian="Calibri2" style:font-size-asian="10pt" style:font-weight-asian="bold" style:font-name-complex="Calibri2" style:font-size-complex="10pt" style:font-weight-complex="bold"/>
    </style:style>
    <style:style style:name="P61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d5faa" style:font-name-asian="Calibri2" style:font-size-asian="10pt" style:font-weight-asian="bold" style:font-name-complex="Calibri2" style:font-size-complex="10pt" style:font-weight-complex="bold"/>
    </style:style>
    <style:style style:name="P61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3de84e" style:font-name-asian="Calibri2" style:font-size-asian="10pt" style:font-weight-asian="bold" style:font-name-complex="Calibri2" style:font-size-complex="10pt" style:font-weight-complex="bold"/>
    </style:style>
    <style:style style:name="P61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40e0d6" style:font-name-asian="Calibri2" style:font-size-asian="10pt" style:font-weight-asian="bold" style:font-name-complex="Calibri2" style:font-size-complex="10pt" style:font-weight-complex="bold"/>
    </style:style>
    <style:style style:name="P62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651077" style:font-name-asian="Calibri2" style:font-size-asian="10pt" style:font-weight-asian="bold" style:font-name-complex="Calibri2" style:font-size-complex="10pt" style:font-weight-complex="bold"/>
    </style:style>
    <style:style style:name="P62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656bd3" style:font-name-asian="Calibri2" style:font-size-asian="10pt" style:font-weight-asian="bold" style:font-name-complex="Calibri2" style:font-size-complex="10pt" style:font-weight-complex="bold"/>
    </style:style>
    <style:style style:name="P62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683f78" style:font-name-asian="Calibri2" style:font-size-asian="10pt" style:font-weight-asian="bold" style:font-name-complex="Calibri2" style:font-size-complex="10pt" style:font-weight-complex="bold"/>
    </style:style>
    <style:style style:name="P623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69cf2c" style:font-name-asian="Calibri2" style:font-size-asian="10pt" style:font-weight-asian="bold" style:font-name-complex="Calibri2" style:font-size-complex="10pt" style:font-weight-complex="bold"/>
    </style:style>
    <style:style style:name="P624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04e10" style:font-name-asian="Calibri2" style:font-size-asian="10pt" style:font-weight-asian="bold" style:font-name-complex="Calibri2" style:font-size-complex="10pt" style:font-weight-complex="bold"/>
    </style:style>
    <style:style style:name="P62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dc3d9" style:font-name-asian="Calibri2" style:font-size-asian="10pt" style:font-weight-asian="bold" style:font-name-complex="Calibri2" style:font-size-complex="10pt" style:font-weight-complex="bold"/>
    </style:style>
    <style:style style:name="P62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7ed902" style:font-name-asian="Calibri2" style:font-size-asian="10pt" style:font-weight-asian="bold" style:font-name-complex="Calibri2" style:font-size-complex="10pt" style:font-weight-complex="bold"/>
    </style:style>
    <style:style style:name="P627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8e851d" style:font-name-asian="Calibri2" style:font-size-asian="10pt" style:font-weight-asian="bold" style:font-name-complex="Calibri2" style:font-size-complex="10pt" style:font-weight-complex="bold"/>
    </style:style>
    <style:style style:name="P628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629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8d6b90" style:font-name-asian="Calibri2" style:font-size-asian="10pt" style:font-weight-asian="bold" style:font-name-complex="Calibri2" style:font-size-complex="10pt" style:font-weight-complex="bold"/>
    </style:style>
    <style:style style:name="P630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4a3cde" style:font-name-asian="Calibri2" style:font-size-asian="10pt" style:font-weight-asian="bold" style:font-name-complex="Calibri2" style:font-size-complex="10pt" style:font-weight-complex="bold"/>
    </style:style>
    <style:style style:name="P631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8f7f23" style:font-name-asian="Calibri2" style:font-size-asian="10pt" style:font-weight-asian="bold" style:font-name-complex="Calibri2" style:font-size-complex="10pt" style:font-weight-complex="bold"/>
    </style:style>
    <style:style style:name="P632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475689" style:font-name-asian="Calibri2" style:font-size-asian="10pt" style:font-weight-asian="bold" style:font-name-complex="Calibri2" style:font-size-complex="10pt" style:font-weight-complex="bold"/>
    </style:style>
    <style:style style:name="P633" style:family="paragraph" style:parent-style-name="Standard">
      <style:paragraph-properties fo:text-align="center" style:justify-single-word="false" fo:orphans="0" fo:widows="0">
        <style:tab-stops>
          <style:tab-stop style:position="3.009cm"/>
        </style:tab-stops>
      </style:paragraph-properties>
      <style:text-properties fo:color="#000000" loext:opacity="100%" style:font-name="Calibri1" fo:font-size="10pt" fo:font-weight="bold" officeooo:paragraph-rsid="008e8102" style:font-name-asian="Calibri2" style:font-size-asian="10pt" style:font-weight-asian="bold" style:font-name-complex="Calibri2" style:font-size-complex="10pt" style:font-weight-complex="bold"/>
    </style:style>
    <style:style style:name="P634" style:family="paragraph" style:parent-style-name="Standard">
      <style:paragraph-properties fo:text-align="center" style:justify-single-word="false" fo:orphans="0" fo:widows="0">
        <style:tab-stops>
          <style:tab-stop style:position="3.009cm"/>
        </style:tab-stops>
      </style:paragraph-properties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635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97bba3" style:font-name-asian="Calibri2" style:font-size-asian="10pt" style:font-weight-asian="bold" style:font-name-complex="Calibri2" style:font-size-complex="10pt" style:font-weight-complex="bold"/>
    </style:style>
    <style:style style:name="P636" style:family="paragraph" style:parent-style-name="Standard">
      <style:paragraph-properties fo:text-align="center" style:justify-single-word="false" fo:orphans="0" fo:widows="0"/>
      <style:text-properties fo:color="#000000" loext:opacity="100%" style:font-name="Calibri1" fo:font-size="10pt" fo:font-weight="bold" officeooo:paragraph-rsid="009fae47" style:font-name-asian="Calibri2" style:font-size-asian="10pt" style:font-weight-asian="bold" style:font-name-complex="Calibri2" style:font-size-complex="10pt" style:font-weight-complex="bold"/>
    </style:style>
    <style:style style:name="P637" style:family="paragraph" style:parent-style-name="Standard">
      <style:paragraph-properties fo:margin-left="0.009cm" fo:margin-right="0cm" fo:line-height="108%" fo:orphans="0" fo:widows="0" fo:text-indent="0cm" style:auto-text-indent="false"/>
      <style:text-properties fo:color="#000000" loext:opacity="100%" style:font-name="Calibri1" fo:font-size="10pt" fo:font-weight="bold" officeooo:rsid="009ab927" officeooo:paragraph-rsid="009ab927" style:font-name-asian="Calibri2" style:font-size-asian="10pt" style:font-weight-asian="bold" style:font-name-complex="Calibri2" style:font-size-complex="10pt" style:font-weight-complex="bold"/>
    </style:style>
    <style:style style:name="P638" style:family="paragraph" style:parent-style-name="Text_20_body">
      <style:text-properties fo:color="#000000" loext:opacity="100%" style:font-name="Calibri1" fo:font-size="10pt" fo:font-weight="bold" officeooo:paragraph-rsid="0094fc38" style:font-name-asian="Calibri2" style:font-size-asian="10pt" style:font-weight-asian="bold" style:font-name-complex="Calibri2" style:font-size-complex="10pt" style:font-weight-complex="bold"/>
    </style:style>
    <style:style style:name="P639" style:family="paragraph" style:parent-style-name="Heading_20_2">
      <style:text-properties fo:color="#000000" loext:opacity="100%" style:font-name="Calibri1" fo:font-size="10pt" fo:font-weight="bold" officeooo:paragraph-rsid="00651077" style:font-name-asian="Calibri2" style:font-size-asian="10pt" style:font-weight-asian="bold" style:font-name-complex="Calibri2" style:font-size-complex="10pt" style:font-weight-complex="bold"/>
    </style:style>
    <style:style style:name="P640" style:family="paragraph" style:parent-style-name="Heading_20_2">
      <style:text-properties fo:color="#000000" loext:opacity="100%" style:font-name="Calibri1" fo:font-size="10pt" fo:font-weight="bold" officeooo:paragraph-rsid="00656bd3" style:font-name-asian="Calibri2" style:font-size-asian="10pt" style:font-weight-asian="bold" style:font-name-complex="Calibri2" style:font-size-complex="10pt" style:font-weight-complex="bold"/>
    </style:style>
    <style:style style:name="P641" style:family="paragraph" style:parent-style-name="Heading_20_2">
      <style:text-properties fo:color="#000000" loext:opacity="100%" style:font-name="Calibri1" fo:font-size="10pt" fo:font-weight="bold" officeooo:paragraph-rsid="00704e10" style:font-name-asian="Calibri2" style:font-size-asian="10pt" style:font-weight-asian="bold" style:font-name-complex="Calibri2" style:font-size-complex="10pt" style:font-weight-complex="bold"/>
    </style:style>
    <style:style style:name="P642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language="en" fo:country="IN" fo:font-weight="normal" officeooo:rsid="001e8a79" officeooo:paragraph-rsid="003f6bc7" style:letter-kerning="false" style:font-name-asian="Calibri2" style:font-size-asian="10pt" style:language-asian="en" style:country-asian="IN" style:font-weight-asian="normal" style:font-name-complex="Calibri2" style:font-size-complex="10pt" style:font-weight-complex="normal"/>
    </style:style>
    <style:style style:name="P643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language="en" fo:country="IN" fo:font-weight="normal" officeooo:rsid="001e8a79" officeooo:paragraph-rsid="004d9e6c" style:letter-kerning="false" style:font-name-asian="Calibri2" style:font-size-asian="10pt" style:language-asian="en" style:country-asian="IN" style:font-weight-asian="normal" style:font-name-complex="Calibri2" style:font-size-complex="10pt" style:font-weight-complex="normal"/>
    </style:style>
    <style:style style:name="P644" style:family="paragraph" style:parent-style-name="Standard">
      <style:paragraph-properties fo:text-align="start" style:justify-single-word="false" fo:orphans="0" fo:widows="0"/>
      <style:text-properties fo:color="#000000" loext:opacity="100%" style:font-name="Calibri1" fo:font-size="10pt" fo:font-style="italic" fo:font-weight="normal" officeooo:rsid="002f3488" officeooo:paragraph-rsid="002f3488" style:font-name-asian="Calibri2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645" style:family="paragraph" style:parent-style-name="Standard">
      <style:paragraph-properties fo:line-height="108%" fo:orphans="0" fo:widows="0"/>
      <style:text-properties fo:color="#000000" loext:opacity="100%" style:font-name="Calibri1" fo:font-weight="normal" officeooo:paragraph-rsid="0040e0d6" style:font-weight-asian="normal" style:font-weight-complex="normal"/>
    </style:style>
    <style:style style:name="P646" style:family="paragraph" style:parent-style-name="General_20_Text">
      <style:paragraph-properties fo:margin-top="0cm" fo:margin-bottom="0cm" style:contextual-spacing="false" fo:text-align="end" style:justify-single-word="false"/>
      <style:text-properties fo:font-variant="normal" fo:text-transform="none" fo:color="#000000" loext:opacity="100%" style:font-name="Calibri" fo:font-size="14pt" fo:letter-spacing="normal" fo:font-style="normal" fo:font-weight="normal" officeooo:paragraph-rsid="001467e2" style:font-name-complex="Calibri2" style:font-size-complex="12pt"/>
    </style:style>
    <style:style style:name="P64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alibri" fo:font-size="12pt" fo:letter-spacing="normal" fo:font-style="normal" fo:font-weight="bold" officeooo:paragraph-rsid="001642d0" style:font-size-asian="12pt" style:font-weight-asian="bold" style:font-name-complex="Calibri2" style:font-size-complex="12pt"/>
    </style:style>
    <style:style style:name="P648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bold" officeooo:paragraph-rsid="001467e2" style:font-size-asian="12pt" style:font-weight-asian="bold" style:font-name-complex="Calibri2" style:font-size-complex="12pt"/>
    </style:style>
    <style:style style:name="P649" style:family="paragraph" style:parent-style-name="Cover_20_Page_20_Title">
      <style:paragraph-properties fo:margin-top="0cm" fo:margin-bottom="0cm" style:contextual-spacing="false" fo:line-height="138%" fo:text-align="center" style:justify-single-word="false" fo:padding-left="0cm" fo:padding-right="0cm" fo:padding-top="0.071cm" fo:padding-bottom="0cm" fo:border-left="none" fo:border-right="none" fo:border-top="4.51pt solid #000000" fo:border-bottom="non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1467e2" officeooo:paragraph-rsid="001467e2" style:text-blinking="false" fo:background-color="transparent" style:font-size-asian="10pt" style:font-weight-asian="normal" style:font-name-complex="Calibri2" style:font-size-complex="10pt" style:font-weight-complex="normal"/>
    </style:style>
    <style:style style:name="P650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1a0395" style:text-blinking="false" fo:background-color="transparent" style:font-size-asian="10pt" style:font-weight-asian="normal" style:font-size-complex="10pt" style:font-weight-complex="normal"/>
    </style:style>
    <style:style style:name="P651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7ca5c" style:text-blinking="false" fo:background-color="transparent" style:font-size-asian="10pt" style:font-weight-asian="normal" style:font-size-complex="10pt" style:font-weight-complex="normal"/>
    </style:style>
    <style:style style:name="P652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c400a" style:text-blinking="false" fo:background-color="transparent" style:font-size-asian="10pt" style:font-weight-asian="normal" style:font-size-complex="10pt" style:font-weight-complex="normal"/>
    </style:style>
    <style:style style:name="P65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c400a" style:text-blinking="false" fo:background-color="transparent" style:font-size-asian="10pt" style:font-weight-asian="normal" style:font-size-complex="10pt" style:font-weight-complex="normal"/>
    </style:style>
    <style:style style:name="P654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d4218" style:text-blinking="false" fo:background-color="transparent" style:font-size-asian="10pt" style:font-weight-asian="normal" style:font-size-complex="10pt" style:font-weight-complex="normal"/>
    </style:style>
    <style:style style:name="P65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d4218" style:text-blinking="false" fo:background-color="transparent" style:font-size-asian="10pt" style:font-weight-asian="normal" style:font-size-complex="10pt" style:font-weight-complex="normal"/>
    </style:style>
    <style:style style:name="P656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3de84e" style:text-blinking="false" fo:background-color="transparent" style:font-size-asian="10pt" style:font-weight-asian="normal" style:font-size-complex="10pt" style:font-weight-complex="normal"/>
    </style:style>
    <style:style style:name="P65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3de84e" style:text-blinking="false" fo:background-color="transparent" style:font-size-asian="10pt" style:font-weight-asian="normal" style:font-size-complex="10pt" style:font-weight-complex="normal"/>
    </style:style>
    <style:style style:name="P658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40e0d6" style:text-blinking="false" fo:background-color="transparent" style:font-size-asian="10pt" style:font-weight-asian="normal" style:font-size-complex="10pt" style:font-weight-complex="normal"/>
    </style:style>
    <style:style style:name="P659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83f78" style:text-blinking="false" fo:background-color="transparent" style:font-size-asian="10pt" style:font-weight-asian="normal" style:font-size-complex="10pt" style:font-weight-complex="normal"/>
    </style:style>
    <style:style style:name="P66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83f78" style:text-blinking="false" fo:background-color="transparent" style:font-size-asian="10pt" style:font-weight-asian="normal" style:font-size-complex="10pt" style:font-weight-complex="normal"/>
    </style:style>
    <style:style style:name="P661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dc3d9" style:text-blinking="false" fo:background-color="transparent" style:font-size-asian="10pt" style:font-weight-asian="normal" style:font-size-complex="10pt" style:font-weight-complex="normal"/>
    </style:style>
    <style:style style:name="P662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8e8102" style:text-blinking="false" fo:background-color="transparent" style:font-size-asian="10pt" style:font-weight-asian="normal" style:font-size-complex="10pt" style:font-weight-complex="normal"/>
    </style:style>
    <style:style style:name="P66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8e8102" style:text-blinking="false" fo:background-color="transparent" style:font-size-asian="10pt" style:font-weight-asian="normal" style:font-size-complex="10pt" style:font-weight-complex="normal"/>
    </style:style>
    <style:style style:name="P664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4a3cde" style:text-blinking="false" fo:background-color="transparent" style:font-size-asian="10pt" style:font-weight-asian="normal" style:font-size-complex="10pt" style:font-weight-complex="normal"/>
    </style:style>
    <style:style style:name="P665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9fae47" style:text-blinking="false" fo:background-color="transparent" style:font-size-asian="10pt" style:font-weight-asian="normal" style:font-size-complex="10pt" style:font-weight-complex="normal"/>
    </style:style>
    <style:style style:name="P66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9fae47" style:text-blinking="false" fo:background-color="transparent" style:font-size-asian="10pt" style:font-weight-asian="normal" style:font-size-complex="10pt" style:font-weight-complex="normal"/>
    </style:style>
    <style:style style:name="P66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5b02dd" style:text-blinking="false" fo:background-color="transparent" style:font-size-asian="10pt" style:font-weight-asian="normal" style:font-size-complex="10pt" style:font-weight-complex="normal"/>
    </style:style>
    <style:style style:name="P66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8e717" style:text-blinking="false" fo:background-color="transparent" style:font-size-asian="10pt" style:font-weight-asian="normal" style:font-size-complex="10pt" style:font-weight-complex="normal"/>
    </style:style>
    <style:style style:name="P66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a71a0" style:text-blinking="false" fo:background-color="transparent" style:font-size-asian="10pt" style:font-weight-asian="normal" style:font-size-complex="10pt" style:font-weight-complex="normal"/>
    </style:style>
    <style:style style:name="P67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55353" style:text-blinking="false" fo:background-color="transparent" style:font-size-asian="10pt" style:font-weight-asian="normal" style:font-size-complex="10pt" style:font-weight-complex="normal"/>
    </style:style>
    <style:style style:name="P67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d5faa" style:text-blinking="false" fo:background-color="transparent" style:font-size-asian="10pt" style:font-weight-asian="normal" style:font-size-complex="10pt" style:font-weight-complex="normal"/>
    </style:style>
    <style:style style:name="P67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2118e" style:text-blinking="false" fo:background-color="transparent" style:font-size-asian="10pt" style:font-weight-asian="normal" style:font-size-complex="10pt" style:font-weight-complex="normal"/>
    </style:style>
    <style:style style:name="P67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37eb1" style:text-blinking="false" fo:background-color="transparent" style:font-size-asian="10pt" style:font-weight-asian="normal" style:font-size-complex="10pt" style:font-weight-complex="normal"/>
    </style:style>
    <style:style style:name="P67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51077" style:text-blinking="false" fo:background-color="transparent" style:font-size-asian="10pt" style:font-weight-asian="normal" style:font-size-complex="10pt" style:font-weight-complex="normal"/>
    </style:style>
    <style:style style:name="P67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56bd3" style:text-blinking="false" fo:background-color="transparent" style:font-size-asian="10pt" style:font-weight-asian="normal" style:font-size-complex="10pt" style:font-weight-complex="normal"/>
    </style:style>
    <style:style style:name="P67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69cf2c" style:text-blinking="false" fo:background-color="transparent" style:font-size-asian="10pt" style:font-weight-asian="normal" style:font-size-complex="10pt" style:font-weight-complex="normal"/>
    </style:style>
    <style:style style:name="P67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04e10" style:text-blinking="false" fo:background-color="transparent" style:font-size-asian="10pt" style:font-weight-asian="normal" style:font-size-complex="10pt" style:font-weight-complex="normal"/>
    </style:style>
    <style:style style:name="P67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ed902" style:text-blinking="false" fo:background-color="transparent" style:font-size-asian="10pt" style:font-weight-asian="normal" style:font-size-complex="10pt" style:font-weight-complex="normal"/>
    </style:style>
    <style:style style:name="P67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8e851d" style:text-blinking="false" fo:background-color="transparent" style:font-size-asian="10pt" style:font-weight-asian="normal" style:font-size-complex="10pt" style:font-weight-complex="normal"/>
    </style:style>
    <style:style style:name="P68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8d6b90" style:text-blinking="false" fo:background-color="transparent" style:font-size-asian="10pt" style:font-weight-asian="normal" style:font-size-complex="10pt" style:font-weight-complex="normal"/>
    </style:style>
    <style:style style:name="P68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8f7f23" style:text-blinking="false" fo:background-color="transparent" style:font-size-asian="10pt" style:font-weight-asian="normal" style:font-size-complex="10pt" style:font-weight-complex="normal"/>
    </style:style>
    <style:style style:name="P68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97bba3" style:text-blinking="false" fo:background-color="transparent" style:font-size-asian="10pt" style:font-weight-asian="normal" style:font-size-complex="10pt" style:font-weight-complex="normal"/>
    </style:style>
    <style:style style:name="P683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5b02dd" style:text-blinking="false" fo:background-color="transparent" style:font-size-asian="10pt" style:font-weight-asian="normal" style:font-size-complex="10pt" style:font-weight-complex="normal"/>
    </style:style>
    <style:style style:name="P684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8e717" style:text-blinking="false" fo:background-color="transparent" style:font-size-asian="10pt" style:font-weight-asian="normal" style:font-size-complex="10pt" style:font-weight-complex="normal"/>
    </style:style>
    <style:style style:name="P685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d4218" style:text-blinking="false" fo:background-color="transparent" style:font-size-asian="10pt" style:font-weight-asian="normal" style:font-size-complex="10pt" style:font-weight-complex="normal"/>
    </style:style>
    <style:style style:name="P686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d5faa" style:text-blinking="false" fo:background-color="transparent" style:font-size-asian="10pt" style:font-weight-asian="normal" style:font-size-complex="10pt" style:font-weight-complex="normal"/>
    </style:style>
    <style:style style:name="P687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ed902" style:text-blinking="false" fo:background-color="transparent" style:font-size-asian="10pt" style:font-weight-asian="normal" style:font-size-complex="10pt" style:font-weight-complex="normal"/>
    </style:style>
    <style:style style:name="P688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8e851d" style:text-blinking="false" fo:background-color="transparent" style:font-size-asian="10pt" style:font-weight-asian="normal" style:font-size-complex="10pt" style:font-weight-complex="normal"/>
    </style:style>
    <style:style style:name="P689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8d6b90" style:text-blinking="false" fo:background-color="transparent" style:font-size-asian="10pt" style:font-weight-asian="normal" style:font-size-complex="10pt" style:font-weight-complex="normal"/>
    </style:style>
    <style:style style:name="P690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8f7f23" style:text-blinking="false" fo:background-color="transparent" style:font-size-asian="10pt" style:font-weight-asian="normal" style:font-size-complex="10pt" style:font-weight-complex="normal"/>
    </style:style>
    <style:style style:name="P691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97bba3" style:text-blinking="false" fo:background-color="transparent" style:font-size-asian="10pt" style:font-weight-asian="normal" style:font-size-complex="10pt" style:font-weight-complex="normal"/>
    </style:style>
    <style:style style:name="P692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8e717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3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40e0d6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4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651077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5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656bd3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6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683f78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7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4a3cde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8" style:family="paragraph" style:parent-style-name="Standard">
      <style:paragraph-properties fo:margin-left="0.653cm" fo:margin-right="0cm" fo:line-height="108%" fo:text-indent="0cm" style:auto-text-indent="false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475ffe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699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paragraph-rsid="007d5faa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0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8d6b90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1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8f7f23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2" style:family="paragraph" style:parent-style-name="Standard">
      <style:paragraph-properties fo:margin-top="0.423cm" fo:margin-bottom="0.385cm" style:contextual-spacing="false" fo:line-height="108%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8f7f23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3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7dc3d9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4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97bba3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5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94fc38" officeooo:paragraph-rsid="00683f78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06" style:family="paragraph" style:parent-style-name="Standard">
      <style:paragraph-properties fo:margin-top="0.635cm" fo:margin-bottom="0.141cm" style:contextual-spacing="false" fo:line-height="108%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7dc3d9" style:text-blinking="false" fo:background-color="#fffffe" style:font-name-asian="Calibri2" style:font-size-asian="10pt" style:font-weight-asian="normal" style:font-name-complex="Calibri2" style:font-size-complex="10pt" style:font-weight-complex="normal"/>
    </style:style>
    <style:style style:name="P707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223350" officeooo:paragraph-rsid="0094fc38" style:text-blinking="false" fo:background-color="#fffffe" style:font-name-asian="Calibri2" style:font-size-asian="10pt" style:font-weight-asian="normal" style:font-name-complex="Calibri2" style:font-size-complex="10pt" style:font-weight-complex="normal"/>
    </style:style>
    <style:style style:name="P708" style:family="paragraph" style:parent-style-name="Standard">
      <style:paragraph-properties fo:margin-top="0.423cm" fo:margin-bottom="0.385cm" style:contextual-spacing="false" fo:line-height="108%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7dc3d9" officeooo:paragraph-rsid="0097bba3" style:text-blinking="false" fo:background-color="#fffffe" style:font-name-asian="Calibri2" style:font-size-asian="10pt" style:font-weight-asian="normal" style:font-name-complex="Calibri2" style:font-size-complex="10pt" style:font-weight-complex="normal"/>
    </style:style>
    <style:style style:name="P709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41f98f" officeooo:paragraph-rsid="0097bba3" style:text-blinking="false" fo:background-color="#fffffe" style:font-name-asian="Calibri2" style:font-size-asian="10pt" style:font-weight-asian="normal" style:font-name-complex="Calibri2" style:font-size-complex="10pt" style:font-weight-complex="normal"/>
    </style:style>
    <style:style style:name="P710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55353" style:text-blinking="false" fo:background-color="transparent" style:font-size-asian="10pt" style:font-weight-asian="bold" style:font-size-complex="10pt" style:font-weight-complex="bold"/>
    </style:style>
    <style:style style:name="P711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d4218" style:text-blinking="false" fo:background-color="transparent" style:font-size-asian="10pt" style:font-weight-asian="bold" style:font-size-complex="10pt" style:font-weight-complex="bold"/>
    </style:style>
    <style:style style:name="P7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d4218" style:text-blinking="false" fo:background-color="transparent" style:font-size-asian="10pt" style:font-weight-asian="bold" style:font-size-complex="10pt" style:font-weight-complex="bold"/>
    </style:style>
    <style:style style:name="P713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651077" style:text-blinking="false" fo:background-color="transparent" style:font-size-asian="10pt" style:font-weight-asian="bold" style:font-size-complex="10pt" style:font-weight-complex="bold"/>
    </style:style>
    <style:style style:name="P714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656bd3" style:text-blinking="false" fo:background-color="transparent" style:font-size-asian="10pt" style:font-weight-asian="bold" style:font-size-complex="10pt" style:font-weight-complex="bold"/>
    </style:style>
    <style:style style:name="P715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683f78" style:text-blinking="false" fo:background-color="transparent" style:font-size-asian="10pt" style:font-weight-asian="bold" style:font-size-complex="10pt" style:font-weight-complex="bold"/>
    </style:style>
    <style:style style:name="P716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69cf2c" style:text-blinking="false" fo:background-color="transparent" style:font-size-asian="10pt" style:font-weight-asian="bold" style:font-size-complex="10pt" style:font-weight-complex="bold"/>
    </style:style>
    <style:style style:name="P717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04e10" style:text-blinking="false" fo:background-color="transparent" style:font-size-asian="10pt" style:font-weight-asian="bold" style:font-size-complex="10pt" style:font-weight-complex="bold"/>
    </style:style>
    <style:style style:name="P718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8e8102" style:text-blinking="false" fo:background-color="transparent" style:font-size-asian="10pt" style:font-weight-asian="bold" style:font-size-complex="10pt" style:font-weight-complex="bold"/>
    </style:style>
    <style:style style:name="P719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8e851d" style:text-blinking="false" fo:background-color="transparent" style:font-size-asian="10pt" style:font-weight-asian="bold" style:font-size-complex="10pt" style:font-weight-complex="bold"/>
    </style:style>
    <style:style style:name="P7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8e851d" style:text-blinking="false" fo:background-color="transparent" style:font-size-asian="10pt" style:font-weight-asian="bold" style:font-size-complex="10pt" style:font-weight-complex="bold"/>
    </style:style>
    <style:style style:name="P72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27adbd" style:text-blinking="false" fo:background-color="transparent" style:font-size-asian="10pt" style:font-weight-asian="bold" style:font-size-complex="10pt" style:font-weight-complex="bold"/>
    </style:style>
    <style:style style:name="P72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5b02dd" style:text-blinking="false" fo:background-color="transparent" style:font-size-asian="10pt" style:font-weight-asian="bold" style:font-size-complex="10pt" style:font-weight-complex="bold"/>
    </style:style>
    <style:style style:name="P72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8e717" style:text-blinking="false" fo:background-color="transparent" style:font-size-asian="10pt" style:font-weight-asian="bold" style:font-size-complex="10pt" style:font-weight-complex="bold"/>
    </style:style>
    <style:style style:name="P7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d5faa" style:text-blinking="false" fo:background-color="transparent" style:font-size-asian="10pt" style:font-weight-asian="bold" style:font-size-complex="10pt" style:font-weight-complex="bold"/>
    </style:style>
    <style:style style:name="P72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62118e" style:text-blinking="false" fo:background-color="transparent" style:font-size-asian="10pt" style:font-weight-asian="bold" style:font-size-complex="10pt" style:font-weight-complex="bold"/>
    </style:style>
    <style:style style:name="P7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dc3d9" style:text-blinking="false" fo:background-color="transparent" style:font-size-asian="10pt" style:font-weight-asian="bold" style:font-size-complex="10pt" style:font-weight-complex="bold"/>
    </style:style>
    <style:style style:name="P72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7ed902" style:text-blinking="false" fo:background-color="transparent" style:font-size-asian="10pt" style:font-weight-asian="bold" style:font-size-complex="10pt" style:font-weight-complex="bold"/>
    </style:style>
    <style:style style:name="P72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8d6b90" style:text-blinking="false" fo:background-color="transparent" style:font-size-asian="10pt" style:font-weight-asian="bold" style:font-size-complex="10pt" style:font-weight-complex="bold"/>
    </style:style>
    <style:style style:name="P72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4a3cde" style:text-blinking="false" fo:background-color="transparent" style:font-size-asian="10pt" style:font-weight-asian="bold" style:font-size-complex="10pt" style:font-weight-complex="bold"/>
    </style:style>
    <style:style style:name="P73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8f7f23" style:text-blinking="false" fo:background-color="transparent" style:font-size-asian="10pt" style:font-weight-asian="bold" style:font-size-complex="10pt" style:font-weight-complex="bold"/>
    </style:style>
    <style:style style:name="P7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97bba3" style:text-blinking="false" fo:background-color="transparent" style:font-size-asian="10pt" style:font-weight-asian="bold" style:font-size-complex="10pt" style:font-weight-complex="bold"/>
    </style:style>
    <style:style style:name="P73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paragraph-rsid="009fae47" style:text-blinking="false" fo:background-color="transparent" style:font-size-asian="10pt" style:font-weight-asian="bold" style:font-size-complex="10pt" style:font-weight-complex="bold"/>
    </style:style>
    <style:style style:name="P733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rsid="007dc3d9" officeooo:paragraph-rsid="008d6b90" style:text-blinking="false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34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rsid="007dc3d9" officeooo:paragraph-rsid="0097bba3" style:text-blinking="false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35" style:family="paragraph" style:parent-style-name="Standard">
      <style:paragraph-properties fo:margin-top="0.423cm" fo:margin-bottom="0.385cm" style:contextual-spacing="false" fo:line-height="108%" style:writing-mode="lr-tb"/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bold" officeooo:rsid="008f7f23" officeooo:paragraph-rsid="0097bba3" style:text-blinking="false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36" style:family="paragraph" style:parent-style-name="Standard"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737" style:family="paragraph" style:parent-style-name="Standard"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c400a" style:text-blinking="false" fo:background-color="transparent" style:font-size-asian="10pt" style:font-weight-asian="normal" style:font-size-complex="10pt" style:font-weight-complex="normal"/>
    </style:style>
    <style:style style:name="P738" style:family="paragraph" style:parent-style-name="Standard"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3de84e" style:text-blinking="false" fo:background-color="transparent" style:font-size-asian="10pt" style:font-weight-asian="normal" style:font-size-complex="10pt" style:font-weight-complex="normal"/>
    </style:style>
    <style:style style:name="P739" style:family="paragraph" style:parent-style-name="Standard"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dc3d9" style:text-blinking="false" fo:background-color="transparent" style:font-size-asian="10pt" style:font-weight-asian="normal" style:font-size-complex="10pt" style:font-weight-complex="normal"/>
    </style:style>
    <style:style style:name="P74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5b02dd" style:text-blinking="false" fo:background-color="transparent" style:font-size-asian="10pt" style:font-weight-asian="normal" style:font-size-complex="10pt" style:font-weight-complex="normal"/>
    </style:style>
    <style:style style:name="P74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8e717" style:text-blinking="false" fo:background-color="transparent" style:font-size-asian="10pt" style:font-weight-asian="normal" style:font-size-complex="10pt" style:font-weight-complex="normal"/>
    </style:style>
    <style:style style:name="P74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d4218" style:text-blinking="false" fo:background-color="transparent" style:font-size-asian="10pt" style:font-weight-asian="normal" style:font-size-complex="10pt" style:font-weight-complex="normal"/>
    </style:style>
    <style:style style:name="P74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d5faa" style:text-blinking="false" fo:background-color="transparent" style:font-size-asian="10pt" style:font-weight-asian="normal" style:font-size-complex="10pt" style:font-weight-complex="normal"/>
    </style:style>
    <style:style style:name="P74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ed902" style:text-blinking="false" fo:background-color="transparent" style:font-size-asian="10pt" style:font-weight-asian="normal" style:font-size-complex="10pt" style:font-weight-complex="normal"/>
    </style:style>
    <style:style style:name="P74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8e851d" style:text-blinking="false" fo:background-color="transparent" style:font-size-asian="10pt" style:font-weight-asian="normal" style:font-size-complex="10pt" style:font-weight-complex="normal"/>
    </style:style>
    <style:style style:name="P74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8d6b90" style:text-blinking="false" fo:background-color="transparent" style:font-size-asian="10pt" style:font-weight-asian="normal" style:font-size-complex="10pt" style:font-weight-complex="normal"/>
    </style:style>
    <style:style style:name="P74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8f7f23" style:text-blinking="false" fo:background-color="transparent" style:font-size-asian="10pt" style:font-weight-asian="normal" style:font-size-complex="10pt" style:font-weight-complex="normal"/>
    </style:style>
    <style:style style:name="P74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97bba3" style:text-blinking="false" fo:background-color="transparent" style:font-size-asian="10pt" style:font-weight-asian="normal" style:font-size-complex="10pt" style:font-weight-complex="normal"/>
    </style:style>
    <style:style style:name="P74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paragraph-rsid="00737651" style:text-blinking="false" fo:background-color="transparent" style:font-size-asian="10pt" style:font-weight-asian="normal" style:font-size-complex="10pt" style:font-weight-complex="normal"/>
    </style:style>
    <style:style style:name="P750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rsid="00223350" officeooo:paragraph-rsid="006b338f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51" style:family="paragraph" style:parent-style-name="Standard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rsid="00223350" officeooo:paragraph-rsid="008d6b90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52" style:family="paragraph" style:parent-style-name="Standard"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rsid="00223350" officeooo:paragraph-rsid="00a63b61" style:text-blinking="false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753" style:family="paragraph" style:parent-style-name="Standard">
      <style:paragraph-properties fo:margin-top="0.635cm" fo:margin-bottom="0.141cm" style:contextual-spacing="false" fo:line-height="108%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normal" officeooo:rsid="0041f98f" officeooo:paragraph-rsid="008e851d" style:text-blinking="false" fo:background-color="#fffffe" style:font-name-asian="Calibri2" style:font-size-asian="10pt" style:font-weight-asian="normal" style:font-name-complex="Calibri2" style:font-size-complex="10pt" style:font-weight-complex="normal"/>
    </style:style>
    <style:style style:name="P75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0pt" fo:letter-spacing="normal" fo:font-style="normal" style:text-underline-style="none" fo:font-weight="bold" officeooo:paragraph-rsid="008d6b90" style:text-blinking="false" fo:background-color="transparent" style:font-size-asian="10pt" style:font-weight-asian="bold" style:font-size-complex="10pt" style:font-weight-complex="bold"/>
    </style:style>
    <style:style style:name="P755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755353" style:text-blinking="false" fo:background-color="transparent" style:font-size-asian="11pt" style:font-weight-asian="bold" style:font-size-complex="11pt" style:font-weight-complex="bold"/>
    </style:style>
    <style:style style:name="P756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7d4218" style:text-blinking="false" fo:background-color="transparent" style:font-size-asian="11pt" style:font-weight-asian="bold" style:font-size-complex="11pt" style:font-weight-complex="bold"/>
    </style:style>
    <style:style style:name="P757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651077" style:text-blinking="false" fo:background-color="transparent" style:font-size-asian="11pt" style:font-weight-asian="bold" style:font-size-complex="11pt" style:font-weight-complex="bold"/>
    </style:style>
    <style:style style:name="P758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656bd3" style:text-blinking="false" fo:background-color="transparent" style:font-size-asian="11pt" style:font-weight-asian="bold" style:font-size-complex="11pt" style:font-weight-complex="bold"/>
    </style:style>
    <style:style style:name="P759" style:family="paragraph" style:parent-style-name="Standard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656bd3" style:text-blinking="false" fo:background-color="transparent" style:font-size-asian="11pt" style:font-weight-asian="bold" style:font-size-complex="11pt" style:font-weight-complex="bold"/>
    </style:style>
    <style:style style:name="P760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683f78" style:text-blinking="false" fo:background-color="transparent" style:font-size-asian="11pt" style:font-weight-asian="bold" style:font-size-complex="11pt" style:font-weight-complex="bold"/>
    </style:style>
    <style:style style:name="P761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69cf2c" style:text-blinking="false" fo:background-color="transparent" style:font-size-asian="11pt" style:font-weight-asian="bold" style:font-size-complex="11pt" style:font-weight-complex="bold"/>
    </style:style>
    <style:style style:name="P762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704e10" style:text-blinking="false" fo:background-color="transparent" style:font-size-asian="11pt" style:font-weight-asian="bold" style:font-size-complex="11pt" style:font-weight-complex="bold"/>
    </style:style>
    <style:style style:name="P763" style:family="paragraph" style:parent-style-name="Standard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704e10" style:text-blinking="false" fo:background-color="transparent" style:font-size-asian="11pt" style:font-weight-asian="bold" style:font-size-complex="11pt" style:font-weight-complex="bold"/>
    </style:style>
    <style:style style:name="P764" style:family="paragraph" style:parent-style-name="Heading_20_2">
      <style:paragraph-properties fo:margin-top="0.635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paragraph-rsid="008e8102" style:text-blinking="false" fo:background-color="transparent" style:font-size-asian="11pt" style:font-weight-asian="bold" style:font-size-complex="11pt" style:font-weight-complex="bold"/>
    </style:style>
    <style:style style:name="P765" style:family="paragraph" style:parent-style-name="Standard">
      <style:paragraph-properties fo:line-height="108%"/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rsid="00223350" officeooo:paragraph-rsid="0078e717" style:text-blinking="false" fo:background-color="transparent" style:font-size-asian="11pt" style:font-weight-asian="bold" style:font-size-complex="11pt" style:font-weight-complex="bold"/>
    </style:style>
    <style:style style:name="P766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bold" officeooo:paragraph-rsid="008f7f23" style:text-blinking="false" fo:background-color="transparent" style:font-size-asian="12pt" style:font-weight-asian="bold" style:font-name-complex="Calibri2" style:font-size-complex="12pt" style:font-weight-complex="bold"/>
    </style:style>
    <style:style style:name="P767" style:family="paragraph" style:parent-style-name="Standard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bold" officeooo:paragraph-rsid="008f7f23" style:text-blinking="false" fo:background-color="transparent" style:font-size-asian="12pt" style:font-weight-asian="bold" style:font-name-complex="Calibri2" style:font-size-complex="12pt" style:font-weight-complex="bold"/>
    </style:style>
    <style:style style:name="P768" style:family="paragraph" style:parent-style-name="Standard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bold" officeooo:rsid="008f7f23" officeooo:paragraph-rsid="0097bba3" style:text-blinking="false" fo:background-color="transparent" style:font-size-asian="12pt" style:font-weight-asian="bold" style:font-name-complex="Calibri2" style:font-size-complex="12pt" style:font-weight-complex="bold"/>
    </style:style>
    <style:style style:name="P769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2pt" fo:font-style="normal" fo:font-weight="bold" officeooo:paragraph-rsid="00708e52" style:font-size-asian="12pt" style:font-weight-asian="bold" style:font-size-complex="12pt" style:font-weight-complex="bold"/>
    </style:style>
    <style:style style:name="P770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2pt" fo:font-style="normal" fo:font-weight="bold" officeooo:paragraph-rsid="008f7f23" style:font-size-asian="12pt" style:font-weight-asian="bold" style:font-size-complex="12pt" style:font-weight-complex="bold"/>
    </style:style>
    <style:style style:name="P771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2pt" fo:font-style="normal" fo:font-weight="bold" officeooo:paragraph-rsid="0097bba3" style:font-size-asian="12pt" style:font-weight-asian="bold" style:font-size-complex="12pt" style:font-weight-complex="bold"/>
    </style:style>
    <style:style style:name="P772" style:family="paragraph" style:parent-style-name="Standard">
      <style:paragraph-properties fo:margin-left="1.905cm" fo:margin-right="0.009cm" fo:text-indent="-0.635cm" style:auto-text-indent="false"/>
      <style:text-properties fo:font-variant="normal" fo:text-transform="none" fo:color="#000000" loext:opacity="100%" style:font-name="Calibri1" fo:font-size="12pt" fo:font-style="normal" fo:font-weight="bold" officeooo:paragraph-rsid="001642d0" style:font-size-asian="12pt" style:font-weight-asian="bold" style:font-size-complex="12pt" style:font-weight-complex="bold"/>
    </style:style>
    <style:style style:name="P7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alibri1" fo:font-size="12pt" fo:letter-spacing="normal" fo:font-style="normal" fo:font-weight="bold" officeooo:paragraph-rsid="001642d0" style:font-size-asian="12pt" style:font-weight-asian="bold" style:font-name-complex="Calibri2" style:font-size-complex="12pt" style:font-weight-complex="bold"/>
    </style:style>
    <style:style style:name="P774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1pt" fo:font-style="normal" fo:font-weight="bold" officeooo:paragraph-rsid="0027adbd" style:font-size-asian="11pt" style:font-weight-asian="bold" style:font-size-complex="11pt" style:font-weight-complex="bold"/>
    </style:style>
    <style:style style:name="P775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1pt" fo:font-style="normal" fo:font-weight="bold" officeooo:paragraph-rsid="007c400a" style:font-size-asian="11pt" style:font-weight-asian="bold" style:font-size-complex="11pt" style:font-weight-complex="bold"/>
    </style:style>
    <style:style style:name="P776" style:family="paragraph" style:parent-style-name="Heading_20_1">
      <style:paragraph-properties fo:margin-top="0.423cm" fo:margin-bottom="0.385cm" style:contextual-spacing="false" fo:line-height="138%" style:writing-mode="lr-tb"/>
      <style:text-properties fo:font-variant="normal" fo:text-transform="none" fo:color="#000000" loext:opacity="100%" style:font-name="Calibri1" fo:font-size="11pt" fo:font-style="normal" fo:font-weight="bold" officeooo:paragraph-rsid="007dc3d9" style:font-size-asian="11pt" style:font-weight-asian="bold" style:font-size-complex="11pt" style:font-weight-complex="bold"/>
    </style:style>
    <style:style style:name="P777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b61ea" officeooo:paragraph-rsid="005ebc6f" style:font-name-asian="Calibri2" style:font-size-asian="10pt" style:font-weight-asian="normal" style:font-name-complex="Calibri2" style:font-size-complex="10pt" style:font-weight-complex="normal"/>
    </style:style>
    <style:style style:name="P778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b61ea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779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b61ea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780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b61ea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781" style:family="paragraph" style:parent-style-name="Standard">
      <style:paragraph-properties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e8a79" officeooo:paragraph-rsid="001f7bb7" style:font-name-asian="Calibri2" style:font-size-asian="10pt" style:font-weight-asian="normal" style:font-name-complex="Calibri2" style:font-size-complex="10pt" style:font-weight-complex="normal"/>
    </style:style>
    <style:style style:name="P782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1e8a79" officeooo:paragraph-rsid="003f6bc7" style:font-name-asian="Calibri2" style:font-size-asian="10pt" style:font-weight-asian="normal" style:font-name-complex="Calibri2" style:font-size-complex="10pt" style:font-weight-complex="normal"/>
    </style:style>
    <style:style style:name="P783" style:family="paragraph" style:parent-style-name="Standard">
      <style:paragraph-properties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2f3488" officeooo:paragraph-rsid="003fbece" style:font-name-asian="Calibri2" style:font-size-asian="10pt" style:font-weight-asian="normal" style:font-name-complex="Calibri2" style:font-size-complex="10pt" style:font-weight-complex="normal"/>
    </style:style>
    <style:style style:name="P784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5eba52" style:font-name-asian="Calibri2" style:font-size-asian="10pt" style:font-weight-asian="normal" style:font-name-complex="Calibri2" style:font-size-complex="10pt" style:font-weight-complex="normal"/>
    </style:style>
    <style:style style:name="P785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77ca5c" style:font-name-asian="Calibri2" style:font-size-asian="10pt" style:font-weight-asian="normal" style:font-name-complex="Calibri2" style:font-size-complex="10pt" style:font-weight-complex="normal"/>
    </style:style>
    <style:style style:name="P786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7c400a" style:font-name-asian="Calibri2" style:font-size-asian="10pt" style:font-weight-asian="normal" style:font-name-complex="Calibri2" style:font-size-complex="10pt" style:font-weight-complex="normal"/>
    </style:style>
    <style:style style:name="P787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7d4218" style:font-name-asian="Calibri2" style:font-size-asian="10pt" style:font-weight-asian="normal" style:font-name-complex="Calibri2" style:font-size-complex="10pt" style:font-weight-complex="normal"/>
    </style:style>
    <style:style style:name="P788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789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790" style:family="paragraph" style:parent-style-name="Standard">
      <style:paragraph-properties fo:text-align="center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791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7dc3d9" style:font-name-asian="Calibri2" style:font-size-asian="10pt" style:font-weight-asian="normal" style:font-name-complex="Calibri2" style:font-size-complex="10pt" style:font-weight-complex="normal"/>
    </style:style>
    <style:style style:name="P792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8e8102" style:font-name-asian="Calibri2" style:font-size-asian="10pt" style:font-weight-asian="normal" style:font-name-complex="Calibri2" style:font-size-complex="10pt" style:font-weight-complex="normal"/>
    </style:style>
    <style:style style:name="P793" style:family="paragraph" style:parent-style-name="Standard">
      <style:paragraph-properties fo:text-align="start" style:justify-single-word="false" fo:orphans="0" fo:widows="0"/>
      <style:text-properties fo:font-variant="normal" fo:text-transform="none" fo:color="#000000" loext:opacity="100%" style:font-name="Calibri1" fo:font-size="10pt" fo:letter-spacing="normal" fo:font-style="normal" fo:font-weight="normal" officeooo:rsid="005eba52" officeooo:paragraph-rsid="009fae47" style:font-name-asian="Calibri2" style:font-size-asian="10pt" style:font-weight-asian="normal" style:font-name-complex="Calibri2" style:font-size-complex="10pt" style:font-weight-complex="normal"/>
    </style:style>
    <style:style style:name="P794" style:family="paragraph" style:parent-style-name="Standard">
      <style:paragraph-properties fo:line-height="108%"/>
      <style:text-properties fo:font-variant="normal" fo:text-transform="none" fo:color="#000000" loext:opacity="100%" style:font-name="Calibri1" fo:font-size="10pt" fo:letter-spacing="normal" fo:font-style="normal" fo:font-weight="bold" officeooo:rsid="00500a41" officeooo:paragraph-rsid="006b338f" style:font-name-asian="Calibri2" style:font-size-asian="10pt" style:font-weight-asian="bold" style:font-name-complex="Calibri2" style:font-size-complex="10pt" style:font-weight-complex="bold"/>
    </style:style>
    <style:style style:name="P795" style:family="paragraph" style:parent-style-name="Standard">
      <style:paragraph-properties fo:line-height="108%"/>
      <style:text-properties fo:font-variant="normal" fo:text-transform="none" fo:color="#000000" loext:opacity="100%" style:font-name="Calibri1" fo:font-size="10pt" fo:letter-spacing="normal" fo:font-style="normal" fo:font-weight="bold" officeooo:rsid="006b338f" officeooo:paragraph-rsid="004a3cde" style:font-name-asian="Calibri2" style:font-size-asian="10pt" style:font-weight-asian="bold" style:font-name-complex="Calibri2" style:font-size-complex="10pt" style:font-weight-complex="bold"/>
    </style:style>
    <style:style style:name="P7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a46f85"/>
    </style:style>
    <style:style style:name="P7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a63b61"/>
    </style:style>
    <style:style style:name="P7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a46f85"/>
    </style:style>
    <style:style style:name="P801" style:family="paragraph" style:parent-style-name="Heading_20_1" style:list-style-name="WWNum7">
      <style:paragraph-properties fo:margin-top="0cm" fo:margin-bottom="0cm" style:contextual-spacing="false" fo:text-align="justify" style:justify-single-word="false"/>
      <style:text-properties fo:color="#000000" loext:opacity="100%" style:font-name="Calibri1" fo:font-size="12pt" fo:font-weight="bold" officeooo:paragraph-rsid="001642d0" style:font-size-asian="12pt" style:font-weight-asian="bold" style:font-name-complex="Calibri2" style:font-size-complex="12pt" style:font-weight-complex="bold"/>
    </style:style>
    <style:style style:name="P802" style:family="paragraph" style:parent-style-name="Standard" style:list-style-name="WWNum71">
      <style:paragraph-properties fo:margin-left="1.879cm" fo:margin-right="0.048cm" fo:margin-top="0cm" fo:margin-bottom="0.041cm" style:contextual-spacing="false" fo:line-height="102%" fo:text-indent="-0.635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803" style:family="paragraph" style:parent-style-name="Standard" style:list-style-name="WWNum72">
      <style:paragraph-properties fo:margin-left="1.879cm" fo:margin-right="0.048cm" fo:margin-top="0cm" fo:margin-bottom="0.041cm" style:contextual-spacing="false" fo:line-height="102%" fo:text-indent="-0.635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804" style:family="paragraph" style:parent-style-name="Standard" style:list-style-name="WWNum73">
      <style:paragraph-properties fo:margin-left="1.905cm" fo:margin-right="0.009cm" fo:text-indent="-0.635cm" style:auto-text-indent="false"/>
      <style:text-properties fo:color="#000000" loext:opacity="100%" style:font-name="Calibri1" fo:font-size="10pt" fo:font-weight="normal" officeooo:paragraph-rsid="001642d0" style:font-name-asian="Calibri2" style:font-size-asian="10pt" style:font-weight-asian="normal" style:font-name-complex="Calibri2" style:font-size-complex="10pt" style:font-weight-complex="normal"/>
    </style:style>
    <style:style style:name="P805" style:family="paragraph" style:parent-style-name="Standard" style:list-style-name="WWNum73">
      <style:paragraph-properties fo:margin-left="1.905cm" fo:margin-right="0.009cm" fo:text-indent="-0.635cm" style:auto-text-indent="false"/>
      <style:text-properties fo:font-variant="normal" fo:text-transform="none" fo:color="#000000" loext:opacity="100%" style:font-name="Calibri1" fo:font-size="12pt" fo:font-style="normal" fo:font-weight="bold" officeooo:paragraph-rsid="001642d0" style:font-size-asian="12pt" style:font-weight-asian="bold" style:font-size-complex="12pt" style:font-weight-complex="bold"/>
    </style:style>
    <style:style style:name="P806" style:family="paragraph">
      <style:paragraph-properties fo:text-align="end"/>
    </style:style>
    <style:style style:name="P807" style:family="paragraph">
      <loext:graphic-properties draw:fill="none" draw:fill-color="#ffffff"/>
      <style:paragraph-properties fo:text-align="end" style:writing-mode="lr-tb"/>
      <style:text-properties fo:color="#c9211e" loext:opacity="100%" style:font-name="Calibri" fo:font-size="7pt" fo:font-weight="bold" style:font-size-asian="7pt" style:font-name-complex="Calibri" style:font-size-complex="7pt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officeooo:rsid="00223350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officeooo:rsid="0027adb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officeooo:rsid="00755353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officeooo:rsid="00223350" style:text-blinking="false" fo:background-color="transparent" loext:char-shading-value="0" style:font-name-asian="Calibri2" style:font-name-complex="Calibri2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officeooo:rsid="00714bb3" style:text-blinking="false" fo:background-color="transparent" loext:char-shading-value="0" style:font-name-asian="Calibri2" style:font-name-complex="Calibri2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officeooo:rsid="007d5faa" style:text-blinking="false" fo:background-color="transparent" loext:char-shading-value="0" style:font-name-asian="Calibri2" style:font-name-complex="Calibri2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officeooo:rsid="003de84e" style:text-blinking="false" fo:background-color="transparent" loext:char-shading-value="0" style:font-name-asian="Calibri2" style:font-name-complex="Calibri2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officeooo:rsid="0061a5cc" style:text-blinking="false" fo:background-color="transparent" loext:char-shading-value="0" style:font-name-asian="Calibri2" style:font-name-complex="Calibri2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officeooo:rsid="0061fb8b" style:text-blinking="false" fo:background-color="transparent" loext:char-shading-value="0" style:font-name-asian="Calibri2" style:font-name-complex="Calibri2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62118e" style:text-blinking="false" fo:background-color="transparent" loext:char-shading-value="0" style:font-name-asian="Calibri2" style:font-name-complex="Calibri2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6b338f" style:text-blinking="false" fo:background-color="transparent" loext:char-shading-value="0" style:font-name-asian="Calibri2" style:font-name-complex="Calibri2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97bba3" style:text-blinking="false" fo:background-color="transparent" loext:char-shading-value="0" style:font-name-asian="Calibri2" style:font-name-complex="Calibri2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officeooo:rsid="009ae7e2" style:text-blinking="false" fo:background-color="transparent" loext:char-shading-value="0" style:font-name-asian="Calibri2" style:font-name-complex="Calibri2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officeooo:rsid="00a0c16f" style:text-blinking="false" fo:background-color="transparent" loext:char-shading-value="0" style:font-name-asian="Calibri2" style:font-name-complex="Calibri2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78e717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7a71a0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714bb3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62118e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officeooo:rsid="007d5faa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officeooo:rsid="00924d75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officeooo:rsid="00737651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officeooo:rsid="007d4218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officeooo:rsid="0080d1f4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7ed902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942229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officeooo:rsid="008e851d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fo:font-style="normal" style:text-underline-style="none" officeooo:rsid="008d6b90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fo:font-style="normal" style:text-underline-style="none" officeooo:rsid="008f7f23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fo:font-style="normal" style:text-underline-style="none" officeooo:rsid="0090d2ec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fo:font-style="normal" style:text-underline-style="none" officeooo:rsid="00708e52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fo:font-style="normal" style:text-underline-style="none" officeooo:rsid="007c400a" style:text-blinking="false" fo:background-color="transparent" loext:char-shading-value="0"/>
    </style:style>
    <style:style style:name="T33" style:family="text">
      <style:text-properties fo:font-variant="normal" fo:text-transform="none" style:text-line-through-style="none" style:text-line-through-type="none" fo:font-style="normal" style:text-underline-style="none" officeooo:rsid="007dc3d9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font-style="normal" style:text-underline-style="none" officeooo:rsid="0097bba3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9ae7e2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fo:font-style="normal" style:text-underline-style="none" officeooo:rsid="00a0c16f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officeooo:rsid="00414924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officeooo:rsid="00637eb1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font-style="normal" style:text-underline-style="none" officeooo:rsid="00223350" style:text-blinking="false"/>
    </style:style>
    <style:style style:name="T40" style:family="text">
      <style:text-properties fo:font-variant="normal" fo:text-transform="none" style:text-line-through-style="none" style:text-line-through-type="none" fo:font-style="normal" style:text-underline-style="none" officeooo:rsid="0027adbd" style:text-blinking="false"/>
    </style:style>
    <style:style style:name="T41" style:family="text">
      <style:text-properties fo:font-variant="normal" fo:text-transform="none" style:text-line-through-style="none" style:text-line-through-type="none" fo:font-style="normal" style:text-underline-style="none" officeooo:rsid="008d6b90" style:text-blinking="false"/>
    </style:style>
    <style:style style:name="T42" style:family="text">
      <style:text-properties fo:font-variant="normal" fo:text-transform="none" style:text-line-through-style="none" style:text-line-through-type="none" fo:font-style="normal" style:text-underline-style="none" officeooo:rsid="009ae7e2" style:text-blinking="false"/>
    </style:style>
    <style:style style:name="T43" style:family="text">
      <style:text-properties fo:font-variant="normal" fo:text-transform="none" style:text-line-through-style="none" style:text-line-through-type="none" fo:font-style="normal" style:text-underline-style="none" officeooo:rsid="0078e717" style:text-blinking="false"/>
    </style:style>
    <style:style style:name="T44" style:family="text">
      <style:text-properties fo:font-variant="normal" fo:text-transform="none" style:text-line-through-style="none" style:text-line-through-type="none" fo:font-style="normal" style:text-underline-style="none" officeooo:rsid="00191cd8" style:text-blinking="false"/>
    </style:style>
    <style:style style:name="T45" style:family="text">
      <style:text-properties fo:font-variant="normal" fo:text-transform="none" style:text-line-through-style="none" style:text-line-through-type="none" fo:font-style="normal" style:text-underline-style="none" officeooo:rsid="008c860a" style:text-blinking="false"/>
    </style:style>
    <style:style style:name="T46" style:family="text">
      <style:text-properties fo:font-variant="normal" fo:text-transform="none" style:text-line-through-style="none" style:text-line-through-type="none" fo:font-style="normal" style:text-underline-style="none" officeooo:rsid="009fae47" style:text-blinking="false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style:text-line-through-style="none" style:text-line-through-type="none" fo:letter-spacing="normal" fo:font-style="normal" style:text-underline-style="none" officeooo:rsid="001467e2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letter-spacing="normal" fo:font-style="normal" style:text-underline-style="none" officeooo:rsid="0047e780" style:text-blinking="false" fo:background-color="transparent" loext:char-shading-value="0"/>
    </style:style>
    <style:style style:name="T50" style:family="text">
      <style:text-properties fo:font-variant="normal" fo:text-transform="none" style:text-line-through-style="none" style:text-line-through-type="none" fo:letter-spacing="normal" fo:font-style="normal" style:text-underline-style="none" officeooo:rsid="005eba52" style:text-blinking="false" fo:background-color="transparent" loext:char-shading-value="0"/>
    </style:style>
    <style:style style:name="T5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 style:font-name-complex="Calibri2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style:text-underline-style="none" officeooo:rsid="00332c01" style:text-blinking="false" fo:background-color="transparent" loext:char-shading-value="0"/>
    </style:style>
    <style:style style:name="T53" style:family="text">
      <style:text-properties fo:font-variant="normal" fo:text-transform="none" style:text-line-through-style="none" style:text-line-through-type="none" fo:letter-spacing="normal" fo:font-style="normal" style:text-underline-style="none" officeooo:rsid="0034c046" style:text-blinking="false" fo:background-color="transparent" loext:char-shading-value="0"/>
    </style:style>
    <style:style style:name="T54" style:family="text">
      <style:text-properties fo:font-variant="normal" fo:text-transform="none" style:text-line-through-style="none" style:text-line-through-type="none" fo:letter-spacing="normal" fo:font-style="normal" style:text-underline-style="none" officeooo:rsid="00737651" style:text-blinking="false" fo:background-color="transparent" loext:char-shading-value="0"/>
    </style:style>
    <style:style style:name="T55" style:family="text">
      <style:text-properties fo:font-variant="normal" fo:text-transform="none" style:text-line-through-style="none" style:text-line-through-type="none" fo:letter-spacing="normal" fo:font-style="normal" style:text-underline-style="none" officeooo:rsid="0078e717" style:text-blinking="false" fo:background-color="transparent" loext:char-shading-value="0"/>
    </style:style>
    <style:style style:name="T56" style:family="text">
      <style:text-properties fo:font-variant="normal" fo:text-transform="none" style:text-line-through-style="none" style:text-line-through-type="none" fo:letter-spacing="normal" fo:font-style="normal" style:text-underline-style="none" officeooo:rsid="007c400a" style:text-blinking="false" fo:background-color="transparent" loext:char-shading-value="0"/>
    </style:style>
    <style:style style:name="T57" style:family="text">
      <style:text-properties fo:font-variant="normal" fo:text-transform="none" style:text-line-through-style="none" style:text-line-through-type="none" fo:letter-spacing="normal" fo:font-style="normal" style:text-underline-style="none" officeooo:rsid="00651077" style:text-blinking="false" fo:background-color="transparent" loext:char-shading-value="0" style:font-name-asian="Calibri2" style:font-name-complex="Calibri2" loext:padding="0cm" loext:border="none"/>
    </style:style>
    <style:style style:name="T58" style:family="text">
      <style:text-properties fo:font-variant="normal" fo:text-transform="none" style:text-line-through-style="none" style:text-line-through-type="none" fo:letter-spacing="normal" fo:font-style="normal" style:text-underline-style="none" officeooo:rsid="00671a10" style:text-blinking="false" fo:background-color="transparent" loext:char-shading-value="0" style:font-name-asian="Calibri2" style:font-name-complex="Calibri2" loext:padding="0cm" loext:border="none"/>
    </style:style>
    <style:style style:name="T59" style:family="text">
      <style:text-properties fo:font-variant="normal" fo:text-transform="none" style:text-line-through-style="none" style:text-line-through-type="none" fo:letter-spacing="normal" fo:font-style="normal" style:text-underline-style="none" officeooo:rsid="00683f78" style:text-blinking="false" fo:background-color="transparent" loext:char-shading-value="0" style:font-name-asian="Calibri2" style:font-name-complex="Calibri2" loext:padding="0cm" loext:border="none"/>
    </style:style>
    <style:style style:name="T60" style:family="text">
      <style:text-properties fo:font-variant="normal" fo:text-transform="none" style:text-line-through-style="none" style:text-line-through-type="none" fo:letter-spacing="normal" fo:font-style="normal" style:text-underline-style="none" officeooo:rsid="0069cf2c" style:text-blinking="false" fo:background-color="transparent" loext:char-shading-value="0" style:font-name-asian="Calibri2" style:font-name-complex="Calibri2" loext:padding="0cm" loext:border="none"/>
    </style:style>
    <style:style style:name="T61" style:family="text">
      <style:text-properties fo:font-variant="normal" fo:text-transform="none" style:text-line-through-style="none" style:text-line-through-type="none" fo:letter-spacing="normal" fo:font-style="normal" style:text-underline-style="none" officeooo:rsid="00714bb3" style:text-blinking="false" fo:background-color="transparent" loext:char-shading-value="0" style:font-name-asian="Calibri2" style:font-name-complex="Calibri2" loext:padding="0cm" loext:border="none"/>
    </style:style>
    <style:style style:name="T62" style:family="text">
      <style:text-properties fo:font-variant="normal" fo:text-transform="none" style:text-line-through-style="none" style:text-line-through-type="none" fo:letter-spacing="normal" fo:font-style="normal" style:text-underline-style="none" officeooo:rsid="007dc3d9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letter-spacing="normal" fo:font-style="normal" style:text-underline-style="none" officeooo:rsid="007a71a0" style:text-blinking="false" fo:background-color="transparent" loext:char-shading-value="0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officeooo:rsid="003627fc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61fb8b" style:text-blinking="false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332c01" style:text-blinking="false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34c046" style:text-blinking="false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7dc3d9" style:text-blinking="false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6b338f" style:text-blinking="false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4a3cde" style:text-blinking="false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94fc38" style:text-blinking="false" fo:background-color="transparent" loext:char-shading-value="0" style:font-name-asian="Calibri2" style:font-size-asian="10pt" style:font-weight-asian="normal" style:font-name-complex="Calibri2" style:font-size-complex="10pt" style:font-weight-complex="normal"/>
    </style:style>
    <style:style style:name="T73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223350" style:text-blinking="false" fo:background-color="transparent" loext:char-shading-value="0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27adbd" style:text-blinking="false" fo:background-color="transparent" loext:char-shading-value="0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9ae7e2" style:text-blinking="false" fo:background-color="transparent" loext:char-shading-value="0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78e717" style:text-blinking="false" fo:background-color="transparent" loext:char-shading-value="0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8e851d" style:text-blinking="false" fo:background-color="transparent" loext:char-shading-value="0" style:font-size-asian="11pt" style:font-weight-asian="bold" style:font-size-complex="11pt" style:font-weight-complex="bold"/>
    </style:style>
    <style:style style:name="T78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191cd8" style:text-blinking="false" fo:background-color="transparent" loext:char-shading-value="0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style:text-line-through-style="none" style:text-line-through-type="none" fo:font-size="11pt" fo:font-style="normal" style:text-underline-style="none" fo:font-weight="bold" officeooo:rsid="008c860a" style:text-blinking="false" fo:background-color="transparent" loext:char-shading-value="0" style:font-size-asian="11pt" style:font-weight-asian="bold" style:font-size-complex="11pt" style:font-weight-complex="bold"/>
    </style:style>
    <style:style style:name="T80" style:family="text">
      <style:text-properties fo:font-variant="normal" fo:text-transform="none" fo:font-size="10.8000001907349pt" fo:letter-spacing="normal" fo:font-style="normal" style:font-name-asian="Calibri2" style:font-name-complex="Calibri2" loext:padding="0cm" loext:border="none"/>
    </style:style>
    <style:style style:name="T81" style:family="text">
      <style:text-properties fo:font-variant="normal" fo:text-transform="none" fo:letter-spacing="normal" fo:font-style="normal"/>
    </style:style>
    <style:style style:name="T82" style:family="text">
      <style:text-properties fo:font-variant="normal" fo:text-transform="none" fo:letter-spacing="normal" fo:font-style="normal" style:font-name-asian="Calibri2" style:font-name-complex="Calibri2"/>
    </style:style>
    <style:style style:name="T83" style:family="text">
      <style:text-properties fo:font-variant="normal" fo:text-transform="none" fo:letter-spacing="normal" fo:font-style="normal" style:font-name-asian="Calibri2" style:font-name-complex="Calibri2" loext:padding="0cm" loext:border="none"/>
    </style:style>
    <style:style style:name="T84" style:family="text">
      <style:text-properties fo:font-variant="normal" fo:text-transform="none" fo:letter-spacing="normal" fo:font-style="normal" officeooo:rsid="0069cf2c" style:font-name-asian="Calibri2" style:font-name-complex="Calibri2" loext:padding="0cm" loext:border="none"/>
    </style:style>
    <style:style style:name="T85" style:family="text">
      <style:text-properties fo:font-variant="normal" fo:text-transform="none" fo:letter-spacing="normal" fo:font-style="normal" officeooo:rsid="008e8102" style:font-name-asian="Calibri2" style:font-name-complex="Calibri2" loext:padding="0cm" loext:border="none"/>
    </style:style>
    <style:style style:name="T86" style:family="text">
      <style:text-properties fo:font-variant="normal" fo:text-transform="none" fo:letter-spacing="normal" fo:font-style="normal" officeooo:rsid="00737651" style:font-name-asian="Calibri2" style:font-name-complex="Calibri2"/>
    </style:style>
    <style:style style:name="T87" style:family="text">
      <style:text-properties fo:font-variant="normal" fo:text-transform="none" fo:letter-spacing="normal" fo:font-style="normal" officeooo:rsid="00651077" style:font-name-asian="Calibri2" style:font-name-complex="Calibri2" loext:padding="0cm" loext:border="none"/>
    </style:style>
    <style:style style:name="T88" style:family="text">
      <style:text-properties fo:font-variant="normal" fo:text-transform="none" fo:letter-spacing="normal" fo:font-style="normal" officeooo:rsid="008d6b90" style:font-name-asian="Calibri2" style:font-name-complex="Calibri2"/>
    </style:style>
    <style:style style:name="T89" style:family="text">
      <style:text-properties fo:font-variant="normal" fo:text-transform="none" fo:letter-spacing="normal" fo:font-style="normal" officeooo:rsid="0097bba3" style:font-name-asian="Calibri2" style:font-name-complex="Calibri2"/>
    </style:style>
    <style:style style:name="T90" style:family="text">
      <style:text-properties fo:font-variant="normal" fo:text-transform="none" fo:letter-spacing="normal" fo:font-style="normal" officeooo:rsid="00997117" style:font-name-asian="Calibri2" style:font-name-complex="Calibri2"/>
    </style:style>
    <style:style style:name="T91" style:family="text">
      <style:text-properties fo:font-variant="normal" fo:text-transform="none" fo:letter-spacing="normal" fo:font-style="normal" officeooo:rsid="009fae47" style:font-name-asian="Calibri2" style:font-name-complex="Calibri2" loext:padding="0cm" loext:border="none"/>
    </style:style>
    <style:style style:name="T92" style:family="text">
      <style:text-properties fo:font-variant="normal" fo:text-transform="none" fo:font-size="10pt" fo:letter-spacing="normal" fo:font-style="normal" style:font-name-asian="Calibri2" style:font-size-asian="8.75pt" style:font-name-complex="Calibri2" style:font-size-complex="10pt" loext:padding="0cm" loext:border="none"/>
    </style:style>
    <style:style style:name="T9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94" style:family="text">
      <style:text-properties style:text-line-through-style="none" style:text-line-through-type="none" style:text-underline-style="none" officeooo:rsid="00223350" style:text-blinking="false" fo:background-color="transparent" loext:char-shading-value="0"/>
    </style:style>
    <style:style style:name="T95" style:family="text">
      <style:text-properties style:text-line-through-style="none" style:text-line-through-type="none" style:text-underline-style="none" officeooo:rsid="0027adbd" style:text-blinking="false" fo:background-color="transparent" loext:char-shading-value="0"/>
    </style:style>
    <style:style style:name="T96" style:family="text">
      <style:text-properties style:text-line-through-style="none" style:text-line-through-type="none" style:text-underline-style="none" officeooo:rsid="00708e52" style:text-blinking="false" fo:background-color="transparent" loext:char-shading-value="0"/>
    </style:style>
    <style:style style:name="T97" style:family="text">
      <style:text-properties style:text-line-through-style="none" style:text-line-through-type="none" style:text-underline-style="none" officeooo:rsid="007c400a" style:text-blinking="false" fo:background-color="transparent" loext:char-shading-value="0"/>
    </style:style>
    <style:style style:name="T98" style:family="text">
      <style:text-properties style:text-line-through-style="none" style:text-line-through-type="none" style:text-underline-style="none" officeooo:rsid="007d5faa" style:text-blinking="false" fo:background-color="transparent" loext:char-shading-value="0"/>
    </style:style>
    <style:style style:name="T99" style:family="text">
      <style:text-properties style:text-line-through-style="none" style:text-line-through-type="none" style:text-underline-style="none" officeooo:rsid="007dc3d9" style:text-blinking="false" fo:background-color="transparent" loext:char-shading-value="0"/>
    </style:style>
    <style:style style:name="T100" style:family="text">
      <style:text-properties style:text-line-through-style="none" style:text-line-through-type="none" style:text-underline-style="none" officeooo:rsid="0088bd01" style:text-blinking="false" fo:background-color="transparent" loext:char-shading-value="0"/>
    </style:style>
    <style:style style:name="T101" style:family="text">
      <style:text-properties style:text-line-through-style="none" style:text-line-through-type="none" style:text-underline-style="none" officeooo:rsid="006b338f" style:text-blinking="false" fo:background-color="transparent" loext:char-shading-value="0"/>
    </style:style>
    <style:style style:name="T102" style:family="text">
      <style:text-properties style:text-line-through-style="none" style:text-line-through-type="none" style:text-underline-style="none" style:text-blinking="false" fo:background-color="transparent" loext:char-shading-value="0" style:font-name-complex="Calibri2"/>
    </style:style>
    <style:style style:name="T103" style:family="text">
      <style:text-properties style:text-line-through-style="none" style:text-line-through-type="none" style:text-underline-style="none" officeooo:rsid="0027adbd" style:text-blinking="false" fo:background-color="transparent" loext:char-shading-value="0" style:font-name-complex="Calibri2"/>
    </style:style>
    <style:style style:name="T104" style:family="text">
      <style:text-properties style:text-line-through-style="none" style:text-line-through-type="none" style:text-underline-style="none" officeooo:rsid="00708e52" style:text-blinking="false" fo:background-color="transparent" loext:char-shading-value="0" style:font-name-complex="Calibri2"/>
    </style:style>
    <style:style style:name="T105" style:family="text">
      <style:text-properties style:text-line-through-style="none" style:text-line-through-type="none" style:text-underline-style="none" officeooo:rsid="008f7f23" style:text-blinking="false" fo:background-color="transparent" loext:char-shading-value="0" style:font-name-complex="Calibri2"/>
    </style:style>
    <style:style style:name="T106" style:family="text">
      <style:text-properties style:text-line-through-style="none" style:text-line-through-type="none" style:text-underline-style="none" officeooo:rsid="0097bba3" style:text-blinking="false" fo:background-color="transparent" loext:char-shading-value="0" style:font-name-complex="Calibri2"/>
    </style:style>
    <style:style style:name="T107" style:family="text">
      <style:text-properties style:text-line-through-style="none" style:text-line-through-type="none" style:text-underline-style="none" officeooo:rsid="00a0c16f" style:text-blinking="false" fo:background-color="transparent" loext:char-shading-value="0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name-asian="Calibri2" style:font-weight-asian="bold" style:font-name-complex="Calibri2" style:font-weight-complex="bold"/>
    </style:style>
    <style:style style:name="T110" style:family="text">
      <style:text-properties fo:color="#000000" loext:opacity="100%" style:font-name="Calibri1" fo:font-size="10pt" fo:font-weight="normal" style:font-size-asian="10pt" style:font-weight-asian="normal" style:font-name-complex="Calibri2" style:font-size-complex="10pt" style:font-weight-complex="normal"/>
    </style:style>
    <style:style style:name="T111" style:family="text">
      <style:text-properties fo:color="#000000" loext:opacity="100%" style:font-name="Calibri1" fo:font-size="10pt" fo:font-weight="normal" style:letter-kerning="false" style:font-name-asian="Calibri2" style:font-size-asian="10pt" style:font-weight-asian="normal" style:font-name-complex="Calibri2" style:font-size-complex="10pt" style:font-weight-complex="normal"/>
    </style:style>
    <style:style style:name="T112" style:family="text">
      <style:text-properties fo:color="#000000" loext:opacity="100%" style:font-name="Calibri1" fo:font-size="10pt" fo:font-weight="normal" officeooo:rsid="001467e2" style:letter-kerning="false" style:font-name-asian="Calibri2" style:font-size-asian="10pt" style:font-weight-asian="normal" style:font-name-complex="Calibri2" style:font-size-complex="10pt" style:font-weight-complex="normal"/>
    </style:style>
    <style:style style:name="T113" style:family="text">
      <style:text-properties officeooo:rsid="00191cd8"/>
    </style:style>
    <style:style style:name="T114" style:family="text">
      <style:text-properties officeooo:rsid="001a0395"/>
    </style:style>
    <style:style style:name="T115" style:family="text">
      <style:text-properties officeooo:rsid="001b61ea"/>
    </style:style>
    <style:style style:name="T116" style:family="text">
      <style:text-properties officeooo:rsid="001c8234"/>
    </style:style>
    <style:style style:name="T117" style:family="text">
      <style:text-properties officeooo:rsid="00223350"/>
    </style:style>
    <style:style style:name="T118" style:family="text">
      <style:text-properties officeooo:rsid="0027adbd"/>
    </style:style>
    <style:style style:name="T119" style:family="text">
      <style:text-properties fo:letter-spacing="normal"/>
    </style:style>
    <style:style style:name="T120" style:family="text">
      <style:text-properties fo:letter-spacing="normal" officeooo:rsid="0034c046"/>
    </style:style>
    <style:style style:name="T121" style:family="text">
      <style:text-properties fo:letter-spacing="normal" officeooo:rsid="00737651"/>
    </style:style>
    <style:style style:name="T122" style:family="text">
      <style:text-properties fo:letter-spacing="normal" officeooo:rsid="00332c01"/>
    </style:style>
    <style:style style:name="T123" style:family="text">
      <style:text-properties fo:letter-spacing="normal" officeooo:rsid="003627fc"/>
    </style:style>
    <style:style style:name="T124" style:family="text">
      <style:text-properties fo:letter-spacing="normal" officeooo:rsid="0078e717"/>
    </style:style>
    <style:style style:name="T125" style:family="text">
      <style:text-properties fo:letter-spacing="normal" officeooo:rsid="007a71a0"/>
    </style:style>
    <style:style style:name="T126" style:family="text">
      <style:text-properties fo:letter-spacing="normal" officeooo:rsid="007d4218"/>
    </style:style>
    <style:style style:name="T127" style:family="text">
      <style:text-properties fo:letter-spacing="normal" officeooo:rsid="007d5faa"/>
    </style:style>
    <style:style style:name="T128" style:family="text">
      <style:text-properties fo:letter-spacing="normal" officeooo:rsid="0062118e"/>
    </style:style>
    <style:style style:name="T129" style:family="text">
      <style:text-properties fo:letter-spacing="normal" officeooo:rsid="00637eb1"/>
    </style:style>
    <style:style style:name="T130" style:family="text">
      <style:text-properties fo:letter-spacing="normal" officeooo:rsid="00651077"/>
    </style:style>
    <style:style style:name="T131" style:family="text">
      <style:text-properties fo:letter-spacing="normal" officeooo:rsid="00656bd3"/>
    </style:style>
    <style:style style:name="T132" style:family="text">
      <style:text-properties fo:letter-spacing="normal" officeooo:rsid="00683f78"/>
    </style:style>
    <style:style style:name="T133" style:family="text">
      <style:text-properties fo:letter-spacing="normal" officeooo:rsid="0069cf2c"/>
    </style:style>
    <style:style style:name="T134" style:family="text">
      <style:text-properties fo:letter-spacing="normal" officeooo:rsid="00714bb3"/>
    </style:style>
    <style:style style:name="T135" style:family="text">
      <style:text-properties fo:letter-spacing="normal" officeooo:rsid="007ed902"/>
    </style:style>
    <style:style style:name="T136" style:family="text">
      <style:text-properties fo:letter-spacing="normal" officeooo:rsid="008e851d"/>
    </style:style>
    <style:style style:name="T137" style:family="text">
      <style:text-properties fo:letter-spacing="normal" officeooo:rsid="008d6b90"/>
    </style:style>
    <style:style style:name="T138" style:family="text">
      <style:text-properties fo:letter-spacing="normal" officeooo:rsid="0090d2ec"/>
    </style:style>
    <style:style style:name="T139" style:family="text">
      <style:text-properties fo:letter-spacing="normal" officeooo:rsid="0097bba3"/>
    </style:style>
    <style:style style:name="T140" style:family="text">
      <style:text-properties officeooo:rsid="00414924"/>
    </style:style>
    <style:style style:name="T141" style:family="text">
      <style:text-properties officeooo:rsid="004d9e6c"/>
    </style:style>
    <style:style style:name="T142" style:family="text">
      <style:text-properties officeooo:rsid="005eba52"/>
    </style:style>
    <style:style style:name="T143" style:family="text">
      <style:text-properties style:font-name-asian="Calibri2" style:font-name-complex="Calibri2"/>
    </style:style>
    <style:style style:name="T144" style:family="text">
      <style:text-properties officeooo:rsid="001c8234" style:font-name-asian="Calibri2" style:font-name-complex="Calibri2"/>
    </style:style>
    <style:style style:name="T145" style:family="text">
      <style:text-properties officeooo:rsid="00737651" style:font-name-asian="Calibri2" style:font-name-complex="Calibri2"/>
    </style:style>
    <style:style style:name="T146" style:family="text">
      <style:text-properties officeooo:rsid="00210e3a" style:font-name-asian="Calibri2" style:font-name-complex="Calibri2"/>
    </style:style>
    <style:style style:name="T147" style:family="text">
      <style:text-properties officeooo:rsid="0025a5d9" style:font-name-asian="Calibri2" style:font-name-complex="Calibri2"/>
    </style:style>
    <style:style style:name="T148" style:family="text">
      <style:text-properties officeooo:rsid="0061fb8b" style:font-name-asian="Calibri2" style:font-name-complex="Calibri2"/>
    </style:style>
    <style:style style:name="T149" style:family="text">
      <style:text-properties officeooo:rsid="0062118e" style:font-name-asian="Calibri2" style:font-name-complex="Calibri2"/>
    </style:style>
    <style:style style:name="T150" style:family="text">
      <style:text-properties officeooo:rsid="007ed902" style:font-name-asian="Calibri2" style:font-name-complex="Calibri2"/>
    </style:style>
    <style:style style:name="T151" style:family="text">
      <style:text-properties officeooo:rsid="004d9e6c" style:font-name-asian="Calibri2" style:font-name-complex="Calibri2"/>
    </style:style>
    <style:style style:name="T152" style:family="text">
      <style:text-properties officeooo:rsid="006bd710" style:font-name-asian="Calibri2" style:font-name-complex="Calibri2"/>
    </style:style>
    <style:style style:name="T153" style:family="text">
      <style:text-properties officeooo:rsid="00475689" style:font-name-asian="Calibri2" style:font-name-complex="Calibri2"/>
    </style:style>
    <style:style style:name="T154" style:family="text">
      <style:text-properties officeooo:rsid="005ebc6f"/>
    </style:style>
    <style:style style:name="T155" style:family="text">
      <style:text-properties officeooo:rsid="0061fb8b"/>
    </style:style>
    <style:style style:name="T156" style:family="text">
      <style:text-properties officeooo:rsid="001e8a79"/>
    </style:style>
    <style:style style:name="T157" style:family="text">
      <style:text-properties officeooo:rsid="00637eb1"/>
    </style:style>
    <style:style style:name="T158" style:family="text">
      <style:text-properties officeooo:rsid="00651077"/>
    </style:style>
    <style:style style:name="T159" style:family="text">
      <style:text-properties officeooo:rsid="00656bd3"/>
    </style:style>
    <style:style style:name="T160" style:family="text">
      <style:text-properties officeooo:rsid="00683f78"/>
    </style:style>
    <style:style style:name="T161" style:family="text">
      <style:text-properties officeooo:rsid="0069cf2c"/>
    </style:style>
    <style:style style:name="T162" style:family="text">
      <style:text-properties officeooo:rsid="006bd710"/>
    </style:style>
    <style:style style:name="T163" style:family="text">
      <style:text-properties officeooo:rsid="00704e10"/>
    </style:style>
    <style:style style:name="T164" style:family="text">
      <style:text-properties officeooo:rsid="00708e52"/>
    </style:style>
    <style:style style:name="T165" style:family="text">
      <style:text-properties officeooo:rsid="00714bb3"/>
    </style:style>
    <style:style style:name="T166" style:family="text">
      <style:text-properties officeooo:rsid="00737651"/>
    </style:style>
    <style:style style:name="T167" style:family="text">
      <style:text-properties officeooo:rsid="00755353"/>
    </style:style>
    <style:style style:name="T168" style:family="text">
      <style:text-properties officeooo:rsid="00772b77"/>
    </style:style>
    <style:style style:name="T169" style:family="text">
      <style:text-properties officeooo:rsid="0077ca5c"/>
    </style:style>
    <style:style style:name="T170" style:family="text">
      <style:text-properties officeooo:rsid="0078e717"/>
    </style:style>
    <style:style style:name="T171" style:family="text">
      <style:text-properties officeooo:rsid="007d4218"/>
    </style:style>
    <style:style style:name="T172" style:family="text">
      <style:text-properties officeooo:rsid="007d5faa"/>
    </style:style>
    <style:style style:name="T173" style:family="text">
      <style:text-properties officeooo:rsid="007dc3d9"/>
    </style:style>
    <style:style style:name="T174" style:family="text">
      <style:text-properties officeooo:rsid="007ed902"/>
    </style:style>
    <style:style style:name="T175" style:family="text">
      <style:text-properties officeooo:rsid="0080d1f4"/>
    </style:style>
    <style:style style:name="T176" style:family="text">
      <style:text-properties officeooo:rsid="008c860a"/>
    </style:style>
    <style:style style:name="T177" style:family="text">
      <style:text-properties officeooo:rsid="008d6b90"/>
    </style:style>
    <style:style style:name="T178" style:family="text">
      <style:text-properties officeooo:rsid="008e8102"/>
    </style:style>
    <style:style style:name="T179" style:family="text">
      <style:text-properties officeooo:rsid="008e851d"/>
    </style:style>
    <style:style style:name="T180" style:family="text">
      <style:text-properties fo:font-size="10pt" style:font-name-asian="Calibri2" style:font-size-asian="10pt" style:font-name-complex="Calibri2" style:font-size-complex="10pt"/>
    </style:style>
    <style:style style:name="T181" style:family="text">
      <style:text-properties style:font-name-complex="Calibri2"/>
    </style:style>
    <style:style style:name="T182" style:family="text">
      <style:text-properties officeooo:rsid="00475689" style:font-name-complex="Calibri2"/>
    </style:style>
    <style:style style:name="T183" style:family="text">
      <style:text-properties officeooo:rsid="009fae47"/>
    </style:style>
    <style:style style:name="T184" style:family="text">
      <style:text-properties officeooo:rsid="00a0c16f"/>
    </style:style>
    <style:style style:name="T185" style:family="text">
      <style:text-properties officeooo:rsid="00a2d5b4"/>
    </style:style>
    <style:style style:name="T186" style:family="text">
      <style:text-properties officeooo:rsid="00a46f85"/>
    </style:style>
    <style:style style:name="T187" style:family="text">
      <style:text-properties officeooo:rsid="00a63b61"/>
    </style:style>
    <style:style style:name="T188" style:family="text">
      <style:text-properties officeooo:rsid="00aad602"/>
    </style:style>
    <style:style style:name="T189" style:family="text">
      <style:text-properties officeooo:rsid="00ac15b3"/>
    </style:style>
    <style:style style:name="T190" style:family="text">
      <style:text-properties officeooo:rsid="00ac6f91"/>
    </style:style>
    <style:style style:name="T191" style:family="text">
      <style:text-properties officeooo:rsid="00ad2fd3"/>
    </style:style>
    <style:style style:name="T192" style:family="text">
      <style:text-properties officeooo:rsid="00ae4928"/>
    </style:style>
    <style:style style:name="T193" style:family="text">
      <style:text-properties officeooo:rsid="00aeb7a1"/>
    </style:style>
    <style:style style:name="T194" style:family="text">
      <style:text-properties fo:color="#c00000" loext:opacity="100%" style:font-name="Calibri" fo:font-size="7pt" fo:font-weight="bold" style:font-size-asian="7pt" style:font-name-complex="Calibri" style:font-size-complex="7pt"/>
    </style:style>
    <style:style style:name="T195" style:family="text">
      <style:text-properties fo:color="#c9211e" loext:opacity="100%" style:font-name="Calibri" fo:font-size="7pt" fo:font-weight="bold" style:font-size-asian="7pt" style:font-name-complex="Calibri" style:font-size-complex="7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<text:s text:c="3"/></text:span><text:span text:style-name="T50">ATS</text:span><text:span text:style-name="T48">-</text:span><text:span text:style-name="T47"> </text:span><text:span text:style-name="T51">API Document</text:span></text:p>
      <text:p text:style-name="P649"/>
      <text:p text:style-name="P109">Release: </text:p>
      <text:p text:style-name="P2"><text:span text:style-name="Policy_20_Name_20_Char"><text:span text:style-name="T110">Version 0.1</text:span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646"><text:span text:style-name="Policy_20_Name_20_Char"><text:span text:style-name="T110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4"><text:span text:style-name="Policy_20_Name_20_Char"><text:span text:style-name="T111"/></text:span></text:p>
      <text:p text:style-name="P5"><text:span text:style-name="Policy_20_Name_20_Char"><text:span text:style-name="T110"/></text:span></text:p>
      <text:p text:style-name="P5"><text:span text:style-name="Policy_20_Name_20_Char"><text:span text:style-name="T110"/></text:span></text:p>
      <text:p text:style-name="P5"><text:span text:style-name="Policy_20_Name_20_Char"><text:span text:style-name="T110"/></text:span></text:p>
      <text:p text:style-name="P648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60"><text:soft-page-break/></text:p>
      <text:p text:style-name="P647"><text:span text:style-name="Policy_20_Name_20_Char"><text:span text:style-name="T112"/>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6"><text:a xlink:type="simple" xlink:href="#__RefHeading___Toc12431_2653825035" text:style-name="Index_20_Link" text:visited-style-name="Index_20_Link">1. Introduction<text:tab/></text:a><text:span text:style-name="T188">3</text:span></text:p>
          <text:p text:style-name="P799"><text:a xlink:type="simple" xlink:href="#__RefHeading___Toc12433_2653825035" text:style-name="Index_20_Link" text:visited-style-name="Index_20_Link">1.1. Scope<text:tab/></text:a><text:span text:style-name="T188">3</text:span></text:p>
          <text:p text:style-name="P799"><text:a xlink:type="simple" xlink:href="#__RefHeading___Toc12435_2653825035" text:style-name="Index_20_Link" text:visited-style-name="Index_20_Link">1.2. Pre-requisites<text:tab/></text:a><text:span text:style-name="T188">3</text:span></text:p>
          <text:p text:style-name="P796"><text:a xlink:type="simple" xlink:href="#__RefHeading___Toc12437_2653825035" text:style-name="Index_20_Link" text:visited-style-name="Index_20_Link">2. Security<text:tab/></text:a><text:span text:style-name="T188">3</text:span></text:p>
          <text:p text:style-name="P796"><text:a xlink:type="simple" xlink:href="#__RefHeading___Toc12439_2653825035" text:style-name="Index_20_Link" text:visited-style-name="Index_20_Link">3. Message Structure<text:tab/></text:a><text:span text:style-name="T188">3</text:span></text:p>
          <text:p text:style-name="P796"><text:a xlink:type="simple" xlink:href="#__RefHeading___Toc12441_2653825035" text:style-name="Index_20_Link" text:visited-style-name="Index_20_Link">4. API List<text:tab/></text:a><text:span text:style-name="T188">3</text:span></text:p>
          <text:p text:style-name="P796"><text:a xlink:type="simple" xlink:href="#__RefHeading___Toc24482_859700345" text:style-name="Index_20_Link" text:visited-style-name="Index_20_Link">4.1.HRM Flow<text:tab/></text:a><text:span text:style-name="T188">4</text:span></text:p>
          <text:p text:style-name="P796"><text:s text:c="5"/><text:a xlink:type="simple" xlink:href="#__RefHeading___Toc12445_2653825035" text:style-name="Index_20_Link" text:visited-style-name="Index_20_Link">4.1.1.Add Job<text:tab/></text:a><text:span text:style-name="T188">4</text:span></text:p>
          <text:p text:style-name="P797"><text:s text:c="5"/><text:a xlink:type="simple" xlink:href="#__RefHeading___Toc12445_2653825035" text:style-name="Index_20_Link" text:visited-style-name="Index_20_Link">4.1.</text:a><text:a xlink:type="simple" xlink:href="#__RefHeading___Toc12445_2653825035" text:style-name="Index_20_Link" text:visited-style-name="Index_20_Link"><text:span text:style-name="T186">2</text:span></text:a><text:a xlink:type="simple" xlink:href="#__RefHeading___Toc12445_2653825035" text:style-name="Index_20_Link" text:visited-style-name="Index_20_Link">.</text:a><text:a xlink:type="simple" xlink:href="#__RefHeading___Toc12445_2653825035" text:style-name="Index_20_Link" text:visited-style-name="Index_20_Link"><text:span text:style-name="T186">View</text:span></text:a><text:a xlink:type="simple" xlink:href="#__RefHeading___Toc12445_2653825035" text:style-name="Index_20_Link" text:visited-style-name="Index_20_Link"> Job</text:a><text:a xlink:type="simple" xlink:href="#__RefHeading___Toc12445_2653825035" text:style-name="Index_20_Link" text:visited-style-name="Index_20_Link"><text:span text:style-name="T186">s</text:span></text:a><text:a xlink:type="simple" xlink:href="#__RefHeading___Toc12445_2653825035" text:style-name="Index_20_Link" text:visited-style-name="Index_20_Link"><text:tab/></text:a><text:span text:style-name="T188">5</text:span></text:p>
          <text:p text:style-name="P797"><text:s text:c="5"/><text:a xlink:type="simple" xlink:href="#__RefHeading___Toc12445_2653825035" text:style-name="Index_20_Link" text:visited-style-name="Index_20_Link">4.1.</text:a><text:a xlink:type="simple" xlink:href="#__RefHeading___Toc12445_2653825035" text:style-name="Index_20_Link" text:visited-style-name="Index_20_Link"><text:span text:style-name="T186">3</text:span></text:a><text:a xlink:type="simple" xlink:href="#__RefHeading___Toc12445_2653825035" text:style-name="Index_20_Link" text:visited-style-name="Index_20_Link">.</text:a><text:a xlink:type="simple" xlink:href="#__RefHeading___Toc12445_2653825035" text:style-name="Index_20_Link" text:visited-style-name="Index_20_Link"><text:span text:style-name="T186">View</text:span></text:a><text:a xlink:type="simple" xlink:href="#__RefHeading___Toc12445_2653825035" text:style-name="Index_20_Link" text:visited-style-name="Index_20_Link"> Job<text:tab/></text:a><text:span text:style-name="T186">8</text:span></text:p>
          <text:p text:style-name="P797"><text:s text:c="5"/><text:a xlink:type="simple" xlink:href="#__RefHeading___Toc12445_2653825035" text:style-name="Index_20_Link" text:visited-style-name="Index_20_Link">4.1.</text:a><text:a xlink:type="simple" xlink:href="#__RefHeading___Toc12445_2653825035" text:style-name="Index_20_Link" text:visited-style-name="Index_20_Link"><text:span text:style-name="T186">4</text:span></text:a><text:a xlink:type="simple" xlink:href="#__RefHeading___Toc12445_2653825035" text:style-name="Index_20_Link" text:visited-style-name="Index_20_Link">.</text:a><text:a xlink:type="simple" xlink:href="#__RefHeading___Toc12445_2653825035" text:style-name="Index_20_Link" text:visited-style-name="Index_20_Link"><text:span text:style-name="T186">View Recruiter Statuics</text:span></text:a><text:a xlink:type="simple" xlink:href="#__RefHeading___Toc12445_2653825035" text:style-name="Index_20_Link" text:visited-style-name="Index_20_Link"><text:tab/></text:a><text:span text:style-name="T186">9</text:span></text:p>
          <text:p text:style-name="P799"><text:a xlink:type="simple" xlink:href="#__RefHeading___Toc12457_2653825035" text:style-name="Index_20_Link" text:visited-style-name="Index_20_Link">4</text:a><text:a xlink:type="simple" xlink:href="#__RefHeading___Toc12457_2653825035" text:style-name="Index_20_Link" text:visited-style-name="Index_20_Link">.</text:a><text:a xlink:type="simple" xlink:href="#__RefHeading___Toc12457_2653825035" text:style-name="Index_20_Link" text:visited-style-name="Index_20_Link">1.</text:a><text:a xlink:type="simple" xlink:href="#__RefHeading___Toc12457_2653825035" text:style-name="Index_20_Link" text:visited-style-name="Index_20_Link">5</text:a><text:a xlink:type="simple" xlink:href="#__RefHeading___Toc12457_2653825035" text:style-name="Index_20_Link" text:visited-style-name="Index_20_Link">.</text:a><text:a xlink:type="simple" xlink:href="#__RefHeading___Toc12457_2653825035" text:style-name="Index_20_Link" text:visited-style-name="Index_20_Link">View </text:a><text:a xlink:type="simple" xlink:href="#__RefHeading___Toc12457_2653825035" text:style-name="Index_20_Link" text:visited-style-name="Index_20_Link">Job Status</text:a><text:a xlink:type="simple" xlink:href="#__RefHeading___Toc12457_2653825035" text:style-name="Index_20_Link" text:visited-style-name="Index_20_Link"><text:tab/>1</text:a><text:span text:style-name="T188">0</text:span></text:p>
          <text:p text:style-name="P799"><text:a xlink:type="simple" xlink:href="#__RefHeading___Toc12469_2653825035" text:style-name="Index_20_Link" text:visited-style-name="Index_20_Link">4.1.6.Update Job<text:tab/>1</text:a><text:span text:style-name="T188">0</text:span></text:p>
          <text:p text:style-name="P796"><text:s text:c="5"/><text:a xlink:type="simple" xlink:href="#__RefHeading___Toc12445_26538250351" text:style-name="Index_20_Link" text:visited-style-name="Index_20_Link">4.1.7.Add Job Template<text:tab/>1</text:a><text:span text:style-name="T188">2</text:span></text:p>
          <text:p text:style-name="P797"><text:s text:c="5"/><text:a xlink:type="simple" xlink:href="#__RefHeading___Toc12445_26538250351" text:style-name="Index_20_Link" text:visited-style-name="Index_20_Link">4.1.</text:a><text:a xlink:type="simple" xlink:href="#__RefHeading___Toc12445_26538250351" text:style-name="Index_20_Link" text:visited-style-name="Index_20_Link"><text:span text:style-name="T186">8</text:span></text:a><text:a xlink:type="simple" xlink:href="#__RefHeading___Toc12445_26538250351" text:style-name="Index_20_Link" text:visited-style-name="Index_20_Link">.</text:a><text:a xlink:type="simple" xlink:href="#__RefHeading___Toc12445_26538250351" text:style-name="Index_20_Link" text:visited-style-name="Index_20_Link"><text:span text:style-name="T186">View</text:span></text:a><text:a xlink:type="simple" xlink:href="#__RefHeading___Toc12445_26538250351" text:style-name="Index_20_Link" text:visited-style-name="Index_20_Link"> Template<text:tab/>1</text:a><text:span text:style-name="T188">3</text:span></text:p>
          <text:p text:style-name="P799"><text:a xlink:type="simple" xlink:href="#__RefHeading___Toc12469_26538250352" text:style-name="Index_20_Link" text:visited-style-name="Index_20_Link">4.1.9.Add Draft To Job Posting<text:tab/>1</text:a><text:span text:style-name="T188">4</text:span></text:p>
          <text:p text:style-name="P800"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6">10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6">View </text:span></text:a><text:a xlink:type="simple" xlink:href="#__RefHeading___Toc12469_26538250352" text:style-name="Index_20_Link" text:visited-style-name="Index_20_Link">Job </text:a><text:a xlink:type="simple" xlink:href="#__RefHeading___Toc12469_26538250352" text:style-name="Index_20_Link" text:visited-style-name="Index_20_Link"><text:span text:style-name="T186">Draft</text:span></text:a><text:a xlink:type="simple" xlink:href="#__RefHeading___Toc12469_26538250352" text:style-name="Index_20_Link" text:visited-style-name="Index_20_Link"><text:tab/>1</text:a><text:span text:style-name="T188">5</text:span></text:p>
          <text:p text:style-name="P796"><text:s text:c="5"/><text:a xlink:type="simple" xlink:href="#__RefHeading___Toc22455_855633048" text:style-name="Index_20_Link" text:visited-style-name="Index_20_Link">4.</text:a><text:a xlink:type="simple" xlink:href="#__RefHeading___Toc22455_855633048" text:style-name="Index_20_Link" text:visited-style-name="Index_20_Link">1.</text:a><text:a xlink:type="simple" xlink:href="#__RefHeading___Toc22455_855633048" text:style-name="Index_20_Link" text:visited-style-name="Index_20_Link">1</text:a><text:a xlink:type="simple" xlink:href="#__RefHeading___Toc22455_855633048" text:style-name="Index_20_Link" text:visited-style-name="Index_20_Link">1</text:a><text:a xlink:type="simple" xlink:href="#__RefHeading___Toc22455_855633048" text:style-name="Index_20_Link" text:visited-style-name="Index_20_Link">.</text:a><text:a xlink:type="simple" xlink:href="#__RefHeading___Toc22455_855633048" text:style-name="Index_20_Link" text:visited-style-name="Index_20_Link">Schedule</text:a><text:a xlink:type="simple" xlink:href="#__RefHeading___Toc22455_855633048" text:style-name="Index_20_Link" text:visited-style-name="Index_20_Link"> </text:a><text:a xlink:type="simple" xlink:href="#__RefHeading___Toc22455_855633048" text:style-name="Index_20_Link" text:visited-style-name="Index_20_Link">I</text:a><text:a xlink:type="simple" xlink:href="#__RefHeading___Toc22455_855633048" text:style-name="Index_20_Link" text:visited-style-name="Index_20_Link">nterview</text:a><text:a xlink:type="simple" xlink:href="#__RefHeading___Toc22455_855633048" text:style-name="Index_20_Link" text:visited-style-name="Index_20_Link"><text:tab/>1</text:a><text:span text:style-name="T188">7</text:span></text:p>
          <text:p text:style-name="P799"><text:a xlink:type="simple" xlink:href="#__RefHeading___Toc12451_26538250351" text:style-name="Index_20_Link" text:visited-style-name="Index_20_Link">4.</text:a><text:a xlink:type="simple" xlink:href="#__RefHeading___Toc12451_26538250351" text:style-name="Index_20_Link" text:visited-style-name="Index_20_Link">1</text:a><text:a xlink:type="simple" xlink:href="#__RefHeading___Toc12451_26538250351" text:style-name="Index_20_Link" text:visited-style-name="Index_20_Link">.</text:a><text:a xlink:type="simple" xlink:href="#__RefHeading___Toc12451_26538250351" text:style-name="Index_20_Link" text:visited-style-name="Index_20_Link">1</text:a><text:a xlink:type="simple" xlink:href="#__RefHeading___Toc12451_26538250351" text:style-name="Index_20_Link" text:visited-style-name="Index_20_Link">2</text:a><text:a xlink:type="simple" xlink:href="#__RefHeading___Toc12451_26538250351" text:style-name="Index_20_Link" text:visited-style-name="Index_20_Link">.</text:a><text:a xlink:type="simple" xlink:href="#__RefHeading___Toc12451_26538250351" text:style-name="Index_20_Link" text:visited-style-name="Index_20_Link">View </text:a><text:a xlink:type="simple" xlink:href="#__RefHeading___Toc12451_26538250351" text:style-name="Index_20_Link" text:visited-style-name="Index_20_Link">Interview Rounds</text:a><text:a xlink:type="simple" xlink:href="#__RefHeading___Toc12451_26538250351" text:style-name="Index_20_Link" text:visited-style-name="Index_20_Link"><text:tab/>1</text:a><text:span text:style-name="T189">8</text:span></text:p>
          <text:p text:style-name="P799"><text:a xlink:type="simple" xlink:href="#__RefHeading___Toc12469_26538250351" text:style-name="Index_20_Link" text:visited-style-name="Index_20_Link">4.1.13.View Interviewer<text:tab/></text:a><text:span text:style-name="T189">19</text:span></text:p>
          <text:p text:style-name="P799"><text:a xlink:type="simple" xlink:href="#__RefHeading___Toc12469_265382503512" text:style-name="Index_20_Link" text:visited-style-name="Index_20_Link">4.1.14.View Recruiter With Jobs<text:tab/>2</text:a><text:span text:style-name="T190">0</text:span></text:p>
          <text:p text:style-name="P799"><text:a xlink:type="simple" xlink:href="#__RefHeading___Toc12469_2653825035121" text:style-name="Index_20_Link" text:visited-style-name="Index_20_Link">4.1.15.View Interview Status by branch Id<text:tab/>2</text:a><text:span text:style-name="T190">1</text:span></text:p>
          <text:p text:style-name="P799"><text:a xlink:type="simple" xlink:href="#__RefHeading___Toc12469_2653825035122" text:style-name="Index_20_Link" text:visited-style-name="Index_20_Link">4.1.16.View Recruiter By Branch Id<text:tab/>2</text:a><text:span text:style-name="T191">4</text:span></text:p>
          <text:p text:style-name="P799"><text:a xlink:type="simple" xlink:href="#__RefHeading___Toc12469_26538250351221" text:style-name="Index_20_Link" text:visited-style-name="Index_20_Link">4.1.17.View Profile<text:tab/></text:a><text:span text:style-name="T191">29</text:span></text:p>
          <text:p text:style-name="P799"><text:a xlink:type="simple" xlink:href="#__RefHeading___Toc12469_26538250351222" text:style-name="Index_20_Link" text:visited-style-name="Index_20_Link">4.1.18.View Scheduler By Job<text:tab/>3</text:a><text:span text:style-name="T191">0</text:span></text:p>
          <text:p text:style-name="P799"><text:a xlink:type="simple" xlink:href="#__RefHeading___Toc12469_265382503512221" text:style-name="Index_20_Link" text:visited-style-name="Index_20_Link">4.1.19.View Scheduler By Branch Id<text:tab/>3</text:a><text:span text:style-name="T191">5</text:span></text:p>
          <text:p text:style-name="P796"><text:s text:c="5"/><text:a xlink:type="simple" xlink:href="#__RefHeading___Toc22459_855633048" text:style-name="Index_20_Link" text:visited-style-name="Index_20_Link">4</text:a><text:a xlink:type="simple" xlink:href="#__RefHeading___Toc22459_855633048" text:style-name="Index_20_Link" text:visited-style-name="Index_20_Link">.</text:a><text:a xlink:type="simple" xlink:href="#__RefHeading___Toc22459_855633048" text:style-name="Index_20_Link" text:visited-style-name="Index_20_Link">1.</text:a><text:a xlink:type="simple" xlink:href="#__RefHeading___Toc22459_855633048" text:style-name="Index_20_Link" text:visited-style-name="Index_20_Link">2</text:a><text:a xlink:type="simple" xlink:href="#__RefHeading___Toc22459_855633048" text:style-name="Index_20_Link" text:visited-style-name="Index_20_Link">0</text:a><text:a xlink:type="simple" xlink:href="#__RefHeading___Toc22459_855633048" text:style-name="Index_20_Link" text:visited-style-name="Index_20_Link">.</text:a><text:a xlink:type="simple" xlink:href="#__RefHeading___Toc22459_855633048" text:style-name="Index_20_Link" text:visited-style-name="Index_20_Link">Add</text:a><text:a xlink:type="simple" xlink:href="#__RefHeading___Toc22459_855633048" text:style-name="Index_20_Link" text:visited-style-name="Index_20_Link"> </text:a><text:a xlink:type="simple" xlink:href="#__RefHeading___Toc22459_855633048" text:style-name="Index_20_Link" text:visited-style-name="Index_20_Link">Applicant</text:a><text:a xlink:type="simple" xlink:href="#__RefHeading___Toc22459_855633048" text:style-name="Index_20_Link" text:visited-style-name="Index_20_Link"><text:tab/>3</text:a><text:span text:style-name="T191">8</text:span></text:p>
          <text:p text:style-name="P796"><text:s text:c="5"/><text:a xlink:type="simple" xlink:href="#__RefHeading___Toc12445_265382503521" text:style-name="Index_20_Link" text:visited-style-name="Index_20_Link">4.1.21.Add Applicant deatils<text:tab/></text:a><text:span text:style-name="T191">39</text:span></text:p>
          <text:p text:style-name="P798"><text:s text:c="5"/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7">22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7">View Applicants</text:span></text:a><text:a xlink:type="simple" xlink:href="#__RefHeading___Toc12469_26538250352" text:style-name="Index_20_Link" text:visited-style-name="Index_20_Link"><text:tab/></text:a><text:span text:style-name="T187">4</text:span><text:span text:style-name="T191">2</text:span></text:p>
          <text:p text:style-name="P798"><text:s text:c="5"/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7">23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7">View Applicant</text:span></text:a><text:a xlink:type="simple" xlink:href="#__RefHeading___Toc12469_26538250352" text:style-name="Index_20_Link" text:visited-style-name="Index_20_Link"><text:tab/></text:a><text:span text:style-name="T187">4</text:span><text:span text:style-name="T191">4</text:span></text:p>
          <text:p text:style-name="P799"><text:a xlink:type="simple" xlink:href="#__RefHeading___Toc12469_26538250353" text:style-name="Index_20_Link" text:visited-style-name="Index_20_Link">4.1.24.Update Applicant<text:tab/>4</text:a><text:span text:style-name="T191">7</text:span></text:p>
          <text:p text:style-name="P799"><text:a xlink:type="simple" xlink:href="#__RefHeading___Toc12469_2653825035311" text:style-name="Index_20_Link" text:visited-style-name="Index_20_Link">4.1.25.Update Applicant Details<text:tab/>4</text:a><text:span text:style-name="T191">8</text:span></text:p>
          <text:p text:style-name="P799"><text:a xlink:type="simple" xlink:href="#__RefHeading___Toc12469_26538250353113" text:style-name="Index_20_Link" text:visited-style-name="Index_20_Link">4.1.26.Update Applicant status<text:tab/></text:a><text:span text:style-name="T191">49</text:span></text:p>
          <text:p text:style-name="P798"><text:s text:c="5"/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7">27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7">View Applicant Find By Status</text:span></text:a><text:a xlink:type="simple" xlink:href="#__RefHeading___Toc12469_26538250352" text:style-name="Index_20_Link" text:visited-style-name="Index_20_Link"><text:tab/></text:a><text:span text:style-name="T187">5</text:span><text:span text:style-name="T191">1</text:span></text:p>
          <text:p text:style-name="P798"><text:s text:c="5"/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7">28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7">View Applicant Find By Number</text:span></text:a><text:a xlink:type="simple" xlink:href="#__RefHeading___Toc12469_26538250352" text:style-name="Index_20_Link" text:visited-style-name="Index_20_Link"><text:tab/></text:a><text:span text:style-name="T187">5</text:span><text:span text:style-name="T191">1</text:span></text:p>
          <text:p text:style-name="P798"><text:s text:c="5"/><text:a xlink:type="simple" xlink:href="#__RefHeading___Toc12469_26538250352" text:style-name="Index_20_Link" text:visited-style-name="Index_20_Link">4.1.</text:a><text:a xlink:type="simple" xlink:href="#__RefHeading___Toc12469_26538250352" text:style-name="Index_20_Link" text:visited-style-name="Index_20_Link"><text:span text:style-name="T187">29</text:span></text:a><text:a xlink:type="simple" xlink:href="#__RefHeading___Toc12469_26538250352" text:style-name="Index_20_Link" text:visited-style-name="Index_20_Link">.</text:a><text:a xlink:type="simple" xlink:href="#__RefHeading___Toc12469_26538250352" text:style-name="Index_20_Link" text:visited-style-name="Index_20_Link"><text:span text:style-name="T187">View Applicant Find By Email Id</text:span></text:a><text:a xlink:type="simple" xlink:href="#__RefHeading___Toc12469_26538250352" text:style-name="Index_20_Link" text:visited-style-name="Index_20_Link"><text:tab/></text:a><text:span text:style-name="T187">5</text:span><text:span text:style-name="T191">2</text:span></text:p>
          <text:p text:style-name="P799"><text:a xlink:type="simple" xlink:href="#__RefHeading___Toc12469_26538250353111" text:style-name="Index_20_Link" text:visited-style-name="Index_20_Link">4.1.30.Delete Applicant<text:tab/>5</text:a><text:span text:style-name="T191">2</text:span></text:p>
          <text:p text:style-name="P796"><text:s text:c="5"/><text:a xlink:type="simple" xlink:href="#__RefHeading___Toc22463_855633048" text:style-name="Index_20_Link" text:visited-style-name="Index_20_Link">4.</text:a><text:a xlink:type="simple" xlink:href="#__RefHeading___Toc22463_855633048" text:style-name="Index_20_Link" text:visited-style-name="Index_20_Link">3.</text:a><text:a xlink:type="simple" xlink:href="#__RefHeading___Toc22463_855633048" text:style-name="Index_20_Link" text:visited-style-name="Index_20_Link">3</text:a><text:a xlink:type="simple" xlink:href="#__RefHeading___Toc22463_855633048" text:style-name="Index_20_Link" text:visited-style-name="Index_20_Link">1</text:a><text:a xlink:type="simple" xlink:href="#__RefHeading___Toc22463_855633048" text:style-name="Index_20_Link" text:visited-style-name="Index_20_Link">. </text:a><text:a xlink:type="simple" xlink:href="#__RefHeading___Toc22463_855633048" text:style-name="Index_20_Link" text:visited-style-name="Index_20_Link">Send Mail</text:a><text:a xlink:type="simple" xlink:href="#__RefHeading___Toc22463_855633048" text:style-name="Index_20_Link" text:visited-style-name="Index_20_Link"><text:tab/>5</text:a><text:span text:style-name="T192">3</text:span></text:p>
          <text:p text:style-name="P796"><text:a xlink:type="simple" xlink:href="#__RefHeading___Toc24482_8597003452" text:style-name="Index_20_Link" text:visited-style-name="Index_20_Link">4.2.Recruiter Flow<text:tab/>5</text:a><text:span text:style-name="T193">5</text:span></text:p>
          <text:p text:style-name="P799"><text:span text:style-name="T185">4.2.1.</text:span><text:span text:style-name="T187">View Interview By Owner</text:span><text:a xlink:type="simple" xlink:href="#__RefHeading___Toc12455_265382503551111" text:style-name="Index_20_Link" text:visited-style-name="Index_20_Link"><text:tab/>5</text:a><text:span text:style-name="T193">5</text:span></text:p>
          <text:p text:style-name="P796"><text:a xlink:type="simple" xlink:href="#__RefHeading___Toc24482_85970034521" text:style-name="Index_20_Link" text:visited-style-name="Index_20_Link">4.4.Interviewer Flow<text:tab/>6</text:a><text:span text:style-name="T193">1</text:span></text:p>
          <text:p text:style-name="P799"><text:span text:style-name="T185">4.3.1.</text:span><text:span text:style-name="T187">View Interview By Interviewer</text:span><text:a xlink:type="simple" xlink:href="#__RefHeading___Toc12455_2653825035511111" text:style-name="Index_20_Link" text:visited-style-name="Index_20_Link"><text:tab/>6</text:a><text:span text:style-name="T193">1</text:span></text:p>
          <text:p text:style-name="P796"><text:a xlink:type="simple" xlink:href="#__RefHeading___Toc22467_855633048" text:style-name="Index_20_Link" text:visited-style-name="Index_20_Link">5. Message codes<text:tab/>6</text:a><text:span text:style-name="T193">7</text:span></text:p>
        </text:index-body>
      </text:table-of-content>
      <text:p text:style-name="P647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647"><text:span text:style-name="Policy_20_Name_20_Char"><text:span text:style-name="T112"/></text:span></text:p>
      <text:p text:style-name="P773"><text:soft-page-break/></text:p>
      <text:list xml:id="list1073570970" text:style-name="WWNum7">
        <text:list-item>
          <text:h text:style-name="P801" text:outline-level="1"><text:bookmark-start text:name="_Toc90484344"/><text:bookmark-start text:name="__RefHeading___Toc12431_2653825035"/><text:bookmark-start text:name="_Toc91756684"/>Introduction<text:bookmark-end text:name="_Toc90484344"/><text:bookmark-end text:name="__RefHeading___Toc12431_2653825035"/><text:bookmark-end text:name="_Toc91756684"/></text:h>
        </text:list-item>
      </text:list>
      <text:h text:style-name="P24" text:outline-level="2"><text:bookmark-start text:name="_Toc91756685"/><text:bookmark-start text:name="__RefHeading___Toc12433_2653825035"/>1.1. Scope<text:bookmark-end text:name="_Toc91756685"/><text:bookmark-end text:name="__RefHeading___Toc12433_2653825035"/></text:h>
      <text:p text:style-name="P110"/>
      <text:p text:style-name="P316">This document outlines the API Integration Specifications. Some of the functionality described in this document may be restricted depending on the level of service arrangement. </text:p>
      <text:p text:style-name="P277"/>
      <text:h text:style-name="P14" text:outline-level="2"><text:bookmark-start text:name="_Toc91756686"/><text:bookmark-start text:name="__RefHeading___Toc12435_2653825035"/><text:span text:style-name="T181">1.2. Pre-requisites</text:span><text:bookmark-end text:name="_Toc91756686"/><text:span text:style-name="T181"> </text:span><text:bookmark-end text:name="__RefHeading___Toc12435_2653825035"/></text:h>
      <text:p text:style-name="P319"/>
      <text:list xml:id="list2940586793" text:style-name="WWNum71">
        <text:list-item>
          <text:p text:style-name="P802">Service URL - https://&lt;&lt; BASE URL &gt;&gt;</text:p>
        </text:list-item>
        <text:list-item>
          <text:p text:style-name="P802">All API requests must contain the headers for every API call. </text:p>
        </text:list-item>
        <text:list-item>
          <text:p text:style-name="P802">Content-Type to be set as application/json. </text:p>
        </text:list-item>
        <text:list-item>
          <text:p text:style-name="P802">BASE URL will provide at time of integration. </text:p>
        </text:list-item>
      </text:list>
      <text:p text:style-name="P317"/>
      <text:h text:style-name="P6" text:outline-level="1"><text:bookmark-start text:name="_Toc91756687"/><text:bookmark-start text:name="__RefHeading___Toc12437_2653825035"/><text:span text:style-name="T181">2. Security</text:span><text:bookmark-end text:name="_Toc91756687"/><text:span text:style-name="T181"> </text:span><text:bookmark-end text:name="__RefHeading___Toc12437_2653825035"/></text:h>
      <text:list xml:id="list1834838572" text:style-name="WWNum72">
        <text:list-item>
          <text:p text:style-name="P803"><text:s/></text:p>
        </text:list-item>
        <text:list-item>
          <text:p text:style-name="P803"/>
        </text:list-item>
      </text:list>
      <text:p text:style-name="P318"/>
      <text:h text:style-name="P6" text:outline-level="1"><text:bookmark-start text:name="_Toc91756688"/><text:bookmark-start text:name="__RefHeading___Toc12439_2653825035"/><text:span text:style-name="T181">3. Message Structure</text:span><text:bookmark-end text:name="_Toc91756688"/><text:span text:style-name="T181"> </text:span><text:bookmark-end text:name="__RefHeading___Toc12439_2653825035"/></text:h>
      <text:p text:style-name="P539">Header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5"/>
          </table:table-cell>
          <table:table-cell table:style-name="Table3.A1" office:value-type="string">
            <text:p text:style-name="P245">: </text:p>
          </table:table-cell>
          <table:table-cell table:style-name="Table3.A1" office:value-type="string">
            <text:p text:style-name="P245"/>
          </table:table-cell>
        </table:table-row>
      </table:table>
      <text:p text:style-name="P504"/>
      <text:p text:style-name="P540"><text:s text:c="5"/>Payload</text:p>
      <text:p text:style-name="P54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5">Request Method </text:p>
          </table:table-cell>
          <table:table-cell table:style-name="Table4.A1" office:value-type="string">
            <text:p text:style-name="P245">: </text:p>
          </table:table-cell>
          <table:table-cell table:style-name="Table4.A1" office:value-type="string">
            <text:p text:style-name="P245">POST/GET/<text:span text:style-name="T114">PUT</text:span></text:p>
          </table:table-cell>
        </table:table-row>
        <table:table-row table:style-name="Table4.1">
          <table:table-cell table:style-name="Table4.A1" office:value-type="string">
            <text:p text:style-name="P245">Request &amp; Response Type </text:p>
          </table:table-cell>
          <table:table-cell table:style-name="Table4.A1" office:value-type="string">
            <text:p text:style-name="P245">: </text:p>
          </table:table-cell>
          <table:table-cell table:style-name="Table4.A1" office:value-type="string">
            <text:p text:style-name="P245">application/json </text:p>
            <text:p text:style-name="P245"/>
            <text:p text:style-name="P245"/>
          </table:table-cell>
        </table:table-row>
      </table:table>
      <text:h text:style-name="P503" text:outline-level="1"><text:bookmark-start text:name="_Toc91756689"/><text:bookmark-start text:name="__RefHeading___Toc12441_2653825035"/><text:span text:style-name="T181">4. API List</text:span><text:bookmark-end text:name="_Toc91756689"/><text:span text:style-name="T181"> </text:span><text:bookmark-end text:name="__RefHeading___Toc12441_2653825035"/></text:h>
      <text:p text:style-name="P278">Note:</text:p>
      <text:list xml:id="list2081221701" text:style-name="WWNum73">
        <text:list-item>
          <text:p text:style-name="P804">Due to the dynamic nature of the business, the APIs could be upgraded in the future. The change mostly includes some parameters to be added in the request / response. Partners must use JSON ignore option to avoid any integration failures due to such upgrades. </text:p>
          <text:p text:style-name="P805"/>
        </text:list-item>
      </text:list>
      <text:p text:style-name="P772"/>
      <text:p text:style-name="P772"/>
      <text:p text:style-name="P772"/>
      <text:h text:style-name="P769" text:outline-level="1"><text:bookmark-start text:name="__RefHeading___Toc24482_859700345"/><text:bookmark text:name="_Toc9175668912"/><text:soft-page-break/><text:span text:style-name="T102">4.</text:span><text:span text:style-name="T103">1.</text:span><text:bookmark text:name="_Toc917566891"/><text:span text:style-name="T104">HRM Flow</text:span><text:bookmark-end text:name="__RefHeading___Toc24482_859700345"/></text:h>
      <text:h text:style-name="P774" text:outline-level="1"><text:bookmark-start text:name="__RefHeading___Toc12445_2653825035"/><text:span text:style-name="T94">4</text:span><text:span text:style-name="T93">.</text:span><text:span text:style-name="T95">1.</text:span><text:span text:style-name="T96">1.</text:span><text:span text:style-name="T95">Add</text:span><text:span text:style-name="T93"> </text:span><text:span text:style-name="T97">Job </text:span><text:bookmark-end text:name="__RefHeading___Toc12445_2653825035"/></text:h>
      <text:h text:style-name="P28" text:outline-level="1"><text:bookmark-start text:name="__RefHeading___Toc13177_2653825035"/><text:span text:style-name="T47">The REST endpoint/path used to create zero or more </text:span><text:span text:style-name="T50">job posting</text:span><text:span text:style-name="T52"> </text:span><text:span text:style-name="T47">entities. This path contains a </text:span><text:span text:style-name="T52">P</text:span><text:span text:style-name="T53">OST</text:span><text:span text:style-name="T52"> </text:span><text:span text:style-name="T47">operation to perform the <text:s/>create tasks, respectively</text:span><text:bookmark-end text:name="__RefHeading___Toc13177_2653825035"/></text:h>
      <text:p text:style-name="P736"/>
      <text:p text:style-name="P736"/>
      <text:p text:style-name="P721">Request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1">API URL </text:p>
          </table:table-cell>
          <table:table-cell table:style-name="Table1.B1" office:value-type="string">
            <text:p text:style-name="P36"><text:span text:style-name="T143">https://&lt;&lt; BASE URL &gt;&gt;</text:span><text:span text:style-name="T81">/applicant-service/api/job-post</text:span></text:p>
          </table:table-cell>
        </table:table-row>
        <table:table-row table:style-name="Table1.2">
          <table:table-cell table:style-name="Table1.A1" office:value-type="string">
            <text:p text:style-name="P541">HTTPS Method </text:p>
          </table:table-cell>
          <table:table-cell table:style-name="Table1.B2" office:value-type="string">
            <text:p text:style-name="P246">POST </text:p>
          </table:table-cell>
        </table:table-row>
        <table:table-row table:style-name="Table1.2">
          <table:table-cell table:style-name="Table1.A1" office:value-type="string">
            <text:p text:style-name="P542">Req/Res Type </text:p>
          </table:table-cell>
          <table:table-cell table:style-name="Table1.B3" office:value-type="string">
            <text:p text:style-name="P246">application/json </text:p>
          </table:table-cell>
        </table:table-row>
      </table:table>
      <text:p text:style-name="P89"><text:line-break/><text:span text:style-name="T109">Header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46"/>
          </table:table-cell>
          <table:table-cell table:style-name="Table5.A1" office:value-type="string">
            <text:p text:style-name="P246">: </text:p>
          </table:table-cell>
          <table:table-cell table:style-name="Table5.A1" office:value-type="string">
            <text:p text:style-name="P246"/>
          </table:table-cell>
        </table:table-row>
      </table:table>
      <text:h text:style-name="P650" text:outline-level="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office:value-type="string">
              <text:p text:style-name="P608">Field</text:p>
            </table:table-cell>
            <table:table-cell table:style-name="Table6.A1" office:value-type="string">
              <text:p text:style-name="P608">Description</text:p>
            </table:table-cell>
            <table:table-cell table:style-name="Table6.A1" office:value-type="string">
              <text:p text:style-name="P608">Type</text:p>
            </table:table-cell>
            <table:table-cell table:style-name="Table6.A1" office:value-type="string">
              <text:p text:style-name="P608">Mandatory</text:p>
            </table:table-cell>
            <table:table-cell table:style-name="Table6.A1" office:value-type="string">
              <text:p text:style-name="P608">Length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784">titile</text:p>
          </table:table-cell>
          <table:table-cell table:style-name="Table6.A2" office:value-type="string">
            <text:p text:style-name="P122">Name of job title </text:p>
          </table:table-cell>
          <table:table-cell table:style-name="Table6.A2" office:value-type="string">
            <text:p text:style-name="P143">String</text:p>
          </table:table-cell>
          <table:table-cell table:style-name="Table6.A2" office:value-type="string">
            <text:p text:style-name="P320">Y</text:p>
          </table:table-cell>
          <table:table-cell table:style-name="Table6.A2" office:value-type="string">
            <text:p text:style-name="P298"/>
          </table:table-cell>
        </table:table-row>
        <table:table-row table:style-name="Table6.3">
          <table:table-cell table:style-name="Table6.A3" office:value-type="string">
            <text:p text:style-name="P144">description</text:p>
          </table:table-cell>
          <table:table-cell table:style-name="Table6.A3" office:value-type="string">
            <text:p text:style-name="P777">Description <text:span text:style-name="T154">of job title</text:span></text:p>
          </table:table-cell>
          <table:table-cell table:style-name="Table6.A3" office:value-type="string">
            <text:p text:style-name="P320">String</text:p>
          </table:table-cell>
          <table:table-cell table:style-name="Table6.A3" office:value-type="string">
            <text:p text:style-name="P221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">
          <table:table-cell table:style-name="Table6.A3" office:value-type="string">
            <text:p text:style-name="P144">experience</text:p>
          </table:table-cell>
          <table:table-cell table:style-name="Table6.A3" office:value-type="string">
            <text:p text:style-name="P126">No of <text:span text:style-name="T115">experience</text:span></text:p>
          </table:table-cell>
          <table:table-cell table:style-name="Table6.A3" office:value-type="string">
            <text:p text:style-name="P320">String</text:p>
          </table:table-cell>
          <table:table-cell table:style-name="Table6.A3" office:value-type="string">
            <text:p text:style-name="P221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">
          <table:table-cell table:style-name="Table6.A2" office:value-type="string">
            <text:p text:style-name="P144">noOfVaccancies</text:p>
          </table:table-cell>
          <table:table-cell table:style-name="Table6.A2" office:value-type="string">
            <text:p text:style-name="P137"><text:span text:style-name="T154">No o</text:span>f <text:span text:style-name="T154">v</text:span>accancies</text:p>
          </table:table-cell>
          <table:table-cell table:style-name="Table6.A2" office:value-type="string">
            <text:p text:style-name="P144">Integer</text:p>
          </table:table-cell>
          <table:table-cell table:style-name="Table6.A2" office:value-type="string">
            <text:p text:style-name="P221">Y</text:p>
          </table:table-cell>
          <table:table-cell table:style-name="Table6.A2" office:value-type="string">
            <text:p text:style-name="P298"/>
          </table:table-cell>
        </table:table-row>
        <table:table-row table:style-name="Table6.6">
          <table:table-cell table:style-name="Table6.A2" office:value-type="string">
            <text:p text:style-name="P144">recruitersIdWithAssignedCounts</text:p>
          </table:table-cell>
          <table:table-cell table:style-name="Table6.A2" office:value-type="string">
            <text:p text:style-name="P176">id's of an <text:span text:style-name="T115">recruiters</text:span></text:p>
          </table:table-cell>
          <table:table-cell table:style-name="Table6.A2" office:value-type="string">
            <text:p text:style-name="P129">Array of : Integer</text:p>
          </table:table-cell>
          <table:table-cell table:style-name="Table6.A2" office:value-type="string">
            <text:p text:style-name="P320">Y</text:p>
          </table:table-cell>
          <table:table-cell table:style-name="Table6.A2" office:value-type="string">
            <text:p text:style-name="P298"/>
          </table:table-cell>
        </table:table-row>
        <table:table-row table:style-name="Table6.1">
          <table:table-cell table:style-name="Table6.A3" office:value-type="string">
            <text:p text:style-name="P145">skillIds</text:p>
          </table:table-cell>
          <table:table-cell table:style-name="Table6.A3" office:value-type="string">
            <text:p text:style-name="P182">id's of an <text:span text:style-name="T115">skill</text:span></text:p>
          </table:table-cell>
          <table:table-cell table:style-name="Table6.A3" office:value-type="string">
            <text:p text:style-name="P129">Array of : Integer</text:p>
          </table:table-cell>
          <table:table-cell table:style-name="Table6.A3" office:value-type="string">
            <text:p text:style-name="P186">Y</text:p>
          </table:table-cell>
          <table:table-cell table:style-name="Table6.A3" office:value-type="string">
            <text:p text:style-name="P346"/>
          </table:table-cell>
        </table:table-row>
        <table:table-row table:style-name="Table6.1">
          <table:table-cell table:style-name="Table6.A2" office:value-type="string">
            <text:p text:style-name="P187">drafts</text:p>
          </table:table-cell>
          <table:table-cell table:style-name="Table6.A2" office:value-type="string">
            <text:p text:style-name="P122">Job drafts</text:p>
          </table:table-cell>
          <table:table-cell table:style-name="Table6.A2" office:value-type="string">
            <text:p text:style-name="P61"><text:span text:style-name="T144">B</text:span><text:span text:style-name="T143">oolean</text:span></text:p>
          </table:table-cell>
          <table:table-cell table:style-name="Table6.A2" office:value-type="string">
            <text:p text:style-name="P320">Y</text:p>
          </table:table-cell>
          <table:table-cell table:style-name="Table6.A2" office:value-type="string">
            <text:p text:style-name="P320"/>
          </table:table-cell>
        </table:table-row>
        <table:table-row table:style-name="Table6.1">
          <table:table-cell table:style-name="Table6.A3" office:value-type="string">
            <text:p text:style-name="P145">status</text:p>
          </table:table-cell>
          <table:table-cell table:style-name="Table6.A3" office:value-type="string">
            <text:p text:style-name="P355">The Status of the job</text:p>
          </table:table-cell>
          <table:table-cell table:style-name="Table6.A3" office:value-type="string">
            <text:p text:style-name="P222">String</text:p>
          </table:table-cell>
          <table:table-cell table:style-name="Table6.A3" office:value-type="string">
            <text:p text:style-name="P186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">
          <table:table-cell table:style-name="Table6.A3" office:value-type="string">
            <text:p text:style-name="P146"><text:span text:style-name="T142">l</text:span><text:span text:style-name="T116">ocation</text:span></text:p>
          </table:table-cell>
          <table:table-cell table:style-name="Table6.A3" office:value-type="string">
            <text:p text:style-name="P355">The location of the job</text:p>
          </table:table-cell>
          <table:table-cell table:style-name="Table6.A3" office:value-type="string">
            <text:p text:style-name="P222">String</text:p>
          </table:table-cell>
          <table:table-cell table:style-name="Table6.A3" office:value-type="string">
            <text:p text:style-name="P186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">
          <table:table-cell table:style-name="Table6.A3" office:value-type="string">
            <text:p text:style-name="P145">openDate</text:p>
          </table:table-cell>
          <table:table-cell table:style-name="Table6.A3" office:value-type="string">
            <text:p text:style-name="P355">Open date of the job</text:p>
          </table:table-cell>
          <table:table-cell table:style-name="Table6.A3" office:value-type="string">
            <text:p text:style-name="P186">String</text:p>
          </table:table-cell>
          <table:table-cell table:style-name="Table6.A3" office:value-type="string">
            <text:p text:style-name="P186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">
          <table:table-cell table:style-name="Table6.A3" office:value-type="string">
            <text:p text:style-name="P145">closeDate</text:p>
          </table:table-cell>
          <table:table-cell table:style-name="Table6.A3" office:value-type="string">
            <text:p text:style-name="P355">close date of the job</text:p>
          </table:table-cell>
          <table:table-cell table:style-name="Table6.A3" office:value-type="string">
            <text:p text:style-name="P186">St<text:span text:style-name="T154">ring</text:span></text:p>
          </table:table-cell>
          <table:table-cell table:style-name="Table6.A3" office:value-type="string">
            <text:p text:style-name="P186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3">
          <table:table-cell table:style-name="Table6.A3" office:value-type="string">
            <text:p text:style-name="P147">createdBy</text:p>
          </table:table-cell>
          <table:table-cell table:style-name="Table6.A3" office:value-type="string">
            <text:p text:style-name="P355">The Id of created</text:p>
          </table:table-cell>
          <table:table-cell table:style-name="Table6.A3" office:value-type="string">
            <text:p text:style-name="P346">Integer</text:p>
          </table:table-cell>
          <table:table-cell table:style-name="Table6.A3" office:value-type="string">
            <text:p text:style-name="P359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3">
          <table:table-cell table:style-name="Table6.A3" office:value-type="string">
            <text:p text:style-name="P147">branchId</text:p>
          </table:table-cell>
          <table:table-cell table:style-name="Table6.A3" office:value-type="string">
            <text:p text:style-name="P355"><text:span text:style-name="T168">t</text:span>he Id of Branch </text:p>
          </table:table-cell>
          <table:table-cell table:style-name="Table6.A3" office:value-type="string">
            <text:p text:style-name="P347">Integer</text:p>
          </table:table-cell>
          <table:table-cell table:style-name="Table6.A3" office:value-type="string">
            <text:p text:style-name="P129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3">
          <table:table-cell table:style-name="Table6.A3" office:value-type="string">
            <text:p text:style-name="P147">requirement</text:p>
          </table:table-cell>
          <table:table-cell table:style-name="Table6.A3" office:value-type="string">
            <text:p text:style-name="P355">Requirement of the job</text:p>
          </table:table-cell>
          <table:table-cell table:style-name="Table6.A3" office:value-type="string">
            <text:p text:style-name="P129">String</text:p>
          </table:table-cell>
          <table:table-cell table:style-name="Table6.A3" office:value-type="string">
            <text:p text:style-name="P129">Y</text:p>
          </table:table-cell>
          <table:table-cell table:style-name="Table6.A3" office:value-type="string">
            <text:p text:style-name="P320"/>
          </table:table-cell>
        </table:table-row>
        <table:table-row table:style-name="Table6.13">
          <table:table-cell table:style-name="Table6.A3" office:value-type="string">
            <text:p text:style-name="P147">type</text:p>
          </table:table-cell>
          <table:table-cell table:style-name="Table6.A3" office:value-type="string">
            <text:p text:style-name="P355">Type of the job</text:p>
          </table:table-cell>
          <table:table-cell table:style-name="Table6.A3" office:value-type="string">
            <text:p text:style-name="P129">String</text:p>
          </table:table-cell>
          <table:table-cell table:style-name="Table6.A3" office:value-type="string">
            <text:p text:style-name="P129">Y</text:p>
          </table:table-cell>
          <table:table-cell table:style-name="Table6.A3" office:value-type="string">
            <text:p text:style-name="P320"/>
          </table:table-cell>
        </table:table-row>
      </table:table>
      <text:h text:style-name="P518" text:outline-level="2"><text:bookmark-start text:name="__RefHeading___Toc12447_2653825035"/>Response:<text:bookmark-end text:name="__RefHeading___Toc12447_265382503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609">Field</text:p>
            </table:table-cell>
            <table:table-cell table:style-name="Table7.A1" office:value-type="string">
              <text:p text:style-name="P609">Description</text:p>
            </table:table-cell>
            <table:table-cell table:style-name="Table7.A1" office:value-type="string">
              <text:p text:style-name="P609">Type</text:p>
            </table:table-cell>
            <table:table-cell table:style-name="Table7.A1" office:value-type="string">
              <text:p text:style-name="P609">Mandatory</text:p>
            </table:table-cell>
            <table:table-cell table:style-name="Table7.A1" office:value-type="string">
              <text:p text:style-name="P609">Length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63">code</text:p>
          </table:table-cell>
          <table:table-cell table:style-name="Table7.A2" office:value-type="string">
            <text:p text:style-name="P196"><text:span text:style-name="T169">Status </text:span>Code</text:p>
          </table:table-cell>
          <table:table-cell table:style-name="Table7.A2" office:value-type="string">
            <text:p text:style-name="P148">String</text:p>
          </table:table-cell>
          <table:table-cell table:style-name="Table7.A2" office:value-type="string">
            <text:p text:style-name="P321">Y</text:p>
          </table:table-cell>
          <table:table-cell table:style-name="Table7.A2" office:value-type="string">
            <text:p text:style-name="P363">4</text:p>
          </table:table-cell>
        </table:table-row>
        <table:table-row table:style-name="Table7.3">
          <table:table-cell table:style-name="Table7.A3" office:value-type="string">
            <text:p text:style-name="P363">value</text:p>
          </table:table-cell>
          <table:table-cell table:style-name="Table7.A3" office:value-type="string">
            <text:p text:style-name="P387">screening Status</text:p>
          </table:table-cell>
          <table:table-cell table:style-name="Table7.A3" office:value-type="string">
            <text:p text:style-name="P321">String</text:p>
          </table:table-cell>
          <table:table-cell table:style-name="Table7.A3" office:value-type="string">
            <text:p text:style-name="P393">C</text:p>
          </table:table-cell>
          <table:table-cell table:style-name="Table7.A3" office:value-type="string">
            <text:p text:style-name="P321"/>
          </table:table-cell>
        </table:table-row>
        <table:table-row table:style-name="Table7.1">
          <table:table-cell table:style-name="Table7.A3" office:value-type="string">
            <text:p text:style-name="P363">error</text:p>
          </table:table-cell>
          <table:table-cell table:style-name="Table7.A3" office:value-type="string">
            <text:p text:style-name="P417">Error message</text:p>
          </table:table-cell>
          <table:table-cell table:style-name="Table7.A3" office:value-type="string">
            <text:p text:style-name="P321">String</text:p>
          </table:table-cell>
          <table:table-cell table:style-name="Table7.A3" office:value-type="string">
            <text:p text:style-name="P393">C</text:p>
          </table:table-cell>
          <table:table-cell table:style-name="Table7.A3" office:value-type="string">
            <text:p text:style-name="P321"/>
          </table:table-cell>
        </table:table-row>
      </table:table>
      <text:h text:style-name="P505" text:outline-level="2"><text:soft-page-break/></text:h>
      <text:h text:style-name="P505" text:outline-level="2"/>
      <text:h text:style-name="P505" text:outline-level="2"><text:bookmark-start text:name="__RefHeading___Toc12449_2653825035"/>Sample Request Body:<text:bookmark-end text:name="__RefHeading___Toc12449_2653825035"/></text:h>
      <text:p text:style-name="P64"/>
      <text:p text:style-name="P230">{</text:p>
      <text:p text:style-name="P230"><text:s text:c="4"/>"title": "some text",</text:p>
      <text:p text:style-name="P230"><text:s text:c="4"/>"description": "some text",</text:p>
      <text:p text:style-name="P230"><text:s text:c="4"/>"experience": "some text",</text:p>
      <text:p text:style-name="P230"><text:s text:c="4"/>"noOfVaccancies": 47,</text:p>
      <text:p text:style-name="P230"><text:s text:c="4"/>"recruitersIdWithAssignedCounts": [</text:p>
      <text:p text:style-name="P230"><text:s text:c="8"/>59,</text:p>
      <text:p text:style-name="P230"><text:s text:c="8"/>14</text:p>
      <text:p text:style-name="P230"><text:s text:c="4"/>],</text:p>
      <text:p text:style-name="P230"><text:s text:c="4"/>"skillIds": [</text:p>
      <text:p text:style-name="P230"><text:s text:c="8"/>52,</text:p>
      <text:p text:style-name="P230"><text:s text:c="8"/>76</text:p>
      <text:p text:style-name="P230"><text:s text:c="4"/>],</text:p>
      <text:p text:style-name="P230"><text:s text:c="4"/>"drafts": 30,</text:p>
      <text:p text:style-name="P230"><text:s text:c="4"/>"status": "some text",</text:p>
      <text:p text:style-name="P230"><text:s text:c="4"/>"location": "some text",</text:p>
      <text:p text:style-name="P230"><text:s text:c="4"/>"openDate": "some text",</text:p>
      <text:p text:style-name="P230"><text:s text:c="4"/>"closeDate": "some text",</text:p>
      <text:p text:style-name="P230"><text:s text:c="4"/>"createdBy": "some text",</text:p>
      <text:p text:style-name="P230"><text:s text:c="4"/>"modifiedBy": "some text",</text:p>
      <text:p text:style-name="P230"><text:s text:c="4"/>"branchId": 28,</text:p>
      <text:p text:style-name="P230"><text:s text:c="4"/>"requirement": "some text",</text:p>
      <text:p text:style-name="P230"><text:s text:c="4"/>"type": "some text"</text:p>
      <text:p text:style-name="P230">}</text:p>
      <text:p text:style-name="P230"/>
      <text:p text:style-name="P588">Sample Response:</text:p>
      <text:p text:style-name="P231">{</text:p>
      <text:p text:style-name="P231"><text:s text:c="4"/>"statuscode": "2200",</text:p>
      <text:p text:style-name="P231"><text:s text:c="4"/>"value": "added successfully",</text:p>
      <text:p text:style-name="P231"><text:s text:c="4"/>"errors": "null"</text:p>
      <text:p text:style-name="P231">}</text:p>
      <text:p text:style-name="P231"/>
      <text:p text:style-name="P231"/>
      <text:p text:style-name="P15"><text:span text:style-name="T2">4</text:span><text:span text:style-name="T22">.</text:span><text:span text:style-name="T3">1</text:span><text:span text:style-name="T2">.2</text:span><text:span text:style-name="T1">.</text:span><text:span text:style-name="T2">View </text:span><text:span text:style-name="T22">Jobs</text:span></text:p>
      <text:p text:style-name="P683"/>
      <text:p text:style-name="P667"><text:span text:style-name="T119">The REST endpoint/path used to fetch</text:span><text:span text:style-name="T120"> </text:span><text:span text:style-name="T121">list of job</text:span><text:span text:style-name="T122"> 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0"/>
      <text:p text:style-name="P722">Request:</text:p>
      <text:p text:style-name="P23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43">API URL </text:p>
          </table:table-cell>
          <table:table-cell table:style-name="Table8.B1" office:value-type="string">
            <text:p text:style-name="P47"><text:span text:style-name="T143">https://&lt;&lt; BASE URL &gt;&gt;</text:span><text:span text:style-name="T82">/</text:span><text:span text:style-name="T86">jobListings/{branchId}</text:span></text:p>
          </table:table-cell>
        </table:table-row>
        <table:table-row table:style-name="Table8.2">
          <table:table-cell table:style-name="Table8.A1" office:value-type="string">
            <text:p text:style-name="P543">HTTPS Method </text:p>
          </table:table-cell>
          <table:table-cell table:style-name="Table8.B2" office:value-type="string">
            <text:p text:style-name="P287">GET</text:p>
          </table:table-cell>
        </table:table-row>
        <table:table-row table:style-name="Table8.2">
          <table:table-cell table:style-name="Table8.A1" office:value-type="string">
            <text:p text:style-name="P544">Req/Res Type </text:p>
          </table:table-cell>
          <table:table-cell table:style-name="Table8.B3" office:value-type="string">
            <text:p text:style-name="P247">application/json </text:p>
          </table:table-cell>
        </table:table-row>
      </table:table>
      <text:p text:style-name="P90"><text:line-break/><text:span text:style-name="T109">Headers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7"/>
          </table:table-cell>
          <table:table-cell table:style-name="Table10.A1" office:value-type="string">
            <text:p text:style-name="P247">: </text:p>
          </table:table-cell>
          <table:table-cell table:style-name="Table10.A1" office:value-type="string">
            <text:p text:style-name="P247"/>
          </table:table-cell>
        </table:table-row>
      </table:table>
      <text:h text:style-name="P116" text:outline-level="2"><text:soft-page-break/></text:h>
      <text:h text:style-name="P519" text:outline-level="2"><text:bookmark-start text:name="__RefHeading___Toc12455_2653825035"/>Response:<text:bookmark-end text:name="__RefHeading___Toc12455_2653825035"/></text:h>
      <text:p text:style-name="P11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office:value-type="string">
              <text:p text:style-name="P610">Field</text:p>
            </table:table-cell>
            <table:table-cell table:style-name="Table12.A1" office:value-type="string">
              <text:p text:style-name="P610">Description</text:p>
            </table:table-cell>
            <table:table-cell table:style-name="Table12.A1" office:value-type="string">
              <text:p text:style-name="P610">Type</text:p>
            </table:table-cell>
            <table:table-cell table:style-name="Table12.A1" office:value-type="string">
              <text:p text:style-name="P610">Mandatory</text:p>
            </table:table-cell>
            <table:table-cell table:style-name="Table12.A1" office:value-type="string">
              <text:p text:style-name="P610">Length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364">code</text:p>
          </table:table-cell>
          <table:table-cell table:style-name="Table12.A2" office:value-type="string">
            <text:p text:style-name="P197"><text:span text:style-name="T166">Status</text:span> Code</text:p>
          </table:table-cell>
          <table:table-cell table:style-name="Table12.A2" office:value-type="string">
            <text:p text:style-name="P149">String</text:p>
          </table:table-cell>
          <table:table-cell table:style-name="Table12.A2" office:value-type="string">
            <text:p text:style-name="P322">Y</text:p>
          </table:table-cell>
          <table:table-cell table:style-name="Table12.A2" office:value-type="string">
            <text:p text:style-name="P441">4</text:p>
          </table:table-cell>
        </table:table-row>
        <table:table-row table:style-name="Table12.3">
          <table:table-cell table:style-name="Table12.A3" office:value-type="string">
            <text:p text:style-name="P364">value</text:p>
          </table:table-cell>
          <table:table-cell table:style-name="Table12.A3" office:value-type="string">
            <text:p text:style-name="P65"><text:span text:style-name="T145">Jobs</text:span><text:span text:style-name="T146"> </text:span><text:span text:style-name="T143">screening Status</text:span></text:p>
          </table:table-cell>
          <table:table-cell table:style-name="Table12.A3" office:value-type="string">
            <text:p text:style-name="P322">String</text:p>
          </table:table-cell>
          <table:table-cell table:style-name="Table12.A3" office:value-type="string">
            <text:p text:style-name="P394">C</text:p>
          </table:table-cell>
          <table:table-cell table:style-name="Table12.A3" office:value-type="string">
            <text:p text:style-name="P322"/>
          </table:table-cell>
        </table:table-row>
        <table:table-row table:style-name="Table12.1">
          <table:table-cell table:style-name="Table12.A3" office:value-type="string">
            <text:p text:style-name="P364">error</text:p>
          </table:table-cell>
          <table:table-cell table:style-name="Table12.A3" office:value-type="string">
            <text:p text:style-name="P418">Error message</text:p>
          </table:table-cell>
          <table:table-cell table:style-name="Table12.A3" office:value-type="string">
            <text:p text:style-name="P322">String</text:p>
          </table:table-cell>
          <table:table-cell table:style-name="Table12.A3" office:value-type="string">
            <text:p text:style-name="P394">C</text:p>
          </table:table-cell>
          <table:table-cell table:style-name="Table12.A3" office:value-type="string">
            <text:p text:style-name="P322"/>
          </table:table-cell>
        </table:table-row>
      </table:table>
      <text:p text:style-name="P232"/>
      <text:p text:style-name="P589">Sample Response:</text:p>
      <text:p text:style-name="P232">{</text:p>
      <text:p text:style-name="P232"><text:s text:c="4"/>"statusCode": "2200",</text:p>
      <text:p text:style-name="P232"><text:s text:c="4"/>"value": [</text:p>
      <text:p text:style-name="P232"><text:s text:c="8"/>{</text:p>
      <text:p text:style-name="P232"><text:s text:c="12"/>"id": 123,</text:p>
      <text:p text:style-name="P232"><text:s text:c="12"/>"title": "Junior Java Developer",</text:p>
      <text:p text:style-name="P232"><text:s text:c="12"/>"description": "",</text:p>
      <text:p text:style-name="P232"><text:s text:c="12"/>"requirement": "}",</text:p>
      <text:p text:style-name="P232"><text:s text:c="12"/>"experience": "2-3",</text:p>
      <text:p text:style-name="P232"><text:s text:c="12"/>"noOfVaccancies": 3,</text:p>
      <text:p text:style-name="P232"><text:s text:c="12"/>"draft": true,</text:p>
      <text:p text:style-name="P232"><text:s text:c="12"/>"jobRecruiters": [</text:p>
      <text:p text:style-name="P232"><text:s text:c="16"/>{</text:p>
      <text:p text:style-name="P232"><text:s text:c="20"/>"id": 133,</text:p>
      <text:p text:style-name="P232"><text:s text:c="20"/>"recruiterId": 56,</text:p>
      <text:p text:style-name="P232"><text:s text:c="20"/>"assignedCounts": 3,</text:p>
      <text:p text:style-name="P232"><text:s text:c="20"/>"status": "OPEN",</text:p>
      <text:p text:style-name="P232"><text:s text:c="20"/>"assignedBy": 1,</text:p>
      <text:p text:style-name="P232"><text:s text:c="20"/>"modifiedBy": 1,</text:p>
      <text:p text:style-name="P232"><text:s text:c="20"/>"assignedAt": "2023-06-28T07:00:43.000+00:00",</text:p>
      <text:p text:style-name="P232"><text:s text:c="20"/>"modifiedAt": "2023-06-28T07:00:43.000+00:00"</text:p>
      <text:p text:style-name="P232"><text:s text:c="16"/>}</text:p>
      <text:p text:style-name="P232"><text:s text:c="12"/>],</text:p>
      <text:p text:style-name="P232"><text:s text:c="12"/>"skills": [</text:p>
      <text:p text:style-name="P232"><text:s text:c="16"/>{</text:p>
      <text:p text:style-name="P232"><text:s text:c="20"/>"id": 1,</text:p>
      <text:p text:style-name="P232"><text:s text:c="20"/>"name": "Java",</text:p>
      <text:p text:style-name="P232"><text:s text:c="20"/>"description": "A programming language"</text:p>
      <text:p text:style-name="P232"><text:s text:c="16"/>}</text:p>
      <text:p text:style-name="P232"><text:s text:c="12"/>],</text:p>
      <text:p text:style-name="P232"><text:s text:c="12"/>"type": "FULLTIME",</text:p>
      <text:p text:style-name="P232"><text:s text:c="12"/>"status": "OPEN",</text:p>
      <text:p text:style-name="P232"><text:s text:c="12"/>"location": "Chennai",</text:p>
      <text:p text:style-name="P232"><text:s text:c="12"/>"openDate": "2023-07-04",</text:p>
      <text:p text:style-name="P232"><text:s text:c="12"/>"closeDate": "2023-07-07",</text:p>
      <text:p text:style-name="P232"><text:s text:c="12"/>"createdBy": 1,</text:p>
      <text:p text:style-name="P232"><text:s text:c="12"/>"modifiedBy": 1,</text:p>
      <text:p text:style-name="P232"><text:s text:c="12"/>"createdAt": "2023-06-28T07:00:42.000+00:00",</text:p>
      <text:p text:style-name="P232"><text:s text:c="12"/>"modifiedAt": "2023-06-28T07:00:42.000+00:00",</text:p>
      <text:p text:style-name="P232"><text:s text:c="12"/>"branchId": 1,</text:p>
      <text:p text:style-name="P232"><text:s text:c="12"/>"positionFilled": 0</text:p>
      <text:p text:style-name="P232"><text:s text:c="8"/>},</text:p>
      <text:p text:style-name="P232"><text:s text:c="8"/>{</text:p>
      <text:p text:style-name="P232"><text:s text:c="12"/>"id": 123,</text:p>
      <text:p text:style-name="P232"><text:soft-page-break/><text:s text:c="12"/>"title": "Junior Java Developer",</text:p>
      <text:p text:style-name="P232"><text:s text:c="12"/>"description": "",</text:p>
      <text:p text:style-name="P232"><text:s text:c="12"/>"requirement": "}",</text:p>
      <text:p text:style-name="P232"><text:s text:c="12"/>"experience": "2-3",</text:p>
      <text:p text:style-name="P232"><text:s text:c="12"/>"noOfVaccancies": 3,</text:p>
      <text:p text:style-name="P232"><text:s text:c="12"/>"draft": true,</text:p>
      <text:p text:style-name="P232"><text:s text:c="12"/>"jobRecruiters": [</text:p>
      <text:p text:style-name="P232"><text:s text:c="16"/>{</text:p>
      <text:p text:style-name="P232"><text:s text:c="20"/>"id": 133,</text:p>
      <text:p text:style-name="P232"><text:s text:c="20"/>"recruiterId": 56,</text:p>
      <text:p text:style-name="P232"><text:s text:c="20"/>"assignedCounts": 3,</text:p>
      <text:p text:style-name="P232"><text:s text:c="20"/>"status": "OPEN",</text:p>
      <text:p text:style-name="P232"><text:s text:c="20"/>"assignedBy": 1,</text:p>
      <text:p text:style-name="P232"><text:s text:c="20"/>"modifiedBy": 1,</text:p>
      <text:p text:style-name="P232"><text:s text:c="20"/>"assignedAt": "2023-06-28T07:00:43.000+00:00",</text:p>
      <text:p text:style-name="P232"><text:s text:c="20"/>"modifiedAt": "2023-06-28T07:00:43.000+00:00"</text:p>
      <text:p text:style-name="P232"><text:s text:c="16"/>}</text:p>
      <text:p text:style-name="P232"><text:s text:c="12"/>],</text:p>
      <text:p text:style-name="P232"><text:s text:c="12"/>"skills": [</text:p>
      <text:p text:style-name="P232"><text:s text:c="16"/>{</text:p>
      <text:p text:style-name="P232"><text:s text:c="20"/>"id": 1,</text:p>
      <text:p text:style-name="P232"><text:s text:c="20"/>"name": "Java",</text:p>
      <text:p text:style-name="P232"><text:s text:c="20"/>"description": "A programming language"</text:p>
      <text:p text:style-name="P232"><text:s text:c="16"/>}</text:p>
      <text:p text:style-name="P232"><text:s text:c="12"/>],</text:p>
      <text:p text:style-name="P232"><text:s text:c="12"/>"type": "FULLTIME",</text:p>
      <text:p text:style-name="P232"><text:s text:c="12"/>"status": "OPEN",</text:p>
      <text:p text:style-name="P232"><text:s text:c="12"/>"location": "Chennai",</text:p>
      <text:p text:style-name="P232"><text:s text:c="12"/>"openDate": "2023-07-04",</text:p>
      <text:p text:style-name="P232"><text:s text:c="12"/>"closeDate": "2023-07-07",</text:p>
      <text:p text:style-name="P232"><text:s text:c="12"/>"createdBy": 1,</text:p>
      <text:p text:style-name="P232"><text:s text:c="12"/>"modifiedBy": 1,</text:p>
      <text:p text:style-name="P232"><text:s text:c="12"/>"createdAt": "2023-06-28T07:00:42.000+00:00",</text:p>
      <text:p text:style-name="P232"><text:s text:c="12"/>"modifiedAt": "2023-06-28T07:00:42.000+00:00",</text:p>
      <text:p text:style-name="P232"><text:s text:c="12"/>"branchId": 1,</text:p>
      <text:p text:style-name="P232"><text:s text:c="12"/>"positionFilled": 0</text:p>
      <text:p text:style-name="P232"><text:s text:c="8"/>},</text:p>
      <text:p text:style-name="P232"><text:s text:c="8"/>{</text:p>
      <text:p text:style-name="P232"><text:s text:c="12"/>"id": 123,</text:p>
      <text:p text:style-name="P232"><text:s text:c="12"/>"title": "Junior Java Developer",</text:p>
      <text:p text:style-name="P232"><text:s text:c="12"/>"description": "",</text:p>
      <text:p text:style-name="P232"><text:s text:c="12"/>"requirement": "}",</text:p>
      <text:p text:style-name="P232"><text:s text:c="12"/>"experience": "2-3",</text:p>
      <text:p text:style-name="P232"><text:s text:c="12"/>"noOfVaccancies": 3,</text:p>
      <text:p text:style-name="P232"><text:s text:c="12"/>"draft": true,</text:p>
      <text:p text:style-name="P232"><text:s text:c="12"/>"jobRecruiters": [</text:p>
      <text:p text:style-name="P232"><text:s text:c="16"/>{</text:p>
      <text:p text:style-name="P232"><text:s text:c="20"/>"id": 133,</text:p>
      <text:p text:style-name="P232"><text:s text:c="20"/>"recruiterId": 56,</text:p>
      <text:p text:style-name="P232"><text:s text:c="20"/>"assignedCounts": 3,</text:p>
      <text:p text:style-name="P232"><text:s text:c="20"/>"status": "OPEN",</text:p>
      <text:p text:style-name="P232"><text:s text:c="20"/>"assignedBy": 1,</text:p>
      <text:p text:style-name="P232"><text:s text:c="20"/>"modifiedBy": 1,</text:p>
      <text:p text:style-name="P232"><text:s text:c="20"/>"assignedAt": "2023-06-28T07:00:43.000+00:00",</text:p>
      <text:p text:style-name="P232"><text:s text:c="20"/>"modifiedAt": "2023-06-28T07:00:43.000+00:00"</text:p>
      <text:p text:style-name="P232"><text:soft-page-break/><text:s text:c="16"/>}</text:p>
      <text:p text:style-name="P232"><text:s text:c="12"/>],</text:p>
      <text:p text:style-name="P232"><text:s text:c="12"/>"skills": [</text:p>
      <text:p text:style-name="P232"><text:s text:c="16"/>{</text:p>
      <text:p text:style-name="P232"><text:s text:c="20"/>"id": 1,</text:p>
      <text:p text:style-name="P232"><text:s text:c="20"/>"name": "Java",</text:p>
      <text:p text:style-name="P232"><text:s text:c="20"/>"description": "A programming language"</text:p>
      <text:p text:style-name="P232"><text:s text:c="16"/>}</text:p>
      <text:p text:style-name="P232"><text:s text:c="12"/>],</text:p>
      <text:p text:style-name="P232"><text:s text:c="12"/>"type": "FULLTIME",</text:p>
      <text:p text:style-name="P232"><text:s text:c="12"/>"status": "OPEN",</text:p>
      <text:p text:style-name="P232"><text:s text:c="12"/>"location": "Chennai",</text:p>
      <text:p text:style-name="P232"><text:s text:c="12"/>"openDate": "2023-07-04",</text:p>
      <text:p text:style-name="P232"><text:s text:c="12"/>"closeDate": "2023-07-07",</text:p>
      <text:p text:style-name="P232"><text:s text:c="12"/>"createdBy": 1,</text:p>
      <text:p text:style-name="P232"><text:s text:c="12"/>"modifiedBy": 1,</text:p>
      <text:p text:style-name="P232"><text:s text:c="12"/>"createdAt": "2023-06-28T07:00:42.000+00:00",</text:p>
      <text:p text:style-name="P232"><text:s text:c="12"/>"modifiedAt": "2023-06-28T07:00:42.000+00:00",</text:p>
      <text:p text:style-name="P232"><text:s text:c="12"/>"branchId": 1,</text:p>
      <text:p text:style-name="P232"><text:s text:c="12"/>"positionFilled": 0</text:p>
      <text:p text:style-name="P232"><text:s text:c="8"/>}</text:p>
      <text:p text:style-name="P232"><text:s text:c="4"/>]</text:p>
      <text:p text:style-name="P232">}</text:p>
      <text:p text:style-name="P232"/>
      <text:p text:style-name="P16"><text:span text:style-name="T2">4</text:span><text:span text:style-name="T22">.</text:span><text:span text:style-name="T3">1</text:span><text:span text:style-name="T2">.</text:span><text:span text:style-name="T16">3</text:span><text:span text:style-name="T1">.</text:span><text:span text:style-name="T2">View </text:span><text:span text:style-name="T22">Job</text:span></text:p>
      <text:p text:style-name="P765"/>
      <text:p text:style-name="P668"><text:span text:style-name="T119">The REST endpoint/path used to fetch </text:span><text:span text:style-name="T124">single instance </text:span><text:span text:style-name="T121">of job</text:span><text:span text:style-name="T122"> 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1"/>
      <text:p text:style-name="P723">Request:</text:p>
      <text:p text:style-name="P23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45">API URL </text:p>
          </table:table-cell>
          <table:table-cell table:style-name="Table17.B1" office:value-type="string">
            <text:p text:style-name="P44"><text:span text:style-name="T143">https://&lt;&lt; BASE URL &gt;&gt;</text:span><text:span text:style-name="T83">/applicant-service/api/view-job/{id}</text:span></text:p>
          </table:table-cell>
        </table:table-row>
        <table:table-row table:style-name="Table17.2">
          <table:table-cell table:style-name="Table17.A1" office:value-type="string">
            <text:p text:style-name="P545">HTTPS Method </text:p>
          </table:table-cell>
          <table:table-cell table:style-name="Table17.B2" office:value-type="string">
            <text:p text:style-name="P288">GET</text:p>
          </table:table-cell>
        </table:table-row>
        <table:table-row table:style-name="Table17.2">
          <table:table-cell table:style-name="Table17.A1" office:value-type="string">
            <text:p text:style-name="P546">Req/Res Type </text:p>
          </table:table-cell>
          <table:table-cell table:style-name="Table17.B3" office:value-type="string">
            <text:p text:style-name="P248">application/json </text:p>
          </table:table-cell>
        </table:table-row>
      </table:table>
      <text:p text:style-name="P91"><text:line-break/><text:span text:style-name="T143">Headers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48"/>
          </table:table-cell>
          <table:table-cell table:style-name="Table18.A1" office:value-type="string">
            <text:p text:style-name="P248">: </text:p>
          </table:table-cell>
          <table:table-cell table:style-name="Table18.A1" office:value-type="string">
            <text:p text:style-name="P248"/>
          </table:table-cell>
        </table:table-row>
      </table:table>
      <text:h text:style-name="P520" text:outline-level="2"><text:bookmark-start text:name="__RefHeading___Toc12455_26538250352"/>Response:<text:bookmark-end text:name="__RefHeading___Toc12455_26538250352"/></text:h>
      <text:p text:style-name="P48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 table:style-name="Table19.1">
            <table:table-cell table:style-name="Table19.A1" office:value-type="string">
              <text:p text:style-name="P611">Field</text:p>
            </table:table-cell>
            <table:table-cell table:style-name="Table19.A1" office:value-type="string">
              <text:p text:style-name="P611">Description</text:p>
            </table:table-cell>
            <table:table-cell table:style-name="Table19.A1" office:value-type="string">
              <text:p text:style-name="P611">Type</text:p>
            </table:table-cell>
            <table:table-cell table:style-name="Table19.A1" office:value-type="string">
              <text:p text:style-name="P611">Mandatory</text:p>
            </table:table-cell>
            <table:table-cell table:style-name="Table19.A1" office:value-type="string">
              <text:p text:style-name="P611">Length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365">code</text:p>
          </table:table-cell>
          <table:table-cell table:style-name="Table19.A2" office:value-type="string">
            <text:p text:style-name="P198"><text:span text:style-name="T166">Status</text:span> Code</text:p>
          </table:table-cell>
          <table:table-cell table:style-name="Table19.A2" office:value-type="string">
            <text:p text:style-name="P150">String</text:p>
          </table:table-cell>
          <table:table-cell table:style-name="Table19.A2" office:value-type="string">
            <text:p text:style-name="P323">Y</text:p>
          </table:table-cell>
          <table:table-cell table:style-name="Table19.A2" office:value-type="string">
            <text:p text:style-name="P442">4</text:p>
          </table:table-cell>
        </table:table-row>
        <table:table-row table:style-name="Table19.3">
          <table:table-cell table:style-name="Table19.A3" office:value-type="string">
            <text:p text:style-name="P365">value</text:p>
          </table:table-cell>
          <table:table-cell table:style-name="Table19.A3" office:value-type="string">
            <text:p text:style-name="P66"><text:span text:style-name="T145">Jobs</text:span><text:span text:style-name="T146"> </text:span><text:span text:style-name="T143">screening Status</text:span></text:p>
          </table:table-cell>
          <table:table-cell table:style-name="Table19.A3" office:value-type="string">
            <text:p text:style-name="P323">String</text:p>
          </table:table-cell>
          <table:table-cell table:style-name="Table19.A3" office:value-type="string">
            <text:p text:style-name="P395">C</text:p>
          </table:table-cell>
          <table:table-cell table:style-name="Table19.A3" office:value-type="string">
            <text:p text:style-name="P323"/>
          </table:table-cell>
        </table:table-row>
        <table:table-row table:style-name="Table19.1">
          <table:table-cell table:style-name="Table19.A3" office:value-type="string">
            <text:p text:style-name="P365">error</text:p>
          </table:table-cell>
          <table:table-cell table:style-name="Table19.A3" office:value-type="string">
            <text:p text:style-name="P419">Error message</text:p>
          </table:table-cell>
          <table:table-cell table:style-name="Table19.A3" office:value-type="string">
            <text:p text:style-name="P323">String</text:p>
          </table:table-cell>
          <table:table-cell table:style-name="Table19.A3" office:value-type="string">
            <text:p text:style-name="P395">C</text:p>
          </table:table-cell>
          <table:table-cell table:style-name="Table19.A3" office:value-type="string">
            <text:p text:style-name="P323"/>
          </table:table-cell>
        </table:table-row>
      </table:table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590"><text:soft-page-break/>Sample Response:</text:p>
      <text:p text:style-name="P233">{</text:p>
      <text:p text:style-name="P233"><text:s text:c="4"/>"statusCode": "2200",</text:p>
      <text:p text:style-name="P233"><text:s text:c="4"/>"value": [</text:p>
      <text:p text:style-name="P233"><text:s text:c="8"/>{</text:p>
      <text:p text:style-name="P233"><text:s text:c="12"/>"title": "some text",</text:p>
      <text:p text:style-name="P233"><text:s text:c="12"/>"description": "some text",</text:p>
      <text:p text:style-name="P233"><text:s text:c="12"/>"skillIds": [</text:p>
      <text:p text:style-name="P233"><text:s text:c="16"/>19,</text:p>
      <text:p text:style-name="P233"><text:s text:c="16"/>47</text:p>
      <text:p text:style-name="P233"><text:s text:c="12"/>],</text:p>
      <text:p text:style-name="P233"><text:s text:c="12"/>"branchId": "some text",</text:p>
      <text:p text:style-name="P233"><text:s text:c="12"/>"requirement": "some text",</text:p>
      <text:p text:style-name="P233"><text:s text:c="12"/>"createdBy": 59,</text:p>
      <text:p text:style-name="P233"><text:s text:c="12"/>"modifiedBy": 14</text:p>
      <text:p text:style-name="P233"><text:s text:c="8"/>}</text:p>
      <text:p text:style-name="P233"><text:s text:c="4"/>]</text:p>
      <text:p text:style-name="P233">}</text:p>
      <text:p text:style-name="P233"/>
      <text:p text:style-name="P490"/>
      <text:p text:style-name="P26"/>
      <text:p text:style-name="P16"><text:span text:style-name="T2">4</text:span><text:span text:style-name="T22">.</text:span><text:span text:style-name="T3">1</text:span><text:span text:style-name="T2">.</text:span><text:span text:style-name="T20">4</text:span><text:span text:style-name="T1">.</text:span><text:span text:style-name="T2">View </text:span><text:bookmark-start text:name="__DdeLink__24334_859700345"/><text:span text:style-name="T16">R</text:span><text:span text:style-name="T54">ecruiters </text:span><text:span text:style-name="T55">S</text:span><text:span text:style-name="T54">tatics</text:span><text:bookmark-end text:name="__DdeLink__24334_859700345"/></text:p>
      <text:p text:style-name="P684"/>
      <text:p text:style-name="P669"><text:span text:style-name="T119">The REST endpoint/path used to </text:span><text:span text:style-name="T125">list </text:span><text:span text:style-name="T124"><text:s/></text:span><text:span text:style-name="T120">of </text:span><text:span text:style-name="T121"><text:s/></text:span><text:span text:style-name="T125">recuiters statics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1"/>
      <text:p text:style-name="P723">Request:</text:p>
      <text:p text:style-name="P233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545">API URL </text:p>
          </table:table-cell>
          <table:table-cell table:style-name="Table20.B1" office:value-type="string">
            <text:p text:style-name="P44"><text:span text:style-name="T143">https://&lt;&lt; BASE URL &gt;&gt;</text:span><text:span text:style-name="T83">/applicant-service/api/get-recruiters-statics</text:span></text:p>
          </table:table-cell>
        </table:table-row>
        <table:table-row table:style-name="Table20.2">
          <table:table-cell table:style-name="Table20.A1" office:value-type="string">
            <text:p text:style-name="P545">HTTPS Method </text:p>
          </table:table-cell>
          <table:table-cell table:style-name="Table20.B2" office:value-type="string">
            <text:p text:style-name="P288">GET</text:p>
          </table:table-cell>
        </table:table-row>
        <table:table-row table:style-name="Table20.2">
          <table:table-cell table:style-name="Table20.A1" office:value-type="string">
            <text:p text:style-name="P546">Req/Res Type </text:p>
          </table:table-cell>
          <table:table-cell table:style-name="Table20.B3" office:value-type="string">
            <text:p text:style-name="P248">application/json </text:p>
          </table:table-cell>
        </table:table-row>
      </table:table>
      <text:p text:style-name="P91"><text:line-break/><text:span text:style-name="T109">Headers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48"/>
          </table:table-cell>
          <table:table-cell table:style-name="Table21.A1" office:value-type="string">
            <text:p text:style-name="P248">: </text:p>
          </table:table-cell>
          <table:table-cell table:style-name="Table21.A1" office:value-type="string">
            <text:p text:style-name="P248"/>
          </table:table-cell>
        </table:table-row>
      </table:table>
      <text:h text:style-name="P520" text:outline-level="2"><text:bookmark-start text:name="__RefHeading___Toc12455_265382503522"/>Response:<text:bookmark-end text:name="__RefHeading___Toc12455_265382503522"/></text:h>
      <text:p text:style-name="P48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header-rows>
          <table:table-row table:style-name="Table22.1">
            <table:table-cell table:style-name="Table22.A1" office:value-type="string">
              <text:p text:style-name="P611">Field</text:p>
            </table:table-cell>
            <table:table-cell table:style-name="Table22.A1" office:value-type="string">
              <text:p text:style-name="P611">Description</text:p>
            </table:table-cell>
            <table:table-cell table:style-name="Table22.A1" office:value-type="string">
              <text:p text:style-name="P611">Type</text:p>
            </table:table-cell>
            <table:table-cell table:style-name="Table22.A1" office:value-type="string">
              <text:p text:style-name="P611">Mandatory</text:p>
            </table:table-cell>
            <table:table-cell table:style-name="Table22.A1" office:value-type="string">
              <text:p text:style-name="P611">Length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365">code</text:p>
          </table:table-cell>
          <table:table-cell table:style-name="Table22.A2" office:value-type="string">
            <text:p text:style-name="P198"><text:span text:style-name="T166">Status</text:span> Code</text:p>
          </table:table-cell>
          <table:table-cell table:style-name="Table22.A2" office:value-type="string">
            <text:p text:style-name="P150">String</text:p>
          </table:table-cell>
          <table:table-cell table:style-name="Table22.A2" office:value-type="string">
            <text:p text:style-name="P323">Y</text:p>
          </table:table-cell>
          <table:table-cell table:style-name="Table22.A2" office:value-type="string">
            <text:p text:style-name="P442">4</text:p>
          </table:table-cell>
        </table:table-row>
        <table:table-row table:style-name="Table22.3">
          <table:table-cell table:style-name="Table22.A3" office:value-type="string">
            <text:p text:style-name="P365">value</text:p>
          </table:table-cell>
          <table:table-cell table:style-name="Table22.A3" office:value-type="string">
            <text:p text:style-name="P66"><text:span text:style-name="T145">Jobs</text:span><text:span text:style-name="T146"> </text:span><text:span text:style-name="T143">screening Status</text:span></text:p>
          </table:table-cell>
          <table:table-cell table:style-name="Table22.A3" office:value-type="string">
            <text:p text:style-name="P323">String</text:p>
          </table:table-cell>
          <table:table-cell table:style-name="Table22.A3" office:value-type="string">
            <text:p text:style-name="P395">C</text:p>
          </table:table-cell>
          <table:table-cell table:style-name="Table22.A3" office:value-type="string">
            <text:p text:style-name="P323"/>
          </table:table-cell>
        </table:table-row>
        <table:table-row table:style-name="Table22.1">
          <table:table-cell table:style-name="Table22.A3" office:value-type="string">
            <text:p text:style-name="P365">error</text:p>
          </table:table-cell>
          <table:table-cell table:style-name="Table22.A3" office:value-type="string">
            <text:p text:style-name="P419">Error message</text:p>
          </table:table-cell>
          <table:table-cell table:style-name="Table22.A3" office:value-type="string">
            <text:p text:style-name="P323">String</text:p>
          </table:table-cell>
          <table:table-cell table:style-name="Table22.A3" office:value-type="string">
            <text:p text:style-name="P395">C</text:p>
          </table:table-cell>
          <table:table-cell table:style-name="Table22.A3" office:value-type="string">
            <text:p text:style-name="P323"/>
          </table:table-cell>
        </table:table-row>
      </table:table>
      <text:p text:style-name="P233"/>
      <text:p text:style-name="P590">Sample Response:</text:p>
      <text:p text:style-name="P692">{</text:p>
      <text:p text:style-name="P692"><text:s text:c="4"/>"statuscode": "2200",</text:p>
      <text:p text:style-name="P692"><text:s text:c="4"/>"value": "{</text:p>
      <text:p text:style-name="P692"><text:s text:c="8"/>"RecruiterId" : 1,</text:p>
      <text:p text:style-name="P692"><text:s text:c="8"/>"AssignedCounts" : 2</text:p>
      <text:p text:style-name="P692"><text:s text:c="4"/>}",</text:p>
      <text:p text:style-name="P692"><text:s text:c="4"/>"errors": "null"</text:p>
      <text:p text:style-name="P692">}</text:p>
      <text:p text:style-name="P692"><text:soft-page-break/></text:p>
      <text:h text:style-name="P12" text:outline-level="2"><text:bookmark-start text:name="__RefHeading___Toc12457_2653825035"/><text:span text:style-name="T2">4</text:span><text:span text:style-name="T4">.</text:span><text:span text:style-name="T3">1.</text:span><text:span text:style-name="T36">5</text:span><text:span text:style-name="T1">.</text:span><text:span text:style-name="T2">View </text:span><text:span text:style-name="T17">Job Status</text:span><text:bookmark-end text:name="__RefHeading___Toc12457_2653825035"/></text:h>
      <text:p text:style-name="P88"><text:span text:style-name="T47">The REST endpoint/path used to fetch list </text:span><text:span text:style-name="T54"><text:s/>of </text:span><text:span text:style-name="T63">job status</text:span><text:span text:style-name="T52"> </text:span><text:span text:style-name="T47">. This path contains a </text:span><text:span text:style-name="T64">GET</text:span><text:span text:style-name="T52"> </text:span><text:span text:style-name="T47">operation to perform the list task, respectively.</text:span></text:p>
      <text:p text:style-name="P74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47">API URL </text:p>
          </table:table-cell>
          <table:table-cell table:style-name="Table11.B1" office:value-type="string">
            <text:p text:style-name="P45"><text:span text:style-name="T143">https://&lt;&lt; BASE URL &gt;&gt;</text:span><text:span text:style-name="T83">/applicant-service/api/jobs-inprocess/{branchId}</text:span></text:p>
          </table:table-cell>
        </table:table-row>
        <table:table-row table:style-name="Table11.2">
          <table:table-cell table:style-name="Table11.A1" office:value-type="string">
            <text:p text:style-name="P547">HTTPS Method </text:p>
          </table:table-cell>
          <table:table-cell table:style-name="Table11.B2" office:value-type="string">
            <text:p text:style-name="P289">GET</text:p>
          </table:table-cell>
        </table:table-row>
        <table:table-row table:style-name="Table11.2">
          <table:table-cell table:style-name="Table11.A1" office:value-type="string">
            <text:p text:style-name="P548">Req/Res Type </text:p>
          </table:table-cell>
          <table:table-cell table:style-name="Table11.B3" office:value-type="string">
            <text:p text:style-name="P249">application/json </text:p>
          </table:table-cell>
        </table:table-row>
      </table:table>
      <text:p text:style-name="P92"><text:line-break/><text:span text:style-name="T109">Header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49"/>
          </table:table-cell>
          <table:table-cell table:style-name="Table13.A1" office:value-type="string">
            <text:p text:style-name="P249">: </text:p>
          </table:table-cell>
          <table:table-cell table:style-name="Table13.A1" office:value-type="string">
            <text:p text:style-name="P249"/>
          </table:table-cell>
        </table:table-row>
      </table:table>
      <text:h text:style-name="P517" text:outline-level="2"><text:bookmark-start text:name="__RefHeading___Toc12461_2653825035"/>Response:<text:bookmark-end text:name="__RefHeading___Toc12461_2653825035"/>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header-rows>
          <table:table-row table:style-name="Table14.1">
            <table:table-cell table:style-name="Table14.A1" office:value-type="string">
              <text:p text:style-name="P612">Field</text:p>
            </table:table-cell>
            <table:table-cell table:style-name="Table14.A1" office:value-type="string">
              <text:p text:style-name="P612">Description</text:p>
            </table:table-cell>
            <table:table-cell table:style-name="Table14.A1" office:value-type="string">
              <text:p text:style-name="P612">Type</text:p>
            </table:table-cell>
            <table:table-cell table:style-name="Table14.A1" office:value-type="string">
              <text:p text:style-name="P612">Mandatory</text:p>
            </table:table-cell>
            <table:table-cell table:style-name="Table14.A1" office:value-type="string">
              <text:p text:style-name="P612">Length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366">code</text:p>
          </table:table-cell>
          <table:table-cell table:style-name="Table14.A2" office:value-type="string">
            <text:p text:style-name="P199"><text:span text:style-name="T166">Status</text:span> Code</text:p>
          </table:table-cell>
          <table:table-cell table:style-name="Table14.A2" office:value-type="string">
            <text:p text:style-name="P151">String</text:p>
          </table:table-cell>
          <table:table-cell table:style-name="Table14.A2" office:value-type="string">
            <text:p text:style-name="P324">Y</text:p>
          </table:table-cell>
          <table:table-cell table:style-name="Table14.A2" office:value-type="string">
            <text:p text:style-name="P441">4</text:p>
          </table:table-cell>
        </table:table-row>
        <table:table-row table:style-name="Table14.3">
          <table:table-cell table:style-name="Table14.A3" office:value-type="string">
            <text:p text:style-name="P366">value</text:p>
          </table:table-cell>
          <table:table-cell table:style-name="Table14.A3" office:value-type="string">
            <text:p text:style-name="P67"><text:span text:style-name="T146">Employee </text:span><text:span text:style-name="T143">screening Status</text:span></text:p>
          </table:table-cell>
          <table:table-cell table:style-name="Table14.A3" office:value-type="string">
            <text:p text:style-name="P324">String</text:p>
          </table:table-cell>
          <table:table-cell table:style-name="Table14.A3" office:value-type="string">
            <text:p text:style-name="P396">C</text:p>
          </table:table-cell>
          <table:table-cell table:style-name="Table14.A3" office:value-type="string">
            <text:p text:style-name="P324"/>
          </table:table-cell>
        </table:table-row>
        <table:table-row table:style-name="Table14.1">
          <table:table-cell table:style-name="Table14.A3" office:value-type="string">
            <text:p text:style-name="P366">error</text:p>
          </table:table-cell>
          <table:table-cell table:style-name="Table14.A3" office:value-type="string">
            <text:p text:style-name="P420">Error message</text:p>
          </table:table-cell>
          <table:table-cell table:style-name="Table14.A3" office:value-type="string">
            <text:p text:style-name="P324">String</text:p>
          </table:table-cell>
          <table:table-cell table:style-name="Table14.A3" office:value-type="string">
            <text:p text:style-name="P396">C</text:p>
          </table:table-cell>
          <table:table-cell table:style-name="Table14.A3" office:value-type="string">
            <text:p text:style-name="P324"/>
          </table:table-cell>
        </table:table-row>
      </table:table>
      <text:p text:style-name="P591">Sample Response:</text:p>
      <text:p text:style-name="P234">{</text:p>
      <text:p text:style-name="P234"><text:s text:c="4"/>"statuscode": "2200",</text:p>
      <text:p text:style-name="P234"><text:s text:c="4"/>"value": "Operation completed successfully",</text:p>
      <text:p text:style-name="P234"><text:s text:c="4"/>"errors": "null"</text:p>
      <text:p text:style-name="P234">}</text:p>
      <text:p text:style-name="P234"/>
      <text:h text:style-name="P755" text:outline-level="2"><text:bookmark-start text:name="__RefHeading___Toc12469_2653825035"/><text:span text:style-name="T117">4.</text:span><text:span text:style-name="T118">1</text:span><text:span text:style-name="T117">.</text:span><text:span text:style-name="T184">6</text:span><text:span text:style-name="T170">.</text:span><text:span text:style-name="T113">Update </text:span><text:span text:style-name="T167">Job</text:span><text:bookmark-end text:name="__RefHeading___Toc12469_2653825035"/></text:h>
      <text:p text:style-name="P670">The REST endpoint/path used to update single instances of an <text:span text:style-name="T167">job.</text:span> This path contains <text:s/>PUT operations used to perform the update tasks respectively.</text:p>
      <text:h text:style-name="P710" text:outline-level="2"><text:bookmark-start text:name="__RefHeading___Toc12471_2653825035"/>Request:<text:bookmark-end text:name="__RefHeading___Toc12471_265382503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49">API URL </text:p>
          </table:table-cell>
          <table:table-cell table:style-name="Table2.B1" office:value-type="string">
            <text:p text:style-name="P37"><text:span text:style-name="T143">https://&lt;&lt; BASE URL &gt;&gt;</text:span><text:span text:style-name="T83">/applicant-service/api/update-job-post/{id}</text:span></text:p>
          </table:table-cell>
        </table:table-row>
        <table:table-row table:style-name="Table2.2">
          <table:table-cell table:style-name="Table2.A1" office:value-type="string">
            <text:p text:style-name="P549">HTTPS Method </text:p>
          </table:table-cell>
          <table:table-cell table:style-name="Table2.B2" office:value-type="string">
            <text:p text:style-name="P37"><text:span text:style-name="T143">P</text:span><text:span text:style-name="T147">UT</text:span></text:p>
          </table:table-cell>
        </table:table-row>
        <table:table-row table:style-name="Table2.2">
          <table:table-cell table:style-name="Table2.A1" office:value-type="string">
            <text:p text:style-name="P550">Req/Res Type </text:p>
          </table:table-cell>
          <table:table-cell table:style-name="Table2.B3" office:value-type="string">
            <text:p text:style-name="P250">application/json </text:p>
          </table:table-cell>
        </table:table-row>
      </table:table>
      <text:p text:style-name="P93"><text:line-break/><text:span text:style-name="T109">Header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50"/>
          </table:table-cell>
          <table:table-cell table:style-name="Table9.A1" office:value-type="string">
            <text:p text:style-name="P250">: </text:p>
          </table:table-cell>
          <table:table-cell table:style-name="Table9.A1" office:value-type="string">
            <text:p text:style-name="P250"/>
          </table:table-cell>
        </table:table-row>
      </table:table>
      <text:h text:style-name="P651" text:outline-level="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 table:style-name="Table15.1">
            <table:table-cell table:style-name="Table15.A1" office:value-type="string">
              <text:p text:style-name="P613">Field</text:p>
            </table:table-cell>
            <table:table-cell table:style-name="Table15.A1" office:value-type="string">
              <text:p text:style-name="P613">Description</text:p>
            </table:table-cell>
            <table:table-cell table:style-name="Table15.A1" office:value-type="string">
              <text:p text:style-name="P613">Type</text:p>
            </table:table-cell>
            <table:table-cell table:style-name="Table15.A1" office:value-type="string">
              <text:p text:style-name="P613">Mandatory</text:p>
            </table:table-cell>
            <table:table-cell table:style-name="Table15.A1" office:value-type="string">
              <text:p text:style-name="P613">Length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785">titile</text:p>
          </table:table-cell>
          <table:table-cell table:style-name="Table15.A2" office:value-type="string">
            <text:p text:style-name="P123">Name of job title </text:p>
          </table:table-cell>
          <table:table-cell table:style-name="Table15.A2" office:value-type="string">
            <text:p text:style-name="P152">String</text:p>
          </table:table-cell>
          <table:table-cell table:style-name="Table15.A2" office:value-type="string">
            <text:p text:style-name="P325">Y</text:p>
          </table:table-cell>
          <table:table-cell table:style-name="Table15.A2" office:value-type="string">
            <text:p text:style-name="P299"/>
          </table:table-cell>
        </table:table-row>
        <table:table-row table:style-name="Table15.3">
          <table:table-cell table:style-name="Table15.A3" office:value-type="string">
            <text:p text:style-name="P152">description</text:p>
          </table:table-cell>
          <table:table-cell table:style-name="Table15.A3" office:value-type="string">
            <text:p text:style-name="P778">Description <text:span text:style-name="T154">of job title</text:span></text:p>
          </table:table-cell>
          <table:table-cell table:style-name="Table15.A3" office:value-type="string">
            <text:p text:style-name="P325">String</text:p>
          </table:table-cell>
          <table:table-cell table:style-name="Table15.A3" office:value-type="string">
            <text:p text:style-name="P223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">
          <table:table-cell table:style-name="Table15.A3" office:value-type="string">
            <text:p text:style-name="P152">experience</text:p>
          </table:table-cell>
          <table:table-cell table:style-name="Table15.A3" office:value-type="string">
            <text:p text:style-name="P127">No of <text:span text:style-name="T115">experience</text:span></text:p>
          </table:table-cell>
          <table:table-cell table:style-name="Table15.A3" office:value-type="string">
            <text:p text:style-name="P325">String</text:p>
          </table:table-cell>
          <table:table-cell table:style-name="Table15.A3" office:value-type="string">
            <text:p text:style-name="P223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">
          <table:table-cell table:style-name="Table15.A2" office:value-type="string">
            <text:p text:style-name="P152">noOfVaccancies</text:p>
          </table:table-cell>
          <table:table-cell table:style-name="Table15.A2" office:value-type="string">
            <text:p text:style-name="P138"><text:span text:style-name="T154">No o</text:span>f <text:span text:style-name="T154">v</text:span>accancies</text:p>
          </table:table-cell>
          <table:table-cell table:style-name="Table15.A2" office:value-type="string">
            <text:p text:style-name="P152">Integer</text:p>
          </table:table-cell>
          <table:table-cell table:style-name="Table15.A2" office:value-type="string">
            <text:p text:style-name="P223">Y</text:p>
          </table:table-cell>
          <table:table-cell table:style-name="Table15.A2" office:value-type="string">
            <text:p text:style-name="P299"/>
          </table:table-cell>
        </table:table-row>
        <text:soft-page-break/>
        <table:table-row table:style-name="Table15.6">
          <table:table-cell table:style-name="Table15.A2" office:value-type="string">
            <text:p text:style-name="P152">recruitersIdWithAssignedCounts</text:p>
          </table:table-cell>
          <table:table-cell table:style-name="Table15.A2" office:value-type="string">
            <text:p text:style-name="P177">id's of an <text:span text:style-name="T115">recruiters</text:span></text:p>
          </table:table-cell>
          <table:table-cell table:style-name="Table15.A2" office:value-type="string">
            <text:p text:style-name="P130">Array of : Integer</text:p>
          </table:table-cell>
          <table:table-cell table:style-name="Table15.A2" office:value-type="string">
            <text:p text:style-name="P325">Y</text:p>
          </table:table-cell>
          <table:table-cell table:style-name="Table15.A2" office:value-type="string">
            <text:p text:style-name="P299"/>
          </table:table-cell>
        </table:table-row>
        <table:table-row table:style-name="Table15.1">
          <table:table-cell table:style-name="Table15.A3" office:value-type="string">
            <text:p text:style-name="P152">skillIds</text:p>
          </table:table-cell>
          <table:table-cell table:style-name="Table15.A3" office:value-type="string">
            <text:p text:style-name="P183">id's of an <text:span text:style-name="T115">skill</text:span></text:p>
          </table:table-cell>
          <table:table-cell table:style-name="Table15.A3" office:value-type="string">
            <text:p text:style-name="P130">Array of : Integer</text:p>
          </table:table-cell>
          <table:table-cell table:style-name="Table15.A3" office:value-type="string">
            <text:p text:style-name="P188">Y</text:p>
          </table:table-cell>
          <table:table-cell table:style-name="Table15.A3" office:value-type="string">
            <text:p text:style-name="P348"/>
          </table:table-cell>
        </table:table-row>
        <table:table-row table:style-name="Table15.1">
          <table:table-cell table:style-name="Table15.A2" office:value-type="string">
            <text:p text:style-name="P188">drafts</text:p>
          </table:table-cell>
          <table:table-cell table:style-name="Table15.A2" office:value-type="string">
            <text:p text:style-name="P123">Job drafts</text:p>
          </table:table-cell>
          <table:table-cell table:style-name="Table15.A2" office:value-type="string">
            <text:p text:style-name="P62"><text:span text:style-name="T144">B</text:span><text:span text:style-name="T143">oolean</text:span></text:p>
          </table:table-cell>
          <table:table-cell table:style-name="Table15.A2" office:value-type="string">
            <text:p text:style-name="P325">Y</text:p>
          </table:table-cell>
          <table:table-cell table:style-name="Table15.A2" office:value-type="string">
            <text:p text:style-name="P325"/>
          </table:table-cell>
        </table:table-row>
        <table:table-row table:style-name="Table15.1">
          <table:table-cell table:style-name="Table15.A3" office:value-type="string">
            <text:p text:style-name="P152">status</text:p>
          </table:table-cell>
          <table:table-cell table:style-name="Table15.A3" office:value-type="string">
            <text:p text:style-name="P356">The Status of the job</text:p>
          </table:table-cell>
          <table:table-cell table:style-name="Table15.A3" office:value-type="string">
            <text:p text:style-name="P223">String</text:p>
          </table:table-cell>
          <table:table-cell table:style-name="Table15.A3" office:value-type="string">
            <text:p text:style-name="P188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">
          <table:table-cell table:style-name="Table15.A3" office:value-type="string">
            <text:p text:style-name="P152"><text:span text:style-name="T142">l</text:span><text:span text:style-name="T116">ocation</text:span></text:p>
          </table:table-cell>
          <table:table-cell table:style-name="Table15.A3" office:value-type="string">
            <text:p text:style-name="P356">The location of the job</text:p>
          </table:table-cell>
          <table:table-cell table:style-name="Table15.A3" office:value-type="string">
            <text:p text:style-name="P223">String</text:p>
          </table:table-cell>
          <table:table-cell table:style-name="Table15.A3" office:value-type="string">
            <text:p text:style-name="P188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">
          <table:table-cell table:style-name="Table15.A3" office:value-type="string">
            <text:p text:style-name="P152">openDate</text:p>
          </table:table-cell>
          <table:table-cell table:style-name="Table15.A3" office:value-type="string">
            <text:p text:style-name="P356">Open date of the job</text:p>
          </table:table-cell>
          <table:table-cell table:style-name="Table15.A3" office:value-type="string">
            <text:p text:style-name="P188">String</text:p>
          </table:table-cell>
          <table:table-cell table:style-name="Table15.A3" office:value-type="string">
            <text:p text:style-name="P188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">
          <table:table-cell table:style-name="Table15.A3" office:value-type="string">
            <text:p text:style-name="P152">closeDate</text:p>
          </table:table-cell>
          <table:table-cell table:style-name="Table15.A3" office:value-type="string">
            <text:p text:style-name="P356">close date of the job</text:p>
          </table:table-cell>
          <table:table-cell table:style-name="Table15.A3" office:value-type="string">
            <text:p text:style-name="P188">St<text:span text:style-name="T154">ring</text:span></text:p>
          </table:table-cell>
          <table:table-cell table:style-name="Table15.A3" office:value-type="string">
            <text:p text:style-name="P188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3">
          <table:table-cell table:style-name="Table15.A3" office:value-type="string">
            <text:p text:style-name="P152">createdBy</text:p>
          </table:table-cell>
          <table:table-cell table:style-name="Table15.A3" office:value-type="string">
            <text:p text:style-name="P356">The Id of created</text:p>
          </table:table-cell>
          <table:table-cell table:style-name="Table15.A3" office:value-type="string">
            <text:p text:style-name="P348">Integer</text:p>
          </table:table-cell>
          <table:table-cell table:style-name="Table15.A3" office:value-type="string">
            <text:p text:style-name="P360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3">
          <table:table-cell table:style-name="Table15.A3" office:value-type="string">
            <text:p text:style-name="P152">branchId</text:p>
          </table:table-cell>
          <table:table-cell table:style-name="Table15.A3" office:value-type="string">
            <text:p text:style-name="P356"><text:span text:style-name="T168">t</text:span>he Id of Branch </text:p>
          </table:table-cell>
          <table:table-cell table:style-name="Table15.A3" office:value-type="string">
            <text:p text:style-name="P348">Integer</text:p>
          </table:table-cell>
          <table:table-cell table:style-name="Table15.A3" office:value-type="string">
            <text:p text:style-name="P130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3">
          <table:table-cell table:style-name="Table15.A3" office:value-type="string">
            <text:p text:style-name="P152">requirement</text:p>
          </table:table-cell>
          <table:table-cell table:style-name="Table15.A3" office:value-type="string">
            <text:p text:style-name="P356">Requirement of the job</text:p>
          </table:table-cell>
          <table:table-cell table:style-name="Table15.A3" office:value-type="string">
            <text:p text:style-name="P130">String</text:p>
          </table:table-cell>
          <table:table-cell table:style-name="Table15.A3" office:value-type="string">
            <text:p text:style-name="P130">Y</text:p>
          </table:table-cell>
          <table:table-cell table:style-name="Table15.A3" office:value-type="string">
            <text:p text:style-name="P325"/>
          </table:table-cell>
        </table:table-row>
        <table:table-row table:style-name="Table15.13">
          <table:table-cell table:style-name="Table15.A3" office:value-type="string">
            <text:p text:style-name="P152">type</text:p>
          </table:table-cell>
          <table:table-cell table:style-name="Table15.A3" office:value-type="string">
            <text:p text:style-name="P356">Type of the job</text:p>
          </table:table-cell>
          <table:table-cell table:style-name="Table15.A3" office:value-type="string">
            <text:p text:style-name="P130">String</text:p>
          </table:table-cell>
          <table:table-cell table:style-name="Table15.A3" office:value-type="string">
            <text:p text:style-name="P130">Y</text:p>
          </table:table-cell>
          <table:table-cell table:style-name="Table15.A3" office:value-type="string">
            <text:p text:style-name="P325"/>
          </table:table-cell>
        </table:table-row>
      </table:table>
      <text:h text:style-name="P521" text:outline-level="2"><text:bookmark-start text:name="__RefHeading___Toc12473_2653825035"/>Response:<text:bookmark-end text:name="__RefHeading___Toc12473_2653825035"/></text:h>
      <text:p text:style-name="P45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 table:style-name="Table16.1">
            <table:table-cell table:style-name="Table16.A1" office:value-type="string">
              <text:p text:style-name="P614">Field</text:p>
            </table:table-cell>
            <table:table-cell table:style-name="Table16.A1" office:value-type="string">
              <text:p text:style-name="P614">Description</text:p>
            </table:table-cell>
            <table:table-cell table:style-name="Table16.A1" office:value-type="string">
              <text:p text:style-name="P614">Type</text:p>
            </table:table-cell>
            <table:table-cell table:style-name="Table16.A1" office:value-type="string">
              <text:p text:style-name="P614">Mandatory</text:p>
            </table:table-cell>
            <table:table-cell table:style-name="Table16.A1" office:value-type="string">
              <text:p text:style-name="P614">Length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367">code</text:p>
          </table:table-cell>
          <table:table-cell table:style-name="Table16.A2" office:value-type="string">
            <text:p text:style-name="P200"><text:span text:style-name="T169">Status </text:span>Code</text:p>
          </table:table-cell>
          <table:table-cell table:style-name="Table16.A2" office:value-type="string">
            <text:p text:style-name="P153">String</text:p>
          </table:table-cell>
          <table:table-cell table:style-name="Table16.A2" office:value-type="string">
            <text:p text:style-name="P326">Y</text:p>
          </table:table-cell>
          <table:table-cell table:style-name="Table16.A2" office:value-type="string">
            <text:p text:style-name="P443">4</text:p>
          </table:table-cell>
        </table:table-row>
        <table:table-row table:style-name="Table16.3">
          <table:table-cell table:style-name="Table16.A3" office:value-type="string">
            <text:p text:style-name="P367">value</text:p>
          </table:table-cell>
          <table:table-cell table:style-name="Table16.A3" office:value-type="string">
            <text:p text:style-name="P68"><text:span text:style-name="T146">Employee </text:span><text:span text:style-name="T143">screening Status</text:span></text:p>
          </table:table-cell>
          <table:table-cell table:style-name="Table16.A3" office:value-type="string">
            <text:p text:style-name="P326">String</text:p>
          </table:table-cell>
          <table:table-cell table:style-name="Table16.A3" office:value-type="string">
            <text:p text:style-name="P397">C</text:p>
          </table:table-cell>
          <table:table-cell table:style-name="Table16.A3" office:value-type="string">
            <text:p text:style-name="P326"/>
          </table:table-cell>
        </table:table-row>
        <table:table-row table:style-name="Table16.1">
          <table:table-cell table:style-name="Table16.A3" office:value-type="string">
            <text:p text:style-name="P367">error</text:p>
          </table:table-cell>
          <table:table-cell table:style-name="Table16.A3" office:value-type="string">
            <text:p text:style-name="P421">Error message</text:p>
          </table:table-cell>
          <table:table-cell table:style-name="Table16.A3" office:value-type="string">
            <text:p text:style-name="P326">String</text:p>
          </table:table-cell>
          <table:table-cell table:style-name="Table16.A3" office:value-type="string">
            <text:p text:style-name="P397">C</text:p>
          </table:table-cell>
          <table:table-cell table:style-name="Table16.A3" office:value-type="string">
            <text:p text:style-name="P326"/>
          </table:table-cell>
        </table:table-row>
      </table:table>
      <text:p text:style-name="P235"/>
      <text:p text:style-name="P459"/>
      <text:h text:style-name="P506" text:outline-level="2"><text:bookmark-start text:name="__RefHeading___Toc12475_2653825035"/>Sample Request Body:<text:bookmark-end text:name="__RefHeading___Toc12475_2653825035"/></text:h>
      <text:p text:style-name="P235">{</text:p>
      <text:p text:style-name="P235"><text:s text:c="4"/>"title": "some text",</text:p>
      <text:p text:style-name="P235"><text:s text:c="4"/>"description": "some text",</text:p>
      <text:p text:style-name="P235"><text:s text:c="4"/>"experience": "some text",</text:p>
      <text:p text:style-name="P235"><text:s text:c="4"/>"noOfVaccancies": 78,</text:p>
      <text:p text:style-name="P235"><text:s text:c="4"/>"recruitersIdWithAssignedCounts": [</text:p>
      <text:p text:style-name="P235"><text:s text:c="8"/>49,</text:p>
      <text:p text:style-name="P235"><text:s text:c="8"/>72</text:p>
      <text:p text:style-name="P235"><text:s text:c="4"/>],</text:p>
      <text:p text:style-name="P235"><text:s text:c="4"/>"skillIds": [</text:p>
      <text:p text:style-name="P235"><text:s text:c="8"/>19,</text:p>
      <text:p text:style-name="P235"><text:s text:c="8"/>80</text:p>
      <text:p text:style-name="P235"><text:s text:c="4"/>],</text:p>
      <text:p text:style-name="P235"><text:s text:c="4"/>"drafts": 52,</text:p>
      <text:p text:style-name="P235"><text:s text:c="4"/>"status": "some text",</text:p>
      <text:p text:style-name="P235"><text:s text:c="4"/>"location": "some text",</text:p>
      <text:p text:style-name="P235"><text:s text:c="4"/>"openDate": "some text",</text:p>
      <text:p text:style-name="P235"><text:s text:c="4"/>"closeDate": "some text",</text:p>
      <text:p text:style-name="P235"><text:s text:c="4"/>"createdBy": "some text",</text:p>
      <text:p text:style-name="P235"><text:s text:c="4"/>"modifiedBy": "some text",</text:p>
      <text:p text:style-name="P235"><text:s text:c="4"/>"branchId": 87,</text:p>
      <text:p text:style-name="P235"><text:s text:c="4"/>"requirement": "some text",</text:p>
      <text:p text:style-name="P235"><text:s text:c="4"/>"type": "some text"</text:p>
      <text:p text:style-name="P235">}</text:p>
      <text:p text:style-name="P235"/>
      <text:p text:style-name="P235"/>
      <text:p text:style-name="P235"/>
      <text:p text:style-name="P235"/>
      <text:p text:style-name="P592"><text:soft-page-break/>Sample Response:</text:p>
      <text:p text:style-name="P235">{</text:p>
      <text:p text:style-name="P235"><text:s text:c="4"/>"statuscode": "2200",</text:p>
      <text:p text:style-name="P235"><text:s text:c="4"/>"value": "Edited successfully",</text:p>
      <text:p text:style-name="P235"><text:s text:c="4"/>"errors": "some text"</text:p>
      <text:p text:style-name="P235">}</text:p>
      <text:p text:style-name="P234"/>
      <text:p text:style-name="P234"/>
      <text:h text:style-name="P775" text:outline-level="1"><text:bookmark-start text:name="__RefHeading___Toc12445_26538250351"/><text:span text:style-name="T94">4</text:span><text:span text:style-name="T93">.</text:span><text:span text:style-name="T95">1.</text:span><text:span text:style-name="T107">7</text:span><text:span text:style-name="T98">.</text:span><text:span text:style-name="T95">Add</text:span><text:span text:style-name="T93"> </text:span><text:span text:style-name="T97">Job Template</text:span><text:bookmark-end text:name="__RefHeading___Toc12445_26538250351"/></text:h>
      <text:h text:style-name="P29" text:outline-level="1"><text:bookmark-start text:name="__RefHeading___Toc13177_26538250351"/><text:span text:style-name="T47">The REST endpoint/path used to create zero or more </text:span><text:span text:style-name="T50">job </text:span><text:span text:style-name="T52"><text:s/></text:span><text:span text:style-name="T56">template </text:span><text:span text:style-name="T47">entities. This path contains a </text:span><text:span text:style-name="T52">P</text:span><text:span text:style-name="T53">OST</text:span><text:span text:style-name="T52"> </text:span><text:span text:style-name="T47">operation to perform the <text:s/>create tasks, respectively</text:span><text:bookmark-end text:name="__RefHeading___Toc13177_26538250351"/></text:h>
      <text:p text:style-name="P737"/>
      <text:p text:style-name="P737"/>
      <text:p text:style-name="P653">Request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551">API URL </text:p>
          </table:table-cell>
          <table:table-cell table:style-name="Table28.B1" office:value-type="string">
            <text:p text:style-name="P46"><text:span text:style-name="T143">https://&lt;&lt; BASE URL &gt;&gt;</text:span><text:span text:style-name="T82">/applicant-service/api/job-template</text:span></text:p>
          </table:table-cell>
        </table:table-row>
        <table:table-row table:style-name="Table28.2">
          <table:table-cell table:style-name="Table28.A1" office:value-type="string">
            <text:p text:style-name="P551">HTTPS Method </text:p>
          </table:table-cell>
          <table:table-cell table:style-name="Table28.B2" office:value-type="string">
            <text:p text:style-name="P251">POST </text:p>
          </table:table-cell>
        </table:table-row>
        <table:table-row table:style-name="Table28.2">
          <table:table-cell table:style-name="Table28.A1" office:value-type="string">
            <text:p text:style-name="P552">Req/Res Type </text:p>
          </table:table-cell>
          <table:table-cell table:style-name="Table28.B3" office:value-type="string">
            <text:p text:style-name="P251">application/json </text:p>
          </table:table-cell>
        </table:table-row>
      </table:table>
      <text:p text:style-name="P30"><text:line-break/><text:span text:style-name="T143">Headers: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51"/>
          </table:table-cell>
          <table:table-cell table:style-name="Table29.A1" office:value-type="string">
            <text:p text:style-name="P251">: </text:p>
          </table:table-cell>
          <table:table-cell table:style-name="Table29.A1" office:value-type="string">
            <text:p text:style-name="P251"/>
          </table:table-cell>
        </table:table-row>
      </table:table>
      <text:h text:style-name="P652" text:outline-level="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 table:style-name="Table30.1">
            <table:table-cell table:style-name="Table30.A1" office:value-type="string">
              <text:p text:style-name="P615">Field</text:p>
            </table:table-cell>
            <table:table-cell table:style-name="Table30.A1" office:value-type="string">
              <text:p text:style-name="P615">Description</text:p>
            </table:table-cell>
            <table:table-cell table:style-name="Table30.A1" office:value-type="string">
              <text:p text:style-name="P615">Type</text:p>
            </table:table-cell>
            <table:table-cell table:style-name="Table30.A1" office:value-type="string">
              <text:p text:style-name="P615">Mandatory</text:p>
            </table:table-cell>
            <table:table-cell table:style-name="Table30.A1" office:value-type="string">
              <text:p text:style-name="P615">Length</text:p>
            </table:table-cell>
          </table:table-row>
        </table:table-header-rows>
        <table:table-row table:style-name="Table30.1">
          <table:table-cell table:style-name="Table30.A2" office:value-type="string">
            <text:p text:style-name="P786">titile</text:p>
          </table:table-cell>
          <table:table-cell table:style-name="Table30.A2" office:value-type="string">
            <text:p text:style-name="P124">Name of job title </text:p>
          </table:table-cell>
          <table:table-cell table:style-name="Table30.A2" office:value-type="string">
            <text:p text:style-name="P154">String</text:p>
          </table:table-cell>
          <table:table-cell table:style-name="Table30.A2" office:value-type="string">
            <text:p text:style-name="P327">Y</text:p>
          </table:table-cell>
          <table:table-cell table:style-name="Table30.A2" office:value-type="string">
            <text:p text:style-name="P300"/>
          </table:table-cell>
        </table:table-row>
        <table:table-row table:style-name="Table30.3">
          <table:table-cell table:style-name="Table30.A3" office:value-type="string">
            <text:p text:style-name="P154">description</text:p>
          </table:table-cell>
          <table:table-cell table:style-name="Table30.A3" office:value-type="string">
            <text:p text:style-name="P779">Description <text:span text:style-name="T154">of job title</text:span></text:p>
          </table:table-cell>
          <table:table-cell table:style-name="Table30.A3" office:value-type="string">
            <text:p text:style-name="P327">String</text:p>
          </table:table-cell>
          <table:table-cell table:style-name="Table30.A3" office:value-type="string">
            <text:p text:style-name="P224">Y</text:p>
          </table:table-cell>
          <table:table-cell table:style-name="Table30.A3" office:value-type="string">
            <text:p text:style-name="P327"/>
          </table:table-cell>
        </table:table-row>
        <table:table-row table:style-name="Table30.1">
          <table:table-cell table:style-name="Table30.A3" office:value-type="string">
            <text:p text:style-name="P154">skillIds</text:p>
          </table:table-cell>
          <table:table-cell table:style-name="Table30.A3" office:value-type="string">
            <text:p text:style-name="P184">id's of an <text:span text:style-name="T115">skill</text:span></text:p>
          </table:table-cell>
          <table:table-cell table:style-name="Table30.A3" office:value-type="string">
            <text:p text:style-name="P131">Array of : Integer</text:p>
          </table:table-cell>
          <table:table-cell table:style-name="Table30.A3" office:value-type="string">
            <text:p text:style-name="P189">Y</text:p>
          </table:table-cell>
          <table:table-cell table:style-name="Table30.A3" office:value-type="string">
            <text:p text:style-name="P349"/>
          </table:table-cell>
        </table:table-row>
        <table:table-row table:style-name="Table30.5">
          <table:table-cell table:style-name="Table30.A3" office:value-type="string">
            <text:p text:style-name="P154">createdBy</text:p>
          </table:table-cell>
          <table:table-cell table:style-name="Table30.A3" office:value-type="string">
            <text:p text:style-name="P357">The Id of created</text:p>
          </table:table-cell>
          <table:table-cell table:style-name="Table30.A3" office:value-type="string">
            <text:p text:style-name="P349">Integer</text:p>
          </table:table-cell>
          <table:table-cell table:style-name="Table30.A3" office:value-type="string">
            <text:p text:style-name="P361">Y</text:p>
          </table:table-cell>
          <table:table-cell table:style-name="Table30.A3" office:value-type="string">
            <text:p text:style-name="P327"/>
          </table:table-cell>
        </table:table-row>
        <table:table-row table:style-name="Table30.5">
          <table:table-cell table:style-name="Table30.A3" office:value-type="string">
            <text:p text:style-name="P154">branchId</text:p>
          </table:table-cell>
          <table:table-cell table:style-name="Table30.A3" office:value-type="string">
            <text:p text:style-name="P357"><text:span text:style-name="T168">t</text:span>he Id of Branch </text:p>
          </table:table-cell>
          <table:table-cell table:style-name="Table30.A3" office:value-type="string">
            <text:p text:style-name="P349">Integer</text:p>
          </table:table-cell>
          <table:table-cell table:style-name="Table30.A3" office:value-type="string">
            <text:p text:style-name="P131">Y</text:p>
          </table:table-cell>
          <table:table-cell table:style-name="Table30.A3" office:value-type="string">
            <text:p text:style-name="P327"/>
          </table:table-cell>
        </table:table-row>
        <table:table-row table:style-name="Table30.5">
          <table:table-cell table:style-name="Table30.A3" office:value-type="string">
            <text:p text:style-name="P154">requirement</text:p>
          </table:table-cell>
          <table:table-cell table:style-name="Table30.A3" office:value-type="string">
            <text:p text:style-name="P357">Requirement of the job</text:p>
          </table:table-cell>
          <table:table-cell table:style-name="Table30.A3" office:value-type="string">
            <text:p text:style-name="P131">String</text:p>
          </table:table-cell>
          <table:table-cell table:style-name="Table30.A3" office:value-type="string">
            <text:p text:style-name="P131">Y</text:p>
          </table:table-cell>
          <table:table-cell table:style-name="Table30.A3" office:value-type="string">
            <text:p text:style-name="P327"/>
          </table:table-cell>
        </table:table-row>
        <table:table-row table:style-name="Table30.8">
          <table:table-cell table:style-name="Table30.A3" office:value-type="string">
            <text:p text:style-name="P460">modifiedBy</text:p>
          </table:table-cell>
          <table:table-cell table:style-name="Table30.A3" office:value-type="string">
            <text:p text:style-name="P357">T<text:span text:style-name="T171">he id of modified</text:span></text:p>
          </table:table-cell>
          <table:table-cell table:style-name="Table30.A3" office:value-type="string">
            <text:p text:style-name="P460">Integer</text:p>
          </table:table-cell>
          <table:table-cell table:style-name="Table30.A3" office:value-type="string">
            <text:p text:style-name="P131">Y</text:p>
          </table:table-cell>
          <table:table-cell table:style-name="Table30.A3" office:value-type="string">
            <text:p text:style-name="P327"/>
          </table:table-cell>
        </table:table-row>
      </table:table>
      <text:h text:style-name="P118" text:outline-level="2"><text:bookmark-start text:name="__RefHeading___Toc12447_26538250352"/><text:span text:style-name="T108">Response</text:span>:<text:bookmark-end text:name="__RefHeading___Toc12447_26538250352"/></text:h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 table:style-name="Table31.1">
            <table:table-cell table:style-name="Table31.A1" office:value-type="string">
              <text:p text:style-name="P615">Field</text:p>
            </table:table-cell>
            <table:table-cell table:style-name="Table31.A1" office:value-type="string">
              <text:p text:style-name="P615">Description</text:p>
            </table:table-cell>
            <table:table-cell table:style-name="Table31.A1" office:value-type="string">
              <text:p text:style-name="P615">Type</text:p>
            </table:table-cell>
            <table:table-cell table:style-name="Table31.A1" office:value-type="string">
              <text:p text:style-name="P615">Mandatory</text:p>
            </table:table-cell>
            <table:table-cell table:style-name="Table31.A1" office:value-type="string">
              <text:p text:style-name="P615">Length</text:p>
            </table:table-cell>
          </table:table-row>
        </table:table-header-rows>
        <table:table-row table:style-name="Table31.1">
          <table:table-cell table:style-name="Table31.A2" office:value-type="string">
            <text:p text:style-name="P368">code</text:p>
          </table:table-cell>
          <table:table-cell table:style-name="Table31.A2" office:value-type="string">
            <text:p text:style-name="P201"><text:span text:style-name="T169">Status </text:span>Code</text:p>
          </table:table-cell>
          <table:table-cell table:style-name="Table31.A2" office:value-type="string">
            <text:p text:style-name="P154">String</text:p>
          </table:table-cell>
          <table:table-cell table:style-name="Table31.A2" office:value-type="string">
            <text:p text:style-name="P327">Y</text:p>
          </table:table-cell>
          <table:table-cell table:style-name="Table31.A2" office:value-type="string">
            <text:p text:style-name="P368">4</text:p>
          </table:table-cell>
        </table:table-row>
        <table:table-row table:style-name="Table31.3">
          <table:table-cell table:style-name="Table31.A3" office:value-type="string">
            <text:p text:style-name="P368">value</text:p>
          </table:table-cell>
          <table:table-cell table:style-name="Table31.A3" office:value-type="string">
            <text:p text:style-name="P388">screening Status</text:p>
          </table:table-cell>
          <table:table-cell table:style-name="Table31.A3" office:value-type="string">
            <text:p text:style-name="P327">String</text:p>
          </table:table-cell>
          <table:table-cell table:style-name="Table31.A3" office:value-type="string">
            <text:p text:style-name="P398">C</text:p>
          </table:table-cell>
          <table:table-cell table:style-name="Table31.A3" office:value-type="string">
            <text:p text:style-name="P327"/>
          </table:table-cell>
        </table:table-row>
        <table:table-row table:style-name="Table31.1">
          <table:table-cell table:style-name="Table31.A3" office:value-type="string">
            <text:p text:style-name="P368">error</text:p>
          </table:table-cell>
          <table:table-cell table:style-name="Table31.A3" office:value-type="string">
            <text:p text:style-name="P422">Error message</text:p>
          </table:table-cell>
          <table:table-cell table:style-name="Table31.A3" office:value-type="string">
            <text:p text:style-name="P327">String</text:p>
          </table:table-cell>
          <table:table-cell table:style-name="Table31.A3" office:value-type="string">
            <text:p text:style-name="P398">C</text:p>
          </table:table-cell>
          <table:table-cell table:style-name="Table31.A3" office:value-type="string">
            <text:p text:style-name="P327"/>
          </table:table-cell>
        </table:table-row>
      </table:table>
      <text:h text:style-name="P507" text:outline-level="2"><text:bookmark-start text:name="__RefHeading___Toc12449_26538250352"/>Sample Request Body:<text:bookmark-end text:name="__RefHeading___Toc12449_26538250352"/></text:h>
      <text:p text:style-name="P119">{</text:p>
      <text:p text:style-name="P119"><text:s text:c="4"/>"title": "some text",</text:p>
      <text:p text:style-name="P119"><text:s text:c="4"/>"description": "some text",</text:p>
      <text:p text:style-name="P119"><text:s text:c="4"/>"skillIds": [</text:p>
      <text:p text:style-name="P119"><text:s text:c="8"/>89,</text:p>
      <text:p text:style-name="P119"><text:s text:c="8"/>88</text:p>
      <text:p text:style-name="P119"><text:s text:c="4"/>],</text:p>
      <text:p text:style-name="P119"><text:s text:c="4"/>"branchId": "some text",</text:p>
      <text:p text:style-name="P119"><text:soft-page-break/><text:s text:c="4"/>"requirement": "some text",</text:p>
      <text:p text:style-name="P119"><text:s text:c="4"/>"createdBy": 45,</text:p>
      <text:p text:style-name="P119"><text:s text:c="4"/>"modifiedBy": 14</text:p>
      <text:p text:style-name="P119">}</text:p>
      <text:p text:style-name="P593">Sample Response:</text:p>
      <text:p text:style-name="P236">{</text:p>
      <text:p text:style-name="P236"><text:s text:c="4"/>"statuscode": "2200",</text:p>
      <text:p text:style-name="P236"><text:s text:c="4"/>"value": "added successfully",</text:p>
      <text:p text:style-name="P236"><text:s text:c="4"/>"errors": "null"</text:p>
      <text:p text:style-name="P236">}</text:p>
      <text:p text:style-name="P236"/>
      <text:p text:style-name="P237"/>
      <text:p text:style-name="P17"><text:span text:style-name="T2">4</text:span><text:span text:style-name="T22">.</text:span><text:span text:style-name="T3">1</text:span><text:span text:style-name="T2">.</text:span><text:span text:style-name="T36">8</text:span><text:span text:style-name="T1">.</text:span><text:span text:style-name="T2">View </text:span><text:span text:style-name="T23">Templates</text:span></text:p>
      <text:p text:style-name="P685"/>
      <text:p text:style-name="P655"><text:span text:style-name="T119">The REST endpoint/path used to fetch </text:span><text:span text:style-name="T120"><text:s/></text:span><text:span text:style-name="T121">list of </text:span><text:span text:style-name="T126">templates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2"/>
      <text:p text:style-name="P712">Request:</text:p>
      <text:p text:style-name="P237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553">API URL </text:p>
          </table:table-cell>
          <table:table-cell table:style-name="Table32.B1" office:value-type="string">
            <text:p text:style-name="P48"><text:span text:style-name="T143">https://&lt;&lt; BASE URL &gt;&gt;</text:span><text:span text:style-name="T82">/applicant-service/api/job-template</text:span></text:p>
          </table:table-cell>
        </table:table-row>
        <table:table-row table:style-name="Table32.2">
          <table:table-cell table:style-name="Table32.A1" office:value-type="string">
            <text:p text:style-name="P553">HTTPS Method </text:p>
          </table:table-cell>
          <table:table-cell table:style-name="Table32.B2" office:value-type="string">
            <text:p text:style-name="P285">GET</text:p>
          </table:table-cell>
        </table:table-row>
        <table:table-row table:style-name="Table32.2">
          <table:table-cell table:style-name="Table32.A1" office:value-type="string">
            <text:p text:style-name="P554">Req/Res Type </text:p>
          </table:table-cell>
          <table:table-cell table:style-name="Table32.B3" office:value-type="string">
            <text:p text:style-name="P238">application/json </text:p>
          </table:table-cell>
        </table:table-row>
      </table:table>
      <text:p text:style-name="P107"><text:line-break/></text:p>
      <text:p text:style-name="P638">Headers: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238"/>
          </table:table-cell>
          <table:table-cell table:style-name="Table33.A1" office:value-type="string">
            <text:p text:style-name="P238">: </text:p>
          </table:table-cell>
          <table:table-cell table:style-name="Table33.A1" office:value-type="string">
            <text:p text:style-name="P238"/>
          </table:table-cell>
        </table:table-row>
      </table:table>
      <text:h text:style-name="P522" text:outline-level="2"><text:bookmark-start text:name="__RefHeading___Toc12455_26538250353"/>Response:<text:bookmark-end text:name="__RefHeading___Toc12455_26538250353"/></text:h>
      <text:p text:style-name="P461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 table:style-name="Table34.1">
            <table:table-cell table:style-name="Table34.A1" office:value-type="string">
              <text:p text:style-name="P616">Field</text:p>
            </table:table-cell>
            <table:table-cell table:style-name="Table34.A1" office:value-type="string">
              <text:p text:style-name="P616">Description</text:p>
            </table:table-cell>
            <table:table-cell table:style-name="Table34.A1" office:value-type="string">
              <text:p text:style-name="P616">Type</text:p>
            </table:table-cell>
            <table:table-cell table:style-name="Table34.A1" office:value-type="string">
              <text:p text:style-name="P616">Mandatory</text:p>
            </table:table-cell>
            <table:table-cell table:style-name="Table34.A1" office:value-type="string">
              <text:p text:style-name="P616">Length</text:p>
            </table:table-cell>
          </table:table-row>
        </table:table-header-rows>
        <table:table-row table:style-name="Table34.1">
          <table:table-cell table:style-name="Table34.A2" office:value-type="string">
            <text:p text:style-name="P369">code</text:p>
          </table:table-cell>
          <table:table-cell table:style-name="Table34.A2" office:value-type="string">
            <text:p text:style-name="P202"><text:span text:style-name="T166">Status</text:span> Code</text:p>
          </table:table-cell>
          <table:table-cell table:style-name="Table34.A2" office:value-type="string">
            <text:p text:style-name="P155">String</text:p>
          </table:table-cell>
          <table:table-cell table:style-name="Table34.A2" office:value-type="string">
            <text:p text:style-name="P328">Y</text:p>
          </table:table-cell>
          <table:table-cell table:style-name="Table34.A2" office:value-type="string">
            <text:p text:style-name="P444">4</text:p>
          </table:table-cell>
        </table:table-row>
        <table:table-row table:style-name="Table34.3">
          <table:table-cell table:style-name="Table34.A3" office:value-type="string">
            <text:p text:style-name="P369">value</text:p>
          </table:table-cell>
          <table:table-cell table:style-name="Table34.A3" office:value-type="string">
            <text:p text:style-name="P389">screening Status</text:p>
          </table:table-cell>
          <table:table-cell table:style-name="Table34.A3" office:value-type="string">
            <text:p text:style-name="P328">String</text:p>
          </table:table-cell>
          <table:table-cell table:style-name="Table34.A3" office:value-type="string">
            <text:p text:style-name="P399">C</text:p>
          </table:table-cell>
          <table:table-cell table:style-name="Table34.A3" office:value-type="string">
            <text:p text:style-name="P328"/>
          </table:table-cell>
        </table:table-row>
        <table:table-row table:style-name="Table34.1">
          <table:table-cell table:style-name="Table34.A3" office:value-type="string">
            <text:p text:style-name="P369">error</text:p>
          </table:table-cell>
          <table:table-cell table:style-name="Table34.A3" office:value-type="string">
            <text:p text:style-name="P423">Error message</text:p>
          </table:table-cell>
          <table:table-cell table:style-name="Table34.A3" office:value-type="string">
            <text:p text:style-name="P328">String</text:p>
          </table:table-cell>
          <table:table-cell table:style-name="Table34.A3" office:value-type="string">
            <text:p text:style-name="P399">C</text:p>
          </table:table-cell>
          <table:table-cell table:style-name="Table34.A3" office:value-type="string">
            <text:p text:style-name="P328"/>
          </table:table-cell>
        </table:table-row>
      </table:table>
      <text:p text:style-name="P237"/>
      <text:p text:style-name="P594"/>
      <text:p text:style-name="P594">Sample Response:</text:p>
      <text:p text:style-name="P237">{</text:p>
      <text:p text:style-name="P237"><text:s text:c="4"/>"title": "some text",</text:p>
      <text:p text:style-name="P237"><text:s text:c="4"/>"description": "some text",</text:p>
      <text:p text:style-name="P237"><text:s text:c="4"/>"skillIds": [</text:p>
      <text:p text:style-name="P237"><text:s text:c="8"/>19,</text:p>
      <text:p text:style-name="P237"><text:s text:c="8"/>47</text:p>
      <text:p text:style-name="P237"><text:s text:c="4"/>],</text:p>
      <text:p text:style-name="P237"><text:s text:c="4"/>"branchId": "some text",</text:p>
      <text:p text:style-name="P237"><text:s text:c="4"/>"requirement": "some text",</text:p>
      <text:p text:style-name="P237"><text:s text:c="4"/>"createdBy": 59,</text:p>
      <text:p text:style-name="P237"><text:s text:c="4"/>"modifiedBy": 14</text:p>
      <text:p text:style-name="P237">}</text:p>
      <text:h text:style-name="P756" text:outline-level="2"><text:bookmark-start text:name="__RefHeading___Toc12469_26538250352"/><text:soft-page-break/><text:span text:style-name="T117">4.</text:span><text:span text:style-name="T118">1</text:span><text:span text:style-name="T117">.</text:span><text:span text:style-name="T184">9.</text:span><text:span text:style-name="T175">Add</text:span> <text:span text:style-name="T171">Draft </text:span><text:span text:style-name="T175">T</text:span><text:span text:style-name="T171">o </text:span><text:span text:style-name="T175">J</text:span><text:span text:style-name="T171">ob </text:span><text:span text:style-name="T175">P</text:span><text:span text:style-name="T171">osting</text:span><text:bookmark-end text:name="__RefHeading___Toc12469_26538250352"/></text:h>
      <text:p text:style-name="P655">The REST endpoint/path used to update single instances of an <text:span text:style-name="T167">job.</text:span> This path contains <text:s/>PUT operations used to perform the update tasks respectively.</text:p>
      <text:h text:style-name="P711" text:outline-level="2"><text:bookmark-start text:name="__RefHeading___Toc12471_26538250351"/>Request:<text:bookmark-end text:name="__RefHeading___Toc12471_26538250351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553">API URL </text:p>
          </table:table-cell>
          <table:table-cell table:style-name="Table35.B1" office:value-type="string">
            <text:p text:style-name="P48"><text:span text:style-name="T143">https://&lt;&lt; BASE URL &gt;&gt;</text:span><text:span text:style-name="T83">/applicant-service/api/update-draft/{id}</text:span></text:p>
          </table:table-cell>
        </table:table-row>
        <table:table-row table:style-name="Table35.2">
          <table:table-cell table:style-name="Table35.A1" office:value-type="string">
            <text:p text:style-name="P553">HTTPS Method </text:p>
          </table:table-cell>
          <table:table-cell table:style-name="Table35.B2" office:value-type="string">
            <text:p text:style-name="P48"><text:span text:style-name="T143">P</text:span><text:span text:style-name="T147">UT</text:span></text:p>
          </table:table-cell>
        </table:table-row>
        <table:table-row table:style-name="Table35.2">
          <table:table-cell table:style-name="Table35.A1" office:value-type="string">
            <text:p text:style-name="P554">Req/Res Type </text:p>
          </table:table-cell>
          <table:table-cell table:style-name="Table35.B3" office:value-type="string">
            <text:p text:style-name="P238">application/json </text:p>
          </table:table-cell>
        </table:table-row>
      </table:table>
      <text:p text:style-name="P94"><text:line-break/><text:span text:style-name="T109">Headers: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238"/>
          </table:table-cell>
          <table:table-cell table:style-name="Table36.A1" office:value-type="string">
            <text:p text:style-name="P238">: </text:p>
          </table:table-cell>
          <table:table-cell table:style-name="Table36.A1" office:value-type="string">
            <text:p text:style-name="P238"/>
          </table:table-cell>
        </table:table-row>
      </table:table>
      <text:h text:style-name="P654" text:outline-level="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 table:style-name="Table37.1">
            <table:table-cell table:style-name="Table37.A1" office:value-type="string">
              <text:p text:style-name="P616">Field</text:p>
            </table:table-cell>
            <table:table-cell table:style-name="Table37.A1" office:value-type="string">
              <text:p text:style-name="P616">Description</text:p>
            </table:table-cell>
            <table:table-cell table:style-name="Table37.A1" office:value-type="string">
              <text:p text:style-name="P616">Type</text:p>
            </table:table-cell>
            <table:table-cell table:style-name="Table37.A1" office:value-type="string">
              <text:p text:style-name="P616">Mandatory</text:p>
            </table:table-cell>
            <table:table-cell table:style-name="Table37.A1" office:value-type="string">
              <text:p text:style-name="P616">Length</text:p>
            </table:table-cell>
          </table:table-row>
        </table:table-header-rows>
        <table:table-row table:style-name="Table37.1">
          <table:table-cell table:style-name="Table37.A2" office:value-type="string">
            <text:p text:style-name="P787">titile</text:p>
          </table:table-cell>
          <table:table-cell table:style-name="Table37.A2" office:value-type="string">
            <text:p text:style-name="P125">Name of job title </text:p>
          </table:table-cell>
          <table:table-cell table:style-name="Table37.A2" office:value-type="string">
            <text:p text:style-name="P155">String</text:p>
          </table:table-cell>
          <table:table-cell table:style-name="Table37.A2" office:value-type="string">
            <text:p text:style-name="P328">Y</text:p>
          </table:table-cell>
          <table:table-cell table:style-name="Table37.A2" office:value-type="string">
            <text:p text:style-name="P301"/>
          </table:table-cell>
        </table:table-row>
        <table:table-row table:style-name="Table37.3">
          <table:table-cell table:style-name="Table37.A3" office:value-type="string">
            <text:p text:style-name="P155">description</text:p>
          </table:table-cell>
          <table:table-cell table:style-name="Table37.A3" office:value-type="string">
            <text:p text:style-name="P780">Description <text:span text:style-name="T154">of job title</text:span></text:p>
          </table:table-cell>
          <table:table-cell table:style-name="Table37.A3" office:value-type="string">
            <text:p text:style-name="P328">String</text:p>
          </table:table-cell>
          <table:table-cell table:style-name="Table37.A3" office:value-type="string">
            <text:p text:style-name="P225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">
          <table:table-cell table:style-name="Table37.A3" office:value-type="string">
            <text:p text:style-name="P155">experience</text:p>
          </table:table-cell>
          <table:table-cell table:style-name="Table37.A3" office:value-type="string">
            <text:p text:style-name="P128">No of <text:span text:style-name="T115">experience</text:span></text:p>
          </table:table-cell>
          <table:table-cell table:style-name="Table37.A3" office:value-type="string">
            <text:p text:style-name="P328">String</text:p>
          </table:table-cell>
          <table:table-cell table:style-name="Table37.A3" office:value-type="string">
            <text:p text:style-name="P225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">
          <table:table-cell table:style-name="Table37.A2" office:value-type="string">
            <text:p text:style-name="P155">noOfVaccancies</text:p>
          </table:table-cell>
          <table:table-cell table:style-name="Table37.A2" office:value-type="string">
            <text:p text:style-name="P139"><text:span text:style-name="T154">No o</text:span>f <text:span text:style-name="T154">v</text:span>accancies</text:p>
          </table:table-cell>
          <table:table-cell table:style-name="Table37.A2" office:value-type="string">
            <text:p text:style-name="P155">Integer</text:p>
          </table:table-cell>
          <table:table-cell table:style-name="Table37.A2" office:value-type="string">
            <text:p text:style-name="P225">Y</text:p>
          </table:table-cell>
          <table:table-cell table:style-name="Table37.A2" office:value-type="string">
            <text:p text:style-name="P301"/>
          </table:table-cell>
        </table:table-row>
        <table:table-row table:style-name="Table37.6">
          <table:table-cell table:style-name="Table37.A2" office:value-type="string">
            <text:p text:style-name="P155">recruitersIdWithAssignedCounts</text:p>
          </table:table-cell>
          <table:table-cell table:style-name="Table37.A2" office:value-type="string">
            <text:p text:style-name="P178">id's of an <text:span text:style-name="T115">recruiters</text:span></text:p>
          </table:table-cell>
          <table:table-cell table:style-name="Table37.A2" office:value-type="string">
            <text:p text:style-name="P132">Array of : Integer</text:p>
          </table:table-cell>
          <table:table-cell table:style-name="Table37.A2" office:value-type="string">
            <text:p text:style-name="P328">Y</text:p>
          </table:table-cell>
          <table:table-cell table:style-name="Table37.A2" office:value-type="string">
            <text:p text:style-name="P301"/>
          </table:table-cell>
        </table:table-row>
        <table:table-row table:style-name="Table37.1">
          <table:table-cell table:style-name="Table37.A3" office:value-type="string">
            <text:p text:style-name="P155">skillIds</text:p>
          </table:table-cell>
          <table:table-cell table:style-name="Table37.A3" office:value-type="string">
            <text:p text:style-name="P185">id's of an <text:span text:style-name="T115">skill</text:span></text:p>
          </table:table-cell>
          <table:table-cell table:style-name="Table37.A3" office:value-type="string">
            <text:p text:style-name="P132">Array of : Integer</text:p>
          </table:table-cell>
          <table:table-cell table:style-name="Table37.A3" office:value-type="string">
            <text:p text:style-name="P190">Y</text:p>
          </table:table-cell>
          <table:table-cell table:style-name="Table37.A3" office:value-type="string">
            <text:p text:style-name="P350"/>
          </table:table-cell>
        </table:table-row>
        <table:table-row table:style-name="Table37.1">
          <table:table-cell table:style-name="Table37.A2" office:value-type="string">
            <text:p text:style-name="P190">drafts</text:p>
          </table:table-cell>
          <table:table-cell table:style-name="Table37.A2" office:value-type="string">
            <text:p text:style-name="P125">Job drafts</text:p>
          </table:table-cell>
          <table:table-cell table:style-name="Table37.A2" office:value-type="string">
            <text:p text:style-name="P63"><text:span text:style-name="T144">B</text:span><text:span text:style-name="T143">oolean</text:span></text:p>
          </table:table-cell>
          <table:table-cell table:style-name="Table37.A2" office:value-type="string">
            <text:p text:style-name="P328">Y</text:p>
          </table:table-cell>
          <table:table-cell table:style-name="Table37.A2" office:value-type="string">
            <text:p text:style-name="P328"/>
          </table:table-cell>
        </table:table-row>
        <table:table-row table:style-name="Table37.1">
          <table:table-cell table:style-name="Table37.A3" office:value-type="string">
            <text:p text:style-name="P155">status</text:p>
          </table:table-cell>
          <table:table-cell table:style-name="Table37.A3" office:value-type="string">
            <text:p text:style-name="P358">The Status of the job</text:p>
          </table:table-cell>
          <table:table-cell table:style-name="Table37.A3" office:value-type="string">
            <text:p text:style-name="P225">String</text:p>
          </table:table-cell>
          <table:table-cell table:style-name="Table37.A3" office:value-type="string">
            <text:p text:style-name="P190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">
          <table:table-cell table:style-name="Table37.A3" office:value-type="string">
            <text:p text:style-name="P155"><text:span text:style-name="T142">l</text:span><text:span text:style-name="T116">ocation</text:span></text:p>
          </table:table-cell>
          <table:table-cell table:style-name="Table37.A3" office:value-type="string">
            <text:p text:style-name="P358">The location of the job</text:p>
          </table:table-cell>
          <table:table-cell table:style-name="Table37.A3" office:value-type="string">
            <text:p text:style-name="P225">String</text:p>
          </table:table-cell>
          <table:table-cell table:style-name="Table37.A3" office:value-type="string">
            <text:p text:style-name="P190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">
          <table:table-cell table:style-name="Table37.A3" office:value-type="string">
            <text:p text:style-name="P155">openDate</text:p>
          </table:table-cell>
          <table:table-cell table:style-name="Table37.A3" office:value-type="string">
            <text:p text:style-name="P358">Open date of the job</text:p>
          </table:table-cell>
          <table:table-cell table:style-name="Table37.A3" office:value-type="string">
            <text:p text:style-name="P190">String</text:p>
          </table:table-cell>
          <table:table-cell table:style-name="Table37.A3" office:value-type="string">
            <text:p text:style-name="P190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">
          <table:table-cell table:style-name="Table37.A3" office:value-type="string">
            <text:p text:style-name="P155">closeDate</text:p>
          </table:table-cell>
          <table:table-cell table:style-name="Table37.A3" office:value-type="string">
            <text:p text:style-name="P358">close date of the job</text:p>
          </table:table-cell>
          <table:table-cell table:style-name="Table37.A3" office:value-type="string">
            <text:p text:style-name="P190">St<text:span text:style-name="T154">ring</text:span></text:p>
          </table:table-cell>
          <table:table-cell table:style-name="Table37.A3" office:value-type="string">
            <text:p text:style-name="P190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3">
          <table:table-cell table:style-name="Table37.A3" office:value-type="string">
            <text:p text:style-name="P155">createdBy</text:p>
          </table:table-cell>
          <table:table-cell table:style-name="Table37.A3" office:value-type="string">
            <text:p text:style-name="P358">The Id of created</text:p>
          </table:table-cell>
          <table:table-cell table:style-name="Table37.A3" office:value-type="string">
            <text:p text:style-name="P350">Integer</text:p>
          </table:table-cell>
          <table:table-cell table:style-name="Table37.A3" office:value-type="string">
            <text:p text:style-name="P362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3">
          <table:table-cell table:style-name="Table37.A3" office:value-type="string">
            <text:p text:style-name="P155">branchId</text:p>
          </table:table-cell>
          <table:table-cell table:style-name="Table37.A3" office:value-type="string">
            <text:p text:style-name="P358"><text:span text:style-name="T168">t</text:span>he Id of Branch </text:p>
          </table:table-cell>
          <table:table-cell table:style-name="Table37.A3" office:value-type="string">
            <text:p text:style-name="P350">Integer</text:p>
          </table:table-cell>
          <table:table-cell table:style-name="Table37.A3" office:value-type="string">
            <text:p text:style-name="P132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3">
          <table:table-cell table:style-name="Table37.A3" office:value-type="string">
            <text:p text:style-name="P155">requirement</text:p>
          </table:table-cell>
          <table:table-cell table:style-name="Table37.A3" office:value-type="string">
            <text:p text:style-name="P358">Requirement of the job</text:p>
          </table:table-cell>
          <table:table-cell table:style-name="Table37.A3" office:value-type="string">
            <text:p text:style-name="P132">String</text:p>
          </table:table-cell>
          <table:table-cell table:style-name="Table37.A3" office:value-type="string">
            <text:p text:style-name="P132">Y</text:p>
          </table:table-cell>
          <table:table-cell table:style-name="Table37.A3" office:value-type="string">
            <text:p text:style-name="P328"/>
          </table:table-cell>
        </table:table-row>
        <table:table-row table:style-name="Table37.13">
          <table:table-cell table:style-name="Table37.A3" office:value-type="string">
            <text:p text:style-name="P155">type</text:p>
          </table:table-cell>
          <table:table-cell table:style-name="Table37.A3" office:value-type="string">
            <text:p text:style-name="P358">Type of the job</text:p>
          </table:table-cell>
          <table:table-cell table:style-name="Table37.A3" office:value-type="string">
            <text:p text:style-name="P132">String</text:p>
          </table:table-cell>
          <table:table-cell table:style-name="Table37.A3" office:value-type="string">
            <text:p text:style-name="P132">Y</text:p>
          </table:table-cell>
          <table:table-cell table:style-name="Table37.A3" office:value-type="string">
            <text:p text:style-name="P328"/>
          </table:table-cell>
        </table:table-row>
      </table:table>
      <text:h text:style-name="P522" text:outline-level="2"><text:bookmark-start text:name="__RefHeading___Toc12473_26538250352"/>Response:<text:bookmark-end text:name="__RefHeading___Toc12473_26538250352"/></text:h>
      <text:p text:style-name="P46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 table:style-name="Table38.1">
            <table:table-cell table:style-name="Table38.A1" office:value-type="string">
              <text:p text:style-name="P616">Field</text:p>
            </table:table-cell>
            <table:table-cell table:style-name="Table38.A1" office:value-type="string">
              <text:p text:style-name="P616">Description</text:p>
            </table:table-cell>
            <table:table-cell table:style-name="Table38.A1" office:value-type="string">
              <text:p text:style-name="P616">Type</text:p>
            </table:table-cell>
            <table:table-cell table:style-name="Table38.A1" office:value-type="string">
              <text:p text:style-name="P616">Mandatory</text:p>
            </table:table-cell>
            <table:table-cell table:style-name="Table38.A1" office:value-type="string">
              <text:p text:style-name="P616">Length</text:p>
            </table:table-cell>
          </table:table-row>
        </table:table-header-rows>
        <table:table-row table:style-name="Table38.1">
          <table:table-cell table:style-name="Table38.A2" office:value-type="string">
            <text:p text:style-name="P369">code</text:p>
          </table:table-cell>
          <table:table-cell table:style-name="Table38.A2" office:value-type="string">
            <text:p text:style-name="P202"><text:span text:style-name="T169">Status </text:span>Code</text:p>
          </table:table-cell>
          <table:table-cell table:style-name="Table38.A2" office:value-type="string">
            <text:p text:style-name="P155">String</text:p>
          </table:table-cell>
          <table:table-cell table:style-name="Table38.A2" office:value-type="string">
            <text:p text:style-name="P328">Y</text:p>
          </table:table-cell>
          <table:table-cell table:style-name="Table38.A2" office:value-type="string">
            <text:p text:style-name="P444">4</text:p>
          </table:table-cell>
        </table:table-row>
        <table:table-row table:style-name="Table38.3">
          <table:table-cell table:style-name="Table38.A3" office:value-type="string">
            <text:p text:style-name="P369">value</text:p>
          </table:table-cell>
          <table:table-cell table:style-name="Table38.A3" office:value-type="string">
            <text:p text:style-name="P69"><text:span text:style-name="T146">Employee </text:span><text:span text:style-name="T143">screening Status</text:span></text:p>
          </table:table-cell>
          <table:table-cell table:style-name="Table38.A3" office:value-type="string">
            <text:p text:style-name="P328">String</text:p>
          </table:table-cell>
          <table:table-cell table:style-name="Table38.A3" office:value-type="string">
            <text:p text:style-name="P399">C</text:p>
          </table:table-cell>
          <table:table-cell table:style-name="Table38.A3" office:value-type="string">
            <text:p text:style-name="P328"/>
          </table:table-cell>
        </table:table-row>
        <table:table-row table:style-name="Table38.1">
          <table:table-cell table:style-name="Table38.A3" office:value-type="string">
            <text:p text:style-name="P369">error</text:p>
          </table:table-cell>
          <table:table-cell table:style-name="Table38.A3" office:value-type="string">
            <text:p text:style-name="P423">Error message</text:p>
          </table:table-cell>
          <table:table-cell table:style-name="Table38.A3" office:value-type="string">
            <text:p text:style-name="P328">String</text:p>
          </table:table-cell>
          <table:table-cell table:style-name="Table38.A3" office:value-type="string">
            <text:p text:style-name="P399">C</text:p>
          </table:table-cell>
          <table:table-cell table:style-name="Table38.A3" office:value-type="string">
            <text:p text:style-name="P328"/>
          </table:table-cell>
        </table:table-row>
      </table:table>
      <text:p text:style-name="P237"/>
      <text:p text:style-name="P461"/>
      <text:h text:style-name="P508" text:outline-level="2"><text:bookmark-start text:name="__RefHeading___Toc12475_26538250351"/>Sample Request Body:<text:bookmark-end text:name="__RefHeading___Toc12475_26538250351"/></text:h>
      <text:p text:style-name="P237">{</text:p>
      <text:p text:style-name="P237"><text:s text:c="4"/>"title": "some text",</text:p>
      <text:p text:style-name="P237"><text:s text:c="4"/>"description": "some text",</text:p>
      <text:p text:style-name="P237"><text:s text:c="4"/>"experience": "some text",</text:p>
      <text:p text:style-name="P237"><text:s text:c="4"/>"noOfVaccancies": 78,</text:p>
      <text:p text:style-name="P237"><text:soft-page-break/><text:s text:c="4"/>"recruitersIdWithAssignedCounts": [</text:p>
      <text:p text:style-name="P237"><text:s text:c="8"/>49,</text:p>
      <text:p text:style-name="P237"><text:s text:c="8"/>72</text:p>
      <text:p text:style-name="P237"><text:s text:c="4"/>],</text:p>
      <text:p text:style-name="P237"><text:s text:c="4"/>"skillIds": [</text:p>
      <text:p text:style-name="P237"><text:s text:c="8"/>19,</text:p>
      <text:p text:style-name="P237"><text:s text:c="8"/>80</text:p>
      <text:p text:style-name="P237"><text:s text:c="4"/>],</text:p>
      <text:p text:style-name="P237"><text:s text:c="4"/>"drafts": <text:span text:style-name="T172">1</text:span>,</text:p>
      <text:p text:style-name="P237"><text:s text:c="4"/>"status": "some text",</text:p>
      <text:p text:style-name="P237"><text:s text:c="4"/>"location": "some text",</text:p>
      <text:p text:style-name="P237"><text:s text:c="4"/>"openDate": "some text",</text:p>
      <text:p text:style-name="P237"><text:s text:c="4"/>"closeDate": "some text",</text:p>
      <text:p text:style-name="P237"><text:s text:c="4"/>"createdBy": "some text",</text:p>
      <text:p text:style-name="P237"><text:s text:c="4"/>"modifiedBy": "some text",</text:p>
      <text:p text:style-name="P237"><text:s text:c="4"/>"branchId": 87,</text:p>
      <text:p text:style-name="P237"><text:s text:c="4"/>"requirement": "some text",</text:p>
      <text:p text:style-name="P237"><text:s text:c="4"/>"type": "some text"</text:p>
      <text:p text:style-name="P237">}</text:p>
      <text:p text:style-name="P237"/>
      <text:p text:style-name="P594">Sample Response:</text:p>
      <text:p text:style-name="P237">{</text:p>
      <text:p text:style-name="P237"><text:s text:c="4"/>"statuscode": "2200",</text:p>
      <text:p text:style-name="P237"><text:s text:c="4"/>"value": "Edited successfully",</text:p>
      <text:p text:style-name="P237"><text:s text:c="4"/>"errors": "some text"</text:p>
      <text:p text:style-name="P237">}</text:p>
      <text:p text:style-name="P237"/>
      <text:p text:style-name="P263"/>
      <text:p text:style-name="P22"><text:span text:style-name="T2">4</text:span><text:span text:style-name="T22">.</text:span><text:span text:style-name="T3">1</text:span><text:span text:style-name="T2">.</text:span><text:span text:style-name="T35">1</text:span><text:span text:style-name="T36">0</text:span><text:span text:style-name="T1">.</text:span><text:span text:style-name="T24">View </text:span><text:span text:style-name="T20">Job Draft</text:span></text:p>
      <text:p text:style-name="P686"/>
      <text:p text:style-name="P671"><text:span text:style-name="T119">The REST endpoint/path used to fetch </text:span><text:span text:style-name="T120"><text:s/></text:span><text:span text:style-name="T121">list of </text:span><text:span text:style-name="T127">job draft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3"/>
      <text:p text:style-name="P724">Request:</text:p>
      <text:p text:style-name="P263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555">API URL </text:p>
          </table:table-cell>
          <table:table-cell table:style-name="Table39.B1" office:value-type="string">
            <text:p text:style-name="P38"><text:span text:style-name="T143">https://&lt;&lt; BASE URL &gt;&gt;</text:span><text:span text:style-name="T82">/applicant-service/api/get-job-draft/{id}</text:span></text:p>
          </table:table-cell>
        </table:table-row>
        <table:table-row table:style-name="Table39.2">
          <table:table-cell table:style-name="Table39.A1" office:value-type="string">
            <text:p text:style-name="P555">HTTPS Method </text:p>
          </table:table-cell>
          <table:table-cell table:style-name="Table39.B2" office:value-type="string">
            <text:p text:style-name="P286">GET</text:p>
          </table:table-cell>
        </table:table-row>
        <table:table-row table:style-name="Table39.2">
          <table:table-cell table:style-name="Table39.A1" office:value-type="string">
            <text:p text:style-name="P556">Req/Res Type </text:p>
          </table:table-cell>
          <table:table-cell table:style-name="Table39.B3" office:value-type="string">
            <text:p text:style-name="P239">application/json </text:p>
          </table:table-cell>
        </table:table-row>
      </table:table>
      <text:p text:style-name="P95"><text:line-break/><text:span text:style-name="T109">Headers: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239"/>
          </table:table-cell>
          <table:table-cell table:style-name="Table40.A1" office:value-type="string">
            <text:p text:style-name="P239">: </text:p>
          </table:table-cell>
          <table:table-cell table:style-name="Table40.A1" office:value-type="string">
            <text:p text:style-name="P239"/>
          </table:table-cell>
        </table:table-row>
      </table:table>
      <text:h text:style-name="P120" text:outline-level="2"><text:bookmark-start text:name="__RefHeading___Toc12455_265382503531"/><text:span text:style-name="T108">Response</text:span>:<text:bookmark-end text:name="__RefHeading___Toc12455_265382503531"/></text:h>
      <text:p text:style-name="P12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 table:style-name="Table41.1">
            <table:table-cell table:style-name="Table41.A1" office:value-type="string">
              <text:p text:style-name="P617">Field</text:p>
            </table:table-cell>
            <table:table-cell table:style-name="Table41.A1" office:value-type="string">
              <text:p text:style-name="P617">Description</text:p>
            </table:table-cell>
            <table:table-cell table:style-name="Table41.A1" office:value-type="string">
              <text:p text:style-name="P617">Type</text:p>
            </table:table-cell>
            <table:table-cell table:style-name="Table41.A1" office:value-type="string">
              <text:p text:style-name="P617">Mandatory</text:p>
            </table:table-cell>
            <table:table-cell table:style-name="Table41.A1" office:value-type="string">
              <text:p text:style-name="P617">Length</text:p>
            </table:table-cell>
          </table:table-row>
        </table:table-header-rows>
        <table:table-row table:style-name="Table41.1">
          <table:table-cell table:style-name="Table41.A2" office:value-type="string">
            <text:p text:style-name="P370">code</text:p>
          </table:table-cell>
          <table:table-cell table:style-name="Table41.A2" office:value-type="string">
            <text:p text:style-name="P203"><text:span text:style-name="T166">Status</text:span> Code</text:p>
          </table:table-cell>
          <table:table-cell table:style-name="Table41.A2" office:value-type="string">
            <text:p text:style-name="P156">String</text:p>
          </table:table-cell>
          <table:table-cell table:style-name="Table41.A2" office:value-type="string">
            <text:p text:style-name="P329">Y</text:p>
          </table:table-cell>
          <table:table-cell table:style-name="Table41.A2" office:value-type="string">
            <text:p text:style-name="P445">4</text:p>
          </table:table-cell>
        </table:table-row>
        <table:table-row table:style-name="Table41.3">
          <table:table-cell table:style-name="Table41.A3" office:value-type="string">
            <text:p text:style-name="P370">value</text:p>
          </table:table-cell>
          <table:table-cell table:style-name="Table41.A3" office:value-type="string">
            <text:p text:style-name="P390">screening Status</text:p>
          </table:table-cell>
          <table:table-cell table:style-name="Table41.A3" office:value-type="string">
            <text:p text:style-name="P329">String</text:p>
          </table:table-cell>
          <table:table-cell table:style-name="Table41.A3" office:value-type="string">
            <text:p text:style-name="P400">C</text:p>
          </table:table-cell>
          <table:table-cell table:style-name="Table41.A3" office:value-type="string">
            <text:p text:style-name="P329"/>
          </table:table-cell>
        </table:table-row>
        <table:table-row table:style-name="Table41.1">
          <table:table-cell table:style-name="Table41.A3" office:value-type="string">
            <text:p text:style-name="P370">error</text:p>
          </table:table-cell>
          <table:table-cell table:style-name="Table41.A3" office:value-type="string">
            <text:p text:style-name="P424">Error message</text:p>
          </table:table-cell>
          <table:table-cell table:style-name="Table41.A3" office:value-type="string">
            <text:p text:style-name="P329">String</text:p>
          </table:table-cell>
          <table:table-cell table:style-name="Table41.A3" office:value-type="string">
            <text:p text:style-name="P400">C</text:p>
          </table:table-cell>
          <table:table-cell table:style-name="Table41.A3" office:value-type="string">
            <text:p text:style-name="P329"/>
          </table:table-cell>
        </table:table-row>
      </table:table>
      <text:p text:style-name="P263"/>
      <text:p text:style-name="P263"/>
      <text:p text:style-name="P595"/>
      <text:p text:style-name="P595"><text:soft-page-break/>Sample Response:</text:p>
      <text:p text:style-name="P699"><text:bookmark-start text:name="__RefHeading___Toc12469_265382503521"/>{<text:bookmark-end text:name="__RefHeading___Toc12469_265382503521"/></text:p>
      <text:p text:style-name="P699"><text:s text:c="4"/>"id": 84,</text:p>
      <text:p text:style-name="P699"><text:s text:c="4"/>"title": "some text",</text:p>
      <text:p text:style-name="P699"><text:s text:c="4"/>"description": "some text",</text:p>
      <text:p text:style-name="P699"><text:s text:c="4"/>"requirement": "some text",</text:p>
      <text:p text:style-name="P699"><text:s text:c="4"/>"experience": "some text",</text:p>
      <text:p text:style-name="P699"><text:s text:c="4"/>"noOfVaccancies": 72,</text:p>
      <text:p text:style-name="P699"><text:s text:c="4"/>"draft": true,</text:p>
      <text:p text:style-name="P699"><text:s text:c="4"/>"jobRecruiters": [</text:p>
      <text:p text:style-name="P699"><text:s text:c="8"/>{</text:p>
      <text:p text:style-name="P699"><text:s text:c="12"/>"id": 22,</text:p>
      <text:p text:style-name="P699"><text:s text:c="12"/>"recruiterId": 19,</text:p>
      <text:p text:style-name="P699"><text:s text:c="12"/>"assignedCounts": 86,</text:p>
      <text:p text:style-name="P699"><text:s text:c="12"/>"status": "some text",</text:p>
      <text:p text:style-name="P699"><text:s text:c="12"/>"assignedBy": 47,</text:p>
      <text:p text:style-name="P699"><text:s text:c="12"/>"modifiedBy": 53,</text:p>
      <text:p text:style-name="P699"><text:s text:c="12"/>"assignedAt": "2018-02-10T09:30Z",</text:p>
      <text:p text:style-name="P699"><text:s text:c="12"/>"modifiedAt": "2018-02-10T09:30Z"</text:p>
      <text:p text:style-name="P699"><text:s text:c="8"/>},</text:p>
      <text:p text:style-name="P699"><text:s text:c="8"/>{</text:p>
      <text:p text:style-name="P699"><text:s text:c="12"/>"id": 24,</text:p>
      <text:p text:style-name="P699"><text:s text:c="12"/>"recruiterId": 24,</text:p>
      <text:p text:style-name="P699"><text:s text:c="12"/>"assignedCounts": 46,</text:p>
      <text:p text:style-name="P699"><text:s text:c="12"/>"status": "some text",</text:p>
      <text:p text:style-name="P699"><text:s text:c="12"/>"assignedBy": 47,</text:p>
      <text:p text:style-name="P699"><text:s text:c="12"/>"modifiedBy": 78,</text:p>
      <text:p text:style-name="P699"><text:s text:c="12"/>"assignedAt": "2018-02-10T09:30Z",</text:p>
      <text:p text:style-name="P699"><text:s text:c="12"/>"modifiedAt": "2018-02-10T09:30Z"</text:p>
      <text:p text:style-name="P699"><text:s text:c="8"/>}</text:p>
      <text:p text:style-name="P699"><text:s text:c="4"/>],</text:p>
      <text:p text:style-name="P699"><text:s text:c="4"/>"skills": [</text:p>
      <text:p text:style-name="P699"><text:s text:c="8"/>{</text:p>
      <text:p text:style-name="P699"><text:s text:c="12"/>"id": 19,</text:p>
      <text:p text:style-name="P699"><text:s text:c="12"/>"name": "some text",</text:p>
      <text:p text:style-name="P699"><text:s text:c="12"/>"description": "some text"</text:p>
      <text:p text:style-name="P699"><text:s text:c="8"/>},</text:p>
      <text:p text:style-name="P699"><text:s text:c="8"/>{</text:p>
      <text:p text:style-name="P699"><text:s text:c="12"/>"id": 32,</text:p>
      <text:p text:style-name="P699"><text:s text:c="12"/>"name": "some text",</text:p>
      <text:p text:style-name="P699"><text:s text:c="12"/>"description": "some text"</text:p>
      <text:p text:style-name="P699"><text:s text:c="8"/>}</text:p>
      <text:p text:style-name="P699"><text:s text:c="4"/>],</text:p>
      <text:p text:style-name="P699"><text:s text:c="4"/>"type": "some text",</text:p>
      <text:p text:style-name="P699"><text:s text:c="4"/>"status": "some text",</text:p>
      <text:p text:style-name="P699"><text:s text:c="4"/>"location": "some text",</text:p>
      <text:p text:style-name="P699"><text:s text:c="4"/>"openDate": "2018-01-17",</text:p>
      <text:p text:style-name="P699"><text:s text:c="4"/>"closeDate": "2018-01-17",</text:p>
      <text:p text:style-name="P699"><text:s text:c="4"/>"createdBy": 58,</text:p>
      <text:p text:style-name="P699"><text:s text:c="4"/>"modifiedBy": 62,</text:p>
      <text:p text:style-name="P699"><text:s text:c="4"/>"createdAt": "2018-02-10T09:30Z",</text:p>
      <text:p text:style-name="P699"><text:s text:c="4"/>"modifiedAt": "2018-02-10T09:30Z",</text:p>
      <text:p text:style-name="P699"><text:s text:c="4"/>"branchId": 8,</text:p>
      <text:p text:style-name="P699"><text:s text:c="4"/>"positionFilled": 63</text:p>
      <text:p text:style-name="P699">}</text:p>
      <text:h text:style-name="P10" text:outline-level="1"><text:bookmark-start text:name="__RefHeading___Toc22455_855633048"/><text:soft-page-break/><text:span text:style-name="T5">4.</text:span><text:span text:style-name="T6">1.</text:span><text:span text:style-name="T7">1</text:span><text:span text:style-name="T15">1</text:span><text:span text:style-name="T8">.</text:span><text:span text:style-name="T9">Schedule</text:span><text:span text:style-name="T10"> </text:span><text:span text:style-name="T11">I</text:span><text:span text:style-name="T10">nterview</text:span><text:bookmark-end text:name="__RefHeading___Toc22455_855633048"/></text:h>
      <text:h text:style-name="P10" text:outline-level="1"><text:bookmark-start text:name="__RefHeading___Toc22457_855633048"/><text:span text:style-name="T72">T</text:span><text:span text:style-name="T65">he REST endpoint/path used to create zero or more </text:span><text:span text:style-name="T66">interview</text:span><text:span text:style-name="T67"> </text:span><text:span text:style-name="T65">entities. This path contains a </text:span><text:span text:style-name="T67">P</text:span><text:span text:style-name="T68">OST</text:span><text:span text:style-name="T67"> </text:span><text:span text:style-name="T65">operation to perform the <text:s/>create tasks, respectively</text:span><text:bookmark-end text:name="__RefHeading___Toc22457_855633048"/></text:h>
      <text:p text:style-name="P738"/>
      <text:p text:style-name="P657"><text:span text:style-name="T108">Request</text:span>:</text:p>
      <text:p text:style-name="P264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557">API URL </text:p>
          </table:table-cell>
          <table:table-cell table:style-name="Table26.B1" office:value-type="string">
            <text:p text:style-name="P49"><text:span text:style-name="T143">https://&lt;&lt; BASE URL &gt;&gt;</text:span><text:span text:style-name="T83">/applicant-service/api/interview-schedule</text:span></text:p>
          </table:table-cell>
        </table:table-row>
        <table:table-row table:style-name="Table26.2">
          <table:table-cell table:style-name="Table26.A1" office:value-type="string">
            <text:p text:style-name="P557">HTTPS Method </text:p>
          </table:table-cell>
          <table:table-cell table:style-name="Table26.B2" office:value-type="string">
            <text:p text:style-name="P252">POST </text:p>
          </table:table-cell>
        </table:table-row>
        <table:table-row table:style-name="Table26.2">
          <table:table-cell table:style-name="Table26.A1" office:value-type="string">
            <text:p text:style-name="P558">Req/Res Type </text:p>
          </table:table-cell>
          <table:table-cell table:style-name="Table26.B3" office:value-type="string">
            <text:p text:style-name="P252">application/json </text:p>
          </table:table-cell>
        </table:table-row>
      </table:table>
      <text:p text:style-name="P96"><text:line-break/><text:span text:style-name="T109">Headers</text:span><text:span text:style-name="T143">: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252"/>
          </table:table-cell>
          <table:table-cell table:style-name="Table27.A1" office:value-type="string">
            <text:p text:style-name="P252">: </text:p>
          </table:table-cell>
          <table:table-cell table:style-name="Table27.A1" office:value-type="string">
            <text:p text:style-name="P252"/>
          </table:table-cell>
        </table:table-row>
      </table:table>
      <text:h text:style-name="P656" text:outline-level="2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 table:style-name="Table46.1">
          <table:table-cell table:style-name="Table46.A1" office:value-type="string">
            <text:p text:style-name="P618">Field</text:p>
          </table:table-cell>
          <table:table-cell table:style-name="Table46.A1" office:value-type="string">
            <text:p text:style-name="P618">Description</text:p>
          </table:table-cell>
          <table:table-cell table:style-name="Table46.A1" office:value-type="string">
            <text:p text:style-name="P618">Type</text:p>
          </table:table-cell>
          <table:table-cell table:style-name="Table46.A1" office:value-type="string">
            <text:p text:style-name="P618">Mandatory</text:p>
          </table:table-cell>
          <table:table-cell table:style-name="Table46.A1" office:value-type="string">
            <text:p text:style-name="P618">Length</text:p>
          </table:table-cell>
        </table:table-row>
        <table:table-row table:style-name="Table46.1">
          <table:table-cell table:style-name="Table46.A2" office:value-type="string">
            <text:p text:style-name="P462">jobRecruiterId</text:p>
          </table:table-cell>
          <table:table-cell table:style-name="Table46.A2" office:value-type="string">
            <text:p text:style-name="P642">Id of the job allocated to the recruiter</text:p>
          </table:table-cell>
          <table:table-cell table:style-name="Table46.A2" office:value-type="string">
            <text:p text:style-name="P157">Integer</text:p>
          </table:table-cell>
          <table:table-cell table:style-name="Table46.A2" office:value-type="string">
            <text:p text:style-name="P330">Y</text:p>
          </table:table-cell>
          <table:table-cell table:style-name="Table46.A2" office:value-type="string">
            <text:p text:style-name="P302"/>
          </table:table-cell>
        </table:table-row>
        <table:table-row table:style-name="Table46.1">
          <table:table-cell table:style-name="Table46.A3" office:value-type="string">
            <text:p text:style-name="P158">startedAt</text:p>
          </table:table-cell>
          <table:table-cell table:style-name="Table46.A3" office:value-type="string">
            <text:p text:style-name="P296">start date of the interview scheduled</text:p>
          </table:table-cell>
          <table:table-cell table:style-name="Table46.A3" office:value-type="string">
            <text:p text:style-name="P464">Date</text:p>
          </table:table-cell>
          <table:table-cell table:style-name="Table46.A3" office:value-type="string">
            <text:p text:style-name="P226">Y</text:p>
          </table:table-cell>
          <table:table-cell table:style-name="Table46.A3" office:value-type="string">
            <text:p text:style-name="P462">40</text:p>
          </table:table-cell>
        </table:table-row>
        <table:table-row table:style-name="Table46.1">
          <table:table-cell table:style-name="Table46.A2" office:value-type="string">
            <text:p text:style-name="P158">endedAt</text:p>
          </table:table-cell>
          <table:table-cell table:style-name="Table46.A2" office:value-type="string">
            <text:p text:style-name="P218"><text:span text:style-name="T155">end</text:span><text:span text:style-name="T156"> date of the interview scheduled</text:span></text:p>
          </table:table-cell>
          <table:table-cell table:style-name="Table46.A2" office:value-type="string">
            <text:p text:style-name="P464">Date</text:p>
          </table:table-cell>
          <table:table-cell table:style-name="Table46.A2" office:value-type="string">
            <text:p text:style-name="P226">Y</text:p>
          </table:table-cell>
          <table:table-cell table:style-name="Table46.A2" office:value-type="string">
            <text:p text:style-name="P302"/>
          </table:table-cell>
        </table:table-row>
        <table:table-row table:style-name="Table46.5">
          <table:table-cell table:style-name="Table46.A2" office:value-type="string">
            <text:p text:style-name="P158">applicantId</text:p>
          </table:table-cell>
          <table:table-cell table:style-name="Table46.A2" office:value-type="string">
            <text:p text:style-name="P782">Id of the applicant</text:p>
          </table:table-cell>
          <table:table-cell table:style-name="Table46.A2" office:value-type="string">
            <text:p text:style-name="P159">Integer</text:p>
          </table:table-cell>
          <table:table-cell table:style-name="Table46.A2" office:value-type="string">
            <text:p text:style-name="P330">Y</text:p>
          </table:table-cell>
          <table:table-cell table:style-name="Table46.A2" office:value-type="string">
            <text:p text:style-name="P462">10</text:p>
          </table:table-cell>
        </table:table-row>
        <table:table-row table:style-name="Table46.1">
          <table:table-cell table:style-name="Table46.A3" office:value-type="string">
            <text:p text:style-name="P158">mode</text:p>
          </table:table-cell>
          <table:table-cell table:style-name="Table46.A3" office:value-type="string">
            <text:p text:style-name="P781">Mode of the interview</text:p>
          </table:table-cell>
          <table:table-cell table:style-name="Table46.A3" office:value-type="string">
            <text:p text:style-name="P462">String</text:p>
          </table:table-cell>
          <table:table-cell table:style-name="Table46.A3" office:value-type="string">
            <text:p text:style-name="P191">Y</text:p>
          </table:table-cell>
          <table:table-cell table:style-name="Table46.A3" office:value-type="string">
            <text:p text:style-name="P351"/>
          </table:table-cell>
        </table:table-row>
        <table:table-row table:style-name="Table46.1">
          <table:table-cell table:style-name="Table46.A2" office:value-type="string">
            <text:p text:style-name="P463">scheduledBy</text:p>
          </table:table-cell>
          <table:table-cell table:style-name="Table46.A2" office:value-type="string">
            <text:p text:style-name="P297">Id of the logged in recruiter</text:p>
          </table:table-cell>
          <table:table-cell table:style-name="Table46.A2" office:value-type="string">
            <text:p text:style-name="P159">Integer</text:p>
          </table:table-cell>
          <table:table-cell table:style-name="Table46.A2" office:value-type="string">
            <text:p text:style-name="P330">Y</text:p>
          </table:table-cell>
          <table:table-cell table:style-name="Table46.A2" office:value-type="string">
            <text:p text:style-name="P330"/>
          </table:table-cell>
        </table:table-row>
        <table:table-row table:style-name="Table46.1">
          <table:table-cell table:style-name="Table46.A3" office:value-type="string">
            <text:p text:style-name="P158">interviewRound</text:p>
          </table:table-cell>
          <table:table-cell table:style-name="Table46.A3" office:value-type="string">
            <text:p text:style-name="P465">Interview round </text:p>
          </table:table-cell>
          <table:table-cell table:style-name="Table46.A3" office:value-type="string">
            <text:p text:style-name="P226">String</text:p>
          </table:table-cell>
          <table:table-cell table:style-name="Table46.A3" office:value-type="string">
            <text:p text:style-name="P191">Y</text:p>
          </table:table-cell>
          <table:table-cell table:style-name="Table46.A3" office:value-type="string">
            <text:p text:style-name="P330"/>
          </table:table-cell>
        </table:table-row>
        <table:table-row table:style-name="Table46.1">
          <table:table-cell table:style-name="Table46.A3" office:value-type="string">
            <text:p text:style-name="P158">interviewerId</text:p>
          </table:table-cell>
          <table:table-cell table:style-name="Table46.A3" office:value-type="string">
            <text:p text:style-name="P783">Id of the interviewer</text:p>
          </table:table-cell>
          <table:table-cell table:style-name="Table46.A3" office:value-type="string">
            <text:p text:style-name="P159">Integer</text:p>
          </table:table-cell>
          <table:table-cell table:style-name="Table46.A3" office:value-type="string">
            <text:p text:style-name="P191">Y</text:p>
          </table:table-cell>
          <table:table-cell table:style-name="Table46.A3" office:value-type="string">
            <text:p text:style-name="P330"/>
          </table:table-cell>
        </table:table-row>
        <table:table-row table:style-name="Table46.1">
          <table:table-cell table:style-name="Table46.A3" office:value-type="string">
            <text:p text:style-name="P158">feedback</text:p>
          </table:table-cell>
          <table:table-cell table:style-name="Table46.A3" office:value-type="string">
            <text:p text:style-name="P644">Feedback of the interview while scheduling</text:p>
          </table:table-cell>
          <table:table-cell table:style-name="Table46.A3" office:value-type="string">
            <text:p text:style-name="P191">String</text:p>
          </table:table-cell>
          <table:table-cell table:style-name="Table46.A3" office:value-type="string">
            <text:p text:style-name="P464">Y</text:p>
          </table:table-cell>
          <table:table-cell table:style-name="Table46.A3" office:value-type="string">
            <text:p text:style-name="P330"/>
          </table:table-cell>
        </table:table-row>
        <table:table-row table:style-name="Table46.1">
          <table:table-cell table:style-name="Table46.A3" office:value-type="string">
            <text:p text:style-name="P157">location</text:p>
          </table:table-cell>
          <table:table-cell table:style-name="Table46.A3" office:value-type="string">
            <text:p text:style-name="P783">Location of the interview</text:p>
          </table:table-cell>
          <table:table-cell table:style-name="Table46.A3" office:value-type="string">
            <text:p text:style-name="P462">String</text:p>
          </table:table-cell>
          <table:table-cell table:style-name="Table46.A3" office:value-type="string">
            <text:p text:style-name="P464">Y</text:p>
          </table:table-cell>
          <table:table-cell table:style-name="Table46.A3" office:value-type="string">
            <text:p text:style-name="P330"/>
          </table:table-cell>
        </table:table-row>
        <table:table-row table:style-name="Table46.1">
          <table:table-cell table:style-name="Table46.A3" office:value-type="string">
            <text:p text:style-name="P157">status</text:p>
          </table:table-cell>
          <table:table-cell table:style-name="Table46.A3" office:value-type="string">
            <text:p text:style-name="P783">Schedule comments of the interview</text:p>
          </table:table-cell>
          <table:table-cell table:style-name="Table46.A3" office:value-type="string">
            <text:p text:style-name="P464">String</text:p>
          </table:table-cell>
          <table:table-cell table:style-name="Table46.A3" office:value-type="string">
            <text:p text:style-name="P464">Y</text:p>
          </table:table-cell>
          <table:table-cell table:style-name="Table46.A3" office:value-type="string">
            <text:p text:style-name="P330"/>
          </table:table-cell>
        </table:table-row>
      </table:table>
      <text:h text:style-name="P523" text:outline-level="2"><text:bookmark-start text:name="__RefHeading___Toc12447_26538250351"/>Response:<text:bookmark-end text:name="__RefHeading___Toc12447_26538250351"/></text:h>
      <text:p text:style-name="P48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column table:style-name="Table47.E"/>
        <table:table-header-rows>
          <table:table-row table:style-name="Table47.1">
            <table:table-cell table:style-name="Table47.A1" office:value-type="string">
              <text:p text:style-name="P618">Field</text:p>
            </table:table-cell>
            <table:table-cell table:style-name="Table47.A1" office:value-type="string">
              <text:p text:style-name="P618">Description</text:p>
            </table:table-cell>
            <table:table-cell table:style-name="Table47.A1" office:value-type="string">
              <text:p text:style-name="P618">Type</text:p>
            </table:table-cell>
            <table:table-cell table:style-name="Table47.A1" office:value-type="string">
              <text:p text:style-name="P618">Mandatory</text:p>
            </table:table-cell>
            <table:table-cell table:style-name="Table47.A1" office:value-type="string">
              <text:p text:style-name="P618">Length</text:p>
            </table:table-cell>
          </table:table-row>
        </table:table-header-rows>
        <table:table-row table:style-name="Table47.1">
          <table:table-cell table:style-name="Table47.A2" office:value-type="string">
            <text:p text:style-name="P371">code</text:p>
          </table:table-cell>
          <table:table-cell table:style-name="Table47.A2" office:value-type="string">
            <text:p text:style-name="P204"><text:span text:style-name="T155">status</text:span> Code</text:p>
          </table:table-cell>
          <table:table-cell table:style-name="Table47.A2" office:value-type="string">
            <text:p text:style-name="P158">String</text:p>
          </table:table-cell>
          <table:table-cell table:style-name="Table47.A2" office:value-type="string">
            <text:p text:style-name="P330">Y</text:p>
          </table:table-cell>
          <table:table-cell table:style-name="Table47.A2" office:value-type="string">
            <text:p text:style-name="P371">4</text:p>
          </table:table-cell>
        </table:table-row>
        <table:table-row table:style-name="Table47.3">
          <table:table-cell table:style-name="Table47.A3" office:value-type="string">
            <text:p text:style-name="P371">value</text:p>
          </table:table-cell>
          <table:table-cell table:style-name="Table47.A3" office:value-type="string">
            <text:p text:style-name="P70"><text:span text:style-name="T148">schedule</text:span><text:span text:style-name="T146"> </text:span><text:span text:style-name="T143">screening Status</text:span></text:p>
          </table:table-cell>
          <table:table-cell table:style-name="Table47.A3" office:value-type="string">
            <text:p text:style-name="P330">String</text:p>
          </table:table-cell>
          <table:table-cell table:style-name="Table47.A3" office:value-type="string">
            <text:p text:style-name="P401">C</text:p>
          </table:table-cell>
          <table:table-cell table:style-name="Table47.A3" office:value-type="string">
            <text:p text:style-name="P330"/>
          </table:table-cell>
        </table:table-row>
        <table:table-row table:style-name="Table47.1">
          <table:table-cell table:style-name="Table47.A3" office:value-type="string">
            <text:p text:style-name="P371">error</text:p>
          </table:table-cell>
          <table:table-cell table:style-name="Table47.A3" office:value-type="string">
            <text:p text:style-name="P425">Error message</text:p>
          </table:table-cell>
          <table:table-cell table:style-name="Table47.A3" office:value-type="string">
            <text:p text:style-name="P330">String</text:p>
          </table:table-cell>
          <table:table-cell table:style-name="Table47.A3" office:value-type="string">
            <text:p text:style-name="P401">C</text:p>
          </table:table-cell>
          <table:table-cell table:style-name="Table47.A3" office:value-type="string">
            <text:p text:style-name="P330"/>
          </table:table-cell>
        </table:table-row>
      </table:table>
      <text:p text:style-name="P264"/>
      <text:h text:style-name="P509" text:outline-level="2"><text:bookmark-start text:name="__RefHeading___Toc12449_26538250351"/>Sample Request Body:<text:bookmark-end text:name="__RefHeading___Toc12449_26538250351"/></text:h>
      <text:p text:style-name="P264">{</text:p>
      <text:p text:style-name="P264"><text:s text:c="4"/>"jobRecruiterId": 27,</text:p>
      <text:p text:style-name="P264"><text:s text:c="4"/>"startedAt": "2018-01-17",</text:p>
      <text:p text:style-name="P264"><text:s text:c="4"/>"endedAt": "2018-01-17",</text:p>
      <text:p text:style-name="P264"><text:s text:c="4"/>"applicantId": 87,</text:p>
      <text:p text:style-name="P264"><text:s text:c="4"/>"mode": "some text",</text:p>
      <text:p text:style-name="P264"><text:soft-page-break/><text:s text:c="4"/>"scheduledBy": "some text",</text:p>
      <text:p text:style-name="P264"><text:s text:c="4"/>"interviewRound": "some text",</text:p>
      <text:p text:style-name="P264"><text:s text:c="4"/>"interviewerId": [</text:p>
      <text:p text:style-name="P264"><text:s text:c="8"/>72,</text:p>
      <text:p text:style-name="P264"><text:s text:c="8"/>98</text:p>
      <text:p text:style-name="P264"><text:s text:c="4"/>],</text:p>
      <text:p text:style-name="P264"><text:s text:c="4"/>"feedback": "some text",</text:p>
      <text:p text:style-name="P264"><text:s text:c="4"/>"location": "some text",</text:p>
      <text:p text:style-name="P264"><text:s text:c="4"/>"status": "some text"</text:p>
      <text:p text:style-name="P264">}</text:p>
      <text:p text:style-name="P264"/>
      <text:p text:style-name="P264"/>
      <text:p text:style-name="P596">Sample Response:</text:p>
      <text:p text:style-name="P264">{</text:p>
      <text:p text:style-name="P264"><text:s text:c="4"/>"statuscode": "2200",</text:p>
      <text:p text:style-name="P264"><text:s text:c="4"/>"value": "Interview scheduled successfully",</text:p>
      <text:p text:style-name="P264"><text:s text:c="4"/></text:p>
      <text:p text:style-name="P264">}</text:p>
      <text:p text:style-name="P264"/>
      <text:h text:style-name="P13" text:outline-level="2"><text:bookmark-start text:name="__RefHeading___Toc12451_26538250351"/><text:span text:style-name="T2">4.</text:span><text:span text:style-name="T18">1</text:span><text:span text:style-name="T2">.</text:span><text:span text:style-name="T20">1</text:span><text:span text:style-name="T36">2</text:span><text:span text:style-name="T1">.</text:span><text:span text:style-name="T2">View </text:span><text:span text:style-name="T19">Interview Rounds</text:span><text:bookmark-end text:name="__RefHeading___Toc12451_26538250351"/></text:h>
      <text:p text:style-name="P672"><text:span text:style-name="T119">The REST endpoint/path used to fetch list </text:span><text:span text:style-name="T120">of</text:span><text:span text:style-name="T119"> </text:span><text:span text:style-name="T128">rounds</text:span><text:span text:style-name="T122"> 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672"/>
      <text:p text:style-name="P725">Request:</text:p>
      <text:p text:style-name="P265"/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559">API URL </text:p>
          </table:table-cell>
          <table:table-cell table:style-name="Table48.B1" office:value-type="string">
            <text:p text:style-name="P50"><text:span text:style-name="T143">https://&lt;&lt; BASE URL &gt;&gt;</text:span><text:span text:style-name="T83">/applicant-service/api/interview/rounds</text:span></text:p>
          </table:table-cell>
        </table:table-row>
        <table:table-row table:style-name="Table48.2">
          <table:table-cell table:style-name="Table48.A1" office:value-type="string">
            <text:p text:style-name="P559">HTTPS Method </text:p>
          </table:table-cell>
          <table:table-cell table:style-name="Table48.B2" office:value-type="string">
            <text:p text:style-name="P290">GET</text:p>
          </table:table-cell>
        </table:table-row>
        <table:table-row table:style-name="Table48.2">
          <table:table-cell table:style-name="Table48.A1" office:value-type="string">
            <text:p text:style-name="P560">Req/Res Type </text:p>
          </table:table-cell>
          <table:table-cell table:style-name="Table48.B3" office:value-type="string">
            <text:p text:style-name="P253">application/json </text:p>
          </table:table-cell>
        </table:table-row>
      </table:table>
      <text:p text:style-name="P35"><text:line-break/><text:span text:style-name="T109">Headers: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253"/>
          </table:table-cell>
          <table:table-cell table:style-name="Table49.A1" office:value-type="string">
            <text:p text:style-name="P253">: </text:p>
          </table:table-cell>
          <table:table-cell table:style-name="Table49.A1" office:value-type="string">
            <text:p text:style-name="P253"/>
          </table:table-cell>
        </table:table-row>
      </table:table>
      <text:h text:style-name="P524" text:outline-level="2"><text:bookmark-start text:name="__RefHeading___Toc12455_26538250351"/>Response:<text:bookmark-end text:name="__RefHeading___Toc12455_26538250351"/></text:h>
      <text:p text:style-name="P30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header-rows>
          <table:table-row table:style-name="Table50.1">
            <table:table-cell table:style-name="Table50.A1" office:value-type="string">
              <text:p text:style-name="P619">Field</text:p>
            </table:table-cell>
            <table:table-cell table:style-name="Table50.A1" office:value-type="string">
              <text:p text:style-name="P619">Description</text:p>
            </table:table-cell>
            <table:table-cell table:style-name="Table50.A1" office:value-type="string">
              <text:p text:style-name="P619">Type</text:p>
            </table:table-cell>
            <table:table-cell table:style-name="Table50.A1" office:value-type="string">
              <text:p text:style-name="P619">Mandatory</text:p>
            </table:table-cell>
            <table:table-cell table:style-name="Table50.A1" office:value-type="string">
              <text:p text:style-name="P619">Length</text:p>
            </table:table-cell>
          </table:table-row>
        </table:table-header-rows>
        <table:table-row table:style-name="Table50.1">
          <table:table-cell table:style-name="Table50.A2" office:value-type="string">
            <text:p text:style-name="P372">code</text:p>
          </table:table-cell>
          <table:table-cell table:style-name="Table50.A2" office:value-type="string">
            <text:p text:style-name="P307">Status code</text:p>
          </table:table-cell>
          <table:table-cell table:style-name="Table50.A2" office:value-type="string">
            <text:p text:style-name="P160">String</text:p>
          </table:table-cell>
          <table:table-cell table:style-name="Table50.A2" office:value-type="string">
            <text:p text:style-name="P331">Y</text:p>
          </table:table-cell>
          <table:table-cell table:style-name="Table50.A2" office:value-type="string">
            <text:p text:style-name="P446">4</text:p>
          </table:table-cell>
        </table:table-row>
        <table:table-row table:style-name="Table50.3">
          <table:table-cell table:style-name="Table50.A3" office:value-type="string">
            <text:p text:style-name="P372">value</text:p>
          </table:table-cell>
          <table:table-cell table:style-name="Table50.A3" office:value-type="string">
            <text:p text:style-name="P71"><text:span text:style-name="T149">Rounds</text:span><text:span text:style-name="T146"> </text:span><text:span text:style-name="T143">screening Status</text:span></text:p>
          </table:table-cell>
          <table:table-cell table:style-name="Table50.A3" office:value-type="string">
            <text:p text:style-name="P331">String</text:p>
          </table:table-cell>
          <table:table-cell table:style-name="Table50.A3" office:value-type="string">
            <text:p text:style-name="P402">C</text:p>
          </table:table-cell>
          <table:table-cell table:style-name="Table50.A3" office:value-type="string">
            <text:p text:style-name="P331"/>
          </table:table-cell>
        </table:table-row>
        <table:table-row table:style-name="Table50.1">
          <table:table-cell table:style-name="Table50.A3" office:value-type="string">
            <text:p text:style-name="P372">error</text:p>
          </table:table-cell>
          <table:table-cell table:style-name="Table50.A3" office:value-type="string">
            <text:p text:style-name="P426">Error message</text:p>
          </table:table-cell>
          <table:table-cell table:style-name="Table50.A3" office:value-type="string">
            <text:p text:style-name="P331">String</text:p>
          </table:table-cell>
          <table:table-cell table:style-name="Table50.A3" office:value-type="string">
            <text:p text:style-name="P402">C</text:p>
          </table:table-cell>
          <table:table-cell table:style-name="Table50.A3" office:value-type="string">
            <text:p text:style-name="P331"/>
          </table:table-cell>
        </table:table-row>
      </table:table>
      <text:p text:style-name="P265"/>
      <text:p text:style-name="P265"/>
      <text:p text:style-name="P597">Sample Response:</text:p>
      <text:p text:style-name="P265">{</text:p>
      <text:p text:style-name="P265"><text:s text:c="4"/>"statusCode": "2200",</text:p>
      <text:p text:style-name="P265"><text:s text:c="4"/>"value": [</text:p>
      <text:p text:style-name="P265"><text:s text:c="8"/>{</text:p>
      <text:p text:style-name="P265"><text:s text:c="12"/>"id": 1,</text:p>
      <text:p text:style-name="P265"><text:s text:c="12"/>"name": "LEVEL 1",</text:p>
      <text:p text:style-name="P265"><text:s text:c="12"/>"description": "First Level of interview"</text:p>
      <text:p text:style-name="P265"><text:s text:c="8"/>},</text:p>
      <text:p text:style-name="P265"><text:soft-page-break/><text:s text:c="8"/>{</text:p>
      <text:p text:style-name="P265"><text:s text:c="12"/>"id": 2,</text:p>
      <text:p text:style-name="P265"><text:s text:c="12"/>"name": "LEVEL 2",</text:p>
      <text:p text:style-name="P265"><text:s text:c="12"/>"description": "Second Level of Interview"</text:p>
      <text:p text:style-name="P265"><text:s text:c="8"/>},</text:p>
      <text:p text:style-name="P265"><text:s text:c="8"/>{</text:p>
      <text:p text:style-name="P265"><text:s text:c="12"/>"id": 3,</text:p>
      <text:p text:style-name="P265"><text:s text:c="12"/>"name": "LEVEL 3",</text:p>
      <text:p text:style-name="P265"><text:s text:c="12"/>"description": "Third Level of Interview"</text:p>
      <text:p text:style-name="P265"><text:s text:c="8"/>}</text:p>
      <text:p text:style-name="P265"><text:s text:c="4"/>],</text:p>
      <text:p text:style-name="P265"><text:s text:c="4"/>"errors": null</text:p>
      <text:p text:style-name="P265">}</text:p>
      <text:h text:style-name="P13" text:outline-level="2"><text:bookmark-start text:name="__RefHeading___Toc12469_26538250351"/><text:span text:style-name="T2">4.</text:span><text:span text:style-name="T18">1.</text:span><text:span text:style-name="T20">1</text:span><text:span text:style-name="T36">3</text:span><text:span text:style-name="T37">.</text:span><text:span text:style-name="T38">View Interviewer</text:span><text:bookmark-end text:name="__RefHeading___Toc12469_26538250351"/></text:h>
      <text:p text:style-name="P673"><text:span text:style-name="T119">The REST endpoint/path used to fetch list </text:span><text:span text:style-name="T120">of</text:span><text:span text:style-name="T119"> </text:span><text:span text:style-name="T129">interviewer</text:span><text:span text:style-name="T122"> 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658" text:outline-level="2"><text:bookmark-start text:name="__RefHeading___Toc12471_26538250352"/><text:span text:style-name="T108">Request</text:span>:<text:bookmark-end text:name="__RefHeading___Toc12471_26538250352"/></text:h>
      <text:p text:style-name="P26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59">API URL </text:p>
          </table:table-cell>
          <table:table-cell table:style-name="Table51.B1" office:value-type="string">
            <text:p text:style-name="P645"><text:span text:style-name="T180">https://&lt;&lt; BASE URL &gt;&gt;</text:span><text:span text:style-name="T80">/</text:span><text:span text:style-name="T92">applicant</text:span><text:span text:style-name="T80">-service/api/interviewer/{branchId}</text:span></text:p>
          </table:table-cell>
        </table:table-row>
        <table:table-row table:style-name="Table51.2">
          <table:table-cell table:style-name="Table51.A1" office:value-type="string">
            <text:p text:style-name="P559">HTTPS Method </text:p>
          </table:table-cell>
          <table:table-cell table:style-name="Table51.B2" office:value-type="string">
            <text:p text:style-name="P290">GET</text:p>
          </table:table-cell>
        </table:table-row>
        <table:table-row table:style-name="Table51.2">
          <table:table-cell table:style-name="Table51.A3" office:value-type="string">
            <text:p text:style-name="P560">Req/Res Type </text:p>
          </table:table-cell>
          <table:table-cell table:style-name="Table51.B3" office:value-type="string">
            <text:p text:style-name="P253">application/json </text:p>
          </table:table-cell>
        </table:table-row>
      </table:table>
      <text:p text:style-name="P35"><text:line-break/><text:span text:style-name="T109">Headers</text:span><text:span text:style-name="T143">: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row table:style-name="Table52.1">
          <table:table-cell table:style-name="Table52.A1" office:value-type="string">
            <text:p text:style-name="P253"/>
          </table:table-cell>
          <table:table-cell table:style-name="Table52.A1" office:value-type="string">
            <text:p text:style-name="P253">: </text:p>
          </table:table-cell>
          <table:table-cell table:style-name="Table52.A1" office:value-type="string">
            <text:p text:style-name="P253"/>
          </table:table-cell>
        </table:table-row>
      </table:table>
      <text:h text:style-name="P34" text:outline-level="2"><text:bookmark-start text:name="__RefHeading___Toc12473_26538250351"/><text:span text:style-name="T109">Response</text:span><text:span text:style-name="T143">:</text:span><text:bookmark-end text:name="__RefHeading___Toc12473_26538250351"/></text:h>
      <text:p text:style-name="P308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header-rows>
          <table:table-row table:style-name="Table54.1">
            <table:table-cell table:style-name="Table54.A1" office:value-type="string">
              <text:p text:style-name="P331">Field</text:p>
            </table:table-cell>
            <table:table-cell table:style-name="Table54.A1" office:value-type="string">
              <text:p text:style-name="P331">Description</text:p>
            </table:table-cell>
            <table:table-cell table:style-name="Table54.A1" office:value-type="string">
              <text:p text:style-name="P331">Type</text:p>
            </table:table-cell>
            <table:table-cell table:style-name="Table54.A1" office:value-type="string">
              <text:p text:style-name="P331">Mandatory</text:p>
            </table:table-cell>
            <table:table-cell table:style-name="Table54.A1" office:value-type="string">
              <text:p text:style-name="P331">Length</text:p>
            </table:table-cell>
          </table:table-row>
        </table:table-header-rows>
        <table:table-row table:style-name="Table54.1">
          <table:table-cell table:style-name="Table54.A2" office:value-type="string">
            <text:p text:style-name="P372">code</text:p>
          </table:table-cell>
          <table:table-cell table:style-name="Table54.A2" office:value-type="string">
            <text:p text:style-name="P205"><text:span text:style-name="T158">Status</text:span> Code</text:p>
          </table:table-cell>
          <table:table-cell table:style-name="Table54.A2" office:value-type="string">
            <text:p text:style-name="P160">String</text:p>
          </table:table-cell>
          <table:table-cell table:style-name="Table54.A2" office:value-type="string">
            <text:p text:style-name="P331">Y</text:p>
          </table:table-cell>
          <table:table-cell table:style-name="Table54.A2" office:value-type="string">
            <text:p text:style-name="P446">4</text:p>
          </table:table-cell>
        </table:table-row>
        <table:table-row table:style-name="Table54.3">
          <table:table-cell table:style-name="Table54.A3" office:value-type="string">
            <text:p text:style-name="P372">value</text:p>
          </table:table-cell>
          <table:table-cell table:style-name="Table54.A3" office:value-type="string">
            <text:p text:style-name="P72"><text:span text:style-name="T87">Interviewer</text:span><text:span text:style-name="T146"> </text:span><text:span text:style-name="T143">screening Status</text:span></text:p>
          </table:table-cell>
          <table:table-cell table:style-name="Table54.A3" office:value-type="string">
            <text:p text:style-name="P331">String</text:p>
          </table:table-cell>
          <table:table-cell table:style-name="Table54.A3" office:value-type="string">
            <text:p text:style-name="P402">C</text:p>
          </table:table-cell>
          <table:table-cell table:style-name="Table54.A3" office:value-type="string">
            <text:p text:style-name="P331"/>
          </table:table-cell>
        </table:table-row>
        <table:table-row table:style-name="Table54.1">
          <table:table-cell table:style-name="Table54.A3" office:value-type="string">
            <text:p text:style-name="P372">error</text:p>
          </table:table-cell>
          <table:table-cell table:style-name="Table54.A3" office:value-type="string">
            <text:p text:style-name="P426">Error message</text:p>
          </table:table-cell>
          <table:table-cell table:style-name="Table54.A3" office:value-type="string">
            <text:p text:style-name="P331">String</text:p>
          </table:table-cell>
          <table:table-cell table:style-name="Table54.A3" office:value-type="string">
            <text:p text:style-name="P402">C</text:p>
          </table:table-cell>
          <table:table-cell table:style-name="Table54.A3" office:value-type="string">
            <text:p text:style-name="P331"/>
          </table:table-cell>
        </table:table-row>
      </table:table>
      <text:p text:style-name="P265"/>
      <text:p text:style-name="P308"/>
      <text:p text:style-name="P597">Sample Response:</text:p>
      <text:p text:style-name="P693">{</text:p>
      <text:p text:style-name="P693"><text:s text:c="4"/>"statusCode": "2200",</text:p>
      <text:p text:style-name="P693"><text:s text:c="4"/>"value": [</text:p>
      <text:p text:style-name="P693"><text:s text:c="8"/>{</text:p>
      <text:p text:style-name="P693"><text:s text:c="12"/>"employeeId": 5,</text:p>
      <text:p text:style-name="P693"><text:s text:c="12"/>"firstName": "md"</text:p>
      <text:p text:style-name="P693"><text:s text:c="8"/>},</text:p>
      <text:p text:style-name="P693"><text:s text:c="8"/>{</text:p>
      <text:p text:style-name="P693"><text:s text:c="12"/>"employeeId": 18,</text:p>
      <text:p text:style-name="P693"><text:s text:c="12"/>"firstName": "dhoni"</text:p>
      <text:p text:style-name="P693"><text:s text:c="8"/>}</text:p>
      <text:p text:style-name="P693"><text:s text:c="4"/>]</text:p>
      <text:p text:style-name="P693">}</text:p>
      <text:h text:style-name="P757" text:outline-level="2"><text:bookmark-start text:name="__RefHeading___Toc12469_265382503512"/><text:soft-page-break/><text:span text:style-name="T117">4.</text:span><text:span text:style-name="T165">1</text:span><text:span text:style-name="T117">.</text:span><text:span text:style-name="T172">1</text:span><text:span text:style-name="T184">4</text:span><text:span text:style-name="T140">.</text:span><text:span text:style-name="T157">View Recruiter </text:span><text:span text:style-name="T158">W</text:span><text:span text:style-name="T157">ith Jobs</text:span><text:bookmark-end text:name="__RefHeading___Toc12469_265382503512"/></text:h>
      <text:p text:style-name="P674"><text:span text:style-name="T119">The REST endpoint/path used to fetch list </text:span><text:span text:style-name="T120">of</text:span><text:span text:style-name="T119"> </text:span><text:span text:style-name="T130">recruiter with jobs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3" text:outline-level="2"><text:bookmark-start text:name="__RefHeading___Toc12471_265382503522"/>Request:<text:bookmark-end text:name="__RefHeading___Toc12471_265382503522"/></text:h>
      <text:p text:style-name="P266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561">API URL </text:p>
          </table:table-cell>
          <table:table-cell table:style-name="Table53.B1" office:value-type="string">
            <text:p text:style-name="P39"><text:span text:style-name="T143">https://&lt;&lt; BASE URL &gt;&gt;</text:span><text:span text:style-name="T83">/applicant-service/api/recruit/{id}/jobs</text:span></text:p>
          </table:table-cell>
        </table:table-row>
        <table:table-row table:style-name="Table53.2">
          <table:table-cell table:style-name="Table53.A1" office:value-type="string">
            <text:p text:style-name="P561">HTTPS Method </text:p>
          </table:table-cell>
          <table:table-cell table:style-name="Table53.B2" office:value-type="string">
            <text:p text:style-name="P466">GET</text:p>
          </table:table-cell>
        </table:table-row>
        <table:table-row table:style-name="Table53.2">
          <table:table-cell table:style-name="Table53.A1" office:value-type="string">
            <text:p text:style-name="P637">Req/Res Type </text:p>
          </table:table-cell>
          <table:table-cell table:style-name="Table53.B3" office:value-type="string">
            <text:p text:style-name="P240">application/json </text:p>
          </table:table-cell>
        </table:table-row>
      </table:table>
      <text:p text:style-name="P97"><text:line-break/><text:span text:style-name="T109">Headers:</text:span>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240"/>
          </table:table-cell>
          <table:table-cell table:style-name="Table55.A1" office:value-type="string">
            <text:p text:style-name="P240">: </text:p>
          </table:table-cell>
          <table:table-cell table:style-name="Table55.A1" office:value-type="string">
            <text:p text:style-name="P240"/>
          </table:table-cell>
        </table:table-row>
      </table:table>
      <text:h text:style-name="P639" text:outline-level="2"><text:bookmark-start text:name="__RefHeading___Toc12473_265382503512"/>Response:<text:bookmark-end text:name="__RefHeading___Toc12473_265382503512"/></text:h>
      <text:p text:style-name="P30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header-rows>
          <table:table-row table:style-name="Table56.1">
            <table:table-cell table:style-name="Table56.A1" office:value-type="string">
              <text:p text:style-name="P620">Field</text:p>
            </table:table-cell>
            <table:table-cell table:style-name="Table56.A1" office:value-type="string">
              <text:p text:style-name="P620">Description</text:p>
            </table:table-cell>
            <table:table-cell table:style-name="Table56.A1" office:value-type="string">
              <text:p text:style-name="P620">Type</text:p>
            </table:table-cell>
            <table:table-cell table:style-name="Table56.A1" office:value-type="string">
              <text:p text:style-name="P620">Mandatory</text:p>
            </table:table-cell>
            <table:table-cell table:style-name="Table56.A1" office:value-type="string">
              <text:p text:style-name="P620">Length</text:p>
            </table:table-cell>
          </table:table-row>
        </table:table-header-rows>
        <table:table-row table:style-name="Table56.1">
          <table:table-cell table:style-name="Table56.A2" office:value-type="string">
            <text:p text:style-name="P373">code</text:p>
          </table:table-cell>
          <table:table-cell table:style-name="Table56.A2" office:value-type="string">
            <text:p text:style-name="P206"><text:span text:style-name="T158">Status</text:span> Code</text:p>
          </table:table-cell>
          <table:table-cell table:style-name="Table56.A2" office:value-type="string">
            <text:p text:style-name="P161">String</text:p>
          </table:table-cell>
          <table:table-cell table:style-name="Table56.A2" office:value-type="string">
            <text:p text:style-name="P332">Y</text:p>
          </table:table-cell>
          <table:table-cell table:style-name="Table56.A2" office:value-type="string">
            <text:p text:style-name="P447">4</text:p>
          </table:table-cell>
        </table:table-row>
        <table:table-row table:style-name="Table56.3">
          <table:table-cell table:style-name="Table56.A3" office:value-type="string">
            <text:p text:style-name="P373">value</text:p>
          </table:table-cell>
          <table:table-cell table:style-name="Table56.A3" office:value-type="string">
            <text:p text:style-name="P72"><text:span text:style-name="T57">Recruiter with jobs </text:span><text:span text:style-name="T143">screening Status</text:span></text:p>
          </table:table-cell>
          <table:table-cell table:style-name="Table56.A3" office:value-type="string">
            <text:p text:style-name="P332">String</text:p>
          </table:table-cell>
          <table:table-cell table:style-name="Table56.A3" office:value-type="string">
            <text:p text:style-name="P403">C</text:p>
          </table:table-cell>
          <table:table-cell table:style-name="Table56.A3" office:value-type="string">
            <text:p text:style-name="P332"/>
          </table:table-cell>
        </table:table-row>
        <table:table-row table:style-name="Table56.1">
          <table:table-cell table:style-name="Table56.A3" office:value-type="string">
            <text:p text:style-name="P373">error</text:p>
          </table:table-cell>
          <table:table-cell table:style-name="Table56.A3" office:value-type="string">
            <text:p text:style-name="P427">Error message</text:p>
          </table:table-cell>
          <table:table-cell table:style-name="Table56.A3" office:value-type="string">
            <text:p text:style-name="P332">String</text:p>
          </table:table-cell>
          <table:table-cell table:style-name="Table56.A3" office:value-type="string">
            <text:p text:style-name="P403">C</text:p>
          </table:table-cell>
          <table:table-cell table:style-name="Table56.A3" office:value-type="string">
            <text:p text:style-name="P332"/>
          </table:table-cell>
        </table:table-row>
      </table:table>
      <text:p text:style-name="P266"/>
      <text:p text:style-name="P309"/>
      <text:p text:style-name="P309"/>
      <text:p text:style-name="P598">Sample Response:</text:p>
      <text:p text:style-name="P694">{</text:p>
      <text:p text:style-name="P694"><text:s text:c="4"/>"statusCode": "2200",</text:p>
      <text:p text:style-name="P694"><text:s text:c="4"/>"value": [</text:p>
      <text:p text:style-name="P694"><text:s text:c="8"/>{</text:p>
      <text:p text:style-name="P694"><text:s text:c="12"/>"title": "UI Designer",</text:p>
      <text:p text:style-name="P694"><text:s text:c="12"/>"id": 100</text:p>
      <text:p text:style-name="P694"><text:s text:c="8"/>},</text:p>
      <text:p text:style-name="P694"><text:s text:c="8"/>{</text:p>
      <text:p text:style-name="P694"><text:s text:c="12"/>"title": "Data Scientist",</text:p>
      <text:p text:style-name="P694"><text:s text:c="12"/>"id": 102</text:p>
      <text:p text:style-name="P694"><text:s text:c="8"/>},</text:p>
      <text:p text:style-name="P694"><text:s text:c="8"/>{</text:p>
      <text:p text:style-name="P694"><text:s text:c="12"/>"id": 104,</text:p>
      <text:p text:style-name="P694"><text:s text:c="12"/>"title": "Business Analyst"</text:p>
      <text:p text:style-name="P694"><text:s text:c="8"/>}</text:p>
      <text:p text:style-name="P694"><text:s text:c="4"/>]</text:p>
      <text:p text:style-name="P694">}</text:p>
      <text:p text:style-name="P694"/>
      <text:p text:style-name="P694"/>
      <text:h text:style-name="P758" text:outline-level="2"/>
      <text:p text:style-name="P759"/>
      <text:h text:style-name="P758" text:outline-level="2"><text:bookmark-start text:name="__RefHeading___Toc12469_2653825035121"/><text:soft-page-break/><text:span text:style-name="T117">4.</text:span><text:span text:style-name="T165">1.</text:span><text:span text:style-name="T172">1</text:span><text:span text:style-name="T184">5</text:span><text:span text:style-name="T140">.</text:span><text:span text:style-name="T157">View</text:span><text:span text:style-name="T159"> Interview Status by branch </text:span><text:span text:style-name="T160">I</text:span><text:span text:style-name="T159">d</text:span><text:bookmark-end text:name="__RefHeading___Toc12469_2653825035121"/></text:h>
      <text:p text:style-name="P675"><text:span text:style-name="T119">The REST endpoint/path used to fetch list </text:span><text:span text:style-name="T120">of </text:span><text:span text:style-name="T131">interview status by branch id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4" text:outline-level="2"><text:bookmark-start text:name="__RefHeading___Toc12471_2653825035221"/>Request:<text:bookmark-end text:name="__RefHeading___Toc12471_2653825035221"/></text:h>
      <text:p text:style-name="P267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562">API URL </text:p>
          </table:table-cell>
          <table:table-cell table:style-name="Table57.B1" office:value-type="string">
            <text:p text:style-name="P40"><text:span text:style-name="T143">https://&lt;&lt; BASE URL &gt;&gt;</text:span><text:span text:style-name="T83">/applicant-service/api/view-scheduled-interview-status/{branchId}</text:span></text:p>
          </table:table-cell>
        </table:table-row>
        <table:table-row table:style-name="Table57.2">
          <table:table-cell table:style-name="Table57.A1" office:value-type="string">
            <text:p text:style-name="P562">HTTPS Method </text:p>
          </table:table-cell>
          <table:table-cell table:style-name="Table57.B2" office:value-type="string">
            <text:p text:style-name="P467">GET</text:p>
          </table:table-cell>
        </table:table-row>
        <table:table-row table:style-name="Table57.2">
          <table:table-cell table:style-name="Table57.A1" office:value-type="string">
            <text:p text:style-name="P563">Req/Res Type </text:p>
          </table:table-cell>
          <table:table-cell table:style-name="Table57.B3" office:value-type="string">
            <text:p text:style-name="P241">application/json </text:p>
          </table:table-cell>
        </table:table-row>
      </table:table>
      <text:p text:style-name="P98"><text:line-break/><text:span text:style-name="T109">Headers:</text:span></text:p>
      <table:table table:name="Table109" table:style-name="Table109">
        <table:table-column table:style-name="Table109.A"/>
        <table:table-column table:style-name="Table109.B"/>
        <table:table-column table:style-name="Table109.C"/>
        <table:table-row table:style-name="Table109.1">
          <table:table-cell table:style-name="Table109.A1" office:value-type="string">
            <text:p text:style-name="P241"/>
          </table:table-cell>
          <table:table-cell table:style-name="Table109.A1" office:value-type="string">
            <text:p text:style-name="P241">: </text:p>
          </table:table-cell>
          <table:table-cell table:style-name="Table109.A1" office:value-type="string">
            <text:p text:style-name="P241"/>
          </table:table-cell>
        </table:table-row>
      </table:table>
      <text:h text:style-name="P640" text:outline-level="2"><text:bookmark-start text:name="__RefHeading___Toc12473_2653825035121"/>Response:<text:bookmark-end text:name="__RefHeading___Toc12473_2653825035121"/></text:h>
      <text:p text:style-name="P310"/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column table:style-name="Table110.E"/>
        <table:table-header-rows>
          <table:table-row table:style-name="Table110.1">
            <table:table-cell table:style-name="Table110.A1" office:value-type="string">
              <text:p text:style-name="P621">Field</text:p>
            </table:table-cell>
            <table:table-cell table:style-name="Table110.A1" office:value-type="string">
              <text:p text:style-name="P621">Description</text:p>
            </table:table-cell>
            <table:table-cell table:style-name="Table110.A1" office:value-type="string">
              <text:p text:style-name="P621">Type</text:p>
            </table:table-cell>
            <table:table-cell table:style-name="Table110.A1" office:value-type="string">
              <text:p text:style-name="P621">Mandatory</text:p>
            </table:table-cell>
            <table:table-cell table:style-name="Table110.A1" office:value-type="string">
              <text:p text:style-name="P621">Length</text:p>
            </table:table-cell>
          </table:table-row>
        </table:table-header-rows>
        <table:table-row table:style-name="Table110.1">
          <table:table-cell table:style-name="Table110.A2" office:value-type="string">
            <text:p text:style-name="P374">code</text:p>
          </table:table-cell>
          <table:table-cell table:style-name="Table110.A2" office:value-type="string">
            <text:p text:style-name="P207"><text:span text:style-name="T158">Status</text:span> Code</text:p>
          </table:table-cell>
          <table:table-cell table:style-name="Table110.A2" office:value-type="string">
            <text:p text:style-name="P162">String</text:p>
          </table:table-cell>
          <table:table-cell table:style-name="Table110.A2" office:value-type="string">
            <text:p text:style-name="P333">Y</text:p>
          </table:table-cell>
          <table:table-cell table:style-name="Table110.A2" office:value-type="string">
            <text:p text:style-name="P448">4</text:p>
          </table:table-cell>
        </table:table-row>
        <table:table-row table:style-name="Table110.3">
          <table:table-cell table:style-name="Table110.A3" office:value-type="string">
            <text:p text:style-name="P374">value</text:p>
          </table:table-cell>
          <table:table-cell table:style-name="Table110.A3" office:value-type="string">
            <text:p text:style-name="P73"><text:span text:style-name="T58">Interview status</text:span><text:span text:style-name="T57"> </text:span><text:span text:style-name="T143">screening Status</text:span></text:p>
          </table:table-cell>
          <table:table-cell table:style-name="Table110.A3" office:value-type="string">
            <text:p text:style-name="P333">String</text:p>
          </table:table-cell>
          <table:table-cell table:style-name="Table110.A3" office:value-type="string">
            <text:p text:style-name="P404">C</text:p>
          </table:table-cell>
          <table:table-cell table:style-name="Table110.A3" office:value-type="string">
            <text:p text:style-name="P333"/>
          </table:table-cell>
        </table:table-row>
        <table:table-row table:style-name="Table110.1">
          <table:table-cell table:style-name="Table110.A3" office:value-type="string">
            <text:p text:style-name="P374">error</text:p>
          </table:table-cell>
          <table:table-cell table:style-name="Table110.A3" office:value-type="string">
            <text:p text:style-name="P428">Error message</text:p>
          </table:table-cell>
          <table:table-cell table:style-name="Table110.A3" office:value-type="string">
            <text:p text:style-name="P333">String</text:p>
          </table:table-cell>
          <table:table-cell table:style-name="Table110.A3" office:value-type="string">
            <text:p text:style-name="P404">C</text:p>
          </table:table-cell>
          <table:table-cell table:style-name="Table110.A3" office:value-type="string">
            <text:p text:style-name="P333"/>
          </table:table-cell>
        </table:table-row>
      </table:table>
      <text:p text:style-name="P267"/>
      <text:p text:style-name="P310"/>
      <text:p text:style-name="P599">Sample Response:</text:p>
      <text:p text:style-name="P695">{</text:p>
      <text:p text:style-name="P695"><text:s text:c="4"/>"statusCode": "2200",</text:p>
      <text:p text:style-name="P695"><text:s text:c="4"/>"value": [</text:p>
      <text:p text:style-name="P695"><text:s text:c="8"/>{</text:p>
      <text:p text:style-name="P695"><text:s text:c="12"/>"applicantId": 20,</text:p>
      <text:p text:style-name="P695"><text:s text:c="12"/>"firstName": "Sam",</text:p>
      <text:p text:style-name="P695"><text:s text:c="12"/>"middleName": "eb",</text:p>
      <text:p text:style-name="P695"><text:s text:c="12"/>"lastName": "Ebinizer",</text:p>
      <text:p text:style-name="P695"><text:s text:c="12"/>"applicantStatus": "INPROCESS",</text:p>
      <text:p text:style-name="P695"><text:s text:c="12"/>"resumePath": "/home/bas200143/paths/Msd2023-4-30-22-49-16.jpeg",</text:p>
      <text:p text:style-name="P695"><text:s text:c="12"/>"jobId": 102,</text:p>
      <text:p text:style-name="P695"><text:s text:c="12"/>"recuriterId": {</text:p>
      <text:p text:style-name="P695"><text:s text:c="16"/>"employeeId": 1,</text:p>
      <text:p text:style-name="P695"><text:s text:c="16"/>"firstName": "Tamil",</text:p>
      <text:p text:style-name="P695"><text:s text:c="16"/>"lastName": "vanann",</text:p>
      <text:p text:style-name="P695"><text:s text:c="16"/>"gender": "male",</text:p>
      <text:p text:style-name="P695"><text:s text:c="16"/>"maritalStatus": "unmarried",</text:p>
      <text:p text:style-name="P695"><text:s text:c="16"/>"contactNumber": "+918438458394",</text:p>
      <text:p text:style-name="P695"><text:s text:c="16"/>"email": "tamiln@gmail.com",</text:p>
      <text:p text:style-name="P695"><text:s text:c="16"/>"dateOfJoining": "2023-05-05",</text:p>
      <text:p text:style-name="P695"><text:s text:c="16"/>"bloodGroup": "B+",</text:p>
      <text:p text:style-name="P695"><text:s text:c="16"/>"dateOfBirth": "1998-04-13",</text:p>
      <text:p text:style-name="P695"><text:s text:c="16"/>"branchId": 1,</text:p>
      <text:p text:style-name="P695"><text:s text:c="16"/>"presentAddressId": {</text:p>
      <text:p text:style-name="P695"><text:s text:c="20"/>"addressId": 44,</text:p>
      <text:p text:style-name="P695"><text:s text:c="20"/>"doorNo": 11,</text:p>
      <text:p text:style-name="P695"><text:s text:c="20"/>"city": "Namakkal",</text:p>
      <text:p text:style-name="P695"><text:soft-page-break/><text:s text:c="20"/>"streetName": "ssn nagar",</text:p>
      <text:p text:style-name="P695"><text:s text:c="20"/>"postalCode": 638183,</text:p>
      <text:p text:style-name="P695"><text:s text:c="20"/>"state": "Tamil Nadu",</text:p>
      <text:p text:style-name="P695"><text:s text:c="20"/>"country": "India",</text:p>
      <text:p text:style-name="P695"><text:s text:c="20"/>"modifiedAt": null</text:p>
      <text:p text:style-name="P695"><text:s text:c="16"/>},</text:p>
      <text:p text:style-name="P695"><text:s text:c="16"/>"permanentAddressId": {</text:p>
      <text:p text:style-name="P695"><text:s text:c="20"/>"addressId": 43,</text:p>
      <text:p text:style-name="P695"><text:s text:c="20"/>"doorNo": 11,</text:p>
      <text:p text:style-name="P695"><text:s text:c="20"/>"city": "Namakkal",</text:p>
      <text:p text:style-name="P695"><text:s text:c="20"/>"streetName": "ssn nagar",</text:p>
      <text:p text:style-name="P695"><text:s text:c="20"/>"postalCode": 638183,</text:p>
      <text:p text:style-name="P695"><text:s text:c="20"/>"state": "Tamil Nadu",</text:p>
      <text:p text:style-name="P695"><text:s text:c="20"/>"country": "India",</text:p>
      <text:p text:style-name="P695"><text:s text:c="20"/>"modifiedAt": null</text:p>
      <text:p text:style-name="P695"><text:s text:c="16"/>},</text:p>
      <text:p text:style-name="P695"><text:s text:c="16"/>"createdBy": 1,</text:p>
      <text:p text:style-name="P695"><text:s text:c="16"/>"createdAt": null,</text:p>
      <text:p text:style-name="P695"><text:s text:c="16"/>"modifiedBy": 1,</text:p>
      <text:p text:style-name="P695"><text:s text:c="16"/>"modifiedAt": "2023-06-01T16:15:10.000+00:00",</text:p>
      <text:p text:style-name="P695"><text:s text:c="16"/>"adhaarPath": "/home/bassure/Downloads/Fileupload_Aws_s3 (1)/files/Tamil2023-4-9- <text:s text:c="3"/>13-37-28.jpeg",</text:p>
      <text:p text:style-name="P695"><text:s text:c="16"/>"panPath": "/home/bassure/Downloads/Fileupload_Aws_s3 (1)/files/www.jpg",</text:p>
      <text:p text:style-name="P695"><text:s text:c="16"/>"roles": [</text:p>
      <text:p text:style-name="P695"><text:s text:c="20"/>{</text:p>
      <text:p text:style-name="P695"><text:s text:c="24"/>"roleId": 5,</text:p>
      <text:p text:style-name="P695"><text:s text:c="24"/>"roleName": "Recruiter",</text:p>
      <text:p text:style-name="P695"><text:s text:c="24"/>"description": "recruiter",</text:p>
      <text:p text:style-name="P695"><text:s text:c="24"/>"createdBy": 1,</text:p>
      <text:p text:style-name="P695"><text:s text:c="24"/>"createdAt": "2023-04-27T17:40:23.000+00:00",</text:p>
      <text:p text:style-name="P695"><text:s text:c="24"/>"modifiedBy": 1,</text:p>
      <text:p text:style-name="P695"><text:s text:c="24"/>"modifiedAt": "2023-04-27T17:40:23.000+00:00",</text:p>
      <text:p text:style-name="P695"><text:s text:c="24"/>"active": true,</text:p>
      <text:p text:style-name="P695"><text:s text:c="24"/>"permissions": []</text:p>
      <text:p text:style-name="P695"><text:s text:c="20"/>},</text:p>
      <text:p text:style-name="P695"><text:s text:c="20"/>{</text:p>
      <text:p text:style-name="P695"><text:s text:c="24"/>"roleId": 4,</text:p>
      <text:p text:style-name="P695"><text:s text:c="24"/>"roleName": "Interviewer",</text:p>
      <text:p text:style-name="P695"><text:s text:c="24"/>"description": "Interviewer",</text:p>
      <text:p text:style-name="P695"><text:s text:c="24"/>"createdBy": 1,</text:p>
      <text:p text:style-name="P695"><text:s text:c="24"/>"createdAt": "2023-04-27T17:40:23.000+00:00",</text:p>
      <text:p text:style-name="P695"><text:s text:c="24"/>"modifiedBy": 1,</text:p>
      <text:p text:style-name="P695"><text:s text:c="24"/>"modifiedAt": "2023-04-27T17:40:23.000+00:00",</text:p>
      <text:p text:style-name="P695"><text:s text:c="24"/>"active": true,</text:p>
      <text:p text:style-name="P695"><text:s text:c="24"/>"permissions": [</text:p>
      <text:p text:style-name="P695"><text:s text:c="28"/>{</text:p>
      <text:p text:style-name="P695"><text:s text:c="32"/>"permissionId": 2,</text:p>
      <text:p text:style-name="P695"><text:s text:c="32"/>"permissionName": "cru"</text:p>
      <text:p text:style-name="P695"><text:s text:c="28"/>},</text:p>
      <text:p text:style-name="P695"><text:s text:c="28"/>{</text:p>
      <text:p text:style-name="P695"><text:s text:c="32"/>"permissionId": 2,</text:p>
      <text:p text:style-name="P695"><text:s text:c="32"/>"permissionName": "cru"</text:p>
      <text:p text:style-name="P695"><text:s text:c="28"/>}</text:p>
      <text:p text:style-name="P695"><text:s text:c="24"/>]</text:p>
      <text:p text:style-name="P695"><text:s text:c="20"/>},</text:p>
      <text:p text:style-name="P695"><text:soft-page-break/><text:s text:c="20"/>{</text:p>
      <text:p text:style-name="P695"><text:s text:c="24"/>"roleId": 2,</text:p>
      <text:p text:style-name="P695"><text:s text:c="24"/>"roleName": "hr",</text:p>
      <text:p text:style-name="P695"><text:s text:c="24"/>"description": "hr",</text:p>
      <text:p text:style-name="P695"><text:s text:c="24"/>"createdBy": 1,</text:p>
      <text:p text:style-name="P695"><text:s text:c="24"/>"createdAt": "2023-04-27T17:40:23.000+00:00",</text:p>
      <text:p text:style-name="P695"><text:s text:c="24"/>"modifiedBy": 1,</text:p>
      <text:p text:style-name="P695"><text:s text:c="24"/>"modifiedAt": "2023-04-27T17:40:23.000+00:00",</text:p>
      <text:p text:style-name="P695"><text:s text:c="24"/>"active": true,</text:p>
      <text:p text:style-name="P695"><text:s text:c="24"/>"permissions": []</text:p>
      <text:p text:style-name="P695"><text:s text:c="20"/>}</text:p>
      <text:p text:style-name="P695"><text:s text:c="16"/>],</text:p>
      <text:p text:style-name="P695"><text:s text:c="16"/>"designation": "Consultant Trainee",</text:p>
      <text:p text:style-name="P695"><text:s text:c="16"/>"nationality": "Indian",</text:p>
      <text:p text:style-name="P695"><text:s text:c="16"/>"status": "inactive",</text:p>
      <text:p text:style-name="P695"><text:s text:c="16"/>"code": "EM0001"</text:p>
      <text:p text:style-name="P695"><text:s text:c="12"/>},</text:p>
      <text:p text:style-name="P695"><text:s text:c="12"/>"jobTitle": "Business Analyst",</text:p>
      <text:p text:style-name="P695"><text:s text:c="12"/>"interviewId": 60,</text:p>
      <text:p text:style-name="P695"><text:s text:c="12"/>"roundName": "LEVEL 1",</text:p>
      <text:p text:style-name="P695"><text:s text:c="12"/>"email": "sam@mail",</text:p>
      <text:p text:style-name="P695"><text:s text:c="12"/>"contactNo": "9988776653",</text:p>
      <text:p text:style-name="P695"><text:s text:c="12"/>"panel": [</text:p>
      <text:p text:style-name="P695"><text:s text:c="16"/>{</text:p>
      <text:p text:style-name="P695"><text:s text:c="20"/>"employeeId": 2,</text:p>
      <text:p text:style-name="P695"><text:s text:c="20"/>"firstName": "Tharun",</text:p>
      <text:p text:style-name="P695"><text:s text:c="20"/>"lastName": "N",</text:p>
      <text:p text:style-name="P695"><text:s text:c="20"/>"gender": "male",</text:p>
      <text:p text:style-name="P695"><text:s text:c="20"/>"maritalStatus": "unmarried",</text:p>
      <text:p text:style-name="P695"><text:s text:c="20"/>"contactNumber": "+919080964791",</text:p>
      <text:p text:style-name="P695"><text:s text:c="20"/>"email": "tharun@gmail.com",</text:p>
      <text:p text:style-name="P695"><text:s text:c="20"/>"dateOfJoining": "2023-05-07",</text:p>
      <text:p text:style-name="P695"><text:s text:c="20"/>"bloodGroup": "B+",</text:p>
      <text:p text:style-name="P695"><text:s text:c="20"/>"dateOfBirth": "2023-05-03",</text:p>
      <text:p text:style-name="P695"><text:s text:c="20"/>"presentAddress": {</text:p>
      <text:p text:style-name="P695"><text:s text:c="24"/>"addressId": 46,</text:p>
      <text:p text:style-name="P695"><text:s text:c="24"/>"doorNo": 13,</text:p>
      <text:p text:style-name="P695"><text:s text:c="24"/>"city": "Namakkal",</text:p>
      <text:p text:style-name="P695"><text:s text:c="24"/>"streetName": "ssn nagar",</text:p>
      <text:p text:style-name="P695"><text:s text:c="24"/>"postalCode": 638183,</text:p>
      <text:p text:style-name="P695"><text:s text:c="24"/>"state": "Tamil Nadu",</text:p>
      <text:p text:style-name="P695"><text:s text:c="24"/>"country": "India"</text:p>
      <text:p text:style-name="P695"><text:s text:c="20"/>},</text:p>
      <text:p text:style-name="P695"><text:s text:c="20"/>"permanentAddress": {</text:p>
      <text:p text:style-name="P695"><text:s text:c="24"/>"addressId": 45,</text:p>
      <text:p text:style-name="P695"><text:s text:c="24"/>"doorNo": 13,</text:p>
      <text:p text:style-name="P695"><text:s text:c="24"/>"city": "Namakkal",</text:p>
      <text:p text:style-name="P695"><text:s text:c="24"/>"streetName": "ssn nagar",</text:p>
      <text:p text:style-name="P695"><text:s text:c="24"/>"postalCode": 638183,</text:p>
      <text:p text:style-name="P695"><text:s text:c="24"/>"state": "Tamil Nadu",</text:p>
      <text:p text:style-name="P695"><text:s text:c="24"/>"country": "India"</text:p>
      <text:p text:style-name="P695"><text:s text:c="20"/>},</text:p>
      <text:h text:style-name="P760" text:outline-level="2"><text:bookmark-start text:name="__RefHeading___Toc12469_2653825035122"/><text:soft-page-break/><text:span text:style-name="T117">4.</text:span><text:span text:style-name="T165">1.</text:span><text:span text:style-name="T172">1</text:span><text:span text:style-name="T184">6</text:span><text:span text:style-name="T140">.</text:span><text:span text:style-name="T157">View Recruiter </text:span><text:span text:style-name="T160">By Branch Id</text:span><text:bookmark-end text:name="__RefHeading___Toc12469_2653825035122"/></text:h>
      <text:p text:style-name="P660"><text:span text:style-name="T119">The REST endpoint/path used to fetch list </text:span><text:span text:style-name="T120">of</text:span><text:span text:style-name="T119"> </text:span><text:span text:style-name="T130">recruiter </text:span><text:span text:style-name="T132">by branch id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5" text:outline-level="2"><text:bookmark-start text:name="__RefHeading___Toc12471_2653825035222"/>Request:<text:bookmark-end text:name="__RefHeading___Toc12471_2653825035222"/></text:h>
      <text:p text:style-name="P268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office:value-type="string">
            <text:p text:style-name="P564">API URL </text:p>
          </table:table-cell>
          <table:table-cell table:style-name="Table111.B1" office:value-type="string">
            <text:p text:style-name="P51"><text:span text:style-name="T143">https://&lt;&lt; BASE URL &gt;&gt;</text:span><text:span text:style-name="T83">/applicant-service/api/view-recuriter-by-branchId/{branchId}</text:span></text:p>
          </table:table-cell>
        </table:table-row>
        <table:table-row table:style-name="Table111.2">
          <table:table-cell table:style-name="Table111.A1" office:value-type="string">
            <text:p text:style-name="P564">HTTPS Method </text:p>
          </table:table-cell>
          <table:table-cell table:style-name="Table111.B2" office:value-type="string">
            <text:p text:style-name="P468">GET</text:p>
          </table:table-cell>
        </table:table-row>
        <table:table-row table:style-name="Table111.2">
          <table:table-cell table:style-name="Table111.A1" office:value-type="string">
            <text:p text:style-name="P565">Req/Res Type </text:p>
          </table:table-cell>
          <table:table-cell table:style-name="Table111.B3" office:value-type="string">
            <text:p text:style-name="P242">application/json </text:p>
          </table:table-cell>
        </table:table-row>
      </table:table>
      <text:p text:style-name="P99"><text:line-break/><text:span text:style-name="T109">Headers: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242"/>
          </table:table-cell>
          <table:table-cell table:style-name="Table112.A1" office:value-type="string">
            <text:p text:style-name="P242">: </text:p>
          </table:table-cell>
          <table:table-cell table:style-name="Table112.A1" office:value-type="string">
            <text:p text:style-name="P242"/>
          </table:table-cell>
        </table:table-row>
      </table:table>
      <text:h text:style-name="P525" text:outline-level="2"><text:bookmark-start text:name="__RefHeading___Toc12473_2653825035122"/>Response:<text:bookmark-end text:name="__RefHeading___Toc12473_2653825035122"/></text:h>
      <text:p text:style-name="P311"/>
      <table:table table:name="Table113" table:style-name="Table113">
        <table:table-column table:style-name="Table113.A"/>
        <table:table-column table:style-name="Table113.B"/>
        <table:table-column table:style-name="Table113.C"/>
        <table:table-column table:style-name="Table113.D"/>
        <table:table-column table:style-name="Table113.E"/>
        <table:table-header-rows>
          <table:table-row table:style-name="Table113.1">
            <table:table-cell table:style-name="Table113.A1" office:value-type="string">
              <text:p text:style-name="P622">Field</text:p>
            </table:table-cell>
            <table:table-cell table:style-name="Table113.A1" office:value-type="string">
              <text:p text:style-name="P622">Description</text:p>
            </table:table-cell>
            <table:table-cell table:style-name="Table113.A1" office:value-type="string">
              <text:p text:style-name="P622">Type</text:p>
            </table:table-cell>
            <table:table-cell table:style-name="Table113.A1" office:value-type="string">
              <text:p text:style-name="P622">Mandatory</text:p>
            </table:table-cell>
            <table:table-cell table:style-name="Table113.A1" office:value-type="string">
              <text:p text:style-name="P622">Length</text:p>
            </table:table-cell>
          </table:table-row>
        </table:table-header-rows>
        <table:table-row table:style-name="Table113.1">
          <table:table-cell table:style-name="Table113.A2" office:value-type="string">
            <text:p text:style-name="P375">code</text:p>
          </table:table-cell>
          <table:table-cell table:style-name="Table113.A2" office:value-type="string">
            <text:p text:style-name="P208"><text:span text:style-name="T158">Status</text:span> Code</text:p>
          </table:table-cell>
          <table:table-cell table:style-name="Table113.A2" office:value-type="string">
            <text:p text:style-name="P163">String</text:p>
          </table:table-cell>
          <table:table-cell table:style-name="Table113.A2" office:value-type="string">
            <text:p text:style-name="P334">Y</text:p>
          </table:table-cell>
          <table:table-cell table:style-name="Table113.A2" office:value-type="string">
            <text:p text:style-name="P449">4</text:p>
          </table:table-cell>
        </table:table-row>
        <table:table-row table:style-name="Table113.3">
          <table:table-cell table:style-name="Table113.A3" office:value-type="string">
            <text:p text:style-name="P375">value</text:p>
          </table:table-cell>
          <table:table-cell table:style-name="Table113.A3" office:value-type="string">
            <text:p text:style-name="P74"><text:span text:style-name="T57">Recruiter </text:span><text:span text:style-name="T59">by branch</text:span><text:span text:style-name="T57"> </text:span><text:span text:style-name="T143">screening Status</text:span></text:p>
          </table:table-cell>
          <table:table-cell table:style-name="Table113.A3" office:value-type="string">
            <text:p text:style-name="P334">String</text:p>
          </table:table-cell>
          <table:table-cell table:style-name="Table113.A3" office:value-type="string">
            <text:p text:style-name="P405">C</text:p>
          </table:table-cell>
          <table:table-cell table:style-name="Table113.A3" office:value-type="string">
            <text:p text:style-name="P334"/>
          </table:table-cell>
        </table:table-row>
        <table:table-row table:style-name="Table113.1">
          <table:table-cell table:style-name="Table113.A3" office:value-type="string">
            <text:p text:style-name="P375">error</text:p>
          </table:table-cell>
          <table:table-cell table:style-name="Table113.A3" office:value-type="string">
            <text:p text:style-name="P429">Error message</text:p>
          </table:table-cell>
          <table:table-cell table:style-name="Table113.A3" office:value-type="string">
            <text:p text:style-name="P334">String</text:p>
          </table:table-cell>
          <table:table-cell table:style-name="Table113.A3" office:value-type="string">
            <text:p text:style-name="P405">C</text:p>
          </table:table-cell>
          <table:table-cell table:style-name="Table113.A3" office:value-type="string">
            <text:p text:style-name="P334"/>
          </table:table-cell>
        </table:table-row>
      </table:table>
      <text:p text:style-name="P268"/>
      <text:p text:style-name="P311"/>
      <text:p text:style-name="P311"/>
      <text:p text:style-name="P600">Sample Response:</text:p>
      <text:p text:style-name="P696">{</text:p>
      <text:p text:style-name="P696"><text:s text:c="4"/>"statusCode": "2200",</text:p>
      <text:p text:style-name="P696"><text:s text:c="4"/>"value": [</text:p>
      <text:p text:style-name="P696"><text:s text:c="8"/>{</text:p>
      <text:p text:style-name="P696"><text:s text:c="12"/>"employeeId": 19,</text:p>
      <text:p text:style-name="P696"><text:s text:c="12"/>"firstName": "krisna",</text:p>
      <text:p text:style-name="P696"><text:s text:c="12"/>"lastName": "msd",</text:p>
      <text:p text:style-name="P696"><text:s text:c="12"/>"gender": "male",</text:p>
      <text:p text:style-name="P696"><text:s text:c="12"/>"maritalStatus": "married",</text:p>
      <text:p text:style-name="P696"><text:s text:c="12"/>"contactNumber": "+919080911113",</text:p>
      <text:p text:style-name="P696"><text:s text:c="12"/>"email": "tamilnityanandham@gmail.com",</text:p>
      <text:p text:style-name="P696"><text:s text:c="12"/>"dateOfJoining": "2023-05-13",</text:p>
      <text:p text:style-name="P696"><text:s text:c="12"/>"bloodGroup": "A-",</text:p>
      <text:p text:style-name="P696"><text:s text:c="12"/>"dateOfBirth": "2023-05-01",</text:p>
      <text:p text:style-name="P696"><text:s text:c="12"/>"presentAddress": {</text:p>
      <text:p text:style-name="P696"><text:s text:c="16"/>"addressId": 82,</text:p>
      <text:p text:style-name="P696"><text:s text:c="16"/>"doorNo": 1,</text:p>
      <text:p text:style-name="P696"><text:s text:c="16"/>"city": "Namakkal",</text:p>
      <text:p text:style-name="P696"><text:s text:c="16"/>"streetName": "North street",</text:p>
      <text:p text:style-name="P696"><text:s text:c="16"/>"postalCode": 638183,</text:p>
      <text:p text:style-name="P696"><text:s text:c="16"/>"state": "Tamil Nadu",</text:p>
      <text:p text:style-name="P696"><text:s text:c="16"/>"country": "India"</text:p>
      <text:p text:style-name="P696"><text:s text:c="12"/>},</text:p>
      <text:p text:style-name="P696"><text:s text:c="12"/>"permanentAddress": {</text:p>
      <text:p text:style-name="P696"><text:s text:c="16"/>"addressId": 81,</text:p>
      <text:p text:style-name="P696"><text:s text:c="16"/>"doorNo": 1,</text:p>
      <text:p text:style-name="P696"><text:s text:c="16"/>"city": "Namakkal",</text:p>
      <text:p text:style-name="P696"><text:soft-page-break/><text:s text:c="16"/>"streetName": "North street",</text:p>
      <text:p text:style-name="P696"><text:s text:c="16"/>"postalCode": 638183,</text:p>
      <text:p text:style-name="P696"><text:s text:c="16"/>"state": "Tamil Nadu",</text:p>
      <text:p text:style-name="P696"><text:s text:c="16"/>"country": "India"</text:p>
      <text:p text:style-name="P696"><text:s text:c="12"/>},</text:p>
      <text:p text:style-name="P696"><text:s text:c="12"/>"createdBy": 1,</text:p>
      <text:p text:style-name="P696"><text:s text:c="12"/>"createdAt": "2023-05-11T13:40:04.000+00:00",</text:p>
      <text:p text:style-name="P696"><text:s text:c="12"/>"modifiedBy": 1,</text:p>
      <text:p text:style-name="P696"><text:s text:c="12"/>"adhaarPath": "/home/bassure/Downloads/Fileupload_Aws_s3 (1)/files/bbb (5th copy).jpg",</text:p>
      <text:p text:style-name="P696"><text:s text:c="12"/>"panPath": "/home/bassure/Downloads/Fileupload_Aws_s3 (1)/files/bbb (6th copy).jpg",</text:p>
      <text:p text:style-name="P696"><text:s text:c="12"/>"roles": [</text:p>
      <text:p text:style-name="P696"><text:s text:c="16"/>{</text:p>
      <text:p text:style-name="P696"><text:s text:c="20"/>"roleId": 5,</text:p>
      <text:p text:style-name="P696"><text:s text:c="20"/>"roleName": "Recruiter",</text:p>
      <text:p text:style-name="P696"><text:s text:c="20"/>"description": "recruite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]</text:p>
      <text:p text:style-name="P696"><text:s text:c="16"/>},</text:p>
      <text:p text:style-name="P696"><text:s text:c="16"/>{</text:p>
      <text:p text:style-name="P696"><text:s text:c="20"/>"roleId": 4,</text:p>
      <text:p text:style-name="P696"><text:s text:c="20"/>"roleName": "Interviewer",</text:p>
      <text:p text:style-name="P696"><text:s text:c="20"/>"description": "Interviewe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</text:p>
      <text:p text:style-name="P696"><text:s text:c="24"/>{</text:p>
      <text:p text:style-name="P696"><text:s text:c="28"/>"permissionId": 2,</text:p>
      <text:p text:style-name="P696"><text:s text:c="28"/>"permissionName": "cru"</text:p>
      <text:p text:style-name="P696"><text:s text:c="24"/>},</text:p>
      <text:p text:style-name="P696"><text:s text:c="24"/>{</text:p>
      <text:p text:style-name="P696"><text:s text:c="28"/>"permissionId": 2,</text:p>
      <text:p text:style-name="P696"><text:s text:c="28"/>"permissionName": "cru"</text:p>
      <text:p text:style-name="P696"><text:s text:c="24"/>}</text:p>
      <text:p text:style-name="P696"><text:s text:c="20"/>]</text:p>
      <text:p text:style-name="P696"><text:s text:c="16"/>},</text:p>
      <text:p text:style-name="P696"><text:s text:c="16"/>{</text:p>
      <text:p text:style-name="P696"><text:s text:c="20"/>"roleId": 2,</text:p>
      <text:p text:style-name="P696"><text:s text:c="20"/>"roleName": "hr",</text:p>
      <text:p text:style-name="P696"><text:s text:c="20"/>"description": "h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]</text:p>
      <text:p text:style-name="P696"><text:s text:c="16"/>},</text:p>
      <text:p text:style-name="P696"><text:s text:c="16"/>{</text:p>
      <text:p text:style-name="P696"><text:soft-page-break/><text:s text:c="20"/>"roleId": 5,</text:p>
      <text:p text:style-name="P696"><text:s text:c="20"/>"roleName": "Recruiter",</text:p>
      <text:p text:style-name="P696"><text:s text:c="20"/>"description": "recruite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]</text:p>
      <text:p text:style-name="P696"><text:s text:c="16"/>}</text:p>
      <text:p text:style-name="P696"><text:s text:c="12"/>],</text:p>
      <text:p text:style-name="P696"><text:s text:c="12"/>"designation": "Associate Consultant Trainee",</text:p>
      <text:p text:style-name="P696"><text:s text:c="12"/>"nationality": "Indian",</text:p>
      <text:p text:style-name="P696"><text:s text:c="12"/>"code": "EM000999",</text:p>
      <text:p text:style-name="P696"><text:s text:c="12"/>"status": "active"</text:p>
      <text:p text:style-name="P696"><text:s text:c="8"/>},</text:p>
      <text:p text:style-name="P696"><text:s text:c="8"/>{</text:p>
      <text:p text:style-name="P696"><text:s text:c="12"/>"employeeId": 7,</text:p>
      <text:p text:style-name="P696"><text:s text:c="12"/>"firstName": "mooza",</text:p>
      <text:p text:style-name="P696"><text:s text:c="12"/>"lastName": "N",</text:p>
      <text:p text:style-name="P696"><text:s text:c="12"/>"gender": "male",</text:p>
      <text:p text:style-name="P696"><text:s text:c="12"/>"maritalStatus": "married",</text:p>
      <text:p text:style-name="P696"><text:s text:c="12"/>"contactNumber": "9524523810",</text:p>
      <text:p text:style-name="P696"><text:s text:c="12"/>"email": "tamilnityanandham@gmail.com",</text:p>
      <text:p text:style-name="P696"><text:s text:c="12"/>"dateOfJoining": "2023-05-16",</text:p>
      <text:p text:style-name="P696"><text:s text:c="12"/>"bloodGroup": "A+",</text:p>
      <text:p text:style-name="P696"><text:s text:c="12"/>"dateOfBirth": "2023-05-05",</text:p>
      <text:p text:style-name="P696"><text:s text:c="12"/>"presentAddress": {</text:p>
      <text:p text:style-name="P696"><text:s text:c="16"/>"addressId": 58,</text:p>
      <text:p text:style-name="P696"><text:s text:c="16"/>"doorNo": 13,</text:p>
      <text:p text:style-name="P696"><text:s text:c="16"/>"city": "Namakkal",</text:p>
      <text:p text:style-name="P696"><text:s text:c="16"/>"streetName": "Tea sreet",</text:p>
      <text:p text:style-name="P696"><text:s text:c="16"/>"postalCode": 638183,</text:p>
      <text:p text:style-name="P696"><text:s text:c="16"/>"state": "Tamil Nadu",</text:p>
      <text:p text:style-name="P696"><text:s text:c="16"/>"country": "India"</text:p>
      <text:p text:style-name="P696"><text:s text:c="12"/>},</text:p>
      <text:p text:style-name="P696"><text:s text:c="12"/>"permanentAddress": {</text:p>
      <text:p text:style-name="P696"><text:s text:c="16"/>"addressId": 57,</text:p>
      <text:p text:style-name="P696"><text:s text:c="16"/>"doorNo": 13,</text:p>
      <text:p text:style-name="P696"><text:s text:c="16"/>"city": "Namakkal",</text:p>
      <text:p text:style-name="P696"><text:s text:c="16"/>"streetName": "Tea sreet",</text:p>
      <text:p text:style-name="P696"><text:s text:c="16"/>"postalCode": 638183,</text:p>
      <text:p text:style-name="P696"><text:s text:c="16"/>"state": "Tamil Nadu",</text:p>
      <text:p text:style-name="P696"><text:s text:c="16"/>"country": "India"</text:p>
      <text:p text:style-name="P696"><text:s text:c="12"/>},</text:p>
      <text:p text:style-name="P696"><text:s text:c="12"/>"createdBy": 1,</text:p>
      <text:p text:style-name="P696"><text:s text:c="12"/>"createdAt": "2023-05-09T14:03:45.000+00:00",</text:p>
      <text:p text:style-name="P696"><text:s text:c="12"/>"modifiedBy": 1,</text:p>
      <text:p text:style-name="P696"><text:s text:c="12"/>"adhaarPath": "/home/bassure/Downloads/Fileupload_Aws_s3 (1)/files/mo2023-4-9-13-56-32.jpeg",</text:p>
      <text:p text:style-name="P696"><text:s text:c="12"/>"panPath": "/home/bassure/Downloads/Fileupload_Aws_s3 (1)/files/vvvv.jpg",</text:p>
      <text:p text:style-name="P696"><text:s text:c="12"/>"roles": [</text:p>
      <text:p text:style-name="P696"><text:s text:c="16"/>{</text:p>
      <text:p text:style-name="P696"><text:s text:c="20"/>"roleId": 1,</text:p>
      <text:p text:style-name="P696"><text:s text:c="20"/>"roleName": "admin",</text:p>
      <text:p text:style-name="P696"><text:soft-page-break/><text:s text:c="20"/>"description": "admin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</text:p>
      <text:p text:style-name="P696"><text:s text:c="24"/>{</text:p>
      <text:p text:style-name="P696"><text:s text:c="28"/>"permissionId": 1,</text:p>
      <text:p text:style-name="P696"><text:s text:c="28"/>"permissionName": "crud"</text:p>
      <text:p text:style-name="P696"><text:s text:c="24"/>}</text:p>
      <text:p text:style-name="P696"><text:s text:c="20"/>]</text:p>
      <text:p text:style-name="P696"><text:s text:c="16"/>},</text:p>
      <text:p text:style-name="P696"><text:s text:c="16"/>{</text:p>
      <text:p text:style-name="P696"><text:s text:c="20"/>"roleId": 5,</text:p>
      <text:p text:style-name="P696"><text:s text:c="20"/>"roleName": "Recruiter",</text:p>
      <text:p text:style-name="P696"><text:s text:c="20"/>"description": "recruite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]</text:p>
      <text:p text:style-name="P696"><text:s text:c="16"/>}</text:p>
      <text:p text:style-name="P696"><text:s text:c="12"/>],</text:p>
      <text:p text:style-name="P696"><text:s text:c="12"/>"designation": "manager",</text:p>
      <text:p text:style-name="P696"><text:s text:c="12"/>"nationality": "Indian",</text:p>
      <text:p text:style-name="P696"><text:s text:c="12"/>"code": "EM0005",</text:p>
      <text:p text:style-name="P696"><text:s text:c="12"/>"status": "active"</text:p>
      <text:p text:style-name="P696"><text:s text:c="8"/>},</text:p>
      <text:p text:style-name="P696"><text:s text:c="8"/>{</text:p>
      <text:p text:style-name="P696"><text:s text:c="12"/>"employeeId": 55,</text:p>
      <text:p text:style-name="P696"><text:s text:c="12"/>"firstName": "Stephen",</text:p>
      <text:p text:style-name="P696"><text:s text:c="12"/>"lastName": "hawking",</text:p>
      <text:p text:style-name="P696"><text:s text:c="12"/>"gender": "male",</text:p>
      <text:p text:style-name="P696"><text:s text:c="12"/>"maritalStatus": "unmarried",</text:p>
      <text:p text:style-name="P696"><text:s text:c="12"/>"contactNumber": "+197867861634",</text:p>
      <text:p text:style-name="P696"><text:s text:c="12"/>"email": "rizwan@bassure.com",</text:p>
      <text:p text:style-name="P696"><text:s text:c="12"/>"dateOfJoining": "2023-12-31",</text:p>
      <text:p text:style-name="P696"><text:s text:c="12"/>"bloodGroup": "A+",</text:p>
      <text:p text:style-name="P696"><text:s text:c="12"/>"dateOfBirth": "1990-12-30",</text:p>
      <text:p text:style-name="P696"><text:s text:c="12"/>"presentAddress": {</text:p>
      <text:p text:style-name="P696"><text:s text:c="16"/>"addressId": 158,</text:p>
      <text:p text:style-name="P696"><text:s text:c="16"/>"doorNo": 12,</text:p>
      <text:p text:style-name="P696"><text:s text:c="16"/>"city": "assa",</text:p>
      <text:p text:style-name="P696"><text:s text:c="16"/>"streetName": "northmadras",</text:p>
      <text:p text:style-name="P696"><text:s text:c="16"/>"postalCode": 600096,</text:p>
      <text:p text:style-name="P696"><text:s text:c="16"/>"state": "sadsa",</text:p>
      <text:p text:style-name="P696"><text:s text:c="16"/>"country": "1"</text:p>
      <text:p text:style-name="P696"><text:s text:c="12"/>},</text:p>
      <text:p text:style-name="P696"><text:s text:c="12"/>"permanentAddress": {</text:p>
      <text:p text:style-name="P696"><text:s text:c="16"/>"addressId": 157,</text:p>
      <text:p text:style-name="P696"><text:s text:c="16"/>"doorNo": 12,</text:p>
      <text:p text:style-name="P696"><text:s text:c="16"/>"city": "assa",</text:p>
      <text:p text:style-name="P696"><text:s text:c="16"/>"streetName": "northmadras",</text:p>
      <text:p text:style-name="P696"><text:soft-page-break/><text:s text:c="16"/>"postalCode": 600096,</text:p>
      <text:p text:style-name="P696"><text:s text:c="16"/>"state": "sadsa",</text:p>
      <text:p text:style-name="P696"><text:s text:c="16"/>"country": "1"</text:p>
      <text:p text:style-name="P696"><text:s text:c="12"/>},</text:p>
      <text:p text:style-name="P696"><text:s text:c="12"/>"createdBy": 1,</text:p>
      <text:p text:style-name="P696"><text:s text:c="12"/>"createdAt": "2023-05-18T14:36:28.000+00:00",</text:p>
      <text:p text:style-name="P696"><text:s text:c="12"/>"modifiedBy": 1,</text:p>
      <text:p text:style-name="P696"><text:s text:c="12"/>"adhaarPath": "/home/bas200143/paths/we2023-4-18-13-32-53.jpeg",</text:p>
      <text:p text:style-name="P696"><text:s text:c="12"/>"panPath": "/home/bas200143/paths/we2023-4-18-13-33-2.jpeg",</text:p>
      <text:p text:style-name="P696"><text:s text:c="12"/>"roles": [</text:p>
      <text:p text:style-name="P696"><text:s text:c="16"/>{</text:p>
      <text:p text:style-name="P696"><text:s text:c="20"/>"roleId": 5,</text:p>
      <text:p text:style-name="P696"><text:s text:c="20"/>"roleName": "Recruiter",</text:p>
      <text:p text:style-name="P696"><text:s text:c="20"/>"description": "recruiter",</text:p>
      <text:p text:style-name="P696"><text:s text:c="20"/>"createdBy": 1,</text:p>
      <text:p text:style-name="P696"><text:s text:c="20"/>"createdAt": "2023-04-27T17:40:23.000+00:00",</text:p>
      <text:p text:style-name="P696"><text:s text:c="20"/>"modifiedBy": 1,</text:p>
      <text:p text:style-name="P696"><text:s text:c="20"/>"modifiedAt": "2023-04-27T17:40:23.000+00:00",</text:p>
      <text:p text:style-name="P696"><text:s text:c="20"/>"active": true,</text:p>
      <text:p text:style-name="P696"><text:s text:c="20"/>"permissions": []</text:p>
      <text:p text:style-name="P696"><text:s text:c="16"/>}</text:p>
      <text:p text:style-name="P696"><text:s text:c="12"/>],</text:p>
      <text:p text:style-name="P696"><text:s text:c="12"/>"designation": "devoloper",</text:p>
      <text:p text:style-name="P696"><text:s text:c="12"/>"nationality": "Indian",</text:p>
      <text:p text:style-name="P696"><text:s text:c="12"/>"code": "EM12987",</text:p>
      <text:p text:style-name="P696"><text:s text:c="12"/>"status": "active"</text:p>
      <text:p text:style-name="P696"><text:s text:c="8"/>}</text:p>
      <text:p text:style-name="P696"><text:s text:c="7"/></text:p>
      <text:p text:style-name="P696"><text:s text:c="4"/>]</text:p>
      <text:p text:style-name="P696">}</text:p>
      <text:p text:style-name="P705"/>
      <text:p text:style-name="P705"/>
      <text:h text:style-name="P760" text:outline-level="2"><text:bookmark-start text:name="__RefHeading___Toc12469_26538250351221"/><text:span text:style-name="T117">4.</text:span><text:span text:style-name="T165">1.</text:span><text:span text:style-name="T172">1</text:span><text:span text:style-name="T184">7</text:span><text:span text:style-name="T140">.</text:span><text:span text:style-name="T157">View </text:span><text:span text:style-name="T160">Profile</text:span><text:bookmark-end text:name="__RefHeading___Toc12469_26538250351221"/></text:h>
      <text:p text:style-name="P660"><text:span text:style-name="T119">The REST endpoint/path used to fetch </text:span><text:span text:style-name="T132">employee profile 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5" text:outline-level="2"><text:bookmark-start text:name="__RefHeading___Toc12471_26538250352221"/>Request:<text:bookmark-end text:name="__RefHeading___Toc12471_26538250352221"/></text:h>
      <text:p text:style-name="P268"/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564">API URL </text:p>
          </table:table-cell>
          <table:table-cell table:style-name="Table58.B1" office:value-type="string">
            <text:p text:style-name="P502"><text:span text:style-name="T143">https://&lt;&lt; BASE URL &gt;&gt;</text:span><text:span text:style-name="T83">/applicant-service/api/view-my-profile/{employeeId}</text:span></text:p>
          </table:table-cell>
        </table:table-row>
        <table:table-row table:style-name="Table58.2">
          <table:table-cell table:style-name="Table58.A1" office:value-type="string">
            <text:p text:style-name="P564">HTTPS Method </text:p>
          </table:table-cell>
          <table:table-cell table:style-name="Table58.B2" office:value-type="string">
            <text:p text:style-name="P468">GET</text:p>
          </table:table-cell>
        </table:table-row>
        <table:table-row table:style-name="Table58.2">
          <table:table-cell table:style-name="Table58.A1" office:value-type="string">
            <text:p text:style-name="P565">Req/Res Type </text:p>
          </table:table-cell>
          <table:table-cell table:style-name="Table58.B3" office:value-type="string">
            <text:p text:style-name="P242">application/json </text:p>
          </table:table-cell>
        </table:table-row>
      </table:table>
      <text:p text:style-name="P99"><text:line-break/><text:span text:style-name="T109">Headers:</text:span>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242"/>
          </table:table-cell>
          <table:table-cell table:style-name="Table59.A1" office:value-type="string">
            <text:p text:style-name="P242">: </text:p>
          </table:table-cell>
          <table:table-cell table:style-name="Table59.A1" office:value-type="string">
            <text:p text:style-name="P242"/>
          </table:table-cell>
        </table:table-row>
      </table:table>
      <text:h text:style-name="P659" text:outline-level="2"><text:soft-page-break/></text:h>
      <text:h text:style-name="P525" text:outline-level="2"><text:bookmark-start text:name="__RefHeading___Toc12473_26538250351221"/>Response:<text:bookmark-end text:name="__RefHeading___Toc12473_26538250351221"/></text:h>
      <text:p text:style-name="P311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column table:style-name="Table60.E"/>
        <table:table-header-rows>
          <table:table-row table:style-name="Table60.1">
            <table:table-cell table:style-name="Table60.A1" office:value-type="string">
              <text:p text:style-name="P622">Field</text:p>
            </table:table-cell>
            <table:table-cell table:style-name="Table60.A1" office:value-type="string">
              <text:p text:style-name="P622">Description</text:p>
            </table:table-cell>
            <table:table-cell table:style-name="Table60.A1" office:value-type="string">
              <text:p text:style-name="P622">Type</text:p>
            </table:table-cell>
            <table:table-cell table:style-name="Table60.A1" office:value-type="string">
              <text:p text:style-name="P622">Mandatory</text:p>
            </table:table-cell>
            <table:table-cell table:style-name="Table60.A1" office:value-type="string">
              <text:p text:style-name="P622">Length</text:p>
            </table:table-cell>
          </table:table-row>
        </table:table-header-rows>
        <table:table-row table:style-name="Table60.1">
          <table:table-cell table:style-name="Table60.A2" office:value-type="string">
            <text:p text:style-name="P375">code</text:p>
          </table:table-cell>
          <table:table-cell table:style-name="Table60.A2" office:value-type="string">
            <text:p text:style-name="P208"><text:span text:style-name="T158">Status</text:span> Code</text:p>
          </table:table-cell>
          <table:table-cell table:style-name="Table60.A2" office:value-type="string">
            <text:p text:style-name="P163">String</text:p>
          </table:table-cell>
          <table:table-cell table:style-name="Table60.A2" office:value-type="string">
            <text:p text:style-name="P334">Y</text:p>
          </table:table-cell>
          <table:table-cell table:style-name="Table60.A2" office:value-type="string">
            <text:p text:style-name="P449">4</text:p>
          </table:table-cell>
        </table:table-row>
        <table:table-row table:style-name="Table60.3">
          <table:table-cell table:style-name="Table60.A3" office:value-type="string">
            <text:p text:style-name="P375">value</text:p>
          </table:table-cell>
          <table:table-cell table:style-name="Table60.A3" office:value-type="string">
            <text:p text:style-name="P74"><text:span text:style-name="T59">Employee profile</text:span><text:span text:style-name="T57"> </text:span><text:span text:style-name="T143">screening Status</text:span></text:p>
          </table:table-cell>
          <table:table-cell table:style-name="Table60.A3" office:value-type="string">
            <text:p text:style-name="P334">String</text:p>
          </table:table-cell>
          <table:table-cell table:style-name="Table60.A3" office:value-type="string">
            <text:p text:style-name="P405">C</text:p>
          </table:table-cell>
          <table:table-cell table:style-name="Table60.A3" office:value-type="string">
            <text:p text:style-name="P334"/>
          </table:table-cell>
        </table:table-row>
        <table:table-row table:style-name="Table60.1">
          <table:table-cell table:style-name="Table60.A3" office:value-type="string">
            <text:p text:style-name="P375">error</text:p>
          </table:table-cell>
          <table:table-cell table:style-name="Table60.A3" office:value-type="string">
            <text:p text:style-name="P429">Error message</text:p>
          </table:table-cell>
          <table:table-cell table:style-name="Table60.A3" office:value-type="string">
            <text:p text:style-name="P334">String</text:p>
          </table:table-cell>
          <table:table-cell table:style-name="Table60.A3" office:value-type="string">
            <text:p text:style-name="P405">C</text:p>
          </table:table-cell>
          <table:table-cell table:style-name="Table60.A3" office:value-type="string">
            <text:p text:style-name="P334"/>
          </table:table-cell>
        </table:table-row>
      </table:table>
      <text:p text:style-name="P268"/>
      <text:p text:style-name="P311"/>
      <text:p text:style-name="P600">Sample Response:</text:p>
      <text:p text:style-name="P600"/>
      <text:p text:style-name="P268">{</text:p>
      <text:p text:style-name="P268"><text:s text:c="4"/>"statusCode": "2200",</text:p>
      <text:p text:style-name="P268"><text:s text:c="4"/>"value": {</text:p>
      <text:p text:style-name="P268"><text:s text:c="8"/>"employeeId": 13,</text:p>
      <text:p text:style-name="P268"><text:s text:c="8"/>"firstName": "Virat",</text:p>
      <text:p text:style-name="P268"><text:s text:c="8"/>"lastName": "Kholi",</text:p>
      <text:p text:style-name="P268"><text:s text:c="8"/>"gender": "male",</text:p>
      <text:p text:style-name="P268"><text:s text:c="8"/>"maritalStatus": "married",</text:p>
      <text:p text:style-name="P268"><text:s text:c="8"/>"contactNumber": "+919080911111",</text:p>
      <text:p text:style-name="P268"><text:s text:c="8"/>"email": "tamilnityanandham@gmail.com",</text:p>
      <text:p text:style-name="P268"><text:s text:c="8"/>"dateOfJoining": "2023-05-13",</text:p>
      <text:p text:style-name="P268"><text:s text:c="8"/>"bloodGroup": "A-",</text:p>
      <text:p text:style-name="P268"><text:s text:c="8"/>"dateOfBirth": "2000-05-01",</text:p>
      <text:p text:style-name="P268"><text:s text:c="8"/>"branchId": 1,</text:p>
      <text:p text:style-name="P268"><text:s text:c="8"/>"presentAddressId": {</text:p>
      <text:p text:style-name="P268"><text:s text:c="12"/>"addressId": 70,</text:p>
      <text:p text:style-name="P268"><text:s text:c="12"/>"doorNo": 1,</text:p>
      <text:p text:style-name="P268"><text:s text:c="12"/>"city": "Namakkal",</text:p>
      <text:p text:style-name="P268"><text:s text:c="12"/>"streetName": "North street",</text:p>
      <text:p text:style-name="P268"><text:s text:c="12"/>"postalCode": 638183,</text:p>
      <text:p text:style-name="P268"><text:s text:c="12"/>"state": "Tamil Nadu",</text:p>
      <text:p text:style-name="P268"><text:s text:c="12"/>"country": "India",</text:p>
      <text:p text:style-name="P268"><text:s text:c="12"/>"modifiedAt": null</text:p>
      <text:p text:style-name="P268"><text:s text:c="8"/>},</text:p>
      <text:p text:style-name="P268"><text:s text:c="8"/>"permanentAddressId": {</text:p>
      <text:p text:style-name="P268"><text:s text:c="12"/>"addressId": 69,</text:p>
      <text:p text:style-name="P268"><text:s text:c="12"/>"doorNo": 1,</text:p>
      <text:p text:style-name="P268"><text:s text:c="12"/>"city": "Namakkal",</text:p>
      <text:p text:style-name="P268"><text:s text:c="12"/>"streetName": "North street",</text:p>
      <text:p text:style-name="P268"><text:s text:c="12"/>"postalCode": 638183,</text:p>
      <text:p text:style-name="P268"><text:s text:c="12"/>"state": "Tamil Nadu",</text:p>
      <text:p text:style-name="P268"><text:s text:c="12"/>"country": "India",</text:p>
      <text:p text:style-name="P268"><text:s text:c="12"/>"modifiedAt": null</text:p>
      <text:p text:style-name="P268"><text:s text:c="8"/>},</text:p>
      <text:p text:style-name="P268"><text:s text:c="8"/>"createdBy": 1,</text:p>
      <text:p text:style-name="P268"><text:s text:c="8"/>"createdAt": null,</text:p>
      <text:p text:style-name="P268"><text:s text:c="8"/>"modifiedBy": 0,</text:p>
      <text:p text:style-name="P268"><text:s text:c="8"/>"modifiedAt": "2023-05-24T23:14:43.000+00:00",</text:p>
      <text:p text:style-name="P268"><text:s text:c="8"/>"adhaarPath": "/home/bassure/Downloads/Fileupload_Aws_s3 (1)/files/bbb (3rd copy).jpg",</text:p>
      <text:p text:style-name="P268"><text:s text:c="8"/>"panPath": "/home/bassure/Downloads/Fileupload_Aws_s3 (1)/files/bbb (4th copy).jpg",</text:p>
      <text:p text:style-name="P268"><text:s text:c="8"/>"roles": [</text:p>
      <text:p text:style-name="P268"><text:soft-page-break/><text:s text:c="12"/>{</text:p>
      <text:p text:style-name="P268"><text:s text:c="16"/>"roleId": 5,</text:p>
      <text:p text:style-name="P268"><text:s text:c="16"/>"roleName": "Recruiter",</text:p>
      <text:p text:style-name="P268"><text:s text:c="16"/>"description": "recruiter",</text:p>
      <text:p text:style-name="P268"><text:s text:c="16"/>"createdBy": 1,</text:p>
      <text:p text:style-name="P268"><text:s text:c="16"/>"createdAt": "2023-04-27T17:40:23.000+00:00",</text:p>
      <text:p text:style-name="P268"><text:s text:c="16"/>"modifiedBy": 1,</text:p>
      <text:p text:style-name="P268"><text:s text:c="16"/>"modifiedAt": "2023-04-27T17:40:23.000+00:00",</text:p>
      <text:p text:style-name="P268"><text:s text:c="16"/>"active": true,</text:p>
      <text:p text:style-name="P268"><text:s text:c="16"/>"permissions": []</text:p>
      <text:p text:style-name="P268"><text:s text:c="12"/>},</text:p>
      <text:p text:style-name="P268"><text:s text:c="12"/>{</text:p>
      <text:p text:style-name="P268"><text:s text:c="16"/>"roleId": 2,</text:p>
      <text:p text:style-name="P268"><text:s text:c="16"/>"roleName": "hr",</text:p>
      <text:p text:style-name="P268"><text:s text:c="16"/>"description": "hr",</text:p>
      <text:p text:style-name="P268"><text:s text:c="16"/>"createdBy": 1,</text:p>
      <text:p text:style-name="P268"><text:s text:c="16"/>"createdAt": "2023-04-27T17:40:23.000+00:00",</text:p>
      <text:p text:style-name="P268"><text:s text:c="16"/>"modifiedBy": 1,</text:p>
      <text:p text:style-name="P268"><text:s text:c="16"/>"modifiedAt": "2023-04-27T17:40:23.000+00:00",</text:p>
      <text:p text:style-name="P268"><text:s text:c="16"/>"active": true,</text:p>
      <text:p text:style-name="P268"><text:s text:c="16"/>"permissions": []</text:p>
      <text:p text:style-name="P268"><text:s text:c="12"/>}</text:p>
      <text:p text:style-name="P268"><text:s text:c="8"/>],</text:p>
      <text:p text:style-name="P268"><text:s text:c="8"/>"designation": "Associate Consultant",</text:p>
      <text:p text:style-name="P268"><text:s text:c="8"/>"nationality": "Indian",</text:p>
      <text:p text:style-name="P268"><text:s text:c="8"/>"status": "active",</text:p>
      <text:p text:style-name="P268"><text:s text:c="8"/>"code": "EM0009"</text:p>
      <text:p text:style-name="P268"><text:s text:c="4"/>},</text:p>
      <text:p text:style-name="P268"><text:s text:c="4"/>"errors": null</text:p>
      <text:p text:style-name="P268">}</text:p>
      <text:p text:style-name="P268">}</text:p>
      <text:h text:style-name="P761" text:outline-level="2"><text:bookmark-start text:name="__RefHeading___Toc12469_26538250351222"/><text:span text:style-name="T117">4.</text:span><text:span text:style-name="T165">1.</text:span><text:span text:style-name="T172">1</text:span><text:span text:style-name="T184">8</text:span><text:span text:style-name="T140">.</text:span><text:span text:style-name="T157">View </text:span><text:span text:style-name="T161">Scheduler By Job</text:span><text:bookmark-end text:name="__RefHeading___Toc12469_26538250351222"/></text:h>
      <text:p text:style-name="P676"><text:span text:style-name="T119">The REST endpoint/path used to fetch list </text:span><text:span text:style-name="T120">of</text:span><text:span text:style-name="T119"> </text:span><text:span text:style-name="T133">scheduler by job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6" text:outline-level="2"><text:bookmark-start text:name="__RefHeading___Toc12471_26538250352222"/>Request:<text:bookmark-end text:name="__RefHeading___Toc12471_26538250352222"/></text:h>
      <text:p text:style-name="P601"/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566">API URL </text:p>
          </table:table-cell>
          <table:table-cell table:style-name="Table61.B1" office:value-type="string">
            <text:p text:style-name="P52"><text:span text:style-name="T143">https://&lt;&lt; BASE URL &gt;&gt;</text:span><text:span text:style-name="T83">/applicant-service/api/view-scheduler-details/{</text:span><text:span text:style-name="T84">jobi</text:span><text:span text:style-name="T83">d}</text:span></text:p>
          </table:table-cell>
        </table:table-row>
        <table:table-row table:style-name="Table61.2">
          <table:table-cell table:style-name="Table61.A1" office:value-type="string">
            <text:p text:style-name="P566">HTTPS Method </text:p>
          </table:table-cell>
          <table:table-cell table:style-name="Table61.B2" office:value-type="string">
            <text:p text:style-name="P469">GET</text:p>
          </table:table-cell>
        </table:table-row>
        <table:table-row table:style-name="Table61.2">
          <table:table-cell table:style-name="Table61.A1" office:value-type="string">
            <text:p text:style-name="P567">Req/Res Type </text:p>
          </table:table-cell>
          <table:table-cell table:style-name="Table61.B3" office:value-type="string">
            <text:p text:style-name="P243">application/json </text:p>
          </table:table-cell>
        </table:table-row>
      </table:table>
      <text:p text:style-name="P100"><text:line-break/><text:span text:style-name="T109">Headers:</text:span>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243"/>
          </table:table-cell>
          <table:table-cell table:style-name="Table62.A1" office:value-type="string">
            <text:p text:style-name="P243">: </text:p>
          </table:table-cell>
          <table:table-cell table:style-name="Table62.A1" office:value-type="string">
            <text:p text:style-name="P243"/>
          </table:table-cell>
        </table:table-row>
      </table:table>
      <text:h text:style-name="P114" text:outline-level="2"/>
      <text:p text:style-name="P115"/>
      <text:h text:style-name="P526" text:outline-level="2"><text:bookmark-start text:name="__RefHeading___Toc12473_26538250351222"/><text:soft-page-break/>Response:<text:bookmark-end text:name="__RefHeading___Toc12473_26538250351222"/></text:h>
      <text:p text:style-name="P312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header-rows>
          <table:table-row table:style-name="Table63.1">
            <table:table-cell table:style-name="Table63.A1" office:value-type="string">
              <text:p text:style-name="P623">Field</text:p>
            </table:table-cell>
            <table:table-cell table:style-name="Table63.A1" office:value-type="string">
              <text:p text:style-name="P623">Description</text:p>
            </table:table-cell>
            <table:table-cell table:style-name="Table63.A1" office:value-type="string">
              <text:p text:style-name="P623">Type</text:p>
            </table:table-cell>
            <table:table-cell table:style-name="Table63.A1" office:value-type="string">
              <text:p text:style-name="P623">Mandatory</text:p>
            </table:table-cell>
            <table:table-cell table:style-name="Table63.A1" office:value-type="string">
              <text:p text:style-name="P623">Length</text:p>
            </table:table-cell>
          </table:table-row>
        </table:table-header-rows>
        <table:table-row table:style-name="Table63.1">
          <table:table-cell table:style-name="Table63.A2" office:value-type="string">
            <text:p text:style-name="P376">code</text:p>
          </table:table-cell>
          <table:table-cell table:style-name="Table63.A2" office:value-type="string">
            <text:p text:style-name="P209"><text:span text:style-name="T158">Status</text:span> Code</text:p>
          </table:table-cell>
          <table:table-cell table:style-name="Table63.A2" office:value-type="string">
            <text:p text:style-name="P164">String</text:p>
          </table:table-cell>
          <table:table-cell table:style-name="Table63.A2" office:value-type="string">
            <text:p text:style-name="P335">Y</text:p>
          </table:table-cell>
          <table:table-cell table:style-name="Table63.A2" office:value-type="string">
            <text:p text:style-name="P450">4</text:p>
          </table:table-cell>
        </table:table-row>
        <table:table-row table:style-name="Table63.3">
          <table:table-cell table:style-name="Table63.A3" office:value-type="string">
            <text:p text:style-name="P376">value</text:p>
          </table:table-cell>
          <table:table-cell table:style-name="Table63.A3" office:value-type="string">
            <text:p text:style-name="P75"><text:span text:style-name="T60">scheduler by job</text:span><text:span text:style-name="T57"> </text:span><text:span text:style-name="T143">screening Status</text:span></text:p>
          </table:table-cell>
          <table:table-cell table:style-name="Table63.A3" office:value-type="string">
            <text:p text:style-name="P335">String</text:p>
          </table:table-cell>
          <table:table-cell table:style-name="Table63.A3" office:value-type="string">
            <text:p text:style-name="P406">C</text:p>
          </table:table-cell>
          <table:table-cell table:style-name="Table63.A3" office:value-type="string">
            <text:p text:style-name="P335"/>
          </table:table-cell>
        </table:table-row>
        <table:table-row table:style-name="Table63.1">
          <table:table-cell table:style-name="Table63.A3" office:value-type="string">
            <text:p text:style-name="P376">error</text:p>
          </table:table-cell>
          <table:table-cell table:style-name="Table63.A3" office:value-type="string">
            <text:p text:style-name="P430">Error message</text:p>
          </table:table-cell>
          <table:table-cell table:style-name="Table63.A3" office:value-type="string">
            <text:p text:style-name="P335">String</text:p>
          </table:table-cell>
          <table:table-cell table:style-name="Table63.A3" office:value-type="string">
            <text:p text:style-name="P406">C</text:p>
          </table:table-cell>
          <table:table-cell table:style-name="Table63.A3" office:value-type="string">
            <text:p text:style-name="P335"/>
          </table:table-cell>
        </table:table-row>
      </table:table>
      <text:p text:style-name="P269"/>
      <text:p text:style-name="P312"/>
      <text:p text:style-name="P606">Sample Response:</text:p>
      <text:p text:style-name="P707">{</text:p>
      <text:p text:style-name="P494">"statusCode": "2200",</text:p>
      <text:p text:style-name="P494">"value": {</text:p>
      <text:p text:style-name="P494">"jobPost": {</text:p>
      <text:p text:style-name="P494">"id": 8,</text:p>
      <text:p text:style-name="P494">"title": "Junior Java Developer",</text:p>
      <text:p text:style-name="P494">"description": "some text",</text:p>
      <text:p text:style-name="P494">"experience": "0-1",</text:p>
      <text:p text:style-name="P494">"noOfVaccancies": 18,</text:p>
      <text:p text:style-name="P494">"type": "FULLTIME",</text:p>
      <text:p text:style-name="P494">"status": "OPEN",</text:p>
      <text:p text:style-name="P494">"location": "chennai",</text:p>
      <text:p text:style-name="P494">"openDate": "2023-06-10",</text:p>
      <text:p text:style-name="P494">"closeDate": "2023-06-23",</text:p>
      <text:p text:style-name="P494">"modifiedBy": 1,</text:p>
      <text:p text:style-name="P494">"modifiedAt": "2023-06-08T10:05:27.000+00:00",</text:p>
      <text:p text:style-name="P494">"skills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</text:p>
      <text:p text:style-name="P494">],</text:p>
      <text:p text:style-name="P494">"jobRecruiters": [</text:p>
      <text:p text:style-name="P494">{</text:p>
      <text:p text:style-name="P494">"id": 5,</text:p>
      <text:p text:style-name="P494">"recruiterId": 13,</text:p>
      <text:p text:style-name="P494">"assignedCounts": 6,</text:p>
      <text:p text:style-name="P494">"status": "OPEN",</text:p>
      <text:p text:style-name="P494">"recuriterDetails": {</text:p>
      <text:p text:style-name="P494">"employeeId": 13,</text:p>
      <text:p text:style-name="P494">"firstName": "Virat",</text:p>
      <text:p text:style-name="P494">"lastName": "Kholi",</text:p>
      <text:p text:style-name="P494">"gender": "male",</text:p>
      <text:p text:style-name="P494">"maritalStatus": "married",</text:p>
      <text:p text:style-name="P494">"contactNumber": "+919080911111",</text:p>
      <text:p text:style-name="P494">"email": "tamilnityanandham@gmail.com",</text:p>
      <text:p text:style-name="P494">"dateOfJoining": "2023-05-13",</text:p>
      <text:p text:style-name="P494">"bloodGroup": "A-",</text:p>
      <text:p text:style-name="P494">"dateOfBirth": "2000-05-01",</text:p>
      <text:p text:style-name="P494">"branchId": 1,</text:p>
      <text:p text:style-name="P494">"presentAddressId": {</text:p>
      <text:p text:style-name="P494">"addressId": 70,</text:p>
      <text:p text:style-name="P494">"doorNo": 1,</text:p>
      <text:p text:style-name="P494">"city": "Namakkal",</text:p>
      <text:p text:style-name="P494">"streetName": "North street",</text:p>
      <text:p text:style-name="P494">"postalCode": 638183,</text:p>
      <text:p text:style-name="P494">"state": "Tamil Nadu",</text:p>
      <text:p text:style-name="P494"><text:soft-page-break/>"country": "India"</text:p>
      <text:p text:style-name="P494">},</text:p>
      <text:p text:style-name="P494">"permanentAddressId": {</text:p>
      <text:p text:style-name="P494">"addressId": 69,</text:p>
      <text:p text:style-name="P494">"doorNo": 1,</text:p>
      <text:p text:style-name="P494">"city": "Namakkal",</text:p>
      <text:p text:style-name="P494">"streetName": "North street",</text:p>
      <text:p text:style-name="P494">"postalCode": 638183,</text:p>
      <text:p text:style-name="P494">"state": "Tamil Nadu",</text:p>
      <text:p text:style-name="P494">"country": "India"</text:p>
      <text:p text:style-name="P494">},</text:p>
      <text:p text:style-name="P494">"createdBy": 1,</text:p>
      <text:p text:style-name="P494">"modifiedBy": 0,</text:p>
      <text:p text:style-name="P494">"modifiedAt": "2023-05-24T23:14:43.000+00:00",</text:p>
      <text:p text:style-name="P494">"adhaarPath": "/home/bassure/Downloads/Fileupload_Aws_s3 (1)/files/bbb (3rd copy).jpg",</text:p>
      <text:p text:style-name="P494">"panPath": "/home/bassure/Downloads/Fileupload_Aws_s3 (1)/files/bbb (4th copy).jpg",</text:p>
      <text:p text:style-name="P494">"roles": [</text:p>
      <text:p text:style-name="P494"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,</text:p>
      <text:p text:style-name="P494">{</text:p>
      <text:p text:style-name="P494">"roleId": 2,</text:p>
      <text:p text:style-name="P494">"roleName": "hr",</text:p>
      <text:p text:style-name="P494">"description": "h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</text:p>
      <text:p text:style-name="P494">],</text:p>
      <text:p text:style-name="P494">"designation": "Associate Consultant",</text:p>
      <text:p text:style-name="P494">"nationality": "Indian",</text:p>
      <text:p text:style-name="P494">"status": "active",</text:p>
      <text:p text:style-name="P494">"code": "EM0009"</text:p>
      <text:p text:style-name="P494">}</text:p>
      <text:p text:style-name="P494">},</text:p>
      <text:p text:style-name="P494">{</text:p>
      <text:p text:style-name="P494">"id": 6,</text:p>
      <text:p text:style-name="P494">"recruiterId": 55,</text:p>
      <text:p text:style-name="P494">"assignedCounts": 6,</text:p>
      <text:p text:style-name="P494">"status": "OPEN",</text:p>
      <text:p text:style-name="P494">"recuriterDetails": {</text:p>
      <text:p text:style-name="P494">"employeeId": 55,</text:p>
      <text:p text:style-name="P494">"firstName": "Stephen",</text:p>
      <text:p text:style-name="P494">"lastName": "hawking",</text:p>
      <text:p text:style-name="P494">"gender": "male",</text:p>
      <text:p text:style-name="P494">"maritalStatus": "unmarried",</text:p>
      <text:p text:style-name="P494">"contactNumber": "+197867861634",</text:p>
      <text:p text:style-name="P494">"email": "rizwan@bassure.com",</text:p>
      <text:p text:style-name="P494">"dateOfJoining": "2023-12-31",</text:p>
      <text:p text:style-name="P494"><text:soft-page-break/>"bloodGroup": "A+",</text:p>
      <text:p text:style-name="P494">"dateOfBirth": "1990-12-30",</text:p>
      <text:p text:style-name="P494">"branchId": 1,</text:p>
      <text:p text:style-name="P494">"presentAddressId": {</text:p>
      <text:p text:style-name="P494">"addressId": 158,</text:p>
      <text:p text:style-name="P494">"doorNo": 12,</text:p>
      <text:p text:style-name="P494">"city": "assa",</text:p>
      <text:p text:style-name="P494">"streetName": "northmadras",</text:p>
      <text:p text:style-name="P494">"postalCode": 600096,</text:p>
      <text:p text:style-name="P494">"state": "sadsa",</text:p>
      <text:p text:style-name="P494">"country": "1"</text:p>
      <text:p text:style-name="P494">},</text:p>
      <text:p text:style-name="P494">"permanentAddressId": {</text:p>
      <text:p text:style-name="P494">"addressId": 157,</text:p>
      <text:p text:style-name="P494">"doorNo": 12,</text:p>
      <text:p text:style-name="P494">"city": "assa",</text:p>
      <text:p text:style-name="P494">"streetName": "northmadras",</text:p>
      <text:p text:style-name="P494">"postalCode": 600096,</text:p>
      <text:p text:style-name="P494">"state": "sadsa",</text:p>
      <text:p text:style-name="P494">"country": "1"</text:p>
      <text:p text:style-name="P494">},</text:p>
      <text:p text:style-name="P494">"createdBy": 1,</text:p>
      <text:p text:style-name="P494">"createdAt": "2023-05-18T14:36:28.000+00:00",</text:p>
      <text:p text:style-name="P494">"modifiedBy": 1,</text:p>
      <text:p text:style-name="P494">"adhaarPath": "/home/bas200143/paths/we2023-4-18-13-32-53.jpeg",</text:p>
      <text:p text:style-name="P494">"panPath": "/home/bas200143/paths/we2023-4-18-13-33-2.jpeg",</text:p>
      <text:p text:style-name="P494">"roles": [</text:p>
      <text:p text:style-name="P494"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</text:p>
      <text:p text:style-name="P494">],</text:p>
      <text:p text:style-name="P494">"designation": "devoloper",</text:p>
      <text:p text:style-name="P494">"nationality": "Indian",</text:p>
      <text:p text:style-name="P494">"status": "active",</text:p>
      <text:p text:style-name="P494">"code": "EM12987"</text:p>
      <text:p text:style-name="P494">}</text:p>
      <text:p text:style-name="P494">},</text:p>
      <text:p text:style-name="P494">{</text:p>
      <text:p text:style-name="P494">"id": 11,</text:p>
      <text:p text:style-name="P494">"recruiterId": 56,</text:p>
      <text:p text:style-name="P494">"assignedCounts": 6,</text:p>
      <text:p text:style-name="P494">"status": "OPEN",</text:p>
      <text:p text:style-name="P494">"recuriterDetails": {</text:p>
      <text:p text:style-name="P494">"employeeId": 56,</text:p>
      <text:p text:style-name="P494">"firstName": "Ellon",</text:p>
      <text:p text:style-name="P494">"lastName": "Musk",</text:p>
      <text:p text:style-name="P494">"gender": "male",</text:p>
      <text:p text:style-name="P494">"maritalStatus": "unmarried",</text:p>
      <text:p text:style-name="P494">"contactNumber": "+1978678616343",</text:p>
      <text:p text:style-name="P494">"email": "harishbassure@gmail.com",</text:p>
      <text:p text:style-name="P494">"dateOfJoining": "2023-05-06",</text:p>
      <text:p text:style-name="P494">"bloodGroup": "A-",</text:p>
      <text:p text:style-name="P494"><text:soft-page-break/>"dateOfBirth": "2001-05-05",</text:p>
      <text:p text:style-name="P494">"branchId": 1,</text:p>
      <text:p text:style-name="P494">"presentAddressId": {</text:p>
      <text:p text:style-name="P494">"addressId": 160,</text:p>
      <text:p text:style-name="P494">"doorNo": 12,</text:p>
      <text:p text:style-name="P494">"city": "wadsa",</text:p>
      <text:p text:style-name="P494">"streetName": "csa",</text:p>
      <text:p text:style-name="P494">"postalCode": 600096,</text:p>
      <text:p text:style-name="P494">"state": "saas",</text:p>
      <text:p text:style-name="P494">"country": "sas"</text:p>
      <text:p text:style-name="P494">},</text:p>
      <text:p text:style-name="P494">"permanentAddressId": {</text:p>
      <text:p text:style-name="P494">"addressId": 159,</text:p>
      <text:p text:style-name="P494">"doorNo": 12,</text:p>
      <text:p text:style-name="P494">"city": "wadsa",</text:p>
      <text:p text:style-name="P494">"streetName": "csa",</text:p>
      <text:p text:style-name="P494">"postalCode": 600096,</text:p>
      <text:p text:style-name="P494">"state": "saas",</text:p>
      <text:p text:style-name="P494">"country": "sas"</text:p>
      <text:p text:style-name="P494">},</text:p>
      <text:p text:style-name="P494">"createdBy": 1,</text:p>
      <text:p text:style-name="P494">"createdAt": "2023-05-18T15:52:40.000+00:00",</text:p>
      <text:p text:style-name="P494">"modifiedBy": 1,</text:p>
      <text:p text:style-name="P494">"adhaarPath": "/home/bas200143/paths/jkjmnmm2023-4-18-15-23-29.jpeg",</text:p>
      <text:p text:style-name="P494">"panPath": "/home/bas200143/paths/jkjmnmm2023-4-18-15-23-43.jpeg",</text:p>
      <text:p text:style-name="P494">"roles": [</text:p>
      <text:p text:style-name="P494"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</text:p>
      <text:p text:style-name="P494">],</text:p>
      <text:p text:style-name="P494">"designation": "ssaa",</text:p>
      <text:p text:style-name="P494">"nationality": "Indian",</text:p>
      <text:p text:style-name="P494">"status": "active",</text:p>
      <text:p text:style-name="P494">"code": "EM23334"</text:p>
      <text:p text:style-name="P494">}</text:p>
      <text:p text:style-name="P494">}</text:p>
      <text:p text:style-name="P494">]</text:p>
      <text:p text:style-name="P494">},</text:p>
      <text:p text:style-name="P494">"applicantDetails": []</text:p>
      <text:p text:style-name="P494">}</text:p>
      <text:p text:style-name="P494">}</text:p>
      <text:h text:style-name="P762" text:outline-level="2"/>
      <text:p text:style-name="P763"/>
      <text:h text:style-name="P762" text:outline-level="2"><text:bookmark-start text:name="__RefHeading___Toc12469_265382503512221"/><text:soft-page-break/><text:span text:style-name="T117">4.</text:span><text:span text:style-name="T165">1.</text:span><text:span text:style-name="T184">19</text:span><text:span text:style-name="T140">.</text:span><text:span text:style-name="T157">View </text:span><text:span text:style-name="T161">Scheduler By </text:span><text:span text:style-name="T164">Branch Id</text:span><text:bookmark-end text:name="__RefHeading___Toc12469_265382503512221"/></text:h>
      <text:p text:style-name="P677"><text:span text:style-name="T119">The REST endpoint/path used to fetch list </text:span><text:span text:style-name="T120">of</text:span><text:span text:style-name="T119"> </text:span><text:span text:style-name="T133">scheduler by </text:span><text:span text:style-name="T134">branch</text:span><text:span text:style-name="T119">. This path contains a </text:span><text:span text:style-name="T123">GET</text:span><text:span text:style-name="T122"> </text:span><text:span text:style-name="T119">operation to perform the list task, respectively</text:span></text:p>
      <text:h text:style-name="P717" text:outline-level="2"><text:bookmark-start text:name="__RefHeading___Toc12471_265382503522221"/>Request:<text:bookmark-end text:name="__RefHeading___Toc12471_265382503522221"/></text:h>
      <text:p text:style-name="P270"/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568">API URL </text:p>
          </table:table-cell>
          <table:table-cell table:style-name="Table64.B1" office:value-type="string">
            <text:p text:style-name="P53"><text:span text:style-name="T143">https://&lt;&lt; BASE URL &gt;&gt;</text:span><text:span text:style-name="T83">/applicant-service/api/view-recuriter-by-branchId/{branchId}</text:span></text:p>
          </table:table-cell>
        </table:table-row>
        <table:table-row table:style-name="Table64.2">
          <table:table-cell table:style-name="Table64.A1" office:value-type="string">
            <text:p text:style-name="P568">HTTPS Method </text:p>
          </table:table-cell>
          <table:table-cell table:style-name="Table64.B2" office:value-type="string">
            <text:p text:style-name="P470">GET</text:p>
          </table:table-cell>
        </table:table-row>
        <table:table-row table:style-name="Table64.2">
          <table:table-cell table:style-name="Table64.A1" office:value-type="string">
            <text:p text:style-name="P569">Req/Res Type </text:p>
          </table:table-cell>
          <table:table-cell table:style-name="Table64.B3" office:value-type="string">
            <text:p text:style-name="P244">application/json </text:p>
          </table:table-cell>
        </table:table-row>
      </table:table>
      <text:p text:style-name="P101"><text:line-break/><text:span text:style-name="T109">Headers:</text:span>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244"/>
          </table:table-cell>
          <table:table-cell table:style-name="Table65.A1" office:value-type="string">
            <text:p text:style-name="P244">: </text:p>
          </table:table-cell>
          <table:table-cell table:style-name="Table65.A1" office:value-type="string">
            <text:p text:style-name="P244"/>
          </table:table-cell>
        </table:table-row>
      </table:table>
      <text:h text:style-name="P641" text:outline-level="2"><text:bookmark-start text:name="__RefHeading___Toc12473_265382503512221"/>Response:<text:bookmark-end text:name="__RefHeading___Toc12473_265382503512221"/></text:h>
      <text:p text:style-name="P313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header-rows>
          <table:table-row table:style-name="Table66.1">
            <table:table-cell table:style-name="Table66.A1" office:value-type="string">
              <text:p text:style-name="P624">Field</text:p>
            </table:table-cell>
            <table:table-cell table:style-name="Table66.A1" office:value-type="string">
              <text:p text:style-name="P624">Description</text:p>
            </table:table-cell>
            <table:table-cell table:style-name="Table66.A1" office:value-type="string">
              <text:p text:style-name="P624">Type</text:p>
            </table:table-cell>
            <table:table-cell table:style-name="Table66.A1" office:value-type="string">
              <text:p text:style-name="P624">Mandatory</text:p>
            </table:table-cell>
            <table:table-cell table:style-name="Table66.A1" office:value-type="string">
              <text:p text:style-name="P624">Length</text:p>
            </table:table-cell>
          </table:table-row>
        </table:table-header-rows>
        <table:table-row table:style-name="Table66.1">
          <table:table-cell table:style-name="Table66.A2" office:value-type="string">
            <text:p text:style-name="P377">code</text:p>
          </table:table-cell>
          <table:table-cell table:style-name="Table66.A2" office:value-type="string">
            <text:p text:style-name="P210"><text:span text:style-name="T158">Status</text:span> Code</text:p>
          </table:table-cell>
          <table:table-cell table:style-name="Table66.A2" office:value-type="string">
            <text:p text:style-name="P165">String</text:p>
          </table:table-cell>
          <table:table-cell table:style-name="Table66.A2" office:value-type="string">
            <text:p text:style-name="P336">Y</text:p>
          </table:table-cell>
          <table:table-cell table:style-name="Table66.A2" office:value-type="string">
            <text:p text:style-name="P451">4</text:p>
          </table:table-cell>
        </table:table-row>
        <table:table-row table:style-name="Table66.3">
          <table:table-cell table:style-name="Table66.A3" office:value-type="string">
            <text:p text:style-name="P377">value</text:p>
          </table:table-cell>
          <table:table-cell table:style-name="Table66.A3" office:value-type="string">
            <text:p text:style-name="P76"><text:span text:style-name="T60">scheduler by </text:span><text:span text:style-name="T61">branch</text:span><text:span text:style-name="T57"> </text:span><text:span text:style-name="T143">screening Status</text:span></text:p>
          </table:table-cell>
          <table:table-cell table:style-name="Table66.A3" office:value-type="string">
            <text:p text:style-name="P336">String</text:p>
          </table:table-cell>
          <table:table-cell table:style-name="Table66.A3" office:value-type="string">
            <text:p text:style-name="P407">C</text:p>
          </table:table-cell>
          <table:table-cell table:style-name="Table66.A3" office:value-type="string">
            <text:p text:style-name="P336"/>
          </table:table-cell>
        </table:table-row>
        <table:table-row table:style-name="Table66.1">
          <table:table-cell table:style-name="Table66.A3" office:value-type="string">
            <text:p text:style-name="P377">error</text:p>
          </table:table-cell>
          <table:table-cell table:style-name="Table66.A3" office:value-type="string">
            <text:p text:style-name="P431">Error message</text:p>
          </table:table-cell>
          <table:table-cell table:style-name="Table66.A3" office:value-type="string">
            <text:p text:style-name="P336">String</text:p>
          </table:table-cell>
          <table:table-cell table:style-name="Table66.A3" office:value-type="string">
            <text:p text:style-name="P407">C</text:p>
          </table:table-cell>
          <table:table-cell table:style-name="Table66.A3" office:value-type="string">
            <text:p text:style-name="P336"/>
          </table:table-cell>
        </table:table-row>
      </table:table>
      <text:p text:style-name="P270"/>
      <text:p text:style-name="P602"/>
      <text:p text:style-name="P606">Sample Response:</text:p>
      <text:p text:style-name="P707">{</text:p>
      <text:p text:style-name="P494">"statusCode": "2200",</text:p>
      <text:p text:style-name="P494">"value": [</text:p>
      <text:p text:style-name="P494">{</text:p>
      <text:p text:style-name="P494">"employeeId": 19,</text:p>
      <text:p text:style-name="P494">"firstName": "krisna",</text:p>
      <text:p text:style-name="P494">"lastName": "msd",</text:p>
      <text:p text:style-name="P494">"gender": "male",</text:p>
      <text:p text:style-name="P494">"maritalStatus": "married",</text:p>
      <text:p text:style-name="P494">"contactNumber": "+919080911113",</text:p>
      <text:p text:style-name="P494">"email": "tamilnityanandham@gmail.com",</text:p>
      <text:p text:style-name="P494">"dateOfJoining": "2023-05-13",</text:p>
      <text:p text:style-name="P494">"bloodGroup": "A-",</text:p>
      <text:p text:style-name="P494">"dateOfBirth": "2023-05-01",</text:p>
      <text:p text:style-name="P494">"presentAddress": {</text:p>
      <text:p text:style-name="P494">"addressId": 82,</text:p>
      <text:p text:style-name="P494">"doorNo": 1,</text:p>
      <text:p text:style-name="P494">"city": "Namakkal",</text:p>
      <text:p text:style-name="P494">"streetName": "North street",</text:p>
      <text:p text:style-name="P494">"postalCode": 638183,</text:p>
      <text:p text:style-name="P494">"state": "Tamil Nadu",</text:p>
      <text:p text:style-name="P494">"country": "India"</text:p>
      <text:p text:style-name="P494">},</text:p>
      <text:p text:style-name="P494">"permanentAddress": {</text:p>
      <text:p text:style-name="P494">"addressId": 81,</text:p>
      <text:p text:style-name="P494">"doorNo": 1,</text:p>
      <text:p text:style-name="P494">"city": "Namakkal",</text:p>
      <text:p text:style-name="P494">"streetName": "North street",</text:p>
      <text:p text:style-name="P494">"postalCode": 638183,</text:p>
      <text:p text:style-name="P494"><text:soft-page-break/>"state": "Tamil Nadu",</text:p>
      <text:p text:style-name="P494">"country": "India"</text:p>
      <text:p text:style-name="P494">},</text:p>
      <text:p text:style-name="P494">"createdBy": 1,</text:p>
      <text:p text:style-name="P494">"createdAt": "2023-05-11T13:40:04.000+00:00",</text:p>
      <text:p text:style-name="P494">"modifiedBy": 1,</text:p>
      <text:p text:style-name="P494">"adhaarPath": "/home/bassure/Downloads/Fileupload_Aws_s3 (1)/files/bbb (5th copy).jpg",</text:p>
      <text:p text:style-name="P494">"panPath": "/home/bassure/Downloads/Fileupload_Aws_s3 (1)/files/bbb (6th copy).jpg",</text:p>
      <text:p text:style-name="P494">"roles": [</text:p>
      <text:p text:style-name="P494"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,</text:p>
      <text:p text:style-name="P494">{</text:p>
      <text:p text:style-name="P494">"roleId": 4,</text:p>
      <text:p text:style-name="P494">"roleName": "Interviewer",</text:p>
      <text:p text:style-name="P494">"description": "Interview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</text:p>
      <text:p text:style-name="P494">{</text:p>
      <text:p text:style-name="P494">"permissionId": 2,</text:p>
      <text:p text:style-name="P494">"permissionName": "cru"</text:p>
      <text:p text:style-name="P494">},</text:p>
      <text:p text:style-name="P494">{</text:p>
      <text:p text:style-name="P494">"permissionId": 2,</text:p>
      <text:p text:style-name="P494">"permissionName": "cru"</text:p>
      <text:p text:style-name="P494">}</text:p>
      <text:p text:style-name="P494">]</text:p>
      <text:p text:style-name="P494">},</text:p>
      <text:p text:style-name="P494">{</text:p>
      <text:p text:style-name="P494">"roleId": 2,</text:p>
      <text:p text:style-name="P494">"roleName": "hr",</text:p>
      <text:p text:style-name="P494">"description": "h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,</text:p>
      <text:p text:style-name="P494"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<text:soft-page-break/>"permissions": []</text:p>
      <text:p text:style-name="P494">}</text:p>
      <text:p text:style-name="P494">],</text:p>
      <text:p text:style-name="P494">"designation": "Associate Consultant Trainee",</text:p>
      <text:p text:style-name="P494">"nationality": "Indian",</text:p>
      <text:p text:style-name="P494">"code": "EM000999",</text:p>
      <text:p text:style-name="P494">"status": "active"</text:p>
      <text:p text:style-name="P494">},</text:p>
      <text:p text:style-name="P494">{</text:p>
      <text:p text:style-name="P494">"employeeId": 7,</text:p>
      <text:p text:style-name="P494">"firstName": "mooza",</text:p>
      <text:p text:style-name="P494">"lastName": "N",</text:p>
      <text:p text:style-name="P494">"gender": "male",</text:p>
      <text:p text:style-name="P494">"maritalStatus": "married",</text:p>
      <text:p text:style-name="P494">"contactNumber": "9524523810",</text:p>
      <text:p text:style-name="P494">"email": "tamilnityanandham@gmail.com",</text:p>
      <text:p text:style-name="P494">"dateOfJoining": "2023-05-16",</text:p>
      <text:p text:style-name="P494">"bloodGroup": "A+",</text:p>
      <text:p text:style-name="P494">"dateOfBirth": "2023-05-05",</text:p>
      <text:p text:style-name="P494">"presentAddress": {</text:p>
      <text:p text:style-name="P494">"addressId": 58,</text:p>
      <text:p text:style-name="P494">"doorNo": 13,</text:p>
      <text:p text:style-name="P494">"city": "Namakkal",</text:p>
      <text:p text:style-name="P494">"streetName": "Tea sreet",</text:p>
      <text:p text:style-name="P494">"postalCode": 638183,</text:p>
      <text:p text:style-name="P494">"state": "Tamil Nadu",</text:p>
      <text:p text:style-name="P494">"country": "India"</text:p>
      <text:p text:style-name="P494">},</text:p>
      <text:p text:style-name="P494">"permanentAddress": {</text:p>
      <text:p text:style-name="P494">"addressId": 57,</text:p>
      <text:p text:style-name="P494">"doorNo": 13,</text:p>
      <text:p text:style-name="P494">"city": "Namakkal",</text:p>
      <text:p text:style-name="P494">"streetName": "Tea sreet",</text:p>
      <text:p text:style-name="P494">"postalCode": 638183,</text:p>
      <text:p text:style-name="P494">"state": "Tamil Nadu",</text:p>
      <text:p text:style-name="P494">"country": "India"</text:p>
      <text:p text:style-name="P494">},</text:p>
      <text:p text:style-name="P494">"createdBy": 1,</text:p>
      <text:p text:style-name="P494">"createdAt": "2023-05-09T14:03:45.000+00:00",</text:p>
      <text:p text:style-name="P494">"modifiedBy": 1,</text:p>
      <text:p text:style-name="P494">"adhaarPath": "/home/bassure/Downloads/Fileupload_Aws_s3 (1)/files/mo2023-4-9-13-56-32.jpeg",</text:p>
      <text:p text:style-name="P494">"panPath": "/home/bassure/Downloads/Fileupload_Aws_s3 (1)/files/vvvv.jpg",</text:p>
      <text:p text:style-name="P494">"roles": [</text:p>
      <text:p text:style-name="P494">{</text:p>
      <text:p text:style-name="P494">"roleId": 1,</text:p>
      <text:p text:style-name="P494">"roleName": "admin",</text:p>
      <text:p text:style-name="P494">"description": "admin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</text:p>
      <text:p text:style-name="P494">{</text:p>
      <text:p text:style-name="P494">"permissionId": 1,</text:p>
      <text:p text:style-name="P494">"permissionName": "crud"</text:p>
      <text:p text:style-name="P494">}</text:p>
      <text:p text:style-name="P494">]</text:p>
      <text:p text:style-name="P494">},</text:p>
      <text:p text:style-name="P494"><text:soft-page-break/>{</text:p>
      <text:p text:style-name="P494">"roleId": 5,</text:p>
      <text:p text:style-name="P494">"roleName": "Recruiter",</text:p>
      <text:p text:style-name="P494">"description": "recruiter",</text:p>
      <text:p text:style-name="P494">"createdBy": 1,</text:p>
      <text:p text:style-name="P494">"createdAt": "2023-04-27T17:40:23.000+00:00",</text:p>
      <text:p text:style-name="P494">"modifiedBy": 1,</text:p>
      <text:p text:style-name="P494">"modifiedAt": "2023-04-27T17:40:23.000+00:00",</text:p>
      <text:p text:style-name="P494">"active": true,</text:p>
      <text:p text:style-name="P494">"permissions": []</text:p>
      <text:p text:style-name="P494">}</text:p>
      <text:p text:style-name="P494">],</text:p>
      <text:p text:style-name="P494">"designation": "manager",</text:p>
      <text:p text:style-name="P494">"nationality": "Indian",</text:p>
      <text:p text:style-name="P494">"code": "EM0005",</text:p>
      <text:p text:style-name="P494">"status": "active"</text:p>
      <text:p text:style-name="P494">}</text:p>
      <text:p text:style-name="P494">]</text:p>
      <text:p text:style-name="P494">}</text:p>
      <text:h text:style-name="P10" text:outline-level="1"><text:bookmark-start text:name="__RefHeading___Toc22459_855633048"/><text:span text:style-name="T2">4</text:span><text:span text:style-name="T1">.</text:span><text:span text:style-name="T3">1.</text:span><text:span text:style-name="T21">2</text:span><text:span text:style-name="T36">0</text:span><text:span text:style-name="T31">.</text:span><text:span text:style-name="T3">Add</text:span><text:span text:style-name="T1"> </text:span><text:span text:style-name="T32"><text:s/></text:span><text:span text:style-name="T33">Applicant</text:span><text:bookmark-end text:name="__RefHeading___Toc22459_855633048"/></text:h>
      <text:h text:style-name="P10" text:outline-level="1"><text:bookmark-start text:name="__RefHeading___Toc22461_855633048"/><text:span text:style-name="T65">The REST endpoint/path used to create zero or more </text:span><text:span text:style-name="T69">applicant</text:span><text:span text:style-name="T67"> </text:span><text:span text:style-name="T65">entities. This path contains a </text:span><text:span text:style-name="T67">P</text:span><text:span text:style-name="T68">OST</text:span><text:span text:style-name="T67"> </text:span><text:span text:style-name="T65">operation to perform the <text:s/>create tasks, respectively</text:span><text:bookmark-end text:name="__RefHeading___Toc22461_855633048"/></text:h>
      <text:p text:style-name="P726">Request: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570">API URL </text:p>
          </table:table-cell>
          <table:table-cell table:style-name="Table42.B1" office:value-type="string">
            <text:p text:style-name="P41"><text:span text:style-name="T143">https://&lt;&lt; BASE URL &gt;&gt;</text:span><text:span text:style-name="T82">/applicant-service/api/add-applicant</text:span></text:p>
          </table:table-cell>
        </table:table-row>
        <table:table-row table:style-name="Table42.2">
          <table:table-cell table:style-name="Table42.A1" office:value-type="string">
            <text:p text:style-name="P570">HTTPS Method </text:p>
          </table:table-cell>
          <table:table-cell table:style-name="Table42.B2" office:value-type="string">
            <text:p text:style-name="P254">POST </text:p>
          </table:table-cell>
        </table:table-row>
        <table:table-row table:style-name="Table42.2">
          <table:table-cell table:style-name="Table42.A1" office:value-type="string">
            <text:p text:style-name="P571">Req/Res Type </text:p>
          </table:table-cell>
          <table:table-cell table:style-name="Table42.B3" office:value-type="string">
            <text:p text:style-name="P254">application/json </text:p>
          </table:table-cell>
        </table:table-row>
      </table:table>
      <text:p text:style-name="P33"><text:line-break/><text:span text:style-name="T109">Headers: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254"/>
          </table:table-cell>
          <table:table-cell table:style-name="Table43.A1" office:value-type="string">
            <text:p text:style-name="P254">: </text:p>
          </table:table-cell>
          <table:table-cell table:style-name="Table43.A1" office:value-type="string">
            <text:p text:style-name="P254"/>
          </table:table-cell>
        </table:table-row>
      </table:table>
      <text:h text:style-name="P661" text:outline-level="2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 table:style-name="Table44.1">
            <table:table-cell table:style-name="Table44.A1" office:value-type="string">
              <text:p text:style-name="P625">Field</text:p>
            </table:table-cell>
            <table:table-cell table:style-name="Table44.A1" office:value-type="string">
              <text:p text:style-name="P625">Description</text:p>
            </table:table-cell>
            <table:table-cell table:style-name="Table44.A1" office:value-type="string">
              <text:p text:style-name="P625">Type</text:p>
            </table:table-cell>
            <table:table-cell table:style-name="Table44.A1" office:value-type="string">
              <text:p text:style-name="P625">Mandatory</text:p>
            </table:table-cell>
            <table:table-cell table:style-name="Table44.A1" office:value-type="string">
              <text:p text:style-name="P625">Length</text:p>
            </table:table-cell>
          </table:table-row>
        </table:table-header-rows>
        <table:table-row table:style-name="Table44.1">
          <table:table-cell table:style-name="Table44.A2" office:value-type="string">
            <text:p text:style-name="P788">applicantId</text:p>
          </table:table-cell>
          <table:table-cell table:style-name="Table44.A2" office:value-type="string">
            <text:p text:style-name="P791">applicantId</text:p>
          </table:table-cell>
          <table:table-cell table:style-name="Table44.A2" office:value-type="string">
            <text:p text:style-name="P471">Integer</text:p>
          </table:table-cell>
          <table:table-cell table:style-name="Table44.A2" office:value-type="string">
            <text:p text:style-name="P337">Y</text:p>
          </table:table-cell>
          <table:table-cell table:style-name="Table44.A2" office:value-type="string">
            <text:p text:style-name="P303"/>
          </table:table-cell>
        </table:table-row>
        <table:table-row table:style-name="Table44.3">
          <table:table-cell table:style-name="Table44.A3" office:value-type="string">
            <text:p text:style-name="P166">firstName</text:p>
          </table:table-cell>
          <table:table-cell table:style-name="Table44.A3" office:value-type="string">
            <text:p text:style-name="P140">firstName</text:p>
          </table:table-cell>
          <table:table-cell table:style-name="Table44.A3" office:value-type="string">
            <text:p text:style-name="P337">String</text:p>
          </table:table-cell>
          <table:table-cell table:style-name="Table44.A3" office:value-type="string">
            <text:p text:style-name="P227">Y</text:p>
          </table:table-cell>
          <table:table-cell table:style-name="Table44.A3" office:value-type="string">
            <text:p text:style-name="P337"/>
          </table:table-cell>
        </table:table-row>
        <table:table-row table:style-name="Table44.1">
          <table:table-cell table:style-name="Table44.A3" office:value-type="string">
            <text:p text:style-name="P166">middleName</text:p>
          </table:table-cell>
          <table:table-cell table:style-name="Table44.A3" office:value-type="string">
            <text:p text:style-name="P140">middleName</text:p>
          </table:table-cell>
          <table:table-cell table:style-name="Table44.A3" office:value-type="string">
            <text:p text:style-name="P337">String</text:p>
          </table:table-cell>
          <table:table-cell table:style-name="Table44.A3" office:value-type="string">
            <text:p text:style-name="P227">Y</text:p>
          </table:table-cell>
          <table:table-cell table:style-name="Table44.A3" office:value-type="string">
            <text:p text:style-name="P337"/>
          </table:table-cell>
        </table:table-row>
        <table:table-row table:style-name="Table44.1">
          <table:table-cell table:style-name="Table44.A2" office:value-type="string">
            <text:p text:style-name="P166">lastName</text:p>
          </table:table-cell>
          <table:table-cell table:style-name="Table44.A2" office:value-type="string">
            <text:p text:style-name="P140">lastName</text:p>
          </table:table-cell>
          <table:table-cell table:style-name="Table44.A2" office:value-type="string">
            <text:p text:style-name="P166">String</text:p>
          </table:table-cell>
          <table:table-cell table:style-name="Table44.A2" office:value-type="string">
            <text:p text:style-name="P227">Y</text:p>
          </table:table-cell>
          <table:table-cell table:style-name="Table44.A2" office:value-type="string">
            <text:p text:style-name="P303"/>
          </table:table-cell>
        </table:table-row>
        <table:table-row table:style-name="Table44.6">
          <table:table-cell table:style-name="Table44.A2" office:value-type="string">
            <text:p text:style-name="P166">emai<text:span text:style-name="T173">l</text:span></text:p>
          </table:table-cell>
          <table:table-cell table:style-name="Table44.A2" office:value-type="string">
            <text:p text:style-name="P140">emai<text:span text:style-name="T173">l</text:span></text:p>
          </table:table-cell>
          <table:table-cell table:style-name="Table44.A2" office:value-type="string">
            <text:p text:style-name="P133">String</text:p>
          </table:table-cell>
          <table:table-cell table:style-name="Table44.A2" office:value-type="string">
            <text:p text:style-name="P337">Y</text:p>
          </table:table-cell>
          <table:table-cell table:style-name="Table44.A2" office:value-type="string">
            <text:p text:style-name="P303"/>
          </table:table-cell>
        </table:table-row>
        <table:table-row table:style-name="Table44.1">
          <table:table-cell table:style-name="Table44.A3" office:value-type="string">
            <text:p text:style-name="P166">contactNo</text:p>
          </table:table-cell>
          <table:table-cell table:style-name="Table44.A3" office:value-type="string">
            <text:p text:style-name="P140">contactNo</text:p>
          </table:table-cell>
          <table:table-cell table:style-name="Table44.A3" office:value-type="string">
            <text:p text:style-name="P133">String</text:p>
          </table:table-cell>
          <table:table-cell table:style-name="Table44.A3" office:value-type="string">
            <text:p text:style-name="P192">Y</text:p>
          </table:table-cell>
          <table:table-cell table:style-name="Table44.A3" office:value-type="string">
            <text:p text:style-name="P352"/>
          </table:table-cell>
        </table:table-row>
        <table:table-row table:style-name="Table44.1">
          <table:table-cell table:style-name="Table44.A2" office:value-type="string">
            <text:p text:style-name="P192">applicantStatus</text:p>
          </table:table-cell>
          <table:table-cell table:style-name="Table44.A2" office:value-type="string">
            <text:p text:style-name="P179">applicantStatus</text:p>
          </table:table-cell>
          <table:table-cell table:style-name="Table44.A2" office:value-type="string">
            <text:p text:style-name="P133">String</text:p>
          </table:table-cell>
          <table:table-cell table:style-name="Table44.A2" office:value-type="string">
            <text:p text:style-name="P337">Y</text:p>
          </table:table-cell>
          <table:table-cell table:style-name="Table44.A2" office:value-type="string">
            <text:p text:style-name="P337"/>
          </table:table-cell>
        </table:table-row>
        <table:table-row table:style-name="Table44.1">
          <table:table-cell table:style-name="Table44.A3" office:value-type="string">
            <text:p text:style-name="P166">applicantflag</text:p>
          </table:table-cell>
          <table:table-cell table:style-name="Table44.A3" office:value-type="string">
            <text:p text:style-name="P140">applicantflag</text:p>
          </table:table-cell>
          <table:table-cell table:style-name="Table44.A3" office:value-type="string">
            <text:p text:style-name="P471">Integer</text:p>
          </table:table-cell>
          <table:table-cell table:style-name="Table44.A3" office:value-type="string">
            <text:p text:style-name="P192">Y</text:p>
          </table:table-cell>
          <table:table-cell table:style-name="Table44.A3" office:value-type="string">
            <text:p text:style-name="P337"/>
          </table:table-cell>
        </table:table-row>
      </table:table>
      <text:h text:style-name="P527" text:outline-level="2"><text:bookmark-start text:name="__RefHeading___Toc12447_26538250354"/>Response:<text:bookmark-end text:name="__RefHeading___Toc12447_26538250354"/></text:h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header-rows>
          <table:table-row table:style-name="Table45.1">
            <table:table-cell table:style-name="Table45.A1" office:value-type="string">
              <text:p text:style-name="P625">Field</text:p>
            </table:table-cell>
            <table:table-cell table:style-name="Table45.A1" office:value-type="string">
              <text:p text:style-name="P625">Description</text:p>
            </table:table-cell>
            <table:table-cell table:style-name="Table45.A1" office:value-type="string">
              <text:p text:style-name="P625">Type</text:p>
            </table:table-cell>
            <table:table-cell table:style-name="Table45.A1" office:value-type="string">
              <text:p text:style-name="P625">Mandatory</text:p>
            </table:table-cell>
            <table:table-cell table:style-name="Table45.A1" office:value-type="string">
              <text:p text:style-name="P625">Length</text:p>
            </table:table-cell>
          </table:table-row>
        </table:table-header-rows>
        <table:table-row table:style-name="Table45.1">
          <table:table-cell table:style-name="Table45.A2" office:value-type="string">
            <text:p text:style-name="P378">code</text:p>
          </table:table-cell>
          <table:table-cell table:style-name="Table45.A2" office:value-type="string">
            <text:p text:style-name="P211"><text:span text:style-name="T169">Status </text:span>Code</text:p>
          </table:table-cell>
          <table:table-cell table:style-name="Table45.A2" office:value-type="string">
            <text:p text:style-name="P166">String</text:p>
          </table:table-cell>
          <table:table-cell table:style-name="Table45.A2" office:value-type="string">
            <text:p text:style-name="P337">Y</text:p>
          </table:table-cell>
          <table:table-cell table:style-name="Table45.A2" office:value-type="string">
            <text:p text:style-name="P378">4</text:p>
          </table:table-cell>
        </table:table-row>
        <table:table-row table:style-name="Table45.3">
          <table:table-cell table:style-name="Table45.A3" office:value-type="string">
            <text:p text:style-name="P378">value</text:p>
          </table:table-cell>
          <table:table-cell table:style-name="Table45.A3" office:value-type="string">
            <text:p text:style-name="P391">screening Status</text:p>
          </table:table-cell>
          <table:table-cell table:style-name="Table45.A3" office:value-type="string">
            <text:p text:style-name="P337">String</text:p>
          </table:table-cell>
          <table:table-cell table:style-name="Table45.A3" office:value-type="string">
            <text:p text:style-name="P408">C</text:p>
          </table:table-cell>
          <table:table-cell table:style-name="Table45.A3" office:value-type="string">
            <text:p text:style-name="P337"/>
          </table:table-cell>
        </table:table-row>
        <table:table-row table:style-name="Table45.1">
          <table:table-cell table:style-name="Table45.A3" office:value-type="string">
            <text:p text:style-name="P378">error</text:p>
          </table:table-cell>
          <table:table-cell table:style-name="Table45.A3" office:value-type="string">
            <text:p text:style-name="P432">Error message</text:p>
          </table:table-cell>
          <table:table-cell table:style-name="Table45.A3" office:value-type="string">
            <text:p text:style-name="P337">String</text:p>
          </table:table-cell>
          <table:table-cell table:style-name="Table45.A3" office:value-type="string">
            <text:p text:style-name="P408">C</text:p>
          </table:table-cell>
          <table:table-cell table:style-name="Table45.A3" office:value-type="string">
            <text:p text:style-name="P337"/>
          </table:table-cell>
        </table:table-row>
      </table:table>
      <text:h text:style-name="P510" text:outline-level="2"><text:bookmark-start text:name="__RefHeading___Toc12449_26538250353"/><text:soft-page-break/>Sample Request Body:<text:bookmark-end text:name="__RefHeading___Toc12449_26538250353"/></text:h>
      <text:p text:style-name="P32"/>
      <text:p text:style-name="P314">{</text:p>
      <text:p text:style-name="P314"><text:s text:c="4"/>"applicantId": 57,</text:p>
      <text:p text:style-name="P314"><text:s text:c="4"/>"firstName": "some text",</text:p>
      <text:p text:style-name="P314"><text:s text:c="4"/>"middleName": "some text",</text:p>
      <text:p text:style-name="P314"><text:s text:c="4"/>"lastName": "some text",</text:p>
      <text:p text:style-name="P314"><text:s text:c="4"/>"email": "some text",</text:p>
      <text:p text:style-name="P314"><text:s text:c="4"/>"contactNo": "some text",</text:p>
      <text:p text:style-name="P314"><text:s text:c="4"/>"applicantStatus": "HIRED",</text:p>
      <text:p text:style-name="P314"><text:s text:c="4"/>"applicantFlag": 19</text:p>
      <text:p text:style-name="P314">}</text:p>
      <text:p text:style-name="P528"/>
      <text:p text:style-name="P271"><text:span text:style-name="T108">Sample Response</text:span>:</text:p>
      <text:p text:style-name="P271">{</text:p>
      <text:p text:style-name="P271"><text:s text:c="4"/>"statuscode": "2200",</text:p>
      <text:p text:style-name="P271"><text:s text:c="4"/>"value": "added successfully",</text:p>
      <text:p text:style-name="P271"><text:s text:c="4"/>"errors": "null"</text:p>
      <text:p text:style-name="P706">}</text:p>
      <text:p text:style-name="P703"/>
      <text:h text:style-name="P776" text:outline-level="1"><text:bookmark-start text:name="__RefHeading___Toc12445_265382503521"/><text:span text:style-name="T94">4</text:span><text:span text:style-name="T93">.</text:span><text:span text:style-name="T95">1.</text:span><text:span text:style-name="T100">2</text:span><text:span text:style-name="T107">1</text:span><text:span text:style-name="T96">.</text:span><text:span text:style-name="T95">Add</text:span><text:span text:style-name="T93"> </text:span><text:span text:style-name="T99">Applicant deatils</text:span><text:bookmark-end text:name="__RefHeading___Toc12445_265382503521"/></text:h>
      <text:h text:style-name="P31" text:outline-level="1"><text:bookmark-start text:name="__RefHeading___Toc13177_265382503521"/><text:span text:style-name="T47">The REST endpoint/path used to create zero or more </text:span><text:span text:style-name="T62">applicant details</text:span><text:span text:style-name="T52"> </text:span><text:span text:style-name="T47">entities. This path contains a </text:span><text:span text:style-name="T52">P</text:span><text:span text:style-name="T53">OST</text:span><text:span text:style-name="T52"> </text:span><text:span text:style-name="T47">operation to perform the <text:s/>create tasks, respectively</text:span><text:bookmark-end text:name="__RefHeading___Toc13177_265382503521"/></text:h>
      <text:p text:style-name="P739"/>
      <text:p text:style-name="P726">Request:</text:p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570">API URL </text:p>
          </table:table-cell>
          <table:table-cell table:style-name="Table67.B1" office:value-type="string">
            <text:p text:style-name="P41"><text:span text:style-name="T143">https://&lt;&lt; BASE URL &gt;&gt;</text:span><text:span text:style-name="T83">/applicant-service/api/add-applicant-details</text:span></text:p>
          </table:table-cell>
        </table:table-row>
        <table:table-row table:style-name="Table67.2">
          <table:table-cell table:style-name="Table67.A1" office:value-type="string">
            <text:p text:style-name="P570">HTTPS Method </text:p>
          </table:table-cell>
          <table:table-cell table:style-name="Table67.B2" office:value-type="string">
            <text:p text:style-name="P254">POST </text:p>
          </table:table-cell>
        </table:table-row>
        <table:table-row table:style-name="Table67.2">
          <table:table-cell table:style-name="Table67.A1" office:value-type="string">
            <text:p text:style-name="P571">Req/Res Type </text:p>
          </table:table-cell>
          <table:table-cell table:style-name="Table67.B3" office:value-type="string">
            <text:p text:style-name="P254">application/json </text:p>
          </table:table-cell>
        </table:table-row>
      </table:table>
      <text:p text:style-name="P33"><text:line-break/><text:span text:style-name="T109">Headers: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254"/>
          </table:table-cell>
          <table:table-cell table:style-name="Table68.A1" office:value-type="string">
            <text:p text:style-name="P254">: </text:p>
          </table:table-cell>
          <table:table-cell table:style-name="Table68.A1" office:value-type="string">
            <text:p text:style-name="P254"/>
          </table:table-cell>
        </table:table-row>
      </table:table>
      <text:h text:style-name="P661" text:outline-level="2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header-rows>
          <table:table-row table:style-name="Table69.1">
            <table:table-cell table:style-name="Table69.A1" office:value-type="string">
              <text:p text:style-name="P625">Field</text:p>
            </table:table-cell>
            <table:table-cell table:style-name="Table69.A1" office:value-type="string">
              <text:p text:style-name="P625">Description</text:p>
            </table:table-cell>
            <table:table-cell table:style-name="Table69.A1" office:value-type="string">
              <text:p text:style-name="P625">Type</text:p>
            </table:table-cell>
            <table:table-cell table:style-name="Table69.A1" office:value-type="string">
              <text:p text:style-name="P625">Mandatory</text:p>
            </table:table-cell>
            <table:table-cell table:style-name="Table69.A1" office:value-type="string">
              <text:p text:style-name="P625">Length</text:p>
            </table:table-cell>
          </table:table-row>
        </table:table-header-rows>
        <table:table-row table:style-name="Table69.1">
          <table:table-cell table:style-name="Table69.A2" office:value-type="string">
            <text:p text:style-name="P788">applicantId</text:p>
          </table:table-cell>
          <table:table-cell table:style-name="Table69.A2" office:value-type="string">
            <text:p text:style-name="P791">applicantId</text:p>
          </table:table-cell>
          <table:table-cell table:style-name="Table69.A2" office:value-type="string">
            <text:p text:style-name="P471">Integer</text:p>
          </table:table-cell>
          <table:table-cell table:style-name="Table69.A2" office:value-type="string">
            <text:p text:style-name="P337">Y</text:p>
          </table:table-cell>
          <table:table-cell table:style-name="Table69.A2" office:value-type="string">
            <text:p text:style-name="P303"/>
          </table:table-cell>
        </table:table-row>
        <table:table-row table:style-name="Table69.3">
          <table:table-cell table:style-name="Table69.A3" office:value-type="string">
            <text:p text:style-name="P166">firstName</text:p>
          </table:table-cell>
          <table:table-cell table:style-name="Table69.A3" office:value-type="string">
            <text:p text:style-name="P140">firstName</text:p>
          </table:table-cell>
          <table:table-cell table:style-name="Table69.A3" office:value-type="string">
            <text:p text:style-name="P337">String</text:p>
          </table:table-cell>
          <table:table-cell table:style-name="Table69.A3" office:value-type="string">
            <text:p text:style-name="P227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middleName</text:p>
          </table:table-cell>
          <table:table-cell table:style-name="Table69.A3" office:value-type="string">
            <text:p text:style-name="P140">middleName</text:p>
          </table:table-cell>
          <table:table-cell table:style-name="Table69.A3" office:value-type="string">
            <text:p text:style-name="P337">String</text:p>
          </table:table-cell>
          <table:table-cell table:style-name="Table69.A3" office:value-type="string">
            <text:p text:style-name="P227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2" office:value-type="string">
            <text:p text:style-name="P166">lastName</text:p>
          </table:table-cell>
          <table:table-cell table:style-name="Table69.A2" office:value-type="string">
            <text:p text:style-name="P140">lastName</text:p>
          </table:table-cell>
          <table:table-cell table:style-name="Table69.A2" office:value-type="string">
            <text:p text:style-name="P166">String</text:p>
          </table:table-cell>
          <table:table-cell table:style-name="Table69.A2" office:value-type="string">
            <text:p text:style-name="P227">Y</text:p>
          </table:table-cell>
          <table:table-cell table:style-name="Table69.A2" office:value-type="string">
            <text:p text:style-name="P303"/>
          </table:table-cell>
        </table:table-row>
        <table:table-row table:style-name="Table69.6">
          <table:table-cell table:style-name="Table69.A2" office:value-type="string">
            <text:p text:style-name="P166">emai<text:span text:style-name="T173">l</text:span></text:p>
          </table:table-cell>
          <table:table-cell table:style-name="Table69.A2" office:value-type="string">
            <text:p text:style-name="P140">emai<text:span text:style-name="T173">l</text:span></text:p>
          </table:table-cell>
          <table:table-cell table:style-name="Table69.A2" office:value-type="string">
            <text:p text:style-name="P133">String</text:p>
          </table:table-cell>
          <table:table-cell table:style-name="Table69.A2" office:value-type="string">
            <text:p text:style-name="P337">Y</text:p>
          </table:table-cell>
          <table:table-cell table:style-name="Table69.A2" office:value-type="string">
            <text:p text:style-name="P303"/>
          </table:table-cell>
        </table:table-row>
        <table:table-row table:style-name="Table69.1">
          <table:table-cell table:style-name="Table69.A3" office:value-type="string">
            <text:p text:style-name="P166">contactNo</text:p>
          </table:table-cell>
          <table:table-cell table:style-name="Table69.A3" office:value-type="string">
            <text:p text:style-name="P140">contactNo</text:p>
          </table:table-cell>
          <table:table-cell table:style-name="Table69.A3" office:value-type="string">
            <text:p text:style-name="P133">String</text:p>
          </table:table-cell>
          <table:table-cell table:style-name="Table69.A3" office:value-type="string">
            <text:p text:style-name="P192">Y</text:p>
          </table:table-cell>
          <table:table-cell table:style-name="Table69.A3" office:value-type="string">
            <text:p text:style-name="P352"/>
          </table:table-cell>
        </table:table-row>
        <table:table-row table:style-name="Table69.1">
          <table:table-cell table:style-name="Table69.A2" office:value-type="string">
            <text:p text:style-name="P192">applicantStatus</text:p>
          </table:table-cell>
          <table:table-cell table:style-name="Table69.A2" office:value-type="string">
            <text:p text:style-name="P179">applicantStatus</text:p>
          </table:table-cell>
          <table:table-cell table:style-name="Table69.A2" office:value-type="string">
            <text:p text:style-name="P133">String</text:p>
          </table:table-cell>
          <table:table-cell table:style-name="Table69.A2" office:value-type="string">
            <text:p text:style-name="P337">Y</text:p>
          </table:table-cell>
          <table:table-cell table:style-name="Table69.A2" office:value-type="string">
            <text:p text:style-name="P337"/>
          </table:table-cell>
        </table:table-row>
        <table:table-row table:style-name="Table69.9">
          <table:table-cell table:style-name="Table69.A3" office:value-type="string">
            <text:p text:style-name="P166">applicantDetailsId</text:p>
          </table:table-cell>
          <table:table-cell table:style-name="Table69.A3" office:value-type="string">
            <text:p text:style-name="P140">applicantDetailsId</text:p>
          </table:table-cell>
          <table:table-cell table:style-name="Table69.A3" office:value-type="string">
            <text:p text:style-name="P471">Integer</text:p>
          </table:table-cell>
          <table:table-cell table:style-name="Table69.A3" office:value-type="string">
            <text:p text:style-name="P192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dateOfBirth</text:p>
          </table:table-cell>
          <table:table-cell table:style-name="Table69.A3" office:value-type="string">
            <text:p text:style-name="P140">dateOfBirth</text:p>
          </table:table-cell>
          <table:table-cell table:style-name="Table69.A3" office:value-type="string">
            <text:p text:style-name="P475">DateY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addedBy</text:p>
          </table:table-cell>
          <table:table-cell table:style-name="Table69.A3" office:value-type="string">
            <text:p text:style-name="P140">addedBy</text:p>
          </table:table-cell>
          <table:table-cell table:style-name="Table69.A3" office:value-type="string">
            <text:p text:style-name="P472">Integer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addedAt</text:p>
          </table:table-cell>
          <table:table-cell table:style-name="Table69.A3" office:value-type="string">
            <text:p text:style-name="P140">addedAt</text:p>
          </table:table-cell>
          <table:table-cell table:style-name="Table69.A3" office:value-type="string">
            <text:p text:style-name="P475">Date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currentCtc</text:p>
          </table:table-cell>
          <table:table-cell table:style-name="Table69.A3" office:value-type="string">
            <text:p text:style-name="P140">currentCtc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ext:soft-page-break/>
        <table:table-row table:style-name="Table69.1">
          <table:table-cell table:style-name="Table69.A3" office:value-type="string">
            <text:p text:style-name="P166">expectedCtc</text:p>
          </table:table-cell>
          <table:table-cell table:style-name="Table69.A3" office:value-type="string">
            <text:p text:style-name="P140">expectedCtc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reasonForChange</text:p>
          </table:table-cell>
          <table:table-cell table:style-name="Table69.A3" office:value-type="string">
            <text:p text:style-name="P140">reasonForChange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6">
          <table:table-cell table:style-name="Table69.A3" office:value-type="string">
            <text:p text:style-name="P166">holdingOffer</text:p>
          </table:table-cell>
          <table:table-cell table:style-name="Table69.A3" office:value-type="string">
            <text:p text:style-name="P140">holdingOffer</text:p>
          </table:table-cell>
          <table:table-cell table:style-name="Table69.A3" office:value-type="string">
            <text:p text:style-name="P475">Boolean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6">
          <table:table-cell table:style-name="Table69.A3" office:value-type="string">
            <text:p text:style-name="P166">maritalStatus</text:p>
          </table:table-cell>
          <table:table-cell table:style-name="Table69.A3" office:value-type="string">
            <text:p text:style-name="P140">maritalStatus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6">
          <table:table-cell table:style-name="Table69.A3" office:value-type="string">
            <text:p text:style-name="P166">resumePath</text:p>
          </table:table-cell>
          <table:table-cell table:style-name="Table69.A3" office:value-type="string">
            <text:p text:style-name="P140">resumePath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6">
          <table:table-cell table:style-name="Table69.A3" office:value-type="string">
            <text:p text:style-name="P166">yearOfExperience</text:p>
          </table:table-cell>
          <table:table-cell table:style-name="Table69.A3" office:value-type="string">
            <text:p text:style-name="P140">yearOfExperience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gender</text:p>
          </table:table-cell>
          <table:table-cell table:style-name="Table69.A3" office:value-type="string">
            <text:p text:style-name="P140">gender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ource</text:p>
          </table:table-cell>
          <table:table-cell table:style-name="Table69.A3" office:value-type="string">
            <text:p text:style-name="P140">source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currentCompany</text:p>
          </table:table-cell>
          <table:table-cell table:style-name="Table69.A3" office:value-type="string">
            <text:p text:style-name="P140">currentCompany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referenceBy</text:p>
          </table:table-cell>
          <table:table-cell table:style-name="Table69.A3" office:value-type="string">
            <text:p text:style-name="P140">referenceBy</text:p>
          </table:table-cell>
          <table:table-cell table:style-name="Table69.A3" office:value-type="string">
            <text:p text:style-name="P472">Integer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kill&gt;ApplicantSkill</text:p>
          </table:table-cell>
          <table:table-cell table:style-name="Table69.A3" office:value-type="string">
            <text:p text:style-name="P140">ApplicantSkill <text:span text:style-name="T174">of skill</text:span></text:p>
          </table:table-cell>
          <table:table-cell table:style-name="Table69.A3" office:value-type="string">
            <text:p text:style-name="P472">Integer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kill&gt;Name</text:p>
          </table:table-cell>
          <table:table-cell table:style-name="Table69.A3" office:value-type="string">
            <text:p text:style-name="P140">Name <text:span text:style-name="T174">of skill</text:span>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kill&gt;description</text:p>
          </table:table-cell>
          <table:table-cell table:style-name="Table69.A3" office:value-type="string">
            <text:p text:style-name="P140">Description <text:span text:style-name="T174">of skill</text:span>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addressId</text:p>
          </table:table-cell>
          <table:table-cell table:style-name="Table69.A3" office:value-type="string">
            <text:p text:style-name="P140">addressId</text:p>
          </table:table-cell>
          <table:table-cell table:style-name="Table69.A3" office:value-type="string">
            <text:p text:style-name="P475">Integer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doorNo</text:p>
          </table:table-cell>
          <table:table-cell table:style-name="Table69.A3" office:value-type="string">
            <text:p text:style-name="P140">doorNo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treet</text:p>
          </table:table-cell>
          <table:table-cell table:style-name="Table69.A3" office:value-type="string">
            <text:p text:style-name="P140">street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city</text:p>
          </table:table-cell>
          <table:table-cell table:style-name="Table69.A3" office:value-type="string">
            <text:p text:style-name="P140">city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state</text:p>
          </table:table-cell>
          <table:table-cell table:style-name="Table69.A3" office:value-type="string">
            <text:p text:style-name="P140">state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country</text:p>
          </table:table-cell>
          <table:table-cell table:style-name="Table69.A3" office:value-type="string">
            <text:p text:style-name="P140">country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pinCode</text:p>
          </table:table-cell>
          <table:table-cell table:style-name="Table69.A3" office:value-type="string">
            <text:p text:style-name="P140">pinCode</text:p>
          </table:table-cell>
          <table:table-cell table:style-name="Table69.A3" office:value-type="string">
            <text:p text:style-name="P134">String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  <table:table-row table:style-name="Table69.1">
          <table:table-cell table:style-name="Table69.A3" office:value-type="string">
            <text:p text:style-name="P166">applicantResponseId</text:p>
          </table:table-cell>
          <table:table-cell table:style-name="Table69.A3" office:value-type="string">
            <text:p text:style-name="P140">applicantResponseId</text:p>
          </table:table-cell>
          <table:table-cell table:style-name="Table69.A3" office:value-type="string">
            <text:p text:style-name="P475">Integer</text:p>
          </table:table-cell>
          <table:table-cell table:style-name="Table69.A3" office:value-type="string">
            <text:p text:style-name="P193">Y</text:p>
          </table:table-cell>
          <table:table-cell table:style-name="Table69.A3" office:value-type="string">
            <text:p text:style-name="P337"/>
          </table:table-cell>
        </table:table-row>
      </table:table>
      <text:h text:style-name="P527" text:outline-level="2"><text:bookmark-start text:name="__RefHeading___Toc12447_265382503541"/>Response:<text:bookmark-end text:name="__RefHeading___Toc12447_265382503541"/></text:h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header-rows>
          <table:table-row table:style-name="Table70.1">
            <table:table-cell table:style-name="Table70.A1" office:value-type="string">
              <text:p text:style-name="P625">Field</text:p>
            </table:table-cell>
            <table:table-cell table:style-name="Table70.A1" office:value-type="string">
              <text:p text:style-name="P625">Description</text:p>
            </table:table-cell>
            <table:table-cell table:style-name="Table70.A1" office:value-type="string">
              <text:p text:style-name="P625">Type</text:p>
            </table:table-cell>
            <table:table-cell table:style-name="Table70.A1" office:value-type="string">
              <text:p text:style-name="P625">Mandatory</text:p>
            </table:table-cell>
            <table:table-cell table:style-name="Table70.A1" office:value-type="string">
              <text:p text:style-name="P625">Length</text:p>
            </table:table-cell>
          </table:table-row>
        </table:table-header-rows>
        <table:table-row table:style-name="Table70.1">
          <table:table-cell table:style-name="Table70.A2" office:value-type="string">
            <text:p text:style-name="P378">code</text:p>
          </table:table-cell>
          <table:table-cell table:style-name="Table70.A2" office:value-type="string">
            <text:p text:style-name="P211"><text:span text:style-name="T169">Status </text:span>Code</text:p>
          </table:table-cell>
          <table:table-cell table:style-name="Table70.A2" office:value-type="string">
            <text:p text:style-name="P166">String</text:p>
          </table:table-cell>
          <table:table-cell table:style-name="Table70.A2" office:value-type="string">
            <text:p text:style-name="P337">Y</text:p>
          </table:table-cell>
          <table:table-cell table:style-name="Table70.A2" office:value-type="string">
            <text:p text:style-name="P378">4</text:p>
          </table:table-cell>
        </table:table-row>
        <table:table-row table:style-name="Table70.3">
          <table:table-cell table:style-name="Table70.A3" office:value-type="string">
            <text:p text:style-name="P378">value</text:p>
          </table:table-cell>
          <table:table-cell table:style-name="Table70.A3" office:value-type="string">
            <text:p text:style-name="P391">screening Status</text:p>
          </table:table-cell>
          <table:table-cell table:style-name="Table70.A3" office:value-type="string">
            <text:p text:style-name="P337">String</text:p>
          </table:table-cell>
          <table:table-cell table:style-name="Table70.A3" office:value-type="string">
            <text:p text:style-name="P408">C</text:p>
          </table:table-cell>
          <table:table-cell table:style-name="Table70.A3" office:value-type="string">
            <text:p text:style-name="P337"/>
          </table:table-cell>
        </table:table-row>
        <table:table-row table:style-name="Table70.1">
          <table:table-cell table:style-name="Table70.A3" office:value-type="string">
            <text:p text:style-name="P378">error</text:p>
          </table:table-cell>
          <table:table-cell table:style-name="Table70.A3" office:value-type="string">
            <text:p text:style-name="P432">Error message</text:p>
          </table:table-cell>
          <table:table-cell table:style-name="Table70.A3" office:value-type="string">
            <text:p text:style-name="P337">String</text:p>
          </table:table-cell>
          <table:table-cell table:style-name="Table70.A3" office:value-type="string">
            <text:p text:style-name="P408">C</text:p>
          </table:table-cell>
          <table:table-cell table:style-name="Table70.A3" office:value-type="string">
            <text:p text:style-name="P337"/>
          </table:table-cell>
        </table:table-row>
      </table:table>
      <text:h text:style-name="P510" text:outline-level="2"><text:bookmark-start text:name="__RefHeading___Toc12449_265382503531"/>Sample Request Body:<text:bookmark-end text:name="__RefHeading___Toc12449_265382503531"/></text:h>
      <text:p text:style-name="P314">{</text:p>
      <text:p text:style-name="P314"><text:s text:c="4"/>"applicantId": 55,</text:p>
      <text:p text:style-name="P314"><text:s text:c="4"/>"firstName": "some text",</text:p>
      <text:p text:style-name="P314"><text:s text:c="4"/>"middleName": "some text",</text:p>
      <text:p text:style-name="P314"><text:s text:c="4"/>"lastName": "some text",</text:p>
      <text:p text:style-name="P314"><text:s text:c="4"/>"email": "some text",</text:p>
      <text:p text:style-name="P314"><text:s text:c="4"/>"contactNo": "some text",</text:p>
      <text:p text:style-name="P314"><text:s text:c="4"/>"applicantStatus": "some text",</text:p>
      <text:p text:style-name="P314"><text:s text:c="4"/>"applicantDetailsId": 79,</text:p>
      <text:p text:style-name="P314"><text:s text:c="4"/>"dateOfBirth": "2018-02-10T09:30Z",</text:p>
      <text:p text:style-name="P314"><text:s text:c="4"/>"addedBy": 27,</text:p>
      <text:p text:style-name="P314"><text:s text:c="4"/>"addedAt": "2018-02-10T09:30Z",</text:p>
      <text:p text:style-name="P314"><text:s text:c="4"/>"currentCtc": "some text",</text:p>
      <text:p text:style-name="P314"><text:s text:c="4"/>"expectedCtc": "some text",</text:p>
      <text:p text:style-name="P314"><text:s text:c="4"/>"reasonForChange": "some text",</text:p>
      <text:p text:style-name="P314"><text:s text:c="4"/>"holdingOffer": true,</text:p>
      <text:p text:style-name="P314"><text:s text:c="4"/>"maritalStatus": "some text",</text:p>
      <text:p text:style-name="P314"><text:s text:c="4"/>"resumePath": "some text",</text:p>
      <text:p text:style-name="P314"><text:s text:c="4"/>"yearOfExperience": "some text",</text:p>
      <text:p text:style-name="P314"><text:s text:c="4"/>"gender": "some text",</text:p>
      <text:p text:style-name="P314"><text:s text:c="4"/>"source": "some text",</text:p>
      <text:p text:style-name="P314"><text:soft-page-break/><text:s text:c="4"/>"currentCompany": "some text",</text:p>
      <text:p text:style-name="P314"><text:s text:c="4"/>"referenceBy": 36,</text:p>
      <text:p text:style-name="P314"><text:s text:c="4"/>"skill": [</text:p>
      <text:p text:style-name="P314"><text:s text:c="8"/>{</text:p>
      <text:p text:style-name="P314"><text:s text:c="12"/>"id": 38,</text:p>
      <text:p text:style-name="P314"><text:s text:c="12"/>"name": "some text",</text:p>
      <text:p text:style-name="P314"><text:s text:c="12"/>"description": "some text"</text:p>
      <text:p text:style-name="P314"><text:s text:c="8"/>},</text:p>
      <text:p text:style-name="P314"><text:s text:c="8"/>{</text:p>
      <text:p text:style-name="P314"><text:s text:c="12"/>"id": 88,</text:p>
      <text:p text:style-name="P314"><text:s text:c="12"/>"name": "some text",</text:p>
      <text:p text:style-name="P314"><text:s text:c="12"/>"description": "some text"</text:p>
      <text:p text:style-name="P314"><text:s text:c="8"/>}</text:p>
      <text:p text:style-name="P314"><text:s text:c="4"/>],</text:p>
      <text:p text:style-name="P314"><text:s text:c="4"/>"addressId": 31,</text:p>
      <text:p text:style-name="P314"><text:s text:c="4"/>"doorNo": "some text",</text:p>
      <text:p text:style-name="P314"><text:s text:c="4"/>"street": "some text",</text:p>
      <text:p text:style-name="P314"><text:s text:c="4"/>"city": "some text",</text:p>
      <text:p text:style-name="P314"><text:s text:c="4"/>"state": "some text",</text:p>
      <text:p text:style-name="P314"><text:s text:c="4"/>"country": "some text",</text:p>
      <text:p text:style-name="P314"><text:s text:c="4"/>"pinCode": "some text",</text:p>
      <text:p text:style-name="P314"><text:s text:c="4"/>"applicantResponseId": 45</text:p>
      <text:p text:style-name="P314">}</text:p>
      <text:p text:style-name="P314"/>
      <text:p text:style-name="P603">Sample Response:</text:p>
      <text:p text:style-name="P271">{</text:p>
      <text:p text:style-name="P271"><text:s text:c="4"/>"statuscode": "2200",</text:p>
      <text:p text:style-name="P271"><text:s text:c="4"/>"value": "added successfully",</text:p>
      <text:p text:style-name="P271"><text:s text:c="4"/>"errors": "null"</text:p>
      <text:p text:style-name="P706">}</text:p>
      <text:p text:style-name="P703"/>
      <text:p text:style-name="P18"><text:span text:style-name="T2">4</text:span><text:span text:style-name="T22">.</text:span><text:span text:style-name="T3">1</text:span><text:span text:style-name="T2">.</text:span><text:span text:style-name="T25">2</text:span><text:span text:style-name="T36">2</text:span><text:span text:style-name="T1">.</text:span><text:span text:style-name="T2">View </text:span><text:span text:style-name="T25">Applicant</text:span><text:span text:style-name="T26">s</text:span></text:p>
      <text:p text:style-name="P687"/>
      <text:p text:style-name="P678"><text:span text:style-name="T119">The REST endpoint/path used to fetch </text:span><text:span text:style-name="T120"><text:s/></text:span><text:span text:style-name="T121">list of </text:span><text:span text:style-name="T135">applicant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4"/>
      <text:p text:style-name="P727">Request:</text:p>
      <text:p text:style-name="P272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office:value-type="string">
            <text:p text:style-name="P572">API URL </text:p>
          </table:table-cell>
          <table:table-cell table:style-name="Table71.B1" office:value-type="string">
            <text:p text:style-name="P54"><text:span text:style-name="T143">https://&lt;&lt; BASE URL &gt;&gt;</text:span><text:span text:style-name="T86">/Applicant-Tracking-System/applicant-service/api/view-applicant</text:span></text:p>
          </table:table-cell>
        </table:table-row>
        <table:table-row table:style-name="Table71.2">
          <table:table-cell table:style-name="Table71.A1" office:value-type="string">
            <text:p text:style-name="P572">HTTPS Method </text:p>
          </table:table-cell>
          <table:table-cell table:style-name="Table71.B2" office:value-type="string">
            <text:p text:style-name="P291">GET</text:p>
          </table:table-cell>
        </table:table-row>
        <table:table-row table:style-name="Table71.2">
          <table:table-cell table:style-name="Table71.A1" office:value-type="string">
            <text:p text:style-name="P573">Req/Res Type </text:p>
          </table:table-cell>
          <table:table-cell table:style-name="Table71.B3" office:value-type="string">
            <text:p text:style-name="P255">application/json </text:p>
          </table:table-cell>
        </table:table-row>
      </table:table>
      <text:p text:style-name="P102"><text:line-break/><text:span text:style-name="T109">Headers:</text:span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255"/>
          </table:table-cell>
          <table:table-cell table:style-name="Table72.A1" office:value-type="string">
            <text:p text:style-name="P255">: </text:p>
          </table:table-cell>
          <table:table-cell table:style-name="Table72.A1" office:value-type="string">
            <text:p text:style-name="P255"/>
          </table:table-cell>
        </table:table-row>
      </table:table>
      <text:h text:style-name="P529" text:outline-level="2"><text:bookmark-start text:name="__RefHeading___Toc12455_26538250355"/>Response:<text:bookmark-end text:name="__RefHeading___Toc12455_26538250355"/></text:h>
      <text:p text:style-name="P486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header-rows>
          <table:table-row table:style-name="Table73.1">
            <table:table-cell table:style-name="Table73.A1" office:value-type="string">
              <text:p text:style-name="P626">Field</text:p>
            </table:table-cell>
            <table:table-cell table:style-name="Table73.A1" office:value-type="string">
              <text:p text:style-name="P626">Description</text:p>
            </table:table-cell>
            <table:table-cell table:style-name="Table73.A1" office:value-type="string">
              <text:p text:style-name="P626">Type</text:p>
            </table:table-cell>
            <table:table-cell table:style-name="Table73.A1" office:value-type="string">
              <text:p text:style-name="P626">Mandatory</text:p>
            </table:table-cell>
            <table:table-cell table:style-name="Table73.A1" office:value-type="string">
              <text:p text:style-name="P626">Length</text:p>
            </table:table-cell>
          </table:table-row>
        </table:table-header-rows>
        <table:table-row table:style-name="Table73.1">
          <table:table-cell table:style-name="Table73.A2" office:value-type="string">
            <text:p text:style-name="P379">code</text:p>
          </table:table-cell>
          <table:table-cell table:style-name="Table73.A2" office:value-type="string">
            <text:p text:style-name="P212"><text:span text:style-name="T166">Status</text:span> Code</text:p>
          </table:table-cell>
          <table:table-cell table:style-name="Table73.A2" office:value-type="string">
            <text:p text:style-name="P167">String</text:p>
          </table:table-cell>
          <table:table-cell table:style-name="Table73.A2" office:value-type="string">
            <text:p text:style-name="P338">Y</text:p>
          </table:table-cell>
          <table:table-cell table:style-name="Table73.A2" office:value-type="string">
            <text:p text:style-name="P452">4</text:p>
          </table:table-cell>
        </table:table-row>
        <table:table-row table:style-name="Table73.3">
          <table:table-cell table:style-name="Table73.A3" office:value-type="string">
            <text:p text:style-name="P379">value</text:p>
          </table:table-cell>
          <table:table-cell table:style-name="Table73.A3" office:value-type="string">
            <text:p text:style-name="P77"><text:span text:style-name="T150">Applicant</text:span><text:span text:style-name="T146"> </text:span><text:span text:style-name="T143">screening Status</text:span></text:p>
          </table:table-cell>
          <table:table-cell table:style-name="Table73.A3" office:value-type="string">
            <text:p text:style-name="P338">String</text:p>
          </table:table-cell>
          <table:table-cell table:style-name="Table73.A3" office:value-type="string">
            <text:p text:style-name="P409">C</text:p>
          </table:table-cell>
          <table:table-cell table:style-name="Table73.A3" office:value-type="string">
            <text:p text:style-name="P338"/>
          </table:table-cell>
        </table:table-row>
        <table:table-row table:style-name="Table73.1">
          <table:table-cell table:style-name="Table73.A3" office:value-type="string">
            <text:p text:style-name="P379">error</text:p>
          </table:table-cell>
          <table:table-cell table:style-name="Table73.A3" office:value-type="string">
            <text:p text:style-name="P433">Error message</text:p>
          </table:table-cell>
          <table:table-cell table:style-name="Table73.A3" office:value-type="string">
            <text:p text:style-name="P338">String</text:p>
          </table:table-cell>
          <table:table-cell table:style-name="Table73.A3" office:value-type="string">
            <text:p text:style-name="P409">C</text:p>
          </table:table-cell>
          <table:table-cell table:style-name="Table73.A3" office:value-type="string">
            <text:p text:style-name="P338"/>
          </table:table-cell>
        </table:table-row>
      </table:table>
      <text:p text:style-name="P734"><text:soft-page-break/>Sample Response:</text:p>
      <text:p text:style-name="P709">{</text:p>
      <text:p text:style-name="P494">"applicantDetailsId": 18,</text:p>
      <text:p text:style-name="P494">"dateOfBirth": "2023-05-10T18:30:00.000+00:00",</text:p>
      <text:p text:style-name="P494">"addedBy": 57,</text:p>
      <text:p text:style-name="P494">"addedAt": "2023-05-30T10:38:19.000+00:00",</text:p>
      <text:p text:style-name="P494">"currentCtc": "2lpa",</text:p>
      <text:p text:style-name="P494">"expectedCtc": "4lpa",</text:p>
      <text:p text:style-name="P494">"reasonForChange": "",</text:p>
      <text:p text:style-name="P494">"holdingOffer": false,</text:p>
      <text:p text:style-name="P494">"currentCompany": "ctc",</text:p>
      <text:p text:style-name="P494">"maritalStatus": "MARRIED",</text:p>
      <text:p text:style-name="P494">"currentAddress": {</text:p>
      <text:p text:style-name="P494">"addressId": 356,</text:p>
      <text:p text:style-name="P494">"doorNo": "2",</text:p>
      <text:p text:style-name="P494">"street": "west",</text:p>
      <text:p text:style-name="P494">"city": "tnj",</text:p>
      <text:p text:style-name="P494">"state": "tn",</text:p>
      <text:p text:style-name="P494">"country": "India",</text:p>
      <text:p text:style-name="P494">"pinCode": "600022"</text:p>
      <text:p text:style-name="P494">},</text:p>
      <text:p text:style-name="P494">"resumePath": "/home/bas200143/paths/Mohamed2023-4-30-16-8-7.jpeg",</text:p>
      <text:p text:style-name="P494">"source": "linkedinn",</text:p>
      <text:p text:style-name="P494">"referenceBy": 0,</text:p>
      <text:p text:style-name="P494">"gender": "MALE",</text:p>
      <text:p text:style-name="P494">"yearOfExperience": "TWO",</text:p>
      <text:p text:style-name="P494">"jobRecruiterId": {</text:p>
      <text:p text:style-name="P494">"id": 12,</text:p>
      <text:p text:style-name="P494">"recruiterId": 57,</text:p>
      <text:p text:style-name="P494">"assignedCounts": 5,</text:p>
      <text:p text:style-name="P494">"status": "INPROGRESS",</text:p>
      <text:p text:style-name="P494">"assignedBy": 1,</text:p>
      <text:p text:style-name="P494">"modifiedBy": 1,</text:p>
      <text:p text:style-name="P494">"assignedAt": "2023-05-26T05:16:03.000+00:00",</text:p>
      <text:p text:style-name="P494">"modifiedAt": "2023-05-26T05:16:03.000+00:00"</text:p>
      <text:p text:style-name="P494">},</text:p>
      <text:p text:style-name="P494">"skill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2,</text:p>
      <text:p text:style-name="P494">"name": "Python",</text:p>
      <text:p text:style-name="P494">"description": "A programming language"</text:p>
      <text:p text:style-name="P494">}</text:p>
      <text:p text:style-name="P494">],</text:p>
      <text:p text:style-name="P494">"applicantResponseId": {</text:p>
      <text:p text:style-name="P494">"applicantResponseId": 1,</text:p>
      <text:p text:style-name="P494">"interested": true,</text:p>
      <text:p text:style-name="P494">"jobPostingId": {</text:p>
      <text:p text:style-name="P494">"id": 10,</text:p>
      <text:p text:style-name="P494">"title": "Software Developer",</text:p>
      <text:p text:style-name="P494">"description": "some text",</text:p>
      <text:p text:style-name="P494">"experience": "0-1",</text:p>
      <text:p text:style-name="P494">"noOfVaccancies": 15,</text:p>
      <text:p text:style-name="P494">"draft": true,</text:p>
      <text:p text:style-name="P494">"jobRecruiters": [</text:p>
      <text:p text:style-name="P494"><text:soft-page-break/>{</text:p>
      <text:p text:style-name="P494">"id": 13,</text:p>
      <text:p text:style-name="P494">"recruiterId": 55,</text:p>
      <text:p text:style-name="P494">"assignedCounts": 5,</text:p>
      <text:p text:style-name="P494">"status": "INPROGRESS",</text:p>
      <text:p text:style-name="P494">"assignedBy": 1,</text:p>
      <text:p text:style-name="P494">"modifiedBy": 1,</text:p>
      <text:p text:style-name="P494">"assignedAt": "2023-05-26T05:16:03.000+00:00",</text:p>
      <text:p text:style-name="P494">"modifiedAt": "2023-05-26T05:16:03.000+00:00"</text:p>
      <text:p text:style-name="P494">},</text:p>
      <text:p text:style-name="P494">{</text:p>
      <text:p text:style-name="P494">"id": 14,</text:p>
      <text:p text:style-name="P494">"recruiterId": 56,</text:p>
      <text:p text:style-name="P494">"assignedCounts": 5,</text:p>
      <text:p text:style-name="P494">"status": "INPROGRESS",</text:p>
      <text:p text:style-name="P494">"assignedBy": 1,</text:p>
      <text:p text:style-name="P494">"modifiedBy": 1,</text:p>
      <text:p text:style-name="P494">"assignedAt": "2023-05-26T05:16:05.000+00:00",</text:p>
      <text:p text:style-name="P494">"modifiedAt": "2023-05-26T05:16:05.000+00:00"</text:p>
      <text:p text:style-name="P494">},</text:p>
      <text:p text:style-name="P494">{</text:p>
      <text:p text:style-name="P494">"id": 12,</text:p>
      <text:p text:style-name="P494">"recruiterId": 57,</text:p>
      <text:p text:style-name="P494">"assignedCounts": 5,</text:p>
      <text:p text:style-name="P494">"status": "INPROGRESS",</text:p>
      <text:p text:style-name="P494">"assignedBy": 1,</text:p>
      <text:p text:style-name="P494">"modifiedBy": 1,</text:p>
      <text:p text:style-name="P494">"assignedAt": "2023-05-26T05:16:03.000+00:00",</text:p>
      <text:p text:style-name="P494">"modifiedAt": "2023-05-26T05:16:03.000+00:00"</text:p>
      <text:p text:style-name="P494">}</text:p>
      <text:p text:style-name="P494">],</text:p>
      <text:p text:style-name="P494">"skills": [</text:p>
      <text:p text:style-name="P494">{</text:p>
      <text:p text:style-name="P494">"id": 3,</text:p>
      <text:p text:style-name="P494">"name": "HTML",</text:p>
      <text:p text:style-name="P494">"description": "Hypertext Markup Language"</text:p>
      <text:p text:style-name="P494">},</text:p>
      <text:p text:style-name="P494">{</text:p>
      <text:p text:style-name="P494">"id": 4,</text:p>
      <text:p text:style-name="P494">"name": "CSS",</text:p>
      <text:p text:style-name="P494">"description": "Cascading Style Sheets"</text:p>
      <text:p text:style-name="P494">},</text:p>
      <text:p text:style-name="P494">{</text:p>
      <text:p text:style-name="P494">"id": 5,</text:p>
      <text:p text:style-name="P494">"name": "JavaScript",</text:p>
      <text:p text:style-name="P494">"description": "A programming language for the web"</text:p>
      <text:p text:style-name="P494">},</text:p>
      <text:p text:style-name="P494">{</text:p>
      <text:p text:style-name="P494">"id": 6,</text:p>
      <text:p text:style-name="P494">"name": "React",</text:p>
      <text:p text:style-name="P494">"description": "A JavaScript library for building user interfaces"</text:p>
      <text:p text:style-name="P494">}</text:p>
      <text:p text:style-name="P494">],</text:p>
      <text:p text:style-name="P494">"type": "FULLTIME",</text:p>
      <text:p text:style-name="P494">"status": "INPROCESS",</text:p>
      <text:p text:style-name="P494">"location": "chennai",</text:p>
      <text:p text:style-name="P494">"openDate": "2023-06-28",</text:p>
      <text:p text:style-name="P494">"closeDate": "2023-06-29",</text:p>
      <text:p text:style-name="P494">"createdBy": 1,</text:p>
      <text:p text:style-name="P494">"modifiedBy": 1,</text:p>
      <text:p text:style-name="P494"><text:soft-page-break/>"createdAt": "2023-05-26T05:16:01.000+00:00",</text:p>
      <text:p text:style-name="P494">"modifiedAt": "2023-06-20T12:29:16.000+00:00",</text:p>
      <text:p text:style-name="P494">"branchId": 1</text:p>
      <text:p text:style-name="P494">},</text:p>
      <text:p text:style-name="P494">"applicantId": {</text:p>
      <text:p text:style-name="P494">"applicantId": 1,</text:p>
      <text:p text:style-name="P494">"firstName": "Mohamed",</text:p>
      <text:p text:style-name="P494">"middleName": "md",</text:p>
      <text:p text:style-name="P494">"lastName": "Rizwan",</text:p>
      <text:p text:style-name="P494">"email": "md@mail",</text:p>
      <text:p text:style-name="P494">"contactNo": "+998877665551",</text:p>
      <text:p text:style-name="P494">"applicantStatus": "MOVEDTONEXTROUND"</text:p>
      <text:p text:style-name="P494">}</text:p>
      <text:p text:style-name="P494">}</text:p>
      <text:p text:style-name="P494">}</text:p>
      <text:p text:style-name="P494"/>
      <text:p text:style-name="P27"/>
      <text:p text:style-name="P19"><text:span text:style-name="T2">4</text:span><text:span text:style-name="T22">.</text:span><text:span text:style-name="T3">1</text:span><text:span text:style-name="T2">.</text:span><text:span text:style-name="T27">2</text:span><text:span text:style-name="T36">3</text:span><text:span text:style-name="T1">.</text:span><text:span text:style-name="T2">View </text:span><text:span text:style-name="T27">Applicant</text:span></text:p>
      <text:p text:style-name="P688"/>
      <text:p text:style-name="P679"><text:span text:style-name="T119">The REST endpoint/path used to fetch </text:span><text:span text:style-name="T124">single instance </text:span><text:span text:style-name="T120">of </text:span><text:span text:style-name="T136">applicant</text:span><text:span text:style-name="T122"> 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5"/>
      <text:p text:style-name="P720">Request:</text:p>
      <text:p text:style-name="P273"/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office:value-type="string">
            <text:p text:style-name="P574">API URL </text:p>
          </table:table-cell>
          <table:table-cell table:style-name="Table87.B1" office:value-type="string">
            <text:p text:style-name="P43"><text:span text:style-name="T143">https://&lt;&lt; BASE URL &gt;&gt;</text:span><text:span text:style-name="T83">/applicant-service/api/view-single-applicant/{id}</text:span></text:p>
          </table:table-cell>
        </table:table-row>
        <table:table-row table:style-name="Table87.2">
          <table:table-cell table:style-name="Table87.A1" office:value-type="string">
            <text:p text:style-name="P574">HTTPS Method </text:p>
          </table:table-cell>
          <table:table-cell table:style-name="Table87.B2" office:value-type="string">
            <text:p text:style-name="P292">GET</text:p>
          </table:table-cell>
        </table:table-row>
        <table:table-row table:style-name="Table87.2">
          <table:table-cell table:style-name="Table87.A1" office:value-type="string">
            <text:p text:style-name="P575">Req/Res Type </text:p>
          </table:table-cell>
          <table:table-cell table:style-name="Table87.B3" office:value-type="string">
            <text:p text:style-name="P256">application/json </text:p>
          </table:table-cell>
        </table:table-row>
      </table:table>
      <text:p text:style-name="P103"><text:line-break/><text:span text:style-name="T109">Headers: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256"/>
          </table:table-cell>
          <table:table-cell table:style-name="Table88.A1" office:value-type="string">
            <text:p text:style-name="P256">: </text:p>
          </table:table-cell>
          <table:table-cell table:style-name="Table88.A1" office:value-type="string">
            <text:p text:style-name="P256"/>
          </table:table-cell>
        </table:table-row>
      </table:table>
      <text:h text:style-name="P530" text:outline-level="2"><text:bookmark-start text:name="__RefHeading___Toc12455_265382503521"/>Response:<text:bookmark-end text:name="__RefHeading___Toc12455_265382503521"/></text:h>
      <text:p text:style-name="P315"/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column table:style-name="Table90.E"/>
        <table:table-header-rows>
          <table:table-row table:style-name="Table90.1">
            <table:table-cell table:style-name="Table90.A1" office:value-type="string">
              <text:p text:style-name="P627">Field</text:p>
            </table:table-cell>
            <table:table-cell table:style-name="Table90.A1" office:value-type="string">
              <text:p text:style-name="P627">Description</text:p>
            </table:table-cell>
            <table:table-cell table:style-name="Table90.A1" office:value-type="string">
              <text:p text:style-name="P627">Type</text:p>
            </table:table-cell>
            <table:table-cell table:style-name="Table90.A1" office:value-type="string">
              <text:p text:style-name="P627">Mandatory</text:p>
            </table:table-cell>
            <table:table-cell table:style-name="Table90.A1" office:value-type="string">
              <text:p text:style-name="P627">Length</text:p>
            </table:table-cell>
          </table:table-row>
        </table:table-header-rows>
        <table:table-row table:style-name="Table90.1">
          <table:table-cell table:style-name="Table90.A2" office:value-type="string">
            <text:p text:style-name="P380">code</text:p>
          </table:table-cell>
          <table:table-cell table:style-name="Table90.A2" office:value-type="string">
            <text:p text:style-name="P213"><text:span text:style-name="T166">Status</text:span> Code</text:p>
          </table:table-cell>
          <table:table-cell table:style-name="Table90.A2" office:value-type="string">
            <text:p text:style-name="P168">String</text:p>
          </table:table-cell>
          <table:table-cell table:style-name="Table90.A2" office:value-type="string">
            <text:p text:style-name="P339">Y</text:p>
          </table:table-cell>
          <table:table-cell table:style-name="Table90.A2" office:value-type="string">
            <text:p text:style-name="P453">4</text:p>
          </table:table-cell>
        </table:table-row>
        <table:table-row table:style-name="Table90.3">
          <table:table-cell table:style-name="Table90.A3" office:value-type="string">
            <text:p text:style-name="P380">value</text:p>
          </table:table-cell>
          <table:table-cell table:style-name="Table90.A3" office:value-type="string">
            <text:p text:style-name="P78"><text:span text:style-name="T145">Jobs</text:span><text:span text:style-name="T146"> </text:span><text:span text:style-name="T143">screening Status</text:span></text:p>
          </table:table-cell>
          <table:table-cell table:style-name="Table90.A3" office:value-type="string">
            <text:p text:style-name="P339">String</text:p>
          </table:table-cell>
          <table:table-cell table:style-name="Table90.A3" office:value-type="string">
            <text:p text:style-name="P410">C</text:p>
          </table:table-cell>
          <table:table-cell table:style-name="Table90.A3" office:value-type="string">
            <text:p text:style-name="P339"/>
          </table:table-cell>
        </table:table-row>
        <table:table-row table:style-name="Table90.1">
          <table:table-cell table:style-name="Table90.A3" office:value-type="string">
            <text:p text:style-name="P380">error</text:p>
          </table:table-cell>
          <table:table-cell table:style-name="Table90.A3" office:value-type="string">
            <text:p text:style-name="P434">Error message</text:p>
          </table:table-cell>
          <table:table-cell table:style-name="Table90.A3" office:value-type="string">
            <text:p text:style-name="P339">String</text:p>
          </table:table-cell>
          <table:table-cell table:style-name="Table90.A3" office:value-type="string">
            <text:p text:style-name="P410">C</text:p>
          </table:table-cell>
          <table:table-cell table:style-name="Table90.A3" office:value-type="string">
            <text:p text:style-name="P339"/>
          </table:table-cell>
        </table:table-row>
      </table:table>
      <text:p text:style-name="P604"/>
      <text:p text:style-name="P604">Sample Response:</text:p>
      <text:p text:style-name="P273">{</text:p>
      <text:p text:style-name="P495">"applicantDetailsId": 18,</text:p>
      <text:p text:style-name="P495">"dateOfBirth": "2023-05-10T18:30:00.000+00:00",</text:p>
      <text:p text:style-name="P495">"addedBy": 57,</text:p>
      <text:p text:style-name="P495">"addedAt": "2023-05-30T10:38:19.000+00:00",</text:p>
      <text:p text:style-name="P495">"currentCtc": "2lpa",</text:p>
      <text:p text:style-name="P495">"expectedCtc": "4lpa",</text:p>
      <text:p text:style-name="P495">"reasonForChange": "",</text:p>
      <text:p text:style-name="P495">"holdingOffer": false,</text:p>
      <text:p text:style-name="P495">"currentCompany": "ctc",</text:p>
      <text:p text:style-name="P495">"maritalStatus": "MARRIED",</text:p>
      <text:p text:style-name="P495">"currentAddress": {</text:p>
      <text:p text:style-name="P495">"addressId": 356,</text:p>
      <text:p text:style-name="P495">"doorNo": "2",</text:p>
      <text:p text:style-name="P495">"street": "west",</text:p>
      <text:p text:style-name="P495"><text:soft-page-break/>"city": "tnj",</text:p>
      <text:p text:style-name="P495">"state": "tn",</text:p>
      <text:p text:style-name="P495">"country": "India",</text:p>
      <text:p text:style-name="P495">"pinCode": "600022"</text:p>
      <text:p text:style-name="P495">},</text:p>
      <text:p text:style-name="P495">"resumePath": "/home/bas200143/paths/Mohamed2023-4-30-16-8-7.jpeg",</text:p>
      <text:p text:style-name="P495">"source": "linkedinn",</text:p>
      <text:p text:style-name="P495">"referenceBy": 0,</text:p>
      <text:p text:style-name="P495">"gender": "MALE",</text:p>
      <text:p text:style-name="P495">"yearOfExperience": "TWO",</text:p>
      <text:p text:style-name="P495">"jobRecruiterId": {</text:p>
      <text:p text:style-name="P495">"id": 12,</text:p>
      <text:p text:style-name="P495">"recruiterId": 57,</text:p>
      <text:p text:style-name="P495">"assignedCounts": 5,</text:p>
      <text:p text:style-name="P495">"status": "INPROGRESS",</text:p>
      <text:p text:style-name="P495">"assignedBy": 1,</text:p>
      <text:p text:style-name="P495">"modifiedBy": 1,</text:p>
      <text:p text:style-name="P495">"assignedAt": "2023-05-26T05:16:03.000+00:00",</text:p>
      <text:p text:style-name="P495">"modifiedAt": "2023-05-26T05:16:03.000+00:00"</text:p>
      <text:p text:style-name="P495">},</text:p>
      <text:p text:style-name="P495">"skill": [</text:p>
      <text:p text:style-name="P495">{</text:p>
      <text:p text:style-name="P495">"id": 1,</text:p>
      <text:p text:style-name="P495">"name": "Java",</text:p>
      <text:p text:style-name="P495">"description": "A programming language"</text:p>
      <text:p text:style-name="P495">},</text:p>
      <text:p text:style-name="P495">{</text:p>
      <text:p text:style-name="P495">"id": 2,</text:p>
      <text:p text:style-name="P495">"name": "Python",</text:p>
      <text:p text:style-name="P495">"description": "A programming language"</text:p>
      <text:p text:style-name="P495">}</text:p>
      <text:p text:style-name="P495">],</text:p>
      <text:p text:style-name="P495">"applicantResponseId": {</text:p>
      <text:p text:style-name="P495">"applicantResponseId": 1,</text:p>
      <text:p text:style-name="P495">"interested": true,</text:p>
      <text:p text:style-name="P495">"jobPostingId": {</text:p>
      <text:p text:style-name="P495">"id": 10,</text:p>
      <text:p text:style-name="P495">"title": "Software Developer",</text:p>
      <text:p text:style-name="P495">"description": "some text",</text:p>
      <text:p text:style-name="P495">"experience": "0-1",</text:p>
      <text:p text:style-name="P495">"noOfVaccancies": 15,</text:p>
      <text:p text:style-name="P495">"draft": true,</text:p>
      <text:p text:style-name="P495">"jobRecruiters": [</text:p>
      <text:p text:style-name="P495">{</text:p>
      <text:p text:style-name="P495">"id": 13,</text:p>
      <text:p text:style-name="P495">"recruiterId": 55,</text:p>
      <text:p text:style-name="P495">"assignedCounts": 5,</text:p>
      <text:p text:style-name="P495">"status": "INPROGRESS",</text:p>
      <text:p text:style-name="P495">"assignedBy": 1,</text:p>
      <text:p text:style-name="P495">"modifiedBy": 1,</text:p>
      <text:p text:style-name="P495">"assignedAt": "2023-05-26T05:16:03.000+00:00",</text:p>
      <text:p text:style-name="P495">"modifiedAt": "2023-05-26T05:16:03.000+00:00"</text:p>
      <text:p text:style-name="P495">},</text:p>
      <text:p text:style-name="P495">{</text:p>
      <text:p text:style-name="P495">"id": 14,</text:p>
      <text:p text:style-name="P495">"recruiterId": 56,</text:p>
      <text:p text:style-name="P495">"assignedCounts": 5,</text:p>
      <text:p text:style-name="P495">"status": "INPROGRESS",</text:p>
      <text:p text:style-name="P495">"assignedBy": 1,</text:p>
      <text:p text:style-name="P495">"modifiedBy": 1,</text:p>
      <text:p text:style-name="P495"><text:soft-page-break/>"assignedAt": "2023-05-26T05:16:05.000+00:00",</text:p>
      <text:p text:style-name="P495">"modifiedAt": "2023-05-26T05:16:05.000+00:00"</text:p>
      <text:p text:style-name="P495">},</text:p>
      <text:p text:style-name="P495">{</text:p>
      <text:p text:style-name="P495">"id": 12,</text:p>
      <text:p text:style-name="P495">"recruiterId": 57,</text:p>
      <text:p text:style-name="P495">"assignedCounts": 5,</text:p>
      <text:p text:style-name="P495">"status": "INPROGRESS",</text:p>
      <text:p text:style-name="P495">"assignedBy": 1,</text:p>
      <text:p text:style-name="P495">"modifiedBy": 1,</text:p>
      <text:p text:style-name="P495">"assignedAt": "2023-05-26T05:16:03.000+00:00",</text:p>
      <text:p text:style-name="P495">"modifiedAt": "2023-05-26T05:16:03.000+00:00"</text:p>
      <text:p text:style-name="P495">}</text:p>
      <text:p text:style-name="P495">],</text:p>
      <text:p text:style-name="P495">"skills": [</text:p>
      <text:p text:style-name="P495">{</text:p>
      <text:p text:style-name="P495">"id": 3,</text:p>
      <text:p text:style-name="P495">"name": "HTML",</text:p>
      <text:p text:style-name="P495">"description": "Hypertext Markup Language"</text:p>
      <text:p text:style-name="P495">},</text:p>
      <text:p text:style-name="P495">{</text:p>
      <text:p text:style-name="P495">"id": 4,</text:p>
      <text:p text:style-name="P495">"name": "CSS",</text:p>
      <text:p text:style-name="P495">"description": "Cascading Style Sheets"</text:p>
      <text:p text:style-name="P495">},</text:p>
      <text:p text:style-name="P495">{</text:p>
      <text:p text:style-name="P495">"id": 5,</text:p>
      <text:p text:style-name="P495">"name": "JavaScript",</text:p>
      <text:p text:style-name="P495">"description": "A programming language for the web"</text:p>
      <text:p text:style-name="P495">},</text:p>
      <text:p text:style-name="P495">{</text:p>
      <text:p text:style-name="P495">"id": 6,</text:p>
      <text:p text:style-name="P495">"name": "React",</text:p>
      <text:p text:style-name="P495">"description": "A JavaScript library for building user interfaces"</text:p>
      <text:p text:style-name="P495">}</text:p>
      <text:p text:style-name="P495">],</text:p>
      <text:p text:style-name="P495">"type": "FULLTIME",</text:p>
      <text:p text:style-name="P495">"status": "INPROCESS",</text:p>
      <text:p text:style-name="P495">"location": "chennai",</text:p>
      <text:p text:style-name="P495">"openDate": "2023-06-28",</text:p>
      <text:p text:style-name="P495">"closeDate": "2023-06-29",</text:p>
      <text:p text:style-name="P495">"createdBy": 1,</text:p>
      <text:p text:style-name="P495">"modifiedBy": 1,</text:p>
      <text:p text:style-name="P495">"createdAt": "2023-05-26T05:16:01.000+00:00",</text:p>
      <text:p text:style-name="P495">"modifiedAt": "2023-06-20T12:29:16.000+00:00",</text:p>
      <text:p text:style-name="P495">"branchId": 1</text:p>
      <text:p text:style-name="P495">},</text:p>
      <text:p text:style-name="P495">"applicantId": {</text:p>
      <text:p text:style-name="P495">"applicantId": 1,</text:p>
      <text:p text:style-name="P495">"firstName": "Mohamed",</text:p>
      <text:p text:style-name="P495">"middleName": "md",</text:p>
      <text:p text:style-name="P495">"lastName": "Rizwan",</text:p>
      <text:p text:style-name="P495">"email": "md@mail",</text:p>
      <text:p text:style-name="P495">"contactNo": "+998877665551",</text:p>
      <text:p text:style-name="P495">"applicantStatus": "MOVEDTONEXTROUND"</text:p>
      <text:p text:style-name="P495">}</text:p>
      <text:p text:style-name="P495">}</text:p>
      <text:p text:style-name="P495">}</text:p>
      <text:p text:style-name="P499"/>
      <text:p text:style-name="P499"/>
      <text:h text:style-name="P113" text:outline-level="2"><text:soft-page-break/></text:h>
      <text:h text:style-name="P764" text:outline-level="2"><text:bookmark-start text:name="__RefHeading___Toc12469_26538250353"/><text:span text:style-name="T117">4.</text:span><text:span text:style-name="T118">1</text:span><text:span text:style-name="T117">.</text:span><text:span text:style-name="T177">2</text:span><text:span text:style-name="T184">4</text:span><text:span text:style-name="T170">.</text:span><text:span text:style-name="T113">Update </text:span><text:span text:style-name="T176">Applicant </text:span><text:bookmark-end text:name="__RefHeading___Toc12469_26538250353"/></text:h>
      <text:p text:style-name="P663">The REST endpoint/path used to update single instances of an <text:span text:style-name="T176">applicant </text:span><text:span text:style-name="T178">basic entites</text:span><text:span text:style-name="T167">.</text:span> This path contains <text:s/>PUT operations used to perform the update tasks respectively.</text:p>
      <text:h text:style-name="P718" text:outline-level="2"><text:bookmark-start text:name="__RefHeading___Toc12471_26538250353"/>Request:<text:bookmark-end text:name="__RefHeading___Toc12471_26538250353"/></text:h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576">API URL </text:p>
          </table:table-cell>
          <table:table-cell table:style-name="Table74.B1" office:value-type="string">
            <text:p text:style-name="P42"><text:span text:style-name="T143">https://&lt;&lt; BASE URL &gt;&gt;</text:span><text:span text:style-name="T83">/applicant-service/api/</text:span><text:span text:style-name="T85">updateBasic</text:span><text:span text:style-name="T83">/{id}</text:span></text:p>
          </table:table-cell>
        </table:table-row>
        <table:table-row table:style-name="Table74.2">
          <table:table-cell table:style-name="Table74.A1" office:value-type="string">
            <text:p text:style-name="P576">HTTPS Method </text:p>
          </table:table-cell>
          <table:table-cell table:style-name="Table74.B2" office:value-type="string">
            <text:p text:style-name="P42"><text:span text:style-name="T143">P</text:span><text:span text:style-name="T147">UT</text:span></text:p>
          </table:table-cell>
        </table:table-row>
        <table:table-row table:style-name="Table74.2">
          <table:table-cell table:style-name="Table74.A1" office:value-type="string">
            <text:p text:style-name="P577">Req/Res Type </text:p>
          </table:table-cell>
          <table:table-cell table:style-name="Table74.B3" office:value-type="string">
            <text:p text:style-name="P257">application/json </text:p>
          </table:table-cell>
        </table:table-row>
      </table:table>
      <text:p text:style-name="P104"><text:line-break/><text:span text:style-name="T109">Headers:</text:span></text:p>
      <table:table table:name="Table75" table:style-name="Table75">
        <table:table-column table:style-name="Table75.A"/>
        <table:table-column table:style-name="Table75.B"/>
        <table:table-column table:style-name="Table75.C"/>
        <table:table-row table:style-name="Table75.1">
          <table:table-cell table:style-name="Table75.A1" office:value-type="string">
            <text:p text:style-name="P257"/>
          </table:table-cell>
          <table:table-cell table:style-name="Table75.A1" office:value-type="string">
            <text:p text:style-name="P257">: </text:p>
          </table:table-cell>
          <table:table-cell table:style-name="Table75.A1" office:value-type="string">
            <text:p text:style-name="P257"/>
          </table:table-cell>
        </table:table-row>
      </table:table>
      <text:h text:style-name="P662" text:outline-level="2"/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header-rows>
          <table:table-row table:style-name="Table76.1">
            <table:table-cell table:style-name="Table76.A1" office:value-type="string">
              <text:p text:style-name="P628">Field</text:p>
            </table:table-cell>
            <table:table-cell table:style-name="Table76.A1" office:value-type="string">
              <text:p text:style-name="P628">Description</text:p>
            </table:table-cell>
            <table:table-cell table:style-name="Table76.A1" office:value-type="string">
              <text:p text:style-name="P628">Type</text:p>
            </table:table-cell>
            <table:table-cell table:style-name="Table76.A1" office:value-type="string">
              <text:p text:style-name="P628">Mandatory</text:p>
            </table:table-cell>
            <table:table-cell table:style-name="Table76.A1" office:value-type="string">
              <text:p text:style-name="P628">Length</text:p>
            </table:table-cell>
          </table:table-row>
        </table:table-header-rows>
        <table:table-row table:style-name="Table76.1">
          <table:table-cell table:style-name="Table76.A2" office:value-type="string">
            <text:p text:style-name="P789">applicantId</text:p>
          </table:table-cell>
          <table:table-cell table:style-name="Table76.A2" office:value-type="string">
            <text:p text:style-name="P792">applicantId</text:p>
          </table:table-cell>
          <table:table-cell table:style-name="Table76.A2" office:value-type="string">
            <text:p text:style-name="P473">Integer</text:p>
          </table:table-cell>
          <table:table-cell table:style-name="Table76.A2" office:value-type="string">
            <text:p text:style-name="P340">Y</text:p>
          </table:table-cell>
          <table:table-cell table:style-name="Table76.A2" office:value-type="string">
            <text:p text:style-name="P304"/>
          </table:table-cell>
        </table:table-row>
        <table:table-row table:style-name="Table76.3">
          <table:table-cell table:style-name="Table76.A3" office:value-type="string">
            <text:p text:style-name="P169">firstName</text:p>
          </table:table-cell>
          <table:table-cell table:style-name="Table76.A3" office:value-type="string">
            <text:p text:style-name="P141">firstName</text:p>
          </table:table-cell>
          <table:table-cell table:style-name="Table76.A3" office:value-type="string">
            <text:p text:style-name="P340">String</text:p>
          </table:table-cell>
          <table:table-cell table:style-name="Table76.A3" office:value-type="string">
            <text:p text:style-name="P228">Y</text:p>
          </table:table-cell>
          <table:table-cell table:style-name="Table76.A3" office:value-type="string">
            <text:p text:style-name="P340"/>
          </table:table-cell>
        </table:table-row>
        <table:table-row table:style-name="Table76.1">
          <table:table-cell table:style-name="Table76.A3" office:value-type="string">
            <text:p text:style-name="P169">middleName</text:p>
          </table:table-cell>
          <table:table-cell table:style-name="Table76.A3" office:value-type="string">
            <text:p text:style-name="P141">middleName</text:p>
          </table:table-cell>
          <table:table-cell table:style-name="Table76.A3" office:value-type="string">
            <text:p text:style-name="P340">String</text:p>
          </table:table-cell>
          <table:table-cell table:style-name="Table76.A3" office:value-type="string">
            <text:p text:style-name="P228">Y</text:p>
          </table:table-cell>
          <table:table-cell table:style-name="Table76.A3" office:value-type="string">
            <text:p text:style-name="P340"/>
          </table:table-cell>
        </table:table-row>
        <table:table-row table:style-name="Table76.1">
          <table:table-cell table:style-name="Table76.A2" office:value-type="string">
            <text:p text:style-name="P169">lastName</text:p>
          </table:table-cell>
          <table:table-cell table:style-name="Table76.A2" office:value-type="string">
            <text:p text:style-name="P141">lastName</text:p>
          </table:table-cell>
          <table:table-cell table:style-name="Table76.A2" office:value-type="string">
            <text:p text:style-name="P169">String</text:p>
          </table:table-cell>
          <table:table-cell table:style-name="Table76.A2" office:value-type="string">
            <text:p text:style-name="P228">Y</text:p>
          </table:table-cell>
          <table:table-cell table:style-name="Table76.A2" office:value-type="string">
            <text:p text:style-name="P304"/>
          </table:table-cell>
        </table:table-row>
        <table:table-row table:style-name="Table76.6">
          <table:table-cell table:style-name="Table76.A2" office:value-type="string">
            <text:p text:style-name="P169">emai<text:span text:style-name="T173">l</text:span></text:p>
          </table:table-cell>
          <table:table-cell table:style-name="Table76.A2" office:value-type="string">
            <text:p text:style-name="P141">emai<text:span text:style-name="T173">l</text:span></text:p>
          </table:table-cell>
          <table:table-cell table:style-name="Table76.A2" office:value-type="string">
            <text:p text:style-name="P135">String</text:p>
          </table:table-cell>
          <table:table-cell table:style-name="Table76.A2" office:value-type="string">
            <text:p text:style-name="P340">Y</text:p>
          </table:table-cell>
          <table:table-cell table:style-name="Table76.A2" office:value-type="string">
            <text:p text:style-name="P304"/>
          </table:table-cell>
        </table:table-row>
        <table:table-row table:style-name="Table76.1">
          <table:table-cell table:style-name="Table76.A3" office:value-type="string">
            <text:p text:style-name="P169">contactNo</text:p>
          </table:table-cell>
          <table:table-cell table:style-name="Table76.A3" office:value-type="string">
            <text:p text:style-name="P141">contactNo</text:p>
          </table:table-cell>
          <table:table-cell table:style-name="Table76.A3" office:value-type="string">
            <text:p text:style-name="P135">String</text:p>
          </table:table-cell>
          <table:table-cell table:style-name="Table76.A3" office:value-type="string">
            <text:p text:style-name="P194">Y</text:p>
          </table:table-cell>
          <table:table-cell table:style-name="Table76.A3" office:value-type="string">
            <text:p text:style-name="P353"/>
          </table:table-cell>
        </table:table-row>
        <table:table-row table:style-name="Table76.1">
          <table:table-cell table:style-name="Table76.A2" office:value-type="string">
            <text:p text:style-name="P194">applicantStatus</text:p>
          </table:table-cell>
          <table:table-cell table:style-name="Table76.A2" office:value-type="string">
            <text:p text:style-name="P180">applicantStatus</text:p>
          </table:table-cell>
          <table:table-cell table:style-name="Table76.A2" office:value-type="string">
            <text:p text:style-name="P135">String</text:p>
          </table:table-cell>
          <table:table-cell table:style-name="Table76.A2" office:value-type="string">
            <text:p text:style-name="P340">Y</text:p>
          </table:table-cell>
          <table:table-cell table:style-name="Table76.A2" office:value-type="string">
            <text:p text:style-name="P340"/>
          </table:table-cell>
        </table:table-row>
        <table:table-row table:style-name="Table76.1">
          <table:table-cell table:style-name="Table76.A3" office:value-type="string">
            <text:p text:style-name="P169">applicantflag</text:p>
          </table:table-cell>
          <table:table-cell table:style-name="Table76.A3" office:value-type="string">
            <text:p text:style-name="P141">applicantflag</text:p>
          </table:table-cell>
          <table:table-cell table:style-name="Table76.A3" office:value-type="string">
            <text:p text:style-name="P473">Integer</text:p>
          </table:table-cell>
          <table:table-cell table:style-name="Table76.A3" office:value-type="string">
            <text:p text:style-name="P194">Y</text:p>
          </table:table-cell>
          <table:table-cell table:style-name="Table76.A3" office:value-type="string">
            <text:p text:style-name="P340"/>
          </table:table-cell>
        </table:table-row>
      </table:table>
      <text:h text:style-name="P532" text:outline-level="2"><text:bookmark-start text:name="__RefHeading___Toc12473_26538250353"/>Response:<text:bookmark-end text:name="__RefHeading___Toc12473_26538250353"/></text:h>
      <text:p text:style-name="P477"/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header-rows>
          <table:table-row table:style-name="Table77.1">
            <table:table-cell table:style-name="Table77.A1" office:value-type="string">
              <text:p text:style-name="P340">Field</text:p>
            </table:table-cell>
            <table:table-cell table:style-name="Table77.A1" office:value-type="string">
              <text:p text:style-name="P340">Description</text:p>
            </table:table-cell>
            <table:table-cell table:style-name="Table77.A1" office:value-type="string">
              <text:p text:style-name="P340">Type</text:p>
            </table:table-cell>
            <table:table-cell table:style-name="Table77.A1" office:value-type="string">
              <text:p text:style-name="P340">Mandatory</text:p>
            </table:table-cell>
            <table:table-cell table:style-name="Table77.A1" office:value-type="string">
              <text:p text:style-name="P340">Length</text:p>
            </table:table-cell>
          </table:table-row>
        </table:table-header-rows>
        <table:table-row table:style-name="Table77.1">
          <table:table-cell table:style-name="Table77.A2" office:value-type="string">
            <text:p text:style-name="P381">code</text:p>
          </table:table-cell>
          <table:table-cell table:style-name="Table77.A2" office:value-type="string">
            <text:p text:style-name="P214"><text:span text:style-name="T169">Status </text:span>Code</text:p>
          </table:table-cell>
          <table:table-cell table:style-name="Table77.A2" office:value-type="string">
            <text:p text:style-name="P169">String</text:p>
          </table:table-cell>
          <table:table-cell table:style-name="Table77.A2" office:value-type="string">
            <text:p text:style-name="P340">Y</text:p>
          </table:table-cell>
          <table:table-cell table:style-name="Table77.A2" office:value-type="string">
            <text:p text:style-name="P454">4</text:p>
          </table:table-cell>
        </table:table-row>
        <table:table-row table:style-name="Table77.3">
          <table:table-cell table:style-name="Table77.A3" office:value-type="string">
            <text:p text:style-name="P381">value</text:p>
          </table:table-cell>
          <table:table-cell table:style-name="Table77.A3" office:value-type="string">
            <text:p text:style-name="P79"><text:span text:style-name="T146">Employee </text:span><text:span text:style-name="T143">screening Status</text:span></text:p>
          </table:table-cell>
          <table:table-cell table:style-name="Table77.A3" office:value-type="string">
            <text:p text:style-name="P340">String</text:p>
          </table:table-cell>
          <table:table-cell table:style-name="Table77.A3" office:value-type="string">
            <text:p text:style-name="P411">C</text:p>
          </table:table-cell>
          <table:table-cell table:style-name="Table77.A3" office:value-type="string">
            <text:p text:style-name="P340"/>
          </table:table-cell>
        </table:table-row>
        <table:table-row table:style-name="Table77.1">
          <table:table-cell table:style-name="Table77.A3" office:value-type="string">
            <text:p text:style-name="P381">error</text:p>
          </table:table-cell>
          <table:table-cell table:style-name="Table77.A3" office:value-type="string">
            <text:p text:style-name="P435">Error message</text:p>
          </table:table-cell>
          <table:table-cell table:style-name="Table77.A3" office:value-type="string">
            <text:p text:style-name="P340">String</text:p>
          </table:table-cell>
          <table:table-cell table:style-name="Table77.A3" office:value-type="string">
            <text:p text:style-name="P411">C</text:p>
          </table:table-cell>
          <table:table-cell table:style-name="Table77.A3" office:value-type="string">
            <text:p text:style-name="P340"/>
          </table:table-cell>
        </table:table-row>
      </table:table>
      <text:p text:style-name="P274"/>
      <text:p text:style-name="P477"/>
      <text:h text:style-name="P511" text:outline-level="2"><text:bookmark-start text:name="__RefHeading___Toc12475_26538250352"/>Sample Request Body:<text:bookmark-end text:name="__RefHeading___Toc12475_26538250352"/></text:h>
      <text:p text:style-name="P274">{</text:p>
      <text:p text:style-name="P274"><text:s text:c="4"/>"applicantId": 5,</text:p>
      <text:p text:style-name="P274"><text:s text:c="4"/>"firstName": "some text",</text:p>
      <text:p text:style-name="P274"><text:s text:c="4"/>"middleName": "some text",</text:p>
      <text:p text:style-name="P274"><text:s text:c="4"/>"lastName": "some text",</text:p>
      <text:p text:style-name="P274"><text:s text:c="4"/>"email": "some text",</text:p>
      <text:p text:style-name="P274"><text:s text:c="4"/>"contactNo": "some text",</text:p>
      <text:p text:style-name="P274"><text:s text:c="4"/>"applicantStatus": "DECLINED",</text:p>
      <text:p text:style-name="P274"><text:s text:c="4"/>"applicantFlag": 28</text:p>
      <text:p text:style-name="P274">}</text:p>
      <text:p text:style-name="P274"/>
      <text:p text:style-name="P605"><text:soft-page-break/>Sample Response:</text:p>
      <text:p text:style-name="P500">{</text:p>
      <text:p text:style-name="P496">"statuscode": "2200",</text:p>
      <text:p text:style-name="P496">"value": "applicant <text:span text:style-name="T179">update</text:span> successfully",</text:p>
      <text:p text:style-name="P496">"errors": "null"</text:p>
      <text:p text:style-name="P496">}</text:p>
      <text:h text:style-name="P764" text:outline-level="2"><text:bookmark-start text:name="__RefHeading___Toc12469_2653825035311"/><text:span text:style-name="T117">4.</text:span><text:span text:style-name="T118">1</text:span><text:span text:style-name="T117">.</text:span><text:span text:style-name="T177">2</text:span><text:span text:style-name="T184">5</text:span><text:span text:style-name="T170">.</text:span><text:span text:style-name="T113">Update </text:span><text:span text:style-name="T176">Applicant </text:span><text:span text:style-name="T178">Details</text:span><text:bookmark-end text:name="__RefHeading___Toc12469_2653825035311"/></text:h>
      <text:p text:style-name="P682">The REST endpoint/path used to update single instances of an <text:span text:style-name="T176">applicant </text:span><text:span text:style-name="T178">details</text:span><text:span text:style-name="T176"> </text:span><text:span text:style-name="T177">entites</text:span><text:span text:style-name="T167">.</text:span> This path contains <text:s/>PUT operations used to perform the update tasks respectively.</text:p>
      <text:p text:style-name="P731"/>
      <text:p text:style-name="P731">Request:</text:p>
      <table:table table:name="Table96" table:style-name="Table96">
        <table:table-column table:style-name="Table96.A"/>
        <table:table-column table:style-name="Table96.B"/>
        <table:table-row table:style-name="Table96.1">
          <table:table-cell table:style-name="Table96.A1" office:value-type="string">
            <text:p text:style-name="P576">API URL </text:p>
          </table:table-cell>
          <table:table-cell table:style-name="Table96.B1" office:value-type="string">
            <text:p text:style-name="P42"><text:span text:style-name="T143">https://&lt;&lt; BASE URL &gt;&gt;</text:span><text:span text:style-name="T83">/applicant-service/api/update/{id}</text:span></text:p>
          </table:table-cell>
        </table:table-row>
        <table:table-row table:style-name="Table96.2">
          <table:table-cell table:style-name="Table96.A1" office:value-type="string">
            <text:p text:style-name="P576">HTTPS Method </text:p>
          </table:table-cell>
          <table:table-cell table:style-name="Table96.B2" office:value-type="string">
            <text:p text:style-name="P42"><text:span text:style-name="T143">P</text:span><text:span text:style-name="T147">UT</text:span></text:p>
          </table:table-cell>
        </table:table-row>
        <table:table-row table:style-name="Table96.2">
          <table:table-cell table:style-name="Table96.A1" office:value-type="string">
            <text:p text:style-name="P577">Req/Res Type </text:p>
          </table:table-cell>
          <table:table-cell table:style-name="Table96.B3" office:value-type="string">
            <text:p text:style-name="P257">application/json </text:p>
          </table:table-cell>
        </table:table-row>
      </table:table>
      <text:p text:style-name="P512"><text:line-break/><text:span text:style-name="T143">Headers:</text:span>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257"/>
          </table:table-cell>
          <table:table-cell table:style-name="Table97.A1" office:value-type="string">
            <text:p text:style-name="P257">: </text:p>
          </table:table-cell>
          <table:table-cell table:style-name="Table97.A1" office:value-type="string">
            <text:p text:style-name="P257"/>
          </table:table-cell>
        </table:table-row>
      </table:table>
      <text:h text:style-name="P662" text:outline-level="2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column table:style-name="Table98.E"/>
        <table:table-header-rows>
          <table:table-row table:style-name="Table98.1">
            <table:table-cell table:style-name="Table98.A1" office:value-type="string">
              <text:p text:style-name="P628">Field</text:p>
            </table:table-cell>
            <table:table-cell table:style-name="Table98.A1" office:value-type="string">
              <text:p text:style-name="P628">Description</text:p>
            </table:table-cell>
            <table:table-cell table:style-name="Table98.A1" office:value-type="string">
              <text:p text:style-name="P628">Type</text:p>
            </table:table-cell>
            <table:table-cell table:style-name="Table98.A1" office:value-type="string">
              <text:p text:style-name="P628">Mandatory</text:p>
            </table:table-cell>
            <table:table-cell table:style-name="Table98.A1" office:value-type="string">
              <text:p text:style-name="P628">Length</text:p>
            </table:table-cell>
          </table:table-row>
        </table:table-header-rows>
        <table:table-row table:style-name="Table98.2">
          <table:table-cell table:style-name="Table98.A2" office:value-type="string">
            <text:p text:style-name="P169">applicantDetailsId</text:p>
          </table:table-cell>
          <table:table-cell table:style-name="Table98.A2" office:value-type="string">
            <text:p text:style-name="P141">applicantDetailsId</text:p>
          </table:table-cell>
          <table:table-cell table:style-name="Table98.A2" office:value-type="string">
            <text:p text:style-name="P473">Integer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dateOfBirth</text:p>
          </table:table-cell>
          <table:table-cell table:style-name="Table98.A2" office:value-type="string">
            <text:p text:style-name="P141">dateOfBirth</text:p>
          </table:table-cell>
          <table:table-cell table:style-name="Table98.A2" office:value-type="string">
            <text:p text:style-name="P476">DateY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addedAt</text:p>
          </table:table-cell>
          <table:table-cell table:style-name="Table98.A2" office:value-type="string">
            <text:p text:style-name="P141">addedAt</text:p>
          </table:table-cell>
          <table:table-cell table:style-name="Table98.A2" office:value-type="string">
            <text:p text:style-name="P476">Date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currentCtc</text:p>
          </table:table-cell>
          <table:table-cell table:style-name="Table98.A2" office:value-type="string">
            <text:p text:style-name="P141">currentCtc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expectedCtc</text:p>
          </table:table-cell>
          <table:table-cell table:style-name="Table98.A2" office:value-type="string">
            <text:p text:style-name="P141">expectedCtc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reasonForChange</text:p>
          </table:table-cell>
          <table:table-cell table:style-name="Table98.A2" office:value-type="string">
            <text:p text:style-name="P141">reasonForChange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8">
          <table:table-cell table:style-name="Table98.A2" office:value-type="string">
            <text:p text:style-name="P169">holdingOffer</text:p>
          </table:table-cell>
          <table:table-cell table:style-name="Table98.A2" office:value-type="string">
            <text:p text:style-name="P141">holdingOffer</text:p>
          </table:table-cell>
          <table:table-cell table:style-name="Table98.A2" office:value-type="string">
            <text:p text:style-name="P476">Boolean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9">
          <table:table-cell table:style-name="Table98.A2" office:value-type="string">
            <text:p text:style-name="P169">maritalStatus</text:p>
          </table:table-cell>
          <table:table-cell table:style-name="Table98.A2" office:value-type="string">
            <text:p text:style-name="P141">maritalStatus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9">
          <table:table-cell table:style-name="Table98.A2" office:value-type="string">
            <text:p text:style-name="P169">resumePath</text:p>
          </table:table-cell>
          <table:table-cell table:style-name="Table98.A2" office:value-type="string">
            <text:p text:style-name="P141">resumePath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9">
          <table:table-cell table:style-name="Table98.A2" office:value-type="string">
            <text:p text:style-name="P169">yearOfExperience</text:p>
          </table:table-cell>
          <table:table-cell table:style-name="Table98.A2" office:value-type="string">
            <text:p text:style-name="P141">yearOfExperience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gender</text:p>
          </table:table-cell>
          <table:table-cell table:style-name="Table98.A2" office:value-type="string">
            <text:p text:style-name="P141">gender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source</text:p>
          </table:table-cell>
          <table:table-cell table:style-name="Table98.A2" office:value-type="string">
            <text:p text:style-name="P141">source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currentCompany</text:p>
          </table:table-cell>
          <table:table-cell table:style-name="Table98.A2" office:value-type="string">
            <text:p text:style-name="P141">currentCompany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Skill&gt;ApplicantSkill</text:p>
          </table:table-cell>
          <table:table-cell table:style-name="Table98.A2" office:value-type="string">
            <text:p text:style-name="P141">ApplicantSkill <text:span text:style-name="T174">of skill</text:span></text:p>
          </table:table-cell>
          <table:table-cell table:style-name="Table98.A2" office:value-type="string">
            <text:p text:style-name="P473">Integer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Skill&gt;Name</text:p>
          </table:table-cell>
          <table:table-cell table:style-name="Table98.A2" office:value-type="string">
            <text:p text:style-name="P141">Name <text:span text:style-name="T174">of skill</text:span>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Skill&gt;description</text:p>
          </table:table-cell>
          <table:table-cell table:style-name="Table98.A2" office:value-type="string">
            <text:p text:style-name="P141">Description <text:span text:style-name="T174">of skill</text:span></text:p>
          </table:table-cell>
          <table:table-cell table:style-name="Table98.A2" office:value-type="string">
            <text:p text:style-name="P135">String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169">applicantResponseId</text:p>
          </table:table-cell>
          <table:table-cell table:style-name="Table98.A2" office:value-type="string">
            <text:p text:style-name="P141">applicantResponseId</text:p>
          </table:table-cell>
          <table:table-cell table:style-name="Table98.A2" office:value-type="string">
            <text:p text:style-name="P476">Integer</text:p>
          </table:table-cell>
          <table:table-cell table:style-name="Table98.A2" office:value-type="string">
            <text:p text:style-name="P194">Y</text:p>
          </table:table-cell>
          <table:table-cell table:style-name="Table98.A2" office:value-type="string">
            <text:p text:style-name="P340"/>
          </table:table-cell>
        </table:table-row>
        <table:table-row table:style-name="Table98.1">
          <table:table-cell table:style-name="Table98.A2" office:value-type="string">
            <text:p text:style-name="P478">addressId</text:p>
          </table:table-cell>
          <table:table-cell table:style-name="Table98.A2" office:value-type="string">
            <text:p text:style-name="P141"/>
          </table:table-cell>
          <table:table-cell table:style-name="Table98.A2" office:value-type="string">
            <text:p text:style-name="P476"/>
          </table:table-cell>
          <table:table-cell table:style-name="Table98.A2" office:value-type="string">
            <text:p text:style-name="P194"/>
          </table:table-cell>
          <table:table-cell table:style-name="Table98.A2" office:value-type="string">
            <text:p text:style-name="P340"/>
          </table:table-cell>
        </table:table-row>
      </table:table>
      <text:h text:style-name="P532" text:outline-level="2"><text:bookmark-start text:name="__RefHeading___Toc12473_2653825035311"/>Response:<text:bookmark-end text:name="__RefHeading___Toc12473_2653825035311"/></text:h>
      <text:p text:style-name="P477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column table:style-name="Table99.E"/>
        <table:table-header-rows>
          <table:table-row table:style-name="Table99.1">
            <table:table-cell table:style-name="Table99.A1" office:value-type="string">
              <text:p text:style-name="P633">Field</text:p>
            </table:table-cell>
            <table:table-cell table:style-name="Table99.A1" office:value-type="string">
              <text:p text:style-name="P633">Description</text:p>
            </table:table-cell>
            <table:table-cell table:style-name="Table99.A1" office:value-type="string">
              <text:p text:style-name="P633">Type</text:p>
            </table:table-cell>
            <table:table-cell table:style-name="Table99.A1" office:value-type="string">
              <text:p text:style-name="P633">Mandatory</text:p>
            </table:table-cell>
            <table:table-cell table:style-name="Table99.A1" office:value-type="string">
              <text:p text:style-name="P633">Length</text:p>
            </table:table-cell>
          </table:table-row>
        </table:table-header-rows>
        <table:table-row table:style-name="Table99.1">
          <table:table-cell table:style-name="Table99.A2" office:value-type="string">
            <text:p text:style-name="P381">code</text:p>
          </table:table-cell>
          <table:table-cell table:style-name="Table99.A2" office:value-type="string">
            <text:p text:style-name="P214"><text:span text:style-name="T169">Status </text:span>Code</text:p>
          </table:table-cell>
          <table:table-cell table:style-name="Table99.A2" office:value-type="string">
            <text:p text:style-name="P169">String</text:p>
          </table:table-cell>
          <table:table-cell table:style-name="Table99.A2" office:value-type="string">
            <text:p text:style-name="P340">Y</text:p>
          </table:table-cell>
          <table:table-cell table:style-name="Table99.A2" office:value-type="string">
            <text:p text:style-name="P454">4</text:p>
          </table:table-cell>
        </table:table-row>
        <table:table-row table:style-name="Table99.3">
          <table:table-cell table:style-name="Table99.A3" office:value-type="string">
            <text:p text:style-name="P381">value</text:p>
          </table:table-cell>
          <table:table-cell table:style-name="Table99.A3" office:value-type="string">
            <text:p text:style-name="P79"><text:span text:style-name="T146">Employee </text:span><text:span text:style-name="T143">screening Status</text:span></text:p>
          </table:table-cell>
          <table:table-cell table:style-name="Table99.A3" office:value-type="string">
            <text:p text:style-name="P340">String</text:p>
          </table:table-cell>
          <table:table-cell table:style-name="Table99.A3" office:value-type="string">
            <text:p text:style-name="P411">C</text:p>
          </table:table-cell>
          <table:table-cell table:style-name="Table99.A3" office:value-type="string">
            <text:p text:style-name="P340"/>
          </table:table-cell>
        </table:table-row>
        <table:table-row table:style-name="Table99.1">
          <table:table-cell table:style-name="Table99.A3" office:value-type="string">
            <text:p text:style-name="P381">error</text:p>
          </table:table-cell>
          <table:table-cell table:style-name="Table99.A3" office:value-type="string">
            <text:p text:style-name="P435">Error message</text:p>
          </table:table-cell>
          <table:table-cell table:style-name="Table99.A3" office:value-type="string">
            <text:p text:style-name="P340">String</text:p>
          </table:table-cell>
          <table:table-cell table:style-name="Table99.A3" office:value-type="string">
            <text:p text:style-name="P411">C</text:p>
          </table:table-cell>
          <table:table-cell table:style-name="Table99.A3" office:value-type="string">
            <text:p text:style-name="P340"/>
          </table:table-cell>
        </table:table-row>
      </table:table>
      <text:p text:style-name="P274"/>
      <text:h text:style-name="P511" text:outline-level="2"><text:bookmark-start text:name="__RefHeading___Toc12475_2653825035211"/><text:soft-page-break/>Sample Request Body:<text:bookmark-end text:name="__RefHeading___Toc12475_2653825035211"/></text:h>
      <text:p text:style-name="P274">{</text:p>
      <text:p text:style-name="P274"><text:s text:c="4"/>"applicantDetailsId": 4,</text:p>
      <text:p text:style-name="P274"><text:s text:c="4"/>"dateOfBirth": "some text",</text:p>
      <text:p text:style-name="P274"><text:s text:c="4"/>"addedAt": "some text",</text:p>
      <text:p text:style-name="P274"><text:s text:c="4"/>"currentCtc": "some text",</text:p>
      <text:p text:style-name="P274"><text:s text:c="4"/>"expectedCtc": "some text",</text:p>
      <text:p text:style-name="P274"><text:s text:c="4"/>"reasonForChange": "some text",</text:p>
      <text:p text:style-name="P274"><text:s text:c="4"/>"holdingOffer": true,</text:p>
      <text:p text:style-name="P274"><text:s text:c="4"/>"maritalStatus": "UNMARRIED",</text:p>
      <text:p text:style-name="P274"><text:s text:c="4"/>"resumePath": "some text",</text:p>
      <text:p text:style-name="P274"><text:s text:c="4"/>"yearOfExperience": "some text",</text:p>
      <text:p text:style-name="P274"><text:s text:c="4"/>"gender": "MALE",</text:p>
      <text:p text:style-name="P274"><text:s text:c="4"/>"Source": "some text",</text:p>
      <text:p text:style-name="P274"><text:s text:c="4"/>"currentCompany": "some text",</text:p>
      <text:p text:style-name="P274"><text:s text:c="4"/>"Skill": 74,</text:p>
      <text:p text:style-name="P274"><text:s text:c="4"/>"applicantResponseId": 92,</text:p>
      <text:p text:style-name="P274"><text:s text:c="4"/>"addressId": 33</text:p>
      <text:p text:style-name="P274">}</text:p>
      <text:p text:style-name="P274"/>
      <text:p text:style-name="P605">Sample Response:</text:p>
      <text:p text:style-name="P500">{</text:p>
      <text:p text:style-name="P496">"statuscode": "2200",</text:p>
      <text:p text:style-name="P496">"value": "applicant <text:span text:style-name="T178">update</text:span> successfully",</text:p>
      <text:p text:style-name="P496">"errors": "null"</text:p>
      <text:p text:style-name="P496">}</text:p>
      <text:h text:style-name="P25" text:outline-level="2"><text:bookmark-start text:name="__RefHeading___Toc12469_26538250353113"/><text:span text:style-name="T39">4.</text:span><text:span text:style-name="T40">1</text:span><text:span text:style-name="T39">.</text:span><text:span text:style-name="T41">2</text:span><text:span text:style-name="T42">6</text:span><text:span text:style-name="T43">.</text:span><text:span text:style-name="T44">Update </text:span><text:span text:style-name="T45">Applica</text:span><text:span text:style-name="T46">nt status</text:span><text:bookmark-end text:name="__RefHeading___Toc12469_26538250353113"/></text:h>
      <text:p text:style-name="P666">The REST endpoint/path used to update single instances of an <text:span text:style-name="T176">applicant </text:span><text:span text:style-name="T183">status</text:span><text:span text:style-name="T176"> </text:span><text:span text:style-name="T167">.</text:span> This path contains <text:s/>PUT operations used to perform the update tasks respectively.</text:p>
      <text:p text:style-name="P732"/>
      <text:p text:style-name="P732">Request:</text:p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office:value-type="string">
            <text:p text:style-name="P586">API URL </text:p>
          </table:table-cell>
          <table:table-cell table:style-name="Table108.B1" office:value-type="string">
            <text:p text:style-name="P59"><text:span text:style-name="T143">https://&lt;&lt; BASE URL &gt;&gt;</text:span><text:span text:style-name="T83">/applicant-service/api/</text:span><text:span text:style-name="T91">{id}/status</text:span></text:p>
          </table:table-cell>
        </table:table-row>
        <table:table-row table:style-name="Table108.2">
          <table:table-cell table:style-name="Table108.A1" office:value-type="string">
            <text:p text:style-name="P586">HTTPS Method </text:p>
          </table:table-cell>
          <table:table-cell table:style-name="Table108.B2" office:value-type="string">
            <text:p text:style-name="P59"><text:span text:style-name="T143">P</text:span><text:span text:style-name="T147">UT</text:span></text:p>
          </table:table-cell>
        </table:table-row>
        <table:table-row table:style-name="Table108.2">
          <table:table-cell table:style-name="Table108.A1" office:value-type="string">
            <text:p text:style-name="P587">Req/Res Type </text:p>
          </table:table-cell>
          <table:table-cell table:style-name="Table108.B3" office:value-type="string">
            <text:p text:style-name="P262">application/json </text:p>
          </table:table-cell>
        </table:table-row>
      </table:table>
      <text:p text:style-name="P515"><text:line-break/><text:span text:style-name="T143">Headers:</text:span></text:p>
      <table:table table:name="Table114" table:style-name="Table114">
        <table:table-column table:style-name="Table114.A"/>
        <table:table-column table:style-name="Table114.B"/>
        <table:table-column table:style-name="Table114.C"/>
        <table:table-row table:style-name="Table114.1">
          <table:table-cell table:style-name="Table114.A1" office:value-type="string">
            <text:p text:style-name="P262"/>
          </table:table-cell>
          <table:table-cell table:style-name="Table114.A1" office:value-type="string">
            <text:p text:style-name="P262">: </text:p>
          </table:table-cell>
          <table:table-cell table:style-name="Table114.A1" office:value-type="string">
            <text:p text:style-name="P262"/>
          </table:table-cell>
        </table:table-row>
      </table:table>
      <text:h text:style-name="P665" text:outline-level="2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header-rows>
          <table:table-row table:style-name="Table115.1">
            <table:table-cell table:style-name="Table115.A1" office:value-type="string">
              <text:p text:style-name="P636">Field</text:p>
            </table:table-cell>
            <table:table-cell table:style-name="Table115.A1" office:value-type="string">
              <text:p text:style-name="P636">Description</text:p>
            </table:table-cell>
            <table:table-cell table:style-name="Table115.A1" office:value-type="string">
              <text:p text:style-name="P636">Type</text:p>
            </table:table-cell>
            <table:table-cell table:style-name="Table115.A1" office:value-type="string">
              <text:p text:style-name="P636">Mandatory</text:p>
            </table:table-cell>
            <table:table-cell table:style-name="Table115.A1" office:value-type="string">
              <text:p text:style-name="P636">Length</text:p>
            </table:table-cell>
          </table:table-row>
        </table:table-header-rows>
        <table:table-row table:style-name="Table115.1">
          <table:table-cell table:style-name="Table115.A2" office:value-type="string">
            <text:p text:style-name="P790">applicantId</text:p>
          </table:table-cell>
          <table:table-cell table:style-name="Table115.A2" office:value-type="string">
            <text:p text:style-name="P793">applicantId</text:p>
          </table:table-cell>
          <table:table-cell table:style-name="Table115.A2" office:value-type="string">
            <text:p text:style-name="P474">Integer</text:p>
          </table:table-cell>
          <table:table-cell table:style-name="Table115.A2" office:value-type="string">
            <text:p text:style-name="P345">Y</text:p>
          </table:table-cell>
          <table:table-cell table:style-name="Table115.A2" office:value-type="string">
            <text:p text:style-name="P306"/>
          </table:table-cell>
        </table:table-row>
        <table:table-row table:style-name="Table115.3">
          <table:table-cell table:style-name="Table115.A3" office:value-type="string">
            <text:p text:style-name="P175">firstName</text:p>
          </table:table-cell>
          <table:table-cell table:style-name="Table115.A3" office:value-type="string">
            <text:p text:style-name="P142">firstName</text:p>
          </table:table-cell>
          <table:table-cell table:style-name="Table115.A3" office:value-type="string">
            <text:p text:style-name="P345">String</text:p>
          </table:table-cell>
          <table:table-cell table:style-name="Table115.A3" office:value-type="string">
            <text:p text:style-name="P229">Y</text:p>
          </table:table-cell>
          <table:table-cell table:style-name="Table115.A3" office:value-type="string">
            <text:p text:style-name="P345"/>
          </table:table-cell>
        </table:table-row>
        <table:table-row table:style-name="Table115.1">
          <table:table-cell table:style-name="Table115.A3" office:value-type="string">
            <text:p text:style-name="P175">middleName</text:p>
          </table:table-cell>
          <table:table-cell table:style-name="Table115.A3" office:value-type="string">
            <text:p text:style-name="P142">middleName</text:p>
          </table:table-cell>
          <table:table-cell table:style-name="Table115.A3" office:value-type="string">
            <text:p text:style-name="P345">String</text:p>
          </table:table-cell>
          <table:table-cell table:style-name="Table115.A3" office:value-type="string">
            <text:p text:style-name="P229">Y</text:p>
          </table:table-cell>
          <table:table-cell table:style-name="Table115.A3" office:value-type="string">
            <text:p text:style-name="P345"/>
          </table:table-cell>
        </table:table-row>
        <table:table-row table:style-name="Table115.1">
          <table:table-cell table:style-name="Table115.A2" office:value-type="string">
            <text:p text:style-name="P175">lastName</text:p>
          </table:table-cell>
          <table:table-cell table:style-name="Table115.A2" office:value-type="string">
            <text:p text:style-name="P142">lastName</text:p>
          </table:table-cell>
          <table:table-cell table:style-name="Table115.A2" office:value-type="string">
            <text:p text:style-name="P175">String</text:p>
          </table:table-cell>
          <table:table-cell table:style-name="Table115.A2" office:value-type="string">
            <text:p text:style-name="P229">Y</text:p>
          </table:table-cell>
          <table:table-cell table:style-name="Table115.A2" office:value-type="string">
            <text:p text:style-name="P306"/>
          </table:table-cell>
        </table:table-row>
        <table:table-row table:style-name="Table115.6">
          <table:table-cell table:style-name="Table115.A2" office:value-type="string">
            <text:p text:style-name="P175">emai<text:span text:style-name="T173">l</text:span></text:p>
          </table:table-cell>
          <table:table-cell table:style-name="Table115.A2" office:value-type="string">
            <text:p text:style-name="P142">emai<text:span text:style-name="T173">l</text:span></text:p>
          </table:table-cell>
          <table:table-cell table:style-name="Table115.A2" office:value-type="string">
            <text:p text:style-name="P136">String</text:p>
          </table:table-cell>
          <table:table-cell table:style-name="Table115.A2" office:value-type="string">
            <text:p text:style-name="P345">Y</text:p>
          </table:table-cell>
          <table:table-cell table:style-name="Table115.A2" office:value-type="string">
            <text:p text:style-name="P306"/>
          </table:table-cell>
        </table:table-row>
        <table:table-row table:style-name="Table115.1">
          <table:table-cell table:style-name="Table115.A3" office:value-type="string">
            <text:p text:style-name="P175">contactNo</text:p>
          </table:table-cell>
          <table:table-cell table:style-name="Table115.A3" office:value-type="string">
            <text:p text:style-name="P142">contactNo</text:p>
          </table:table-cell>
          <table:table-cell table:style-name="Table115.A3" office:value-type="string">
            <text:p text:style-name="P136">String</text:p>
          </table:table-cell>
          <table:table-cell table:style-name="Table115.A3" office:value-type="string">
            <text:p text:style-name="P195">Y</text:p>
          </table:table-cell>
          <table:table-cell table:style-name="Table115.A3" office:value-type="string">
            <text:p text:style-name="P354"/>
          </table:table-cell>
        </table:table-row>
        <table:table-row table:style-name="Table115.1">
          <table:table-cell table:style-name="Table115.A2" office:value-type="string">
            <text:p text:style-name="P195">applicantStatus</text:p>
          </table:table-cell>
          <table:table-cell table:style-name="Table115.A2" office:value-type="string">
            <text:p text:style-name="P181">applicantStatus</text:p>
          </table:table-cell>
          <table:table-cell table:style-name="Table115.A2" office:value-type="string">
            <text:p text:style-name="P136">String</text:p>
          </table:table-cell>
          <table:table-cell table:style-name="Table115.A2" office:value-type="string">
            <text:p text:style-name="P345">Y</text:p>
          </table:table-cell>
          <table:table-cell table:style-name="Table115.A2" office:value-type="string">
            <text:p text:style-name="P345"/>
          </table:table-cell>
        </table:table-row>
        <table:table-row table:style-name="Table115.1">
          <table:table-cell table:style-name="Table115.A3" office:value-type="string">
            <text:p text:style-name="P175">applicantflag</text:p>
          </table:table-cell>
          <table:table-cell table:style-name="Table115.A3" office:value-type="string">
            <text:p text:style-name="P142">applicantflag</text:p>
          </table:table-cell>
          <table:table-cell table:style-name="Table115.A3" office:value-type="string">
            <text:p text:style-name="P474">Integer</text:p>
          </table:table-cell>
          <table:table-cell table:style-name="Table115.A3" office:value-type="string">
            <text:p text:style-name="P195">Y</text:p>
          </table:table-cell>
          <table:table-cell table:style-name="Table115.A3" office:value-type="string">
            <text:p text:style-name="P345"/>
          </table:table-cell>
        </table:table-row>
      </table:table>
      <text:h text:style-name="P538" text:outline-level="2"><text:bookmark-start text:name="__RefHeading___Toc12473_26538250353113"/><text:soft-page-break/>Response:<text:bookmark-end text:name="__RefHeading___Toc12473_26538250353113"/></text:h>
      <text:p text:style-name="P492"/>
      <table:table table:name="Table116" table:style-name="Table116">
        <table:table-column table:style-name="Table116.A"/>
        <table:table-column table:style-name="Table116.B"/>
        <table:table-column table:style-name="Table116.C"/>
        <table:table-column table:style-name="Table116.D"/>
        <table:table-column table:style-name="Table116.E"/>
        <table:table-header-rows>
          <table:table-row table:style-name="Table116.1">
            <table:table-cell table:style-name="Table116.A1" office:value-type="string">
              <text:p text:style-name="P634">Field</text:p>
            </table:table-cell>
            <table:table-cell table:style-name="Table116.A1" office:value-type="string">
              <text:p text:style-name="P634">Description</text:p>
            </table:table-cell>
            <table:table-cell table:style-name="Table116.A1" office:value-type="string">
              <text:p text:style-name="P634">Type</text:p>
            </table:table-cell>
            <table:table-cell table:style-name="Table116.A1" office:value-type="string">
              <text:p text:style-name="P634">Mandatory</text:p>
            </table:table-cell>
            <table:table-cell table:style-name="Table116.A1" office:value-type="string">
              <text:p text:style-name="P634">Length</text:p>
            </table:table-cell>
          </table:table-row>
        </table:table-header-rows>
        <table:table-row table:style-name="Table116.1">
          <table:table-cell table:style-name="Table116.A2" office:value-type="string">
            <text:p text:style-name="P386">code</text:p>
          </table:table-cell>
          <table:table-cell table:style-name="Table116.A2" office:value-type="string">
            <text:p text:style-name="P220"><text:span text:style-name="T169">Status </text:span>Code</text:p>
          </table:table-cell>
          <table:table-cell table:style-name="Table116.A2" office:value-type="string">
            <text:p text:style-name="P175">String</text:p>
          </table:table-cell>
          <table:table-cell table:style-name="Table116.A2" office:value-type="string">
            <text:p text:style-name="P345">Y</text:p>
          </table:table-cell>
          <table:table-cell table:style-name="Table116.A2" office:value-type="string">
            <text:p text:style-name="P458">4</text:p>
          </table:table-cell>
        </table:table-row>
        <table:table-row table:style-name="Table116.3">
          <table:table-cell table:style-name="Table116.A3" office:value-type="string">
            <text:p text:style-name="P386">value</text:p>
          </table:table-cell>
          <table:table-cell table:style-name="Table116.A3" office:value-type="string">
            <text:p text:style-name="P84"><text:span text:style-name="T146">Employee </text:span><text:span text:style-name="T143">screening Status</text:span></text:p>
          </table:table-cell>
          <table:table-cell table:style-name="Table116.A3" office:value-type="string">
            <text:p text:style-name="P345">String</text:p>
          </table:table-cell>
          <table:table-cell table:style-name="Table116.A3" office:value-type="string">
            <text:p text:style-name="P416">C</text:p>
          </table:table-cell>
          <table:table-cell table:style-name="Table116.A3" office:value-type="string">
            <text:p text:style-name="P345"/>
          </table:table-cell>
        </table:table-row>
        <table:table-row table:style-name="Table116.1">
          <table:table-cell table:style-name="Table116.A3" office:value-type="string">
            <text:p text:style-name="P386">error</text:p>
          </table:table-cell>
          <table:table-cell table:style-name="Table116.A3" office:value-type="string">
            <text:p text:style-name="P440">Error message</text:p>
          </table:table-cell>
          <table:table-cell table:style-name="Table116.A3" office:value-type="string">
            <text:p text:style-name="P345">String</text:p>
          </table:table-cell>
          <table:table-cell table:style-name="Table116.A3" office:value-type="string">
            <text:p text:style-name="P416">C</text:p>
          </table:table-cell>
          <table:table-cell table:style-name="Table116.A3" office:value-type="string">
            <text:p text:style-name="P345"/>
          </table:table-cell>
        </table:table-row>
      </table:table>
      <text:p text:style-name="P284"/>
      <text:h text:style-name="P514" text:outline-level="2"><text:bookmark-start text:name="__RefHeading___Toc12475_26538250352113"/>Sample Request Body:<text:bookmark-end text:name="__RefHeading___Toc12475_26538250352113"/></text:h>
      <text:p text:style-name="P284">{</text:p>
      <text:p text:style-name="P284"><text:s text:c="4"/>"applicantId": 5,</text:p>
      <text:p text:style-name="P284"><text:s text:c="4"/>"firstName": "some text",</text:p>
      <text:p text:style-name="P284"><text:s text:c="4"/>"middleName": "some text",</text:p>
      <text:p text:style-name="P284"><text:s text:c="4"/>"lastName": "some text",</text:p>
      <text:p text:style-name="P284"><text:s text:c="4"/>"email": "some text",</text:p>
      <text:p text:style-name="P284"><text:s text:c="4"/>"contactNo": "some text",</text:p>
      <text:p text:style-name="P284"><text:s text:c="4"/>"applicantStatus": "DECLINED",</text:p>
      <text:p text:style-name="P284"><text:s text:c="4"/>"applicantFlag": 28</text:p>
      <text:p text:style-name="P284">}</text:p>
      <text:p text:style-name="P607">Sample Response:</text:p>
      <text:p text:style-name="P501">{</text:p>
      <text:p text:style-name="P501"><text:s text:c="4"/>"statuscode": "2200",</text:p>
      <text:p text:style-name="P501"><text:s text:c="4"/>"value": "applicant status successfully",</text:p>
      <text:p text:style-name="P501"><text:s text:c="4"/>"errors": "null"</text:p>
      <text:p text:style-name="P501">}</text:p>
      <text:p text:style-name="P274"/>
      <text:p text:style-name="P20"><text:span text:style-name="T2">4</text:span><text:span text:style-name="T22">.</text:span><text:span text:style-name="T3">1</text:span><text:span text:style-name="T2">.</text:span><text:span text:style-name="T25">2</text:span><text:span text:style-name="T35">7</text:span><text:span text:style-name="T1">.</text:span><text:span text:style-name="T2">View </text:span><text:span text:style-name="T25">Applicant </text:span><text:span text:style-name="T28">find by Status</text:span></text:p>
      <text:p text:style-name="P689"/>
      <text:p text:style-name="P680"><text:span text:style-name="T119">The REST endpoint/path used to fetch</text:span><text:span text:style-name="T120"> </text:span><text:span text:style-name="T121">list of </text:span><text:span text:style-name="T135">applicant </text:span><text:span text:style-name="T137">find <text:s/>by <text:s/>status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54"/>
      <text:p text:style-name="P728">Request:</text:p>
      <text:p text:style-name="P275"/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P578">API URL </text:p>
          </table:table-cell>
          <table:table-cell table:style-name="Table78.B1" office:value-type="string">
            <text:p text:style-name="P55"><text:span text:style-name="T143">https://&lt;&lt; BASE URL &gt;&gt;</text:span><text:span text:style-name="T86">/applicant-service/api/findBySts</text:span></text:p>
          </table:table-cell>
        </table:table-row>
        <table:table-row table:style-name="Table78.2">
          <table:table-cell table:style-name="Table78.A1" office:value-type="string">
            <text:p text:style-name="P578">HTTPS Method </text:p>
          </table:table-cell>
          <table:table-cell table:style-name="Table78.B2" office:value-type="string">
            <text:p text:style-name="P293">GET</text:p>
          </table:table-cell>
        </table:table-row>
        <table:table-row table:style-name="Table78.2">
          <table:table-cell table:style-name="Table78.A1" office:value-type="string">
            <text:p text:style-name="P579">Req/Res Type </text:p>
          </table:table-cell>
          <table:table-cell table:style-name="Table78.B3" office:value-type="string">
            <text:p text:style-name="P258">application/json </text:p>
          </table:table-cell>
        </table:table-row>
      </table:table>
      <text:p text:style-name="P105"><text:line-break/><text:span text:style-name="T109">Headers:</text:span></text:p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258"/>
          </table:table-cell>
          <table:table-cell table:style-name="Table79.A1" office:value-type="string">
            <text:p text:style-name="P258">: </text:p>
          </table:table-cell>
          <table:table-cell table:style-name="Table79.A1" office:value-type="string">
            <text:p text:style-name="P258"/>
          </table:table-cell>
        </table:table-row>
      </table:table>
      <text:h text:style-name="P533" text:outline-level="2"><text:bookmark-start text:name="__RefHeading___Toc12455_265382503551"/>Response:<text:bookmark-end text:name="__RefHeading___Toc12455_265382503551"/></text:h>
      <text:p text:style-name="P487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header-rows>
          <table:table-row table:style-name="Table80.1">
            <table:table-cell table:style-name="Table80.A1" office:value-type="string">
              <text:p text:style-name="P629">Field</text:p>
            </table:table-cell>
            <table:table-cell table:style-name="Table80.A1" office:value-type="string">
              <text:p text:style-name="P629">Description</text:p>
            </table:table-cell>
            <table:table-cell table:style-name="Table80.A1" office:value-type="string">
              <text:p text:style-name="P629">Type</text:p>
            </table:table-cell>
            <table:table-cell table:style-name="Table80.A1" office:value-type="string">
              <text:p text:style-name="P629">Mandatory</text:p>
            </table:table-cell>
            <table:table-cell table:style-name="Table80.A1" office:value-type="string">
              <text:p text:style-name="P629">Length</text:p>
            </table:table-cell>
          </table:table-row>
        </table:table-header-rows>
        <table:table-row table:style-name="Table80.1">
          <table:table-cell table:style-name="Table80.A2" office:value-type="string">
            <text:p text:style-name="P382">code</text:p>
          </table:table-cell>
          <table:table-cell table:style-name="Table80.A2" office:value-type="string">
            <text:p text:style-name="P215"><text:span text:style-name="T166">Status</text:span> Code</text:p>
          </table:table-cell>
          <table:table-cell table:style-name="Table80.A2" office:value-type="string">
            <text:p text:style-name="P170">String</text:p>
          </table:table-cell>
          <table:table-cell table:style-name="Table80.A2" office:value-type="string">
            <text:p text:style-name="P341">Y</text:p>
          </table:table-cell>
          <table:table-cell table:style-name="Table80.A2" office:value-type="string">
            <text:p text:style-name="P455">4</text:p>
          </table:table-cell>
        </table:table-row>
        <table:table-row table:style-name="Table80.3">
          <table:table-cell table:style-name="Table80.A3" office:value-type="string">
            <text:p text:style-name="P382">value</text:p>
          </table:table-cell>
          <table:table-cell table:style-name="Table80.A3" office:value-type="string">
            <text:p text:style-name="P80"><text:span text:style-name="T150">Applicant</text:span><text:span text:style-name="T146"> </text:span><text:span text:style-name="T143">screening Status</text:span></text:p>
          </table:table-cell>
          <table:table-cell table:style-name="Table80.A3" office:value-type="string">
            <text:p text:style-name="P341">String</text:p>
          </table:table-cell>
          <table:table-cell table:style-name="Table80.A3" office:value-type="string">
            <text:p text:style-name="P412">C</text:p>
          </table:table-cell>
          <table:table-cell table:style-name="Table80.A3" office:value-type="string">
            <text:p text:style-name="P341"/>
          </table:table-cell>
        </table:table-row>
        <table:table-row table:style-name="Table80.1">
          <table:table-cell table:style-name="Table80.A3" office:value-type="string">
            <text:p text:style-name="P382">error</text:p>
          </table:table-cell>
          <table:table-cell table:style-name="Table80.A3" office:value-type="string">
            <text:p text:style-name="P436">Error message</text:p>
          </table:table-cell>
          <table:table-cell table:style-name="Table80.A3" office:value-type="string">
            <text:p text:style-name="P341">String</text:p>
          </table:table-cell>
          <table:table-cell table:style-name="Table80.A3" office:value-type="string">
            <text:p text:style-name="P412">C</text:p>
          </table:table-cell>
          <table:table-cell table:style-name="Table80.A3" office:value-type="string">
            <text:p text:style-name="P341"/>
          </table:table-cell>
        </table:table-row>
      </table:table>
      <text:p text:style-name="P275"/>
      <text:p text:style-name="P700"/>
      <text:p text:style-name="P700"/>
      <text:p text:style-name="P700"/>
      <text:p text:style-name="P700"><text:soft-page-break/></text:p>
      <text:p text:style-name="P734">Sample Response:</text:p>
      <text:p text:style-name="P709">{</text:p>
      <text:p text:style-name="P494">"statuscode": "2200",</text:p>
      <text:p text:style-name="P494">"value": {</text:p>
      <text:p text:style-name="P494">"applicantId": 75,</text:p>
      <text:p text:style-name="P494">"firstName": "some text",</text:p>
      <text:p text:style-name="P494">"middleName": "some text",</text:p>
      <text:p text:style-name="P494">"lastName": "some text",</text:p>
      <text:p text:style-name="P494">"email": "some text",</text:p>
      <text:p text:style-name="P494">"contactNo": "some text",</text:p>
      <text:p text:style-name="P494">"applicantStatus": "HIRED",</text:p>
      <text:p text:style-name="P494">"applicantflag": 1</text:p>
      <text:p text:style-name="P494">},</text:p>
      <text:p text:style-name="P494">"errors": "null"</text:p>
      <text:p text:style-name="P494">}</text:p>
      <text:p text:style-name="P494"/>
      <text:p text:style-name="P20"><text:span text:style-name="T2">4</text:span><text:span text:style-name="T22">.</text:span><text:span text:style-name="T3">1</text:span><text:span text:style-name="T2">.</text:span><text:span text:style-name="T25">2</text:span><text:span text:style-name="T35">8</text:span><text:span text:style-name="T1">.</text:span><text:span text:style-name="T2">View </text:span><text:span text:style-name="T25">Applicant </text:span><text:span text:style-name="T28">find by Mobile Number</text:span></text:p>
      <text:p text:style-name="P689"/>
      <text:p text:style-name="P680"><text:span text:style-name="T119">The REST endpoint/path used to fetch</text:span><text:span text:style-name="T120"> </text:span><text:span text:style-name="T121">list of </text:span><text:span text:style-name="T135">applicant </text:span><text:span text:style-name="T137">find <text:s/>by mobile number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6"/>
      <text:p text:style-name="P728">Request:</text:p>
      <text:p text:style-name="P275"/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578">API URL </text:p>
          </table:table-cell>
          <table:table-cell table:style-name="Table81.B1" office:value-type="string">
            <text:p text:style-name="P55"><text:span text:style-name="T143">https://&lt;&lt; BASE URL &gt;&gt;</text:span><text:span text:style-name="T86">/applicant-service/api/findByMobile</text:span></text:p>
          </table:table-cell>
        </table:table-row>
        <table:table-row table:style-name="Table81.2">
          <table:table-cell table:style-name="Table81.A1" office:value-type="string">
            <text:p text:style-name="P578">HTTPS Method </text:p>
          </table:table-cell>
          <table:table-cell table:style-name="Table81.B2" office:value-type="string">
            <text:p text:style-name="P293">GET</text:p>
          </table:table-cell>
        </table:table-row>
        <table:table-row table:style-name="Table81.2">
          <table:table-cell table:style-name="Table81.A1" office:value-type="string">
            <text:p text:style-name="P579">Req/Res Type </text:p>
          </table:table-cell>
          <table:table-cell table:style-name="Table81.B3" office:value-type="string">
            <text:p text:style-name="P258">application/json </text:p>
          </table:table-cell>
        </table:table-row>
      </table:table>
      <text:p text:style-name="P105"><text:line-break/><text:span text:style-name="T109">Headers:</text:span></text:p>
      <table:table table:name="Table82" table:style-name="Table82">
        <table:table-column table:style-name="Table82.A"/>
        <table:table-column table:style-name="Table82.B"/>
        <table:table-column table:style-name="Table82.C"/>
        <table:table-row table:style-name="Table82.1">
          <table:table-cell table:style-name="Table82.A1" office:value-type="string">
            <text:p text:style-name="P258"/>
          </table:table-cell>
          <table:table-cell table:style-name="Table82.A1" office:value-type="string">
            <text:p text:style-name="P258">: </text:p>
          </table:table-cell>
          <table:table-cell table:style-name="Table82.A1" office:value-type="string">
            <text:p text:style-name="P258"/>
          </table:table-cell>
        </table:table-row>
      </table:table>
      <text:h text:style-name="P533" text:outline-level="2"><text:bookmark-start text:name="__RefHeading___Toc12455_2653825035511"/>Response:<text:bookmark-end text:name="__RefHeading___Toc12455_2653825035511"/></text:h>
      <text:p text:style-name="P534"/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header-rows>
          <table:table-row table:style-name="Table83.1">
            <table:table-cell table:style-name="Table83.A1" office:value-type="string">
              <text:p text:style-name="P629">Field</text:p>
            </table:table-cell>
            <table:table-cell table:style-name="Table83.A1" office:value-type="string">
              <text:p text:style-name="P629">Description</text:p>
            </table:table-cell>
            <table:table-cell table:style-name="Table83.A1" office:value-type="string">
              <text:p text:style-name="P629">Type</text:p>
            </table:table-cell>
            <table:table-cell table:style-name="Table83.A1" office:value-type="string">
              <text:p text:style-name="P629">Mandatory</text:p>
            </table:table-cell>
            <table:table-cell table:style-name="Table83.A1" office:value-type="string">
              <text:p text:style-name="P629">Length</text:p>
            </table:table-cell>
          </table:table-row>
        </table:table-header-rows>
        <table:table-row table:style-name="Table83.1">
          <table:table-cell table:style-name="Table83.A2" office:value-type="string">
            <text:p text:style-name="P382">code</text:p>
          </table:table-cell>
          <table:table-cell table:style-name="Table83.A2" office:value-type="string">
            <text:p text:style-name="P215"><text:span text:style-name="T166">Status</text:span> Code</text:p>
          </table:table-cell>
          <table:table-cell table:style-name="Table83.A2" office:value-type="string">
            <text:p text:style-name="P170">String</text:p>
          </table:table-cell>
          <table:table-cell table:style-name="Table83.A2" office:value-type="string">
            <text:p text:style-name="P341">Y</text:p>
          </table:table-cell>
          <table:table-cell table:style-name="Table83.A2" office:value-type="string">
            <text:p text:style-name="P455">4</text:p>
          </table:table-cell>
        </table:table-row>
        <table:table-row table:style-name="Table83.3">
          <table:table-cell table:style-name="Table83.A3" office:value-type="string">
            <text:p text:style-name="P382">value</text:p>
          </table:table-cell>
          <table:table-cell table:style-name="Table83.A3" office:value-type="string">
            <text:p text:style-name="P80"><text:span text:style-name="T150">Applicant</text:span><text:span text:style-name="T146"> </text:span><text:span text:style-name="T143">screening Status</text:span></text:p>
          </table:table-cell>
          <table:table-cell table:style-name="Table83.A3" office:value-type="string">
            <text:p text:style-name="P341">String</text:p>
          </table:table-cell>
          <table:table-cell table:style-name="Table83.A3" office:value-type="string">
            <text:p text:style-name="P412">C</text:p>
          </table:table-cell>
          <table:table-cell table:style-name="Table83.A3" office:value-type="string">
            <text:p text:style-name="P341"/>
          </table:table-cell>
        </table:table-row>
        <table:table-row table:style-name="Table83.1">
          <table:table-cell table:style-name="Table83.A3" office:value-type="string">
            <text:p text:style-name="P382">error</text:p>
          </table:table-cell>
          <table:table-cell table:style-name="Table83.A3" office:value-type="string">
            <text:p text:style-name="P436">Error message</text:p>
          </table:table-cell>
          <table:table-cell table:style-name="Table83.A3" office:value-type="string">
            <text:p text:style-name="P341">String</text:p>
          </table:table-cell>
          <table:table-cell table:style-name="Table83.A3" office:value-type="string">
            <text:p text:style-name="P412">C</text:p>
          </table:table-cell>
          <table:table-cell table:style-name="Table83.A3" office:value-type="string">
            <text:p text:style-name="P341"/>
          </table:table-cell>
        </table:table-row>
      </table:table>
      <text:p text:style-name="P733"/>
      <text:p text:style-name="P734">Sample Response:</text:p>
      <text:p text:style-name="P709">{</text:p>
      <text:p text:style-name="P497">"statuscode": "2200",</text:p>
      <text:p text:style-name="P497">"value": {</text:p>
      <text:p text:style-name="P497">"applicantId": 75,</text:p>
      <text:p text:style-name="P497">"firstName": "some text",</text:p>
      <text:p text:style-name="P497">"middleName": "some text",</text:p>
      <text:p text:style-name="P497">"lastName": "some text",</text:p>
      <text:p text:style-name="P497">"email": "some text",</text:p>
      <text:p text:style-name="P497">"contactNo": "some text",</text:p>
      <text:p text:style-name="P497">"applicantStatus": "HIRED",</text:p>
      <text:p text:style-name="P497">"applicantflag": 1</text:p>
      <text:p text:style-name="P497">},</text:p>
      <text:p text:style-name="P497">"errors": "null"</text:p>
      <text:p text:style-name="P497">}</text:p>
      <text:p text:style-name="P751"><text:soft-page-break/></text:p>
      <text:p text:style-name="P20"><text:span text:style-name="T2">4</text:span><text:span text:style-name="T22">.</text:span><text:span text:style-name="T3">1</text:span><text:span text:style-name="T2">.</text:span><text:span text:style-name="T25">2</text:span><text:span text:style-name="T35">9</text:span><text:span text:style-name="T1">.</text:span><text:span text:style-name="T2">View </text:span><text:span text:style-name="T25">Applicant </text:span><text:span text:style-name="T28">find by Email Id</text:span></text:p>
      <text:p text:style-name="P689"/>
      <text:p text:style-name="P680"><text:span text:style-name="T119">The REST endpoint/path used to fetch</text:span><text:span text:style-name="T120"> </text:span><text:span text:style-name="T121">list of </text:span><text:span text:style-name="T135">applicant </text:span><text:span text:style-name="T137">find <text:s/>by email id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6"/>
      <text:p text:style-name="P728">Request:</text:p>
      <text:p text:style-name="P275"/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office:value-type="string">
            <text:p text:style-name="P578">API URL </text:p>
          </table:table-cell>
          <table:table-cell table:style-name="Table84.B1" office:value-type="string">
            <text:p text:style-name="P55"><text:span text:style-name="T143">https://&lt;&lt; BASE URL &gt;&gt;</text:span><text:span text:style-name="T86">/applicant-service/api/findBy</text:span><text:span text:style-name="T88">Email</text:span></text:p>
          </table:table-cell>
        </table:table-row>
        <table:table-row table:style-name="Table84.2">
          <table:table-cell table:style-name="Table84.A1" office:value-type="string">
            <text:p text:style-name="P578">HTTPS Method </text:p>
          </table:table-cell>
          <table:table-cell table:style-name="Table84.B2" office:value-type="string">
            <text:p text:style-name="P293">GET</text:p>
          </table:table-cell>
        </table:table-row>
        <table:table-row table:style-name="Table84.2">
          <table:table-cell table:style-name="Table84.A1" office:value-type="string">
            <text:p text:style-name="P579">Req/Res Type </text:p>
          </table:table-cell>
          <table:table-cell table:style-name="Table84.B3" office:value-type="string">
            <text:p text:style-name="P258">application/json </text:p>
          </table:table-cell>
        </table:table-row>
      </table:table>
      <text:p text:style-name="P105"><text:line-break/><text:span text:style-name="T109">Headers:</text:span></text:p>
      <table:table table:name="Table85" table:style-name="Table85">
        <table:table-column table:style-name="Table85.A"/>
        <table:table-column table:style-name="Table85.B"/>
        <table:table-column table:style-name="Table85.C"/>
        <table:table-row table:style-name="Table85.1">
          <table:table-cell table:style-name="Table85.A1" office:value-type="string">
            <text:p text:style-name="P258"/>
          </table:table-cell>
          <table:table-cell table:style-name="Table85.A1" office:value-type="string">
            <text:p text:style-name="P258">: </text:p>
          </table:table-cell>
          <table:table-cell table:style-name="Table85.A1" office:value-type="string">
            <text:p text:style-name="P258"/>
          </table:table-cell>
        </table:table-row>
      </table:table>
      <text:h text:style-name="P533" text:outline-level="2"><text:bookmark-start text:name="__RefHeading___Toc12455_26538250355111"/>Response:<text:bookmark-end text:name="__RefHeading___Toc12455_26538250355111"/></text:h>
      <text:p text:style-name="P487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header-rows>
          <table:table-row table:style-name="Table86.1">
            <table:table-cell table:style-name="Table86.A1" office:value-type="string">
              <text:p text:style-name="P629">Field</text:p>
            </table:table-cell>
            <table:table-cell table:style-name="Table86.A1" office:value-type="string">
              <text:p text:style-name="P629">Description</text:p>
            </table:table-cell>
            <table:table-cell table:style-name="Table86.A1" office:value-type="string">
              <text:p text:style-name="P629">Type</text:p>
            </table:table-cell>
            <table:table-cell table:style-name="Table86.A1" office:value-type="string">
              <text:p text:style-name="P629">Mandatory</text:p>
            </table:table-cell>
            <table:table-cell table:style-name="Table86.A1" office:value-type="string">
              <text:p text:style-name="P629">Length</text:p>
            </table:table-cell>
          </table:table-row>
        </table:table-header-rows>
        <table:table-row table:style-name="Table86.1">
          <table:table-cell table:style-name="Table86.A2" office:value-type="string">
            <text:p text:style-name="P382">code</text:p>
          </table:table-cell>
          <table:table-cell table:style-name="Table86.A2" office:value-type="string">
            <text:p text:style-name="P215"><text:span text:style-name="T166">Status</text:span> Code</text:p>
          </table:table-cell>
          <table:table-cell table:style-name="Table86.A2" office:value-type="string">
            <text:p text:style-name="P170">String</text:p>
          </table:table-cell>
          <table:table-cell table:style-name="Table86.A2" office:value-type="string">
            <text:p text:style-name="P341">Y</text:p>
          </table:table-cell>
          <table:table-cell table:style-name="Table86.A2" office:value-type="string">
            <text:p text:style-name="P455">4</text:p>
          </table:table-cell>
        </table:table-row>
        <table:table-row table:style-name="Table86.3">
          <table:table-cell table:style-name="Table86.A3" office:value-type="string">
            <text:p text:style-name="P382">value</text:p>
          </table:table-cell>
          <table:table-cell table:style-name="Table86.A3" office:value-type="string">
            <text:p text:style-name="P80"><text:span text:style-name="T150">Applicant</text:span><text:span text:style-name="T146"> </text:span><text:span text:style-name="T143">screening Status</text:span></text:p>
          </table:table-cell>
          <table:table-cell table:style-name="Table86.A3" office:value-type="string">
            <text:p text:style-name="P341">String</text:p>
          </table:table-cell>
          <table:table-cell table:style-name="Table86.A3" office:value-type="string">
            <text:p text:style-name="P412">C</text:p>
          </table:table-cell>
          <table:table-cell table:style-name="Table86.A3" office:value-type="string">
            <text:p text:style-name="P341"/>
          </table:table-cell>
        </table:table-row>
        <table:table-row table:style-name="Table86.1">
          <table:table-cell table:style-name="Table86.A3" office:value-type="string">
            <text:p text:style-name="P382">error</text:p>
          </table:table-cell>
          <table:table-cell table:style-name="Table86.A3" office:value-type="string">
            <text:p text:style-name="P436">Error message</text:p>
          </table:table-cell>
          <table:table-cell table:style-name="Table86.A3" office:value-type="string">
            <text:p text:style-name="P341">String</text:p>
          </table:table-cell>
          <table:table-cell table:style-name="Table86.A3" office:value-type="string">
            <text:p text:style-name="P412">C</text:p>
          </table:table-cell>
          <table:table-cell table:style-name="Table86.A3" office:value-type="string">
            <text:p text:style-name="P341"/>
          </table:table-cell>
        </table:table-row>
      </table:table>
      <text:p text:style-name="P275"/>
      <text:p text:style-name="P700"/>
      <text:p text:style-name="P734">Sample Response:</text:p>
      <text:p text:style-name="P709">{</text:p>
      <text:p text:style-name="P497">"statuscode": "2200",</text:p>
      <text:p text:style-name="P497">"value": {</text:p>
      <text:p text:style-name="P497">"applicantId": 75,</text:p>
      <text:p text:style-name="P497">"firstName": "some text",</text:p>
      <text:p text:style-name="P497">"middleName": "some text",</text:p>
      <text:p text:style-name="P497">"lastName": "some text",</text:p>
      <text:p text:style-name="P497">"email": "some text",</text:p>
      <text:p text:style-name="P497">"contactNo": "some text",</text:p>
      <text:p text:style-name="P497">"applicantStatus": "HIRED",</text:p>
      <text:p text:style-name="P497">"applicantflag": 1</text:p>
      <text:p text:style-name="P497">},</text:p>
      <text:p text:style-name="P497">"errors": "null"</text:p>
      <text:p text:style-name="P498">}</text:p>
      <text:p text:style-name="P752"/>
      <text:p text:style-name="P498"><text:span text:style-name="T73">4.</text:span><text:span text:style-name="T74">1</text:span><text:span text:style-name="T73">.</text:span><text:span text:style-name="T75">30</text:span><text:span text:style-name="T76">.</text:span><text:span text:style-name="T77">Delete</text:span><text:span text:style-name="T78"> </text:span><text:span text:style-name="T79">Applicant </text:span></text:p>
      <text:p text:style-name="P679">The REST endpoint/path used to delete single instances of an <text:span text:style-name="T179">applicant using by mobile number</text:span>. <text:s/>This path contains <text:s/>`DELETE` operations used to perform the <text:s/>delete tasks respectively.</text:p>
      <text:h text:style-name="P719" text:outline-level="2"><text:bookmark-start text:name="__RefHeading___Toc12471_26538250353111"/>Request:<text:bookmark-end text:name="__RefHeading___Toc12471_26538250353111"/></text:h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office:value-type="string">
            <text:p text:style-name="P574">API URL </text:p>
          </table:table-cell>
          <table:table-cell table:style-name="Table95.B1" office:value-type="string">
            <text:p text:style-name="P43"><text:span text:style-name="T143">https://&lt;&lt; BASE URL &gt;&gt;</text:span><text:span text:style-name="T83">/applicant-service/api/deleteApplicantById/{mob}</text:span></text:p>
          </table:table-cell>
        </table:table-row>
        <table:table-row table:style-name="Table95.2">
          <table:table-cell table:style-name="Table95.A1" office:value-type="string">
            <text:p text:style-name="P574">HTTPS Method </text:p>
          </table:table-cell>
          <table:table-cell table:style-name="Table95.B2" office:value-type="string">
            <text:p text:style-name="P493">DELETE</text:p>
          </table:table-cell>
        </table:table-row>
        <table:table-row table:style-name="Table95.2">
          <table:table-cell table:style-name="Table95.A1" office:value-type="string">
            <text:p text:style-name="P575">Req/Res Type </text:p>
          </table:table-cell>
          <table:table-cell table:style-name="Table95.B3" office:value-type="string">
            <text:p text:style-name="P256">application/json </text:p>
          </table:table-cell>
        </table:table-row>
      </table:table>
      <text:p text:style-name="P513"><text:soft-page-break/><text:line-break/><text:span text:style-name="T143">Headers:</text:span>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256"/>
          </table:table-cell>
          <table:table-cell table:style-name="Table100.A1" office:value-type="string">
            <text:p text:style-name="P256">: </text:p>
          </table:table-cell>
          <table:table-cell table:style-name="Table100.A1" office:value-type="string">
            <text:p text:style-name="P256"/>
          </table:table-cell>
        </table:table-row>
      </table:table>
      <text:h text:style-name="P530" text:outline-level="2"><text:bookmark-start text:name="__RefHeading___Toc12473_26538250353111"/>Response:<text:bookmark-end text:name="__RefHeading___Toc12473_26538250353111"/></text:h>
      <text:p text:style-name="P531"/>
      <table:table table:name="Table102" table:style-name="Table102">
        <table:table-column table:style-name="Table102.A"/>
        <table:table-column table:style-name="Table102.B"/>
        <table:table-column table:style-name="Table102.C"/>
        <table:table-column table:style-name="Table102.D"/>
        <table:table-column table:style-name="Table102.E"/>
        <table:table-header-rows>
          <table:table-row table:style-name="Table102.1">
            <table:table-cell table:style-name="Table102.A1" office:value-type="string">
              <text:p text:style-name="P627">Field</text:p>
            </table:table-cell>
            <table:table-cell table:style-name="Table102.A1" office:value-type="string">
              <text:p text:style-name="P627">Description</text:p>
            </table:table-cell>
            <table:table-cell table:style-name="Table102.A1" office:value-type="string">
              <text:p text:style-name="P627">Type</text:p>
            </table:table-cell>
            <table:table-cell table:style-name="Table102.A1" office:value-type="string">
              <text:p text:style-name="P627">Mandatory</text:p>
            </table:table-cell>
            <table:table-cell table:style-name="Table102.A1" office:value-type="string">
              <text:p text:style-name="P627">Length</text:p>
            </table:table-cell>
          </table:table-row>
        </table:table-header-rows>
        <table:table-row table:style-name="Table102.1">
          <table:table-cell table:style-name="Table102.A2" office:value-type="string">
            <text:p text:style-name="P380">code</text:p>
          </table:table-cell>
          <table:table-cell table:style-name="Table102.A2" office:value-type="string">
            <text:p text:style-name="P213"><text:span text:style-name="T169">Status </text:span>Code</text:p>
          </table:table-cell>
          <table:table-cell table:style-name="Table102.A2" office:value-type="string">
            <text:p text:style-name="P168">String</text:p>
          </table:table-cell>
          <table:table-cell table:style-name="Table102.A2" office:value-type="string">
            <text:p text:style-name="P339">Y</text:p>
          </table:table-cell>
          <table:table-cell table:style-name="Table102.A2" office:value-type="string">
            <text:p text:style-name="P453">4</text:p>
          </table:table-cell>
        </table:table-row>
        <table:table-row table:style-name="Table102.3">
          <table:table-cell table:style-name="Table102.A3" office:value-type="string">
            <text:p text:style-name="P380">value</text:p>
          </table:table-cell>
          <table:table-cell table:style-name="Table102.A3" office:value-type="string">
            <text:p text:style-name="P78"><text:span text:style-name="T146">Employee </text:span><text:span text:style-name="T143">screening Status</text:span></text:p>
          </table:table-cell>
          <table:table-cell table:style-name="Table102.A3" office:value-type="string">
            <text:p text:style-name="P339">String</text:p>
          </table:table-cell>
          <table:table-cell table:style-name="Table102.A3" office:value-type="string">
            <text:p text:style-name="P410">C</text:p>
          </table:table-cell>
          <table:table-cell table:style-name="Table102.A3" office:value-type="string">
            <text:p text:style-name="P339"/>
          </table:table-cell>
        </table:table-row>
        <table:table-row table:style-name="Table102.1">
          <table:table-cell table:style-name="Table102.A3" office:value-type="string">
            <text:p text:style-name="P380">error</text:p>
          </table:table-cell>
          <table:table-cell table:style-name="Table102.A3" office:value-type="string">
            <text:p text:style-name="P434">Error message</text:p>
          </table:table-cell>
          <table:table-cell table:style-name="Table102.A3" office:value-type="string">
            <text:p text:style-name="P339">String</text:p>
          </table:table-cell>
          <table:table-cell table:style-name="Table102.A3" office:value-type="string">
            <text:p text:style-name="P410">C</text:p>
          </table:table-cell>
          <table:table-cell table:style-name="Table102.A3" office:value-type="string">
            <text:p text:style-name="P339"/>
          </table:table-cell>
        </table:table-row>
      </table:table>
      <text:p text:style-name="P273"/>
      <text:p text:style-name="P315"/>
      <text:p text:style-name="P604">Sample Response:</text:p>
      <text:p text:style-name="P753">{</text:p>
      <text:p text:style-name="P494">"statuscode": "2200",</text:p>
      <text:p text:style-name="P494">"value": "Applicant deleted successfully",</text:p>
      <text:p text:style-name="P494">"errors": "null"</text:p>
      <text:p text:style-name="P494">}</text:p>
      <text:p text:style-name="P753"/>
      <text:h text:style-name="P11" text:outline-level="1"><text:bookmark-start text:name="__RefHeading___Toc22463_855633048"/><text:span text:style-name="T5">4.</text:span><text:span text:style-name="T7">3.</text:span><text:span text:style-name="T13">3</text:span><text:span text:style-name="T14">1</text:span><text:span text:style-name="T5">. </text:span><text:span text:style-name="T12">Send Mail</text:span><text:bookmark-end text:name="__RefHeading___Toc22463_855633048"/></text:h>
      <text:h text:style-name="P11" text:outline-level="1"><text:bookmark-start text:name="__RefHeading___Toc22465_855633048"/><text:span text:style-name="T65">The REST endpoint/path used to </text:span><text:span text:style-name="T70">send</text:span><text:span text:style-name="T65"> </text:span><text:span text:style-name="T71">one or </text:span><text:span text:style-name="T65">more </text:span><text:span text:style-name="T70">mail with attach</text:span><text:span text:style-name="T65"> </text:span><text:span text:style-name="T71">file </text:span><text:span text:style-name="T65">entities. This path contains a </text:span><text:span text:style-name="T67">P</text:span><text:span text:style-name="T68">OST</text:span><text:span text:style-name="T67"> </text:span><text:span text:style-name="T65">operation to perform the <text:s/>create tasks, respectively</text:span><text:bookmark-end text:name="__RefHeading___Toc22465_855633048"/></text:h>
      <text:p text:style-name="P729">Request:</text:p>
      <text:p text:style-name="P276"/>
      <table:table table:name="Table91" table:style-name="Table91">
        <table:table-column table:style-name="Table91.A"/>
        <table:table-column table:style-name="Table91.B"/>
        <table:table-row table:style-name="Table91.1">
          <table:table-cell table:style-name="Table91.A1" office:value-type="string">
            <text:p text:style-name="P580">API URL </text:p>
          </table:table-cell>
          <table:table-cell table:style-name="Table91.B1" office:value-type="string">
            <text:p text:style-name="P56"><text:span text:style-name="T143">https://&lt;&lt; BASE URL &gt;&gt;</text:span><text:span text:style-name="T82">/Application-tracking-system/email/api/send-email</text:span></text:p>
          </table:table-cell>
        </table:table-row>
        <table:table-row table:style-name="Table91.2">
          <table:table-cell table:style-name="Table91.A1" office:value-type="string">
            <text:p text:style-name="P580">HTTPS Method </text:p>
          </table:table-cell>
          <table:table-cell table:style-name="Table91.B2" office:value-type="string">
            <text:p text:style-name="P259">POST </text:p>
          </table:table-cell>
        </table:table-row>
        <table:table-row table:style-name="Table91.2">
          <table:table-cell table:style-name="Table91.A1" office:value-type="string">
            <text:p text:style-name="P581">Req/Res Type </text:p>
          </table:table-cell>
          <table:table-cell table:style-name="Table91.B3" office:value-type="string">
            <text:p text:style-name="P259">application/json </text:p>
          </table:table-cell>
        </table:table-row>
      </table:table>
      <text:p text:style-name="P516"><text:line-break/><text:span text:style-name="T143">Headers:</text:span>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259"/>
          </table:table-cell>
          <table:table-cell table:style-name="Table92.A1" office:value-type="string">
            <text:p text:style-name="P259">: </text:p>
          </table:table-cell>
          <table:table-cell table:style-name="Table92.A1" office:value-type="string">
            <text:p text:style-name="P259"/>
          </table:table-cell>
        </table:table-row>
      </table:table>
      <text:h text:style-name="P664" text:outline-level="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header-rows>
          <table:table-row table:style-name="Table93.1">
            <table:table-cell table:style-name="Table93.A1" office:value-type="string">
              <text:p text:style-name="P630">Field</text:p>
            </table:table-cell>
            <table:table-cell table:style-name="Table93.A1" office:value-type="string">
              <text:p text:style-name="P630">Description</text:p>
            </table:table-cell>
            <table:table-cell table:style-name="Table93.A1" office:value-type="string">
              <text:p text:style-name="P630">Type</text:p>
            </table:table-cell>
            <table:table-cell table:style-name="Table93.A1" office:value-type="string">
              <text:p text:style-name="P630">Mandatory</text:p>
            </table:table-cell>
            <table:table-cell table:style-name="Table93.A1" office:value-type="string">
              <text:p text:style-name="P630">Length</text:p>
            </table:table-cell>
          </table:table-row>
        </table:table-header-rows>
        <table:table-row table:style-name="Table93.1">
          <table:table-cell table:style-name="Table93.A2" office:value-type="string">
            <text:p text:style-name="P171">to</text:p>
          </table:table-cell>
          <table:table-cell table:style-name="Table93.A2" office:value-type="string">
            <text:p text:style-name="P643">recevier mail </text:p>
          </table:table-cell>
          <table:table-cell table:style-name="Table93.A2" office:value-type="string">
            <text:p text:style-name="P171"><text:span text:style-name="T141">S</text:span>tring</text:p>
          </table:table-cell>
          <table:table-cell table:style-name="Table93.A2" office:value-type="string">
            <text:p text:style-name="P479">Y</text:p>
          </table:table-cell>
          <table:table-cell table:style-name="Table93.A2" office:value-type="string">
            <text:p text:style-name="P305"/>
          </table:table-cell>
        </table:table-row>
        <table:table-row table:style-name="Table93.1">
          <table:table-cell table:style-name="Table93.A3" office:value-type="string">
            <text:p text:style-name="P171">subject</text:p>
          </table:table-cell>
          <table:table-cell table:style-name="Table93.A3" office:value-type="string">
            <text:p text:style-name="P643">subject <text:s/>of the email</text:p>
          </table:table-cell>
          <table:table-cell table:style-name="Table93.A3" office:value-type="string">
            <text:p text:style-name="P85"><text:span text:style-name="T151">S</text:span><text:span text:style-name="T143">tring</text:span></text:p>
          </table:table-cell>
          <table:table-cell table:style-name="Table93.A3" office:value-type="string">
            <text:p text:style-name="P479">Y</text:p>
          </table:table-cell>
          <table:table-cell table:style-name="Table93.A3" office:value-type="string">
            <text:p text:style-name="P342"/>
          </table:table-cell>
        </table:table-row>
        <table:table-row table:style-name="Table93.1">
          <table:table-cell table:style-name="Table93.A2" office:value-type="string">
            <text:p text:style-name="P172">body</text:p>
          </table:table-cell>
          <table:table-cell table:style-name="Table93.A2" office:value-type="string">
            <text:p text:style-name="P643">body of the email </text:p>
          </table:table-cell>
          <table:table-cell table:style-name="Table93.A2" office:value-type="string">
            <text:p text:style-name="P171"><text:span text:style-name="T141">S</text:span>tring</text:p>
          </table:table-cell>
          <table:table-cell table:style-name="Table93.A2" office:value-type="string">
            <text:p text:style-name="P479">Y</text:p>
          </table:table-cell>
          <table:table-cell table:style-name="Table93.A2" office:value-type="string">
            <text:p text:style-name="P305"/>
          </table:table-cell>
        </table:table-row>
        <table:table-row table:style-name="Table93.1">
          <table:table-cell table:style-name="Table93.A3" office:value-type="string">
            <text:p text:style-name="P172">attachmentname</text:p>
          </table:table-cell>
          <table:table-cell table:style-name="Table93.A3" office:value-type="string">
            <text:p text:style-name="P480">name of the file</text:p>
          </table:table-cell>
          <table:table-cell table:style-name="Table93.A3" office:value-type="string">
            <text:p text:style-name="P172"><text:span text:style-name="T141">S</text:span>tring</text:p>
          </table:table-cell>
          <table:table-cell table:style-name="Table93.A3" office:value-type="string">
            <text:p text:style-name="P481">O</text:p>
          </table:table-cell>
          <table:table-cell table:style-name="Table93.A3" office:value-type="string">
            <text:p text:style-name="P305"/>
          </table:table-cell>
        </table:table-row>
        <table:table-row table:style-name="Table93.1">
          <table:table-cell table:style-name="Table93.A3" office:value-type="string">
            <text:p text:style-name="P172">attachment</text:p>
          </table:table-cell>
          <table:table-cell table:style-name="Table93.A3" office:value-type="string">
            <text:p text:style-name="P480">file can attach </text:p>
          </table:table-cell>
          <table:table-cell table:style-name="Table93.A3" office:value-type="string">
            <text:p text:style-name="P172"><text:span text:style-name="T141">S</text:span>tring</text:p>
          </table:table-cell>
          <table:table-cell table:style-name="Table93.A3" office:value-type="string">
            <text:p text:style-name="P481">O</text:p>
          </table:table-cell>
          <table:table-cell table:style-name="Table93.A3" office:value-type="string">
            <text:p text:style-name="P305"/>
          </table:table-cell>
        </table:table-row>
      </table:table>
      <text:h text:style-name="P535" text:outline-level="2"><text:soft-page-break/></text:h>
      <text:h text:style-name="P535" text:outline-level="2"><text:bookmark-start text:name="__RefHeading___Toc12447_26538250353"/>Response:<text:bookmark-end text:name="__RefHeading___Toc12447_26538250353"/></text:h>
      <text:p text:style-name="P488"/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column table:style-name="Table94.E"/>
        <table:table-header-rows>
          <table:table-row table:style-name="Table94.1">
            <table:table-cell table:style-name="Table94.A1" office:value-type="string">
              <text:p text:style-name="P630">Field</text:p>
            </table:table-cell>
            <table:table-cell table:style-name="Table94.A1" office:value-type="string">
              <text:p text:style-name="P630">Description</text:p>
            </table:table-cell>
            <table:table-cell table:style-name="Table94.A1" office:value-type="string">
              <text:p text:style-name="P630">Type</text:p>
            </table:table-cell>
            <table:table-cell table:style-name="Table94.A1" office:value-type="string">
              <text:p text:style-name="P630">Mandatory</text:p>
            </table:table-cell>
            <table:table-cell table:style-name="Table94.A1" office:value-type="string">
              <text:p text:style-name="P630">Length</text:p>
            </table:table-cell>
          </table:table-row>
        </table:table-header-rows>
        <table:table-row table:style-name="Table94.1">
          <table:table-cell table:style-name="Table94.A2" office:value-type="string">
            <text:p text:style-name="P383">code</text:p>
          </table:table-cell>
          <table:table-cell table:style-name="Table94.A2" office:value-type="string">
            <text:p text:style-name="P216"><text:span text:style-name="T162">Status</text:span> Code</text:p>
          </table:table-cell>
          <table:table-cell table:style-name="Table94.A2" office:value-type="string">
            <text:p text:style-name="P171">String</text:p>
          </table:table-cell>
          <table:table-cell table:style-name="Table94.A2" office:value-type="string">
            <text:p text:style-name="P342">Y</text:p>
          </table:table-cell>
          <table:table-cell table:style-name="Table94.A2" office:value-type="string">
            <text:p text:style-name="P383">4</text:p>
          </table:table-cell>
        </table:table-row>
        <table:table-row table:style-name="Table94.3">
          <table:table-cell table:style-name="Table94.A3" office:value-type="string">
            <text:p text:style-name="P383">value</text:p>
          </table:table-cell>
          <table:table-cell table:style-name="Table94.A3" office:value-type="string">
            <text:p text:style-name="P81"><text:span text:style-name="T152">Email </text:span><text:span text:style-name="T143">screening Status</text:span></text:p>
          </table:table-cell>
          <table:table-cell table:style-name="Table94.A3" office:value-type="string">
            <text:p text:style-name="P342">String</text:p>
          </table:table-cell>
          <table:table-cell table:style-name="Table94.A3" office:value-type="string">
            <text:p text:style-name="P413">C</text:p>
          </table:table-cell>
          <table:table-cell table:style-name="Table94.A3" office:value-type="string">
            <text:p text:style-name="P342"/>
          </table:table-cell>
        </table:table-row>
        <table:table-row table:style-name="Table94.1">
          <table:table-cell table:style-name="Table94.A3" office:value-type="string">
            <text:p text:style-name="P383">error</text:p>
          </table:table-cell>
          <table:table-cell table:style-name="Table94.A3" office:value-type="string">
            <text:p text:style-name="P437">Error message</text:p>
          </table:table-cell>
          <table:table-cell table:style-name="Table94.A3" office:value-type="string">
            <text:p text:style-name="P342">String</text:p>
          </table:table-cell>
          <table:table-cell table:style-name="Table94.A3" office:value-type="string">
            <text:p text:style-name="P413">C</text:p>
          </table:table-cell>
          <table:table-cell table:style-name="Table94.A3" office:value-type="string">
            <text:p text:style-name="P342"/>
          </table:table-cell>
        </table:table-row>
      </table:table>
      <text:p text:style-name="P795"/>
      <text:p text:style-name="P794"><text:span text:style-name="T94">Sample Re</text:span><text:span text:style-name="T101">quest</text:span><text:span text:style-name="T94"> :</text:span></text:p>
      <text:p text:style-name="P750"/>
      <text:p text:style-name="P750">{</text:p>
      <text:p text:style-name="P750"><text:s text:c="4"/>"to": "some text",</text:p>
      <text:p text:style-name="P750"><text:s text:c="4"/>"subject": "some text",</text:p>
      <text:p text:style-name="P750"><text:s text:c="4"/>"body": "some text",</text:p>
      <text:p text:style-name="P750"><text:s text:c="4"/>"attachmentname": "some text",</text:p>
      <text:p text:style-name="P750"><text:s text:c="4"/>"attachment": "&lt;File&gt;"</text:p>
      <text:p text:style-name="P750">}</text:p>
      <text:p text:style-name="P276"/>
      <text:p text:style-name="P276">Sample Response:</text:p>
      <text:p text:style-name="P697">{</text:p>
      <text:p text:style-name="P697"><text:s text:c="4"/>"code": "2200",</text:p>
      <text:p text:style-name="P697"><text:s text:c="4"/>"value": "email sent successfully",</text:p>
      <text:p text:style-name="P697"><text:s text:c="4"/>"error": "null"</text:p>
      <text:p text:style-name="P697">}</text:p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p text:style-name="P697"/>
      <text:h text:style-name="P766" text:outline-level="1"/>
      <text:p text:style-name="P767"/>
      <text:h text:style-name="P770" text:outline-level="1"><text:bookmark-start text:name="__RefHeading___Toc24482_8597003452"/><text:bookmark text:name="_Toc91756689122"/><text:soft-page-break/><text:span text:style-name="T102">4</text:span><text:span text:style-name="T105">.2.Recruiter</text:span><text:span text:style-name="T104"> Flo</text:span><text:span text:style-name="T105">w</text:span><text:bookmark-end text:name="__RefHeading___Toc24482_8597003452"/></text:h>
      <text:p text:style-name="P21"><text:span text:style-name="T2">4</text:span><text:span text:style-name="T22">.</text:span><text:span text:style-name="T29">2</text:span><text:span text:style-name="T2">.</text:span><text:span text:style-name="T29">1</text:span><text:span text:style-name="T1">.</text:span><text:span text:style-name="T2">View </text:span><text:span text:style-name="T29">Interview <text:s/></text:span><text:span text:style-name="T30">by owner</text:span></text:p>
      <text:p text:style-name="P690"/>
      <text:p text:style-name="P681"><text:span text:style-name="T119">The REST endpoint/path used to fetch</text:span><text:span text:style-name="T120"> </text:span><text:span text:style-name="T121">list of </text:span><text:span text:style-name="T138">interview by owner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7"/>
      <text:p text:style-name="P730">Request:</text:p>
      <text:p text:style-name="P279"/>
      <table:table table:name="Table101" table:style-name="Table101">
        <table:table-column table:style-name="Table101.A"/>
        <table:table-column table:style-name="Table101.B"/>
        <table:table-row table:style-name="Table101.1">
          <table:table-cell table:style-name="Table101.A1" office:value-type="string">
            <text:p text:style-name="P582">API URL </text:p>
          </table:table-cell>
          <table:table-cell table:style-name="Table101.B1" office:value-type="string">
            <text:p text:style-name="P57"><text:span text:style-name="T143">https://&lt;&lt; BASE URL &gt;&gt;</text:span><text:span text:style-name="T86">/applicant-service/api/view-interview-by/{id}/recruiter</text:span></text:p>
          </table:table-cell>
        </table:table-row>
        <table:table-row table:style-name="Table101.2">
          <table:table-cell table:style-name="Table101.A1" office:value-type="string">
            <text:p text:style-name="P582">HTTPS Method </text:p>
          </table:table-cell>
          <table:table-cell table:style-name="Table101.B2" office:value-type="string">
            <text:p text:style-name="P294">GET</text:p>
          </table:table-cell>
        </table:table-row>
        <table:table-row table:style-name="Table101.2">
          <table:table-cell table:style-name="Table101.A1" office:value-type="string">
            <text:p text:style-name="P583">Req/Res Type </text:p>
          </table:table-cell>
          <table:table-cell table:style-name="Table101.B3" office:value-type="string">
            <text:p text:style-name="P260">application/json </text:p>
          </table:table-cell>
        </table:table-row>
      </table:table>
      <text:p text:style-name="P106"><text:line-break/><text:span text:style-name="T109">Headers:</text:span></text:p>
      <table:table table:name="Table103" table:style-name="Table103">
        <table:table-column table:style-name="Table103.A"/>
        <table:table-column table:style-name="Table103.B"/>
        <table:table-column table:style-name="Table103.C"/>
        <table:table-row table:style-name="Table103.1">
          <table:table-cell table:style-name="Table103.A1" office:value-type="string">
            <text:p text:style-name="P260"/>
          </table:table-cell>
          <table:table-cell table:style-name="Table103.A1" office:value-type="string">
            <text:p text:style-name="P260">: </text:p>
          </table:table-cell>
          <table:table-cell table:style-name="Table103.A1" office:value-type="string">
            <text:p text:style-name="P260"/>
          </table:table-cell>
        </table:table-row>
      </table:table>
      <text:h text:style-name="P536" text:outline-level="2"><text:bookmark-start text:name="__RefHeading___Toc12455_265382503551111"/>Response:<text:bookmark-end text:name="__RefHeading___Toc12455_265382503551111"/></text:h>
      <text:p text:style-name="P489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header-rows>
          <table:table-row table:style-name="Table104.1">
            <table:table-cell table:style-name="Table104.A1" office:value-type="string">
              <text:p text:style-name="P631">Field</text:p>
            </table:table-cell>
            <table:table-cell table:style-name="Table104.A1" office:value-type="string">
              <text:p text:style-name="P631">Description</text:p>
            </table:table-cell>
            <table:table-cell table:style-name="Table104.A1" office:value-type="string">
              <text:p text:style-name="P631">Type</text:p>
            </table:table-cell>
            <table:table-cell table:style-name="Table104.A1" office:value-type="string">
              <text:p text:style-name="P631">Mandatory</text:p>
            </table:table-cell>
            <table:table-cell table:style-name="Table104.A1" office:value-type="string">
              <text:p text:style-name="P631">Length</text:p>
            </table:table-cell>
          </table:table-row>
        </table:table-header-rows>
        <table:table-row table:style-name="Table104.1">
          <table:table-cell table:style-name="Table104.A2" office:value-type="string">
            <text:p text:style-name="P384">code</text:p>
          </table:table-cell>
          <table:table-cell table:style-name="Table104.A2" office:value-type="string">
            <text:p text:style-name="P217"><text:span text:style-name="T166">Status</text:span> Code</text:p>
          </table:table-cell>
          <table:table-cell table:style-name="Table104.A2" office:value-type="string">
            <text:p text:style-name="P173">String</text:p>
          </table:table-cell>
          <table:table-cell table:style-name="Table104.A2" office:value-type="string">
            <text:p text:style-name="P343">Y</text:p>
          </table:table-cell>
          <table:table-cell table:style-name="Table104.A2" office:value-type="string">
            <text:p text:style-name="P456">4</text:p>
          </table:table-cell>
        </table:table-row>
        <table:table-row table:style-name="Table104.3">
          <table:table-cell table:style-name="Table104.A3" office:value-type="string">
            <text:p text:style-name="P384">value</text:p>
          </table:table-cell>
          <table:table-cell table:style-name="Table104.A3" office:value-type="string">
            <text:p text:style-name="P82"><text:span text:style-name="T150">Applicant</text:span><text:span text:style-name="T146"> </text:span><text:span text:style-name="T143">screening Status</text:span></text:p>
          </table:table-cell>
          <table:table-cell table:style-name="Table104.A3" office:value-type="string">
            <text:p text:style-name="P343">String</text:p>
          </table:table-cell>
          <table:table-cell table:style-name="Table104.A3" office:value-type="string">
            <text:p text:style-name="P414">C</text:p>
          </table:table-cell>
          <table:table-cell table:style-name="Table104.A3" office:value-type="string">
            <text:p text:style-name="P343"/>
          </table:table-cell>
        </table:table-row>
        <table:table-row table:style-name="Table104.1">
          <table:table-cell table:style-name="Table104.A3" office:value-type="string">
            <text:p text:style-name="P384">error</text:p>
          </table:table-cell>
          <table:table-cell table:style-name="Table104.A3" office:value-type="string">
            <text:p text:style-name="P438">Error message</text:p>
          </table:table-cell>
          <table:table-cell table:style-name="Table104.A3" office:value-type="string">
            <text:p text:style-name="P343">String</text:p>
          </table:table-cell>
          <table:table-cell table:style-name="Table104.A3" office:value-type="string">
            <text:p text:style-name="P414">C</text:p>
          </table:table-cell>
          <table:table-cell table:style-name="Table104.A3" office:value-type="string">
            <text:p text:style-name="P343"/>
          </table:table-cell>
        </table:table-row>
      </table:table>
      <text:p text:style-name="P701"/>
      <text:p text:style-name="P701"/>
      <text:p text:style-name="P735">Sample Response:</text:p>
      <text:p text:style-name="P708">{</text:p>
      <text:p text:style-name="P494">"statusCode": "2200",</text:p>
      <text:p text:style-name="P494">"value": [</text:p>
      <text:p text:style-name="P494">{</text:p>
      <text:p text:style-name="P494">"id": 57,</text:p>
      <text:p text:style-name="P494">"interviewRound": {</text:p>
      <text:p text:style-name="P494">"id": 1,</text:p>
      <text:p text:style-name="P494">"name": "LEVEL 1",</text:p>
      <text:p text:style-name="P494">"description": "First Level of interview"</text:p>
      <text:p text:style-name="P494">},</text:p>
      <text:p text:style-name="P494">"applicantId": {</text:p>
      <text:p text:style-name="P494">"applicantDetailsId": 96,</text:p>
      <text:p text:style-name="P494">"dateOfBirth": "2023-06-07T18:30:00.000+00:00",</text:p>
      <text:p text:style-name="P494">"addedBy": 1,</text:p>
      <text:p text:style-name="P494">"addedAt": "2023-06-27T08:37:27.000+00:00",</text:p>
      <text:p text:style-name="P494">"currentCtc": "1lpa",</text:p>
      <text:p text:style-name="P494">"expectedCtc": "4lpa",</text:p>
      <text:p text:style-name="P494">"reasonForChange": "nothing",</text:p>
      <text:p text:style-name="P494">"holdingOffer": false,</text:p>
      <text:p text:style-name="P494">"currentCompany": "cts",</text:p>
      <text:p text:style-name="P494">"maritalStatus": "MARRIED",</text:p>
      <text:p text:style-name="P494">"currentAddress": {</text:p>
      <text:p text:style-name="P494">"addressId": 469,</text:p>
      <text:p text:style-name="P494"><text:soft-page-break/>"doorNo": "2",</text:p>
      <text:p text:style-name="P494">"street": "west",</text:p>
      <text:p text:style-name="P494">"city": "tnj",</text:p>
      <text:p text:style-name="P494">"state": "tamilnadu",</text:p>
      <text:p text:style-name="P494">"country": "India",</text:p>
      <text:p text:style-name="P494">"pinCode": "600022"</text:p>
      <text:p text:style-name="P494">},</text:p>
      <text:p text:style-name="P494">"resumePath": "new (5th copy)2023-5-27-14-6-172023-06-27T14:06:17.823727144.pdf",</text:p>
      <text:p text:style-name="P494">"source": "linkedinn",</text:p>
      <text:p text:style-name="P494">"referenceBy": 48,</text:p>
      <text:p text:style-name="P494">"gender": "MALE",</text:p>
      <text:p text:style-name="P494">"yearOfExperience": "2",</text:p>
      <text:p text:style-name="P494">"jobRecruiterId": {</text:p>
      <text:p text:style-name="P494">"id": 104,</text:p>
      <text:p text:style-name="P494">"recruiterId": 1,</text:p>
      <text:p text:style-name="P494">"assignedCounts": 3,</text:p>
      <text:p text:style-name="P494">"status": "INPROGRESS",</text:p>
      <text:p text:style-name="P494">"assignedBy": 1,</text:p>
      <text:p text:style-name="P494">"modifiedBy": 1,</text:p>
      <text:p text:style-name="P494">"assignedAt": "2023-06-22T07:13:30.000+00:00",</text:p>
      <text:p text:style-name="P494">"modifiedAt": "2023-06-22T07:13:30.000+00:00"</text:p>
      <text:p text:style-name="P494">},</text:p>
      <text:p text:style-name="P494">"skill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2,</text:p>
      <text:p text:style-name="P494">"name": "Python",</text:p>
      <text:p text:style-name="P494">"description": "A programming language"</text:p>
      <text:p text:style-name="P494">}</text:p>
      <text:p text:style-name="P494">],</text:p>
      <text:p text:style-name="P494">"applicantResponseId": {</text:p>
      <text:p text:style-name="P494">"applicantResponseId": 110,</text:p>
      <text:p text:style-name="P494">"interested": true,</text:p>
      <text:p text:style-name="P494">"jobPostingId": {</text:p>
      <text:p text:style-name="P494">"id": 103,</text:p>
      <text:p text:style-name="P494">"title": "Front End Developer",</text:p>
      <text:p text:style-name="P494">"description": "some text",</text:p>
      <text:p text:style-name="P494">"requirement": "some text",</text:p>
      <text:p text:style-name="P494">"experience": "1-2",</text:p>
      <text:p text:style-name="P494">"noOfVaccancies": 15,</text:p>
      <text:p text:style-name="P494">"draft": true,</text:p>
      <text:p text:style-name="P494">"jobRecruiters": [</text:p>
      <text:p text:style-name="P494">{</text:p>
      <text:p text:style-name="P494">"id": 105,</text:p>
      <text:p text:style-name="P494">"recruiterId": 7,</text:p>
      <text:p text:style-name="P494">"assignedCounts": 10,</text:p>
      <text:p text:style-name="P494">"status": "OPEN",</text:p>
      <text:p text:style-name="P494">"assignedBy": 1,</text:p>
      <text:p text:style-name="P494">"modifiedBy": 1,</text:p>
      <text:p text:style-name="P494">"assignedAt": "2023-06-22T10:08:19.000+00:00",</text:p>
      <text:p text:style-name="P494">"modifiedAt": "2023-06-22T10:08:19.000+00:00"</text:p>
      <text:p text:style-name="P494">},</text:p>
      <text:p text:style-name="P494">{</text:p>
      <text:p text:style-name="P494">"id": 106,</text:p>
      <text:p text:style-name="P494">"recruiterId": 19,</text:p>
      <text:p text:style-name="P494">"assignedCounts": 5,</text:p>
      <text:p text:style-name="P494"><text:soft-page-break/>"status": "OPEN",</text:p>
      <text:p text:style-name="P494">"assignedBy": 1,</text:p>
      <text:p text:style-name="P494">"modifiedBy": 1,</text:p>
      <text:p text:style-name="P494">"assignedAt": "2023-06-22T10:08:20.000+00:00",</text:p>
      <text:p text:style-name="P494">"modifiedAt": "2023-06-22T10:08:20.000+00:00"</text:p>
      <text:p text:style-name="P494">}</text:p>
      <text:p text:style-name="P494">],</text:p>
      <text:p text:style-name="P494">"skills": [</text:p>
      <text:p text:style-name="P494">{</text:p>
      <text:p text:style-name="P494">"id": 3,</text:p>
      <text:p text:style-name="P494">"name": "HTML",</text:p>
      <text:p text:style-name="P494">"description": "Hypertext Markup Language"</text:p>
      <text:p text:style-name="P494">},</text:p>
      <text:p text:style-name="P494">{</text:p>
      <text:p text:style-name="P494">"id": 4,</text:p>
      <text:p text:style-name="P494">"name": "CSS",</text:p>
      <text:p text:style-name="P494">"description": "Cascading Style Sheets"</text:p>
      <text:p text:style-name="P494">},</text:p>
      <text:p text:style-name="P494">{</text:p>
      <text:p text:style-name="P494">"id": 5,</text:p>
      <text:p text:style-name="P494">"name": "JavaScript",</text:p>
      <text:p text:style-name="P494">"description": "A programming language for the web"</text:p>
      <text:p text:style-name="P494">},</text:p>
      <text:p text:style-name="P494">{</text:p>
      <text:p text:style-name="P494">"id": 6,</text:p>
      <text:p text:style-name="P494">"name": "React",</text:p>
      <text:p text:style-name="P494">"description": "A JavaScript library for building user interfaces"</text:p>
      <text:p text:style-name="P494">},</text:p>
      <text:p text:style-name="P494">{</text:p>
      <text:p text:style-name="P494">"id": 19,</text:p>
      <text:p text:style-name="P494">"name": "Angular",</text:p>
      <text:p text:style-name="P494">"description": "A TypeScript-based open-source web application framework"</text:p>
      <text:p text:style-name="P494">},</text:p>
      <text:p text:style-name="P494">{</text:p>
      <text:p text:style-name="P494">"id": 29,</text:p>
      <text:p text:style-name="P494">"name": "Git",</text:p>
      <text:p text:style-name="P494">"description": "A distributed version control system"</text:p>
      <text:p text:style-name="P494">},</text:p>
      <text:p text:style-name="P494">{</text:p>
      <text:p text:style-name="P494">"id": 28,</text:p>
      <text:p text:style-name="P494">"name": "Firebase",</text:p>
      <text:p text:style-name="P494">"description": "A comprehensive app development platform"</text:p>
      <text:p text:style-name="P494">},</text:p>
      <text:p text:style-name="P494">{</text:p>
      <text:p text:style-name="P494">"id": 37,</text:p>
      <text:p text:style-name="P494">"name": "Agile",</text:p>
      <text:p text:style-name="P494">"description": "A project management and development approach"</text:p>
      <text:p text:style-name="P494">}</text:p>
      <text:p text:style-name="P494">],</text:p>
      <text:p text:style-name="P494">"type": "FULLTIME",</text:p>
      <text:p text:style-name="P494">"status": "OPEN",</text:p>
      <text:p text:style-name="P494">"location": "Chennai",</text:p>
      <text:p text:style-name="P494">"openDate": "2023-06-22",</text:p>
      <text:p text:style-name="P494">"closeDate": "2023-07-21",</text:p>
      <text:p text:style-name="P494">"createdBy": 1,</text:p>
      <text:p text:style-name="P494">"modifiedBy": 1,</text:p>
      <text:p text:style-name="P494">"createdAt": "2023-06-22T10:08:16.000+00:00",</text:p>
      <text:p text:style-name="P494">"modifiedAt": "2023-06-22T10:08:16.000+00:00",</text:p>
      <text:p text:style-name="P494">"branchId": 1</text:p>
      <text:p text:style-name="P494">},</text:p>
      <text:p text:style-name="P494"><text:soft-page-break/>"applicantId": {</text:p>
      <text:p text:style-name="P494">"applicantId": 113,</text:p>
      <text:p text:style-name="P494">"firstName": "Karthik",</text:p>
      <text:p text:style-name="P494">"middleName": "",</text:p>
      <text:p text:style-name="P494">"lastName": "k",</text:p>
      <text:p text:style-name="P494">"email": "karti@mail",</text:p>
      <text:p text:style-name="P494">"contactNo": "9807809090",</text:p>
      <text:p text:style-name="P494">"applicantFlag": true,</text:p>
      <text:p text:style-name="P494">"applicantStatus": "NEW"</text:p>
      <text:p text:style-name="P494">}</text:p>
      <text:p text:style-name="P494">}</text:p>
      <text:p text:style-name="P494">},</text:p>
      <text:p text:style-name="P494">"jobRecruiter": {</text:p>
      <text:p text:style-name="P494">"id": 104,</text:p>
      <text:p text:style-name="P494">"recruiterId": 1,</text:p>
      <text:p text:style-name="P494">"assignedCounts": 3,</text:p>
      <text:p text:style-name="P494">"status": "INPROGRESS",</text:p>
      <text:p text:style-name="P494">"assignedBy": 1,</text:p>
      <text:p text:style-name="P494">"modifiedBy": 1,</text:p>
      <text:p text:style-name="P494">"assignedAt": "2023-06-22T07:13:30.000+00:00",</text:p>
      <text:p text:style-name="P494">"modifiedAt": "2023-06-22T07:13:30.000+00:00"</text:p>
      <text:p text:style-name="P494">},</text:p>
      <text:p text:style-name="P494">"modeOfInterview": "ONLINE",</text:p>
      <text:p text:style-name="P494">"interviewStatus": "SCHEDULED",</text:p>
      <text:p text:style-name="P494">"feedback": "interview has been scheduled",</text:p>
      <text:p text:style-name="P494">"scheduledBy": 1,</text:p>
      <text:p text:style-name="P494">"startedAt": "2023-07-09T08:30:00.000+00:00",</text:p>
      <text:p text:style-name="P494">"endedAt": "2023-07-09T09:30:00.000+00:00",</text:p>
      <text:p text:style-name="P494">"location": "chennai"</text:p>
      <text:p text:style-name="P494">},</text:p>
      <text:p text:style-name="P494">{</text:p>
      <text:p text:style-name="P494">"id": 63,</text:p>
      <text:p text:style-name="P494">"interviewRound": {</text:p>
      <text:p text:style-name="P494">"id": 2,</text:p>
      <text:p text:style-name="P494">"name": "LEVEL 2",</text:p>
      <text:p text:style-name="P494">"description": "Second Level of Interview"</text:p>
      <text:p text:style-name="P494">},</text:p>
      <text:p text:style-name="P494">"applicantId": {</text:p>
      <text:p text:style-name="P494">"applicantDetailsId": 91,</text:p>
      <text:p text:style-name="P494">"dateOfBirth": "2023-06-09T18:30:00.000+00:00",</text:p>
      <text:p text:style-name="P494">"addedBy": 1,</text:p>
      <text:p text:style-name="P494">"addedAt": "2023-06-26T21:38:20.000+00:00",</text:p>
      <text:p text:style-name="P494">"currentCtc": "2lpa",</text:p>
      <text:p text:style-name="P494">"expectedCtc": "7lpa",</text:p>
      <text:p text:style-name="P494">"reasonForChange": "nothing",</text:p>
      <text:p text:style-name="P494">"holdingOffer": false,</text:p>
      <text:p text:style-name="P494">"currentCompany": "cts",</text:p>
      <text:p text:style-name="P494">"maritalStatus": "MARRIED",</text:p>
      <text:p text:style-name="P494">"currentAddress": {</text:p>
      <text:p text:style-name="P494">"addressId": 464,</text:p>
      <text:p text:style-name="P494">"doorNo": "12",</text:p>
      <text:p text:style-name="P494">"street": "west",</text:p>
      <text:p text:style-name="P494">"city": "tanjore",</text:p>
      <text:p text:style-name="P494">"state": "tamil nadu",</text:p>
      <text:p text:style-name="P494">"country": "India",</text:p>
      <text:p text:style-name="P494">"pinCode": "600022"</text:p>
      <text:p text:style-name="P494">},</text:p>
      <text:p text:style-name="P494">"resumePath": "new resume (13th copy)2023-5-27-3-7-292023-06-27T03:07:30.029055233.pdf",</text:p>
      <text:p text:style-name="P494">"source": "Naukri",</text:p>
      <text:p text:style-name="P494"><text:soft-page-break/>"referenceBy": 5,</text:p>
      <text:p text:style-name="P494">"gender": "MALE",</text:p>
      <text:p text:style-name="P494">"yearOfExperience": "2",</text:p>
      <text:p text:style-name="P494">"jobRecruiterId": 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,</text:p>
      <text:p text:style-name="P494">"skill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2,</text:p>
      <text:p text:style-name="P494">"name": "Python",</text:p>
      <text:p text:style-name="P494">"description": "A programming language"</text:p>
      <text:p text:style-name="P494">}</text:p>
      <text:p text:style-name="P494">],</text:p>
      <text:p text:style-name="P494">"applicantResponseId": {</text:p>
      <text:p text:style-name="P494">"applicantResponseId": 97,</text:p>
      <text:p text:style-name="P494">"interested": true,</text:p>
      <text:p text:style-name="P494">"jobPostingId": {</text:p>
      <text:p text:style-name="P494">"id": 104,</text:p>
      <text:p text:style-name="P494">"title": "Senior Java Developer",</text:p>
      <text:p text:style-name="P494">"description": "some text",</text:p>
      <text:p text:style-name="P494">"requirement": "some text",</text:p>
      <text:p text:style-name="P494">"experience": "1-2",</text:p>
      <text:p text:style-name="P494">"noOfVaccancies": 8,</text:p>
      <text:p text:style-name="P494">"draft": false,</text:p>
      <text:p text:style-name="P494">"jobRecruiters": [</text:p>
      <text:p text:style-name="P494">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</text:p>
      <text:p text:style-name="P494">],</text:p>
      <text:p text:style-name="P494">"skills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11,</text:p>
      <text:p text:style-name="P494">"name": "AWS",</text:p>
      <text:p text:style-name="P494">"description": "Amazon Web Services"</text:p>
      <text:p text:style-name="P494">}</text:p>
      <text:p text:style-name="P494">],</text:p>
      <text:p text:style-name="P494"><text:soft-page-break/>"type": "FULLTIME",</text:p>
      <text:p text:style-name="P494">"status": "INPROCESS",</text:p>
      <text:p text:style-name="P494">"location": "Chennai",</text:p>
      <text:p text:style-name="P494">"openDate": "2023-06-25",</text:p>
      <text:p text:style-name="P494">"closeDate": "2023-06-28",</text:p>
      <text:p text:style-name="P494">"createdBy": 1,</text:p>
      <text:p text:style-name="P494">"modifiedBy": 1,</text:p>
      <text:p text:style-name="P494">"createdAt": "2023-06-22T11:10:35.000+00:00",</text:p>
      <text:p text:style-name="P494">"modifiedAt": "2023-06-22T11:10:35.000+00:00",</text:p>
      <text:p text:style-name="P494">"branchId": 1</text:p>
      <text:p text:style-name="P494">},</text:p>
      <text:p text:style-name="P494">"applicantId": {</text:p>
      <text:p text:style-name="P494">"applicantId": 100,</text:p>
      <text:p text:style-name="P494">"firstName": "Arun",</text:p>
      <text:p text:style-name="P494">"middleName": "",</text:p>
      <text:p text:style-name="P494">"lastName": "Kumar",</text:p>
      <text:p text:style-name="P494">"email": "arun@mail",</text:p>
      <text:p text:style-name="P494">"contactNo": "9992327776",</text:p>
      <text:p text:style-name="P494">"applicantFlag": true,</text:p>
      <text:p text:style-name="P494">"applicantStatus": "NEW"</text:p>
      <text:p text:style-name="P494">}</text:p>
      <text:p text:style-name="P494">}</text:p>
      <text:p text:style-name="P494">},</text:p>
      <text:p text:style-name="P494">"jobRecruiter": 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,</text:p>
      <text:p text:style-name="P494">"modeOfInterview": "ONLINE",</text:p>
      <text:p text:style-name="P494">"interviewStatus": "SCHEDULED",</text:p>
      <text:p text:style-name="P494">"feedback": "EEE",</text:p>
      <text:p text:style-name="P494">"scheduledBy": 56,</text:p>
      <text:p text:style-name="P494">"startedAt": "2023-07-04T19:35:00.000+00:00",</text:p>
      <text:p text:style-name="P494">"endedAt": "2023-07-04T20:05:00.000+00:00",</text:p>
      <text:p text:style-name="P494">"location": "Chennai"</text:p>
      <text:p text:style-name="P494">}</text:p>
      <text:p text:style-name="P494">],</text:p>
      <text:p text:style-name="P494">"errors": null</text:p>
      <text:p text:style-name="P494">}</text:p>
      <text:p text:style-name="P702"/>
      <text:h text:style-name="P111" text:outline-level="1"/>
      <text:h text:style-name="P111" text:outline-level="1"/>
      <text:h text:style-name="P111" text:outline-level="1"/>
      <text:p text:style-name="P112"/>
      <text:h text:style-name="P771" text:outline-level="1"><text:bookmark-start text:name="__RefHeading___Toc24482_85970034521"/><text:bookmark text:name="_Toc917566891221"/><text:soft-page-break/><text:span text:style-name="T102">4</text:span><text:span text:style-name="T105">.</text:span><text:span text:style-name="T106">4</text:span><text:span text:style-name="T105">.</text:span><text:span text:style-name="T106">Interviewer</text:span><text:span text:style-name="T104"> Flo</text:span><text:span text:style-name="T105">w</text:span><text:bookmark-end text:name="__RefHeading___Toc24482_85970034521"/></text:h>
      <text:p text:style-name="P23"><text:span text:style-name="T2">4</text:span><text:span text:style-name="T22">.</text:span><text:span text:style-name="T29">2</text:span><text:span text:style-name="T2">.</text:span><text:span text:style-name="T29">1</text:span><text:span text:style-name="T1">.</text:span><text:span text:style-name="T2">View </text:span><text:span text:style-name="T29">Interview </text:span><text:span text:style-name="T34">By Interviewer</text:span></text:p>
      <text:p text:style-name="P691"/>
      <text:p text:style-name="P682"><text:span text:style-name="T119">The REST endpoint/path used to fetch</text:span><text:span text:style-name="T120"> </text:span><text:span text:style-name="T121">list of </text:span><text:span text:style-name="T138">interview </text:span><text:span text:style-name="T139">by interviewer</text:span><text:span text:style-name="T138"> </text:span><text:span text:style-name="T119">. This path contains a </text:span><text:span text:style-name="T123">GET</text:span><text:span text:style-name="T122"> </text:span><text:span text:style-name="T119">operation to perform the list task, respectively.</text:span></text:p>
      <text:p text:style-name="P748"/>
      <text:p text:style-name="P731">Request:</text:p>
      <text:p text:style-name="P283"/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P584">API URL </text:p>
          </table:table-cell>
          <table:table-cell table:style-name="Table105.B1" office:value-type="string">
            <text:p text:style-name="P58"><text:span text:style-name="T143">https://&lt;&lt; BASE URL &gt;&gt;</text:span><text:span text:style-name="T86">/applicant-service/api/view-interview-by/{id}/</text:span><text:span text:style-name="T89">intervie</text:span><text:span text:style-name="T90">wer</text:span></text:p>
          </table:table-cell>
        </table:table-row>
        <table:table-row table:style-name="Table105.2">
          <table:table-cell table:style-name="Table105.A1" office:value-type="string">
            <text:p text:style-name="P584">HTTPS Method </text:p>
          </table:table-cell>
          <table:table-cell table:style-name="Table105.B2" office:value-type="string">
            <text:p text:style-name="P295">GET</text:p>
          </table:table-cell>
        </table:table-row>
        <table:table-row table:style-name="Table105.2">
          <table:table-cell table:style-name="Table105.A1" office:value-type="string">
            <text:p text:style-name="P585">Req/Res Type </text:p>
          </table:table-cell>
          <table:table-cell table:style-name="Table105.B3" office:value-type="string">
            <text:p text:style-name="P261">application/json </text:p>
          </table:table-cell>
        </table:table-row>
      </table:table>
      <text:p text:style-name="P108"><text:line-break/><text:span text:style-name="T109">Headers:</text:span>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261"/>
          </table:table-cell>
          <table:table-cell table:style-name="Table106.A1" office:value-type="string">
            <text:p text:style-name="P261">: </text:p>
          </table:table-cell>
          <table:table-cell table:style-name="Table106.A1" office:value-type="string">
            <text:p text:style-name="P261"/>
          </table:table-cell>
        </table:table-row>
      </table:table>
      <text:h text:style-name="P537" text:outline-level="2"><text:bookmark-start text:name="__RefHeading___Toc12455_2653825035511111"/>Response:<text:bookmark-end text:name="__RefHeading___Toc12455_2653825035511111"/></text:h>
      <text:p text:style-name="P491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column table:style-name="Table107.E"/>
        <table:table-header-rows>
          <table:table-row table:style-name="Table107.1">
            <table:table-cell table:style-name="Table107.A1" office:value-type="string">
              <text:p text:style-name="P635">Field</text:p>
            </table:table-cell>
            <table:table-cell table:style-name="Table107.A1" office:value-type="string">
              <text:p text:style-name="P635">Description</text:p>
            </table:table-cell>
            <table:table-cell table:style-name="Table107.A1" office:value-type="string">
              <text:p text:style-name="P635">Type</text:p>
            </table:table-cell>
            <table:table-cell table:style-name="Table107.A1" office:value-type="string">
              <text:p text:style-name="P635">Mandatory</text:p>
            </table:table-cell>
            <table:table-cell table:style-name="Table107.A1" office:value-type="string">
              <text:p text:style-name="P635">Length</text:p>
            </table:table-cell>
          </table:table-row>
        </table:table-header-rows>
        <table:table-row table:style-name="Table107.1">
          <table:table-cell table:style-name="Table107.A2" office:value-type="string">
            <text:p text:style-name="P385">code</text:p>
          </table:table-cell>
          <table:table-cell table:style-name="Table107.A2" office:value-type="string">
            <text:p text:style-name="P219"><text:span text:style-name="T166">Status</text:span> Code</text:p>
          </table:table-cell>
          <table:table-cell table:style-name="Table107.A2" office:value-type="string">
            <text:p text:style-name="P174">String</text:p>
          </table:table-cell>
          <table:table-cell table:style-name="Table107.A2" office:value-type="string">
            <text:p text:style-name="P344">Y</text:p>
          </table:table-cell>
          <table:table-cell table:style-name="Table107.A2" office:value-type="string">
            <text:p text:style-name="P457">4</text:p>
          </table:table-cell>
        </table:table-row>
        <table:table-row table:style-name="Table107.3">
          <table:table-cell table:style-name="Table107.A3" office:value-type="string">
            <text:p text:style-name="P385">value</text:p>
          </table:table-cell>
          <table:table-cell table:style-name="Table107.A3" office:value-type="string">
            <text:p text:style-name="P83"><text:span text:style-name="T150">Applicant</text:span><text:span text:style-name="T146"> </text:span><text:span text:style-name="T143">screening Status</text:span></text:p>
          </table:table-cell>
          <table:table-cell table:style-name="Table107.A3" office:value-type="string">
            <text:p text:style-name="P344">String</text:p>
          </table:table-cell>
          <table:table-cell table:style-name="Table107.A3" office:value-type="string">
            <text:p text:style-name="P415">C</text:p>
          </table:table-cell>
          <table:table-cell table:style-name="Table107.A3" office:value-type="string">
            <text:p text:style-name="P344"/>
          </table:table-cell>
        </table:table-row>
        <table:table-row table:style-name="Table107.1">
          <table:table-cell table:style-name="Table107.A3" office:value-type="string">
            <text:p text:style-name="P385">error</text:p>
          </table:table-cell>
          <table:table-cell table:style-name="Table107.A3" office:value-type="string">
            <text:p text:style-name="P439">Error message</text:p>
          </table:table-cell>
          <table:table-cell table:style-name="Table107.A3" office:value-type="string">
            <text:p text:style-name="P344">String</text:p>
          </table:table-cell>
          <table:table-cell table:style-name="Table107.A3" office:value-type="string">
            <text:p text:style-name="P415">C</text:p>
          </table:table-cell>
          <table:table-cell table:style-name="Table107.A3" office:value-type="string">
            <text:p text:style-name="P344"/>
          </table:table-cell>
        </table:table-row>
      </table:table>
      <text:p text:style-name="P704"/>
      <text:p text:style-name="P704"/>
      <text:p text:style-name="P735">Sample Response:</text:p>
      <text:p text:style-name="P708">{</text:p>
      <text:p text:style-name="P494">"statusCode": "2200",</text:p>
      <text:p text:style-name="P494">"value": [</text:p>
      <text:p text:style-name="P494">{</text:p>
      <text:p text:style-name="P494">"id": 57,</text:p>
      <text:p text:style-name="P494">"interviewRound": {</text:p>
      <text:p text:style-name="P494">"id": 1,</text:p>
      <text:p text:style-name="P494">"name": "LEVEL 1",</text:p>
      <text:p text:style-name="P494">"description": "First Level of interview"</text:p>
      <text:p text:style-name="P494">},</text:p>
      <text:p text:style-name="P494">"applicantId": {</text:p>
      <text:p text:style-name="P494">"applicantDetailsId": 96,</text:p>
      <text:p text:style-name="P494">"dateOfBirth": "2023-06-07T18:30:00.000+00:00",</text:p>
      <text:p text:style-name="P494">"addedBy": 1,</text:p>
      <text:p text:style-name="P494">"addedAt": "2023-06-27T08:37:27.000+00:00",</text:p>
      <text:p text:style-name="P494">"currentCtc": "1lpa",</text:p>
      <text:p text:style-name="P494">"expectedCtc": "4lpa",</text:p>
      <text:p text:style-name="P494">"reasonForChange": "nothing",</text:p>
      <text:p text:style-name="P494">"holdingOffer": false,</text:p>
      <text:p text:style-name="P494">"currentCompany": "cts",</text:p>
      <text:p text:style-name="P494">"maritalStatus": "MARRIED",</text:p>
      <text:p text:style-name="P494">"currentAddress": {</text:p>
      <text:p text:style-name="P494">"addressId": 469,</text:p>
      <text:p text:style-name="P494"><text:soft-page-break/>"doorNo": "2",</text:p>
      <text:p text:style-name="P494">"street": "west",</text:p>
      <text:p text:style-name="P494">"city": "tnj",</text:p>
      <text:p text:style-name="P494">"state": "tamilnadu",</text:p>
      <text:p text:style-name="P494">"country": "India",</text:p>
      <text:p text:style-name="P494">"pinCode": "600022"</text:p>
      <text:p text:style-name="P494">},</text:p>
      <text:p text:style-name="P494">"resumePath": "new (5th copy)2023-5-27-14-6-172023-06-27T14:06:17.823727144.pdf",</text:p>
      <text:p text:style-name="P494">"source": "linkedinn",</text:p>
      <text:p text:style-name="P494">"referenceBy": 48,</text:p>
      <text:p text:style-name="P494">"gender": "MALE",</text:p>
      <text:p text:style-name="P494">"yearOfExperience": "2",</text:p>
      <text:p text:style-name="P494">"jobRecruiterId": {</text:p>
      <text:p text:style-name="P494">"id": 104,</text:p>
      <text:p text:style-name="P494">"recruiterId": 1,</text:p>
      <text:p text:style-name="P494">"assignedCounts": 3,</text:p>
      <text:p text:style-name="P494">"status": "INPROGRESS",</text:p>
      <text:p text:style-name="P494">"assignedBy": 1,</text:p>
      <text:p text:style-name="P494">"modifiedBy": 1,</text:p>
      <text:p text:style-name="P494">"assignedAt": "2023-06-22T07:13:30.000+00:00",</text:p>
      <text:p text:style-name="P494">"modifiedAt": "2023-06-22T07:13:30.000+00:00"</text:p>
      <text:p text:style-name="P494">},</text:p>
      <text:p text:style-name="P494">"skill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2,</text:p>
      <text:p text:style-name="P494">"name": "Python",</text:p>
      <text:p text:style-name="P494">"description": "A programming language"</text:p>
      <text:p text:style-name="P494">}</text:p>
      <text:p text:style-name="P494">],</text:p>
      <text:p text:style-name="P494">"applicantResponseId": {</text:p>
      <text:p text:style-name="P494">"applicantResponseId": 110,</text:p>
      <text:p text:style-name="P494">"interested": true,</text:p>
      <text:p text:style-name="P494">"jobPostingId": {</text:p>
      <text:p text:style-name="P494">"id": 103,</text:p>
      <text:p text:style-name="P494">"title": "Front End Developer",</text:p>
      <text:p text:style-name="P494">"description": "some text",</text:p>
      <text:p text:style-name="P494">"requirement": "some text",</text:p>
      <text:p text:style-name="P494">"experience": "1-2",</text:p>
      <text:p text:style-name="P494">"noOfVaccancies": 15,</text:p>
      <text:p text:style-name="P494">"draft": true,</text:p>
      <text:p text:style-name="P494">"jobRecruiters": [</text:p>
      <text:p text:style-name="P494">{</text:p>
      <text:p text:style-name="P494">"id": 105,</text:p>
      <text:p text:style-name="P494">"recruiterId": 7,</text:p>
      <text:p text:style-name="P494">"assignedCounts": 10,</text:p>
      <text:p text:style-name="P494">"status": "OPEN",</text:p>
      <text:p text:style-name="P494">"assignedBy": 1,</text:p>
      <text:p text:style-name="P494">"modifiedBy": 1,</text:p>
      <text:p text:style-name="P494">"assignedAt": "2023-06-22T10:08:19.000+00:00",</text:p>
      <text:p text:style-name="P494">"modifiedAt": "2023-06-22T10:08:19.000+00:00"</text:p>
      <text:p text:style-name="P494">},</text:p>
      <text:p text:style-name="P494">{</text:p>
      <text:p text:style-name="P494">"id": 106,</text:p>
      <text:p text:style-name="P494">"recruiterId": 19,</text:p>
      <text:p text:style-name="P494">"assignedCounts": 5,</text:p>
      <text:p text:style-name="P494"><text:soft-page-break/>"status": "OPEN",</text:p>
      <text:p text:style-name="P494">"assignedBy": 1,</text:p>
      <text:p text:style-name="P494">"modifiedBy": 1,</text:p>
      <text:p text:style-name="P494">"assignedAt": "2023-06-22T10:08:20.000+00:00",</text:p>
      <text:p text:style-name="P494">"modifiedAt": "2023-06-22T10:08:20.000+00:00"</text:p>
      <text:p text:style-name="P494">}</text:p>
      <text:p text:style-name="P494">],</text:p>
      <text:p text:style-name="P494">"skills": [</text:p>
      <text:p text:style-name="P494">{</text:p>
      <text:p text:style-name="P494">"id": 3,</text:p>
      <text:p text:style-name="P494">"name": "HTML",</text:p>
      <text:p text:style-name="P494">"description": "Hypertext Markup Language"</text:p>
      <text:p text:style-name="P494">},</text:p>
      <text:p text:style-name="P494">{</text:p>
      <text:p text:style-name="P494">"id": 4,</text:p>
      <text:p text:style-name="P494">"name": "CSS",</text:p>
      <text:p text:style-name="P494">"description": "Cascading Style Sheets"</text:p>
      <text:p text:style-name="P494">},</text:p>
      <text:p text:style-name="P494">{</text:p>
      <text:p text:style-name="P494">"id": 5,</text:p>
      <text:p text:style-name="P494">"name": "JavaScript",</text:p>
      <text:p text:style-name="P494">"description": "A programming language for the web"</text:p>
      <text:p text:style-name="P494">},</text:p>
      <text:p text:style-name="P494">{</text:p>
      <text:p text:style-name="P494">"id": 6,</text:p>
      <text:p text:style-name="P494">"name": "React",</text:p>
      <text:p text:style-name="P494">"description": "A JavaScript library for building user interfaces"</text:p>
      <text:p text:style-name="P494">},</text:p>
      <text:p text:style-name="P494">{</text:p>
      <text:p text:style-name="P494">"id": 19,</text:p>
      <text:p text:style-name="P494">"name": "Angular",</text:p>
      <text:p text:style-name="P494">"description": "A TypeScript-based open-source web application framework"</text:p>
      <text:p text:style-name="P494">},</text:p>
      <text:p text:style-name="P494">{</text:p>
      <text:p text:style-name="P494">"id": 29,</text:p>
      <text:p text:style-name="P494">"name": "Git",</text:p>
      <text:p text:style-name="P494">"description": "A distributed version control system"</text:p>
      <text:p text:style-name="P494">},</text:p>
      <text:p text:style-name="P494">{</text:p>
      <text:p text:style-name="P494">"id": 28,</text:p>
      <text:p text:style-name="P494">"name": "Firebase",</text:p>
      <text:p text:style-name="P494">"description": "A comprehensive app development platform"</text:p>
      <text:p text:style-name="P494">},</text:p>
      <text:p text:style-name="P494">{</text:p>
      <text:p text:style-name="P494">"id": 37,</text:p>
      <text:p text:style-name="P494">"name": "Agile",</text:p>
      <text:p text:style-name="P494">"description": "A project management and development approach"</text:p>
      <text:p text:style-name="P494">}</text:p>
      <text:p text:style-name="P494">],</text:p>
      <text:p text:style-name="P494">"type": "FULLTIME",</text:p>
      <text:p text:style-name="P494">"status": "OPEN",</text:p>
      <text:p text:style-name="P494">"location": "Chennai",</text:p>
      <text:p text:style-name="P494">"openDate": "2023-06-22",</text:p>
      <text:p text:style-name="P494">"closeDate": "2023-07-21",</text:p>
      <text:p text:style-name="P494">"createdBy": 1,</text:p>
      <text:p text:style-name="P494">"modifiedBy": 1,</text:p>
      <text:p text:style-name="P494">"createdAt": "2023-06-22T10:08:16.000+00:00",</text:p>
      <text:p text:style-name="P494">"modifiedAt": "2023-06-22T10:08:16.000+00:00",</text:p>
      <text:p text:style-name="P494">"branchId": 1</text:p>
      <text:p text:style-name="P494">},</text:p>
      <text:p text:style-name="P494"><text:soft-page-break/>"applicantId": {</text:p>
      <text:p text:style-name="P494">"applicantId": 113,</text:p>
      <text:p text:style-name="P494">"firstName": "Karthik",</text:p>
      <text:p text:style-name="P494">"middleName": "",</text:p>
      <text:p text:style-name="P494">"lastName": "k",</text:p>
      <text:p text:style-name="P494">"email": "karti@mail",</text:p>
      <text:p text:style-name="P494">"contactNo": "9807809090",</text:p>
      <text:p text:style-name="P494">"applicantFlag": true,</text:p>
      <text:p text:style-name="P494">"applicantStatus": "NEW"</text:p>
      <text:p text:style-name="P494">}</text:p>
      <text:p text:style-name="P494">}</text:p>
      <text:p text:style-name="P494">},</text:p>
      <text:p text:style-name="P494">"jobRecruiter": {</text:p>
      <text:p text:style-name="P494">"id": 104,</text:p>
      <text:p text:style-name="P494">"recruiterId": 1,</text:p>
      <text:p text:style-name="P494">"assignedCounts": 3,</text:p>
      <text:p text:style-name="P494">"status": "INPROGRESS",</text:p>
      <text:p text:style-name="P494">"assignedBy": 1,</text:p>
      <text:p text:style-name="P494">"modifiedBy": 1,</text:p>
      <text:p text:style-name="P494">"assignedAt": "2023-06-22T07:13:30.000+00:00",</text:p>
      <text:p text:style-name="P494">"modifiedAt": "2023-06-22T07:13:30.000+00:00"</text:p>
      <text:p text:style-name="P494">},</text:p>
      <text:p text:style-name="P494">"modeOfInterview": "ONLINE",</text:p>
      <text:p text:style-name="P494">"interviewStatus": "SCHEDULED",</text:p>
      <text:p text:style-name="P494">"feedback": "interview has been scheduled",</text:p>
      <text:p text:style-name="P494">"scheduledBy": 1,</text:p>
      <text:p text:style-name="P494">"startedAt": "2023-07-09T08:30:00.000+00:00",</text:p>
      <text:p text:style-name="P494">"endedAt": "2023-07-09T09:30:00.000+00:00",</text:p>
      <text:p text:style-name="P494">"location": "chennai"</text:p>
      <text:p text:style-name="P494">},</text:p>
      <text:p text:style-name="P494">{</text:p>
      <text:p text:style-name="P494">"id": 63,</text:p>
      <text:p text:style-name="P494">"interviewRound": {</text:p>
      <text:p text:style-name="P494">"id": 2,</text:p>
      <text:p text:style-name="P494">"name": "LEVEL 2",</text:p>
      <text:p text:style-name="P494">"description": "Second Level of Interview"</text:p>
      <text:p text:style-name="P494">},</text:p>
      <text:p text:style-name="P494">"applicantId": {</text:p>
      <text:p text:style-name="P494">"applicantDetailsId": 91,</text:p>
      <text:p text:style-name="P494">"dateOfBirth": "2023-06-09T18:30:00.000+00:00",</text:p>
      <text:p text:style-name="P494">"addedBy": 1,</text:p>
      <text:p text:style-name="P494">"addedAt": "2023-06-26T21:38:20.000+00:00",</text:p>
      <text:p text:style-name="P494">"currentCtc": "2lpa",</text:p>
      <text:p text:style-name="P494">"expectedCtc": "7lpa",</text:p>
      <text:p text:style-name="P494">"reasonForChange": "nothing",</text:p>
      <text:p text:style-name="P494">"holdingOffer": false,</text:p>
      <text:p text:style-name="P494">"currentCompany": "cts",</text:p>
      <text:p text:style-name="P494">"maritalStatus": "MARRIED",</text:p>
      <text:p text:style-name="P494">"currentAddress": {</text:p>
      <text:p text:style-name="P494">"addressId": 464,</text:p>
      <text:p text:style-name="P494">"doorNo": "12",</text:p>
      <text:p text:style-name="P494">"street": "west",</text:p>
      <text:p text:style-name="P494">"city": "tanjore",</text:p>
      <text:p text:style-name="P494">"state": "tamil nadu",</text:p>
      <text:p text:style-name="P494">"country": "India",</text:p>
      <text:p text:style-name="P494">"pinCode": "600022"</text:p>
      <text:p text:style-name="P494">},</text:p>
      <text:p text:style-name="P494">"resumePath": "new resume (13th copy)2023-5-27-3-7-292023-06-27T03:07:30.029055233.pdf",</text:p>
      <text:p text:style-name="P494">"source": "Naukri",</text:p>
      <text:p text:style-name="P494"><text:soft-page-break/>"referenceBy": 5,</text:p>
      <text:p text:style-name="P494">"gender": "MALE",</text:p>
      <text:p text:style-name="P494">"yearOfExperience": "2",</text:p>
      <text:p text:style-name="P494">"jobRecruiterId": 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,</text:p>
      <text:p text:style-name="P494">"skill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2,</text:p>
      <text:p text:style-name="P494">"name": "Python",</text:p>
      <text:p text:style-name="P494">"description": "A programming language"</text:p>
      <text:p text:style-name="P494">}</text:p>
      <text:p text:style-name="P494">],</text:p>
      <text:p text:style-name="P494">"applicantResponseId": {</text:p>
      <text:p text:style-name="P494">"applicantResponseId": 97,</text:p>
      <text:p text:style-name="P494">"interested": true,</text:p>
      <text:p text:style-name="P494">"jobPostingId": {</text:p>
      <text:p text:style-name="P494">"id": 104,</text:p>
      <text:p text:style-name="P494">"title": "Senior Java Developer",</text:p>
      <text:p text:style-name="P494">"description": "some text",</text:p>
      <text:p text:style-name="P494">"requirement": "some text",</text:p>
      <text:p text:style-name="P494">"experience": "1-2",</text:p>
      <text:p text:style-name="P494">"noOfVaccancies": 8,</text:p>
      <text:p text:style-name="P494">"draft": false,</text:p>
      <text:p text:style-name="P494">"jobRecruiters": [</text:p>
      <text:p text:style-name="P494">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</text:p>
      <text:p text:style-name="P494">],</text:p>
      <text:p text:style-name="P494">"skills": [</text:p>
      <text:p text:style-name="P494">{</text:p>
      <text:p text:style-name="P494">"id": 1,</text:p>
      <text:p text:style-name="P494">"name": "Java",</text:p>
      <text:p text:style-name="P494">"description": "A programming language"</text:p>
      <text:p text:style-name="P494">},</text:p>
      <text:p text:style-name="P494">{</text:p>
      <text:p text:style-name="P494">"id": 11,</text:p>
      <text:p text:style-name="P494">"name": "AWS",</text:p>
      <text:p text:style-name="P494">"description": "Amazon Web Services"</text:p>
      <text:p text:style-name="P494">}</text:p>
      <text:p text:style-name="P494">],</text:p>
      <text:p text:style-name="P494"><text:soft-page-break/>"type": "FULLTIME",</text:p>
      <text:p text:style-name="P494">"status": "INPROCESS",</text:p>
      <text:p text:style-name="P494">"location": "Chennai",</text:p>
      <text:p text:style-name="P494">"openDate": "2023-06-25",</text:p>
      <text:p text:style-name="P494">"closeDate": "2023-06-28",</text:p>
      <text:p text:style-name="P494">"createdBy": 1,</text:p>
      <text:p text:style-name="P494">"modifiedBy": 1,</text:p>
      <text:p text:style-name="P494">"createdAt": "2023-06-22T11:10:35.000+00:00",</text:p>
      <text:p text:style-name="P494">"modifiedAt": "2023-06-22T11:10:35.000+00:00",</text:p>
      <text:p text:style-name="P494">"branchId": 1</text:p>
      <text:p text:style-name="P494">},</text:p>
      <text:p text:style-name="P494">"applicantId": {</text:p>
      <text:p text:style-name="P494">"applicantId": 100,</text:p>
      <text:p text:style-name="P494">"firstName": "Arun",</text:p>
      <text:p text:style-name="P494">"middleName": "",</text:p>
      <text:p text:style-name="P494">"lastName": "Kumar",</text:p>
      <text:p text:style-name="P494">"email": "arun@mail",</text:p>
      <text:p text:style-name="P494">"contactNo": "9992327776",</text:p>
      <text:p text:style-name="P494">"applicantFlag": true,</text:p>
      <text:p text:style-name="P494">"applicantStatus": "NEW"</text:p>
      <text:p text:style-name="P494">}</text:p>
      <text:p text:style-name="P494">}</text:p>
      <text:p text:style-name="P494">},</text:p>
      <text:p text:style-name="P494">"jobRecruiter": {</text:p>
      <text:p text:style-name="P494">"id": 107,</text:p>
      <text:p text:style-name="P494">"recruiterId": 56,</text:p>
      <text:p text:style-name="P494">"assignedCounts": 8,</text:p>
      <text:p text:style-name="P494">"status": "INPROGRESS",</text:p>
      <text:p text:style-name="P494">"assignedBy": 1,</text:p>
      <text:p text:style-name="P494">"modifiedBy": 1,</text:p>
      <text:p text:style-name="P494">"assignedAt": "2023-06-22T11:10:37.000+00:00",</text:p>
      <text:p text:style-name="P494">"modifiedAt": "2023-06-22T11:10:37.000+00:00"</text:p>
      <text:p text:style-name="P494">},</text:p>
      <text:p text:style-name="P494">"modeOfInterview": "ONLINE",</text:p>
      <text:p text:style-name="P494">"interviewStatus": "SCHEDULED",</text:p>
      <text:p text:style-name="P494">"feedback": "EEE",</text:p>
      <text:p text:style-name="P494">"scheduledBy": 56,</text:p>
      <text:p text:style-name="P494">"startedAt": "2023-07-04T19:35:00.000+00:00",</text:p>
      <text:p text:style-name="P494">"endedAt": "2023-07-04T20:05:00.000+00:00",</text:p>
      <text:p text:style-name="P494">"location": "Chennai"</text:p>
      <text:p text:style-name="P494">}</text:p>
      <text:p text:style-name="P494">],</text:p>
      <text:p text:style-name="P494">"errors": null</text:p>
      <text:p text:style-name="P494">}</text:p>
      <text:p text:style-name="P708"/>
      <text:p text:style-name="P768"/>
      <text:h text:style-name="P9" text:outline-level="1"/>
      <text:p text:style-name="P8"/>
      <text:p text:style-name="P8"/>
      <text:h text:style-name="P7" text:outline-level="1"><text:bookmark-start text:name="__RefHeading___Toc22467_855633048"/><text:soft-page-break/><text:span text:style-name="T181">5. <text:s/>Message </text:span><text:span text:style-name="T182">codes</text:span><text:bookmark-end text:name="__RefHeading___Toc22467_855633048"/></text:h>
      <text:p text:style-name="P86"><text:span text:style-name="T143">This section provides the compilation of message </text:span><text:span text:style-name="T153">codes </text:span><text:span text:style-name="T143">generated by the system.</text:span></text:p>
      <text:p text:style-name="P280"><text:s/></text:p>
      <text:p text:style-name="P281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office:value-type="string">
            <text:p text:style-name="P632"><text:s/>Code</text:p>
          </table:table-cell>
          <table:table-cell table:style-name="Table89.B1" office:value-type="string">
            <text:p text:style-name="P632"><text:s/>Description</text:p>
          </table:table-cell>
        </table:table-row>
        <table:table-row table:style-name="Table89.1">
          <table:table-cell table:style-name="Table89.A2" office:value-type="string">
            <text:p text:style-name="P482">2220</text:p>
          </table:table-cell>
          <table:table-cell table:style-name="Table89.B2" office:value-type="string">
            <text:p text:style-name="P483">Operation completed successfully</text:p>
          </table:table-cell>
        </table:table-row>
        <table:table-row table:style-name="Table89.1">
          <table:table-cell table:style-name="Table89.A2" office:value-type="string">
            <text:p text:style-name="P482">2250</text:p>
          </table:table-cell>
          <table:table-cell table:style-name="Table89.B2" office:value-type="string">
            <text:p text:style-name="P87"><text:span text:style-name="T153">F</text:span><text:span text:style-name="T143">ailed</text:span></text:p>
          </table:table-cell>
        </table:table-row>
        <table:table-row table:style-name="Table89.1">
          <table:table-cell table:style-name="Table89.A2" office:value-type="string">
            <text:p text:style-name="P482">2252</text:p>
          </table:table-cell>
          <table:table-cell table:style-name="Table89.B2" office:value-type="string">
            <text:p text:style-name="P87">Not valid</text:p>
          </table:table-cell>
        </table:table-row>
        <table:table-row table:style-name="Table89.1">
          <table:table-cell table:style-name="Table89.A2" office:value-type="string">
            <text:p text:style-name="P482">2152</text:p>
          </table:table-cell>
          <table:table-cell table:style-name="Table89.B2" office:value-type="string">
            <text:p text:style-name="P392">No data to show </text:p>
          </table:table-cell>
        </table:table-row>
        <table:table-row table:style-name="Table89.6">
          <table:table-cell table:style-name="Table89.A2" office:value-type="string">
            <text:p text:style-name="P482">2254</text:p>
          </table:table-cell>
          <table:table-cell table:style-name="Table89.B2" office:value-type="string">
            <text:p text:style-name="P87"><text:span text:style-name="T153">S</text:span><text:span text:style-name="T143">erver error</text:span></text:p>
          </table:table-cell>
        </table:table-row>
        <table:table-row table:style-name="Table89.1">
          <table:table-cell table:style-name="Table89.A2" office:value-type="string">
            <text:p text:style-name="P482">2255</text:p>
          </table:table-cell>
          <table:table-cell table:style-name="Table89.B2" office:value-type="string">
            <text:p text:style-name="P87">Constraint Error</text:p>
          </table:table-cell>
        </table:table-row>
        <table:table-row table:style-name="Table89.1">
          <table:table-cell table:style-name="Table89.A2" office:value-type="string">
            <text:p text:style-name="P482">2256</text:p>
          </table:table-cell>
          <table:table-cell table:style-name="Table89.B2" office:value-type="string">
            <text:p text:style-name="P482"><text:span text:style-name="T163">A</text:span>lready exists </text:p>
          </table:table-cell>
        </table:table-row>
        <table:table-row table:style-name="Table89.6">
          <table:table-cell table:style-name="Table89.A2" office:value-type="string">
            <text:p text:style-name="P482">2203</text:p>
          </table:table-cell>
          <table:table-cell table:style-name="Table89.B2" office:value-type="string">
            <text:p text:style-name="P482">N<text:span text:style-name="T163">o</text:span> change <text:s/>Required</text:p>
          </table:table-cell>
        </table:table-row>
      </table:table>
      <text:p text:style-name="P282"/>
      <text:p text:style-name="P69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eneral_20_Text" style:display-name="General Text" style:family="paragraph" style:parent-style-name="Standard">
      <style:paragraph-properties fo:margin-left="1.27cm" fo:margin-right="0cm" fo:margin-top="0.106cm" fo:margin-bottom="0.212cm" style:contextual-spacing="false" fo:text-indent="0cm" style:auto-text-indent="false">
        <style:tab-stops>
          <style:tab-stop style:position="1.27cm"/>
        </style:tab-stops>
      </style:paragraph-properties>
      <style:text-properties fo:language="en" fo:country="US" style:font-name-complex="Arial2" style:font-family-complex="Arial" style:font-family-generic-complex="system" style:font-pitch-complex="variable" style:font-size-complex="11pt"/>
    </style:style>
    <style:style style:name="Cover_20_Page_20_Title" style:display-name="Cover Page Title" style:family="paragraph" style:parent-style-name="General_20_Text" style:next-style-name="General_20_Text">
      <style:paragraph-properties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2pt" fo:font-weight="bold" style:font-size-asian="12pt" style:font-weight-asian="bold"/>
    </style:style>
    <style:style style:name="annotation_20_text" style:display-name="annotation text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olicy_20_Name_20_Char" style:display-name="Policy Name Char" style:family="text" style:parent-style-name="Default_20_Paragraph_20_Font">
      <style:text-properties style:font-name="Arial" fo:font-family="Arial" style:font-family-generic="roman" style:font-pitch="variable" fo:font-size="16pt" fo:language="en" fo:country="US" fo:font-weight="bold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07" style:display-name="ListLabel 60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08" style:display-name="ListLabel 608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09" style:display-name="ListLabel 609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0" style:display-name="ListLabel 61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1" style:display-name="ListLabel 61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2" style:display-name="ListLabel 61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3" style:display-name="ListLabel 61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4" style:display-name="ListLabel 61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5" style:display-name="ListLabel 61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6" style:display-name="ListLabel 61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7" style:display-name="ListLabel 61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8" style:display-name="ListLabel 618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19" style:display-name="ListLabel 619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0" style:display-name="ListLabel 62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1" style:display-name="ListLabel 62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2" style:display-name="ListLabel 62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3" style:display-name="ListLabel 62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4" style:display-name="ListLabel 62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625" style:display-name="ListLabel 6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26" style:display-name="ListLabel 6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27" style:display-name="ListLabel 6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28" style:display-name="ListLabel 62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29" style:display-name="ListLabel 62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30" style:display-name="ListLabel 63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31" style:display-name="ListLabel 63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32" style:display-name="ListLabel 63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ListLabel_20_633" style:display-name="ListLabel 63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763cm" fo:margin-left="2.858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07" loext:num-list-format="●" style:num-suffix="●" text:bullet-char="●">
        <style:list-level-properties text:list-level-position-and-space-mode="label-alignment">
          <style:list-level-label-alignment text:label-followed-by="listtab" fo:text-indent="-1.879cm" fo:margin-left="1.879cm"/>
        </style:list-level-properties>
        <style:text-properties fo:font-family="Arial"/>
      </text:list-level-style-bullet>
      <text:list-level-style-bullet text:level="2" text:style-name="ListLabel_20_608" loext:num-list-format="o" style:num-suffix="o" text:bullet-char="o">
        <style:list-level-properties text:list-level-position-and-space-mode="label-alignment">
          <style:list-level-label-alignment text:label-followed-by="listtab" fo:text-indent="-3.175cm" fo:margin-left="3.175cm"/>
        </style:list-level-properties>
        <style:text-properties fo:font-family="Arial"/>
      </text:list-level-style-bullet>
      <text:list-level-style-bullet text:level="3" text:style-name="ListLabel_20_609" loext:num-list-format="▪" style:num-suffix="▪" text:bullet-char="▪">
        <style:list-level-properties text:list-level-position-and-space-mode="label-alignment">
          <style:list-level-label-alignment text:label-followed-by="listtab" fo:text-indent="-4.445cm" fo:margin-left="4.445cm"/>
        </style:list-level-properties>
        <style:text-properties fo:font-family="Arial"/>
      </text:list-level-style-bullet>
      <text:list-level-style-bullet text:level="4" text:style-name="ListLabel_20_610" loext:num-list-format="•" style:num-suffix="•" text:bullet-char="•">
        <style:list-level-properties text:list-level-position-and-space-mode="label-alignment">
          <style:list-level-label-alignment text:label-followed-by="listtab" fo:text-indent="-5.715cm" fo:margin-left="5.715cm"/>
        </style:list-level-properties>
        <style:text-properties fo:font-family="Arial"/>
      </text:list-level-style-bullet>
      <text:list-level-style-bullet text:level="5" text:style-name="ListLabel_20_611" loext:num-list-format="o" style:num-suffix="o" text:bullet-char="o">
        <style:list-level-properties text:list-level-position-and-space-mode="label-alignment">
          <style:list-level-label-alignment text:label-followed-by="listtab" fo:text-indent="-6.985cm" fo:margin-left="6.985cm"/>
        </style:list-level-properties>
        <style:text-properties fo:font-family="Arial"/>
      </text:list-level-style-bullet>
      <text:list-level-style-bullet text:level="6" text:style-name="ListLabel_20_612" loext:num-list-format="▪" style:num-suffix="▪" text:bullet-char="▪">
        <style:list-level-properties text:list-level-position-and-space-mode="label-alignment">
          <style:list-level-label-alignment text:label-followed-by="listtab" fo:text-indent="-8.255cm" fo:margin-left="8.255cm"/>
        </style:list-level-properties>
        <style:text-properties fo:font-family="Arial"/>
      </text:list-level-style-bullet>
      <text:list-level-style-bullet text:level="7" text:style-name="ListLabel_20_613" loext:num-list-format="•" style:num-suffix="•" text:bullet-char="•">
        <style:list-level-properties text:list-level-position-and-space-mode="label-alignment">
          <style:list-level-label-alignment text:label-followed-by="listtab" fo:text-indent="-9.525cm" fo:margin-left="9.525cm"/>
        </style:list-level-properties>
        <style:text-properties fo:font-family="Arial"/>
      </text:list-level-style-bullet>
      <text:list-level-style-bullet text:level="8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10.795cm" fo:margin-left="10.795cm"/>
        </style:list-level-properties>
        <style:text-properties fo:font-family="Arial"/>
      </text:list-level-style-bullet>
      <text:list-level-style-bullet text:level="9" text:style-name="ListLabel_20_615" loext:num-list-format="▪" style:num-suffix="▪" text:bullet-char="▪">
        <style:list-level-properties text:list-level-position-and-space-mode="label-alignment">
          <style:list-level-label-alignment text:label-followed-by="listtab" fo:text-indent="-12.065cm" fo:margin-left="12.065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16" loext:num-list-format="●" style:num-suffix="●" text:bullet-char="●">
        <style:list-level-properties text:list-level-position-and-space-mode="label-alignment">
          <style:list-level-label-alignment text:label-followed-by="listtab" fo:text-indent="-1.879cm" fo:margin-left="1.879cm"/>
        </style:list-level-properties>
        <style:text-properties fo:font-family="Arial"/>
      </text:list-level-style-bullet>
      <text:list-level-style-bullet text:level="2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3.175cm" fo:margin-left="3.175cm"/>
        </style:list-level-properties>
        <style:text-properties fo:font-family="Arial"/>
      </text:list-level-style-bullet>
      <text:list-level-style-bullet text:level="3" text:style-name="ListLabel_20_618" loext:num-list-format="▪" style:num-suffix="▪" text:bullet-char="▪">
        <style:list-level-properties text:list-level-position-and-space-mode="label-alignment">
          <style:list-level-label-alignment text:label-followed-by="listtab" fo:text-indent="-4.445cm" fo:margin-left="4.445cm"/>
        </style:list-level-properties>
        <style:text-properties fo:font-family="Arial"/>
      </text:list-level-style-bullet>
      <text:list-level-style-bullet text:level="4" text:style-name="ListLabel_20_619" loext:num-list-format="•" style:num-suffix="•" text:bullet-char="•">
        <style:list-level-properties text:list-level-position-and-space-mode="label-alignment">
          <style:list-level-label-alignment text:label-followed-by="listtab" fo:text-indent="-5.715cm" fo:margin-left="5.715cm"/>
        </style:list-level-properties>
        <style:text-properties fo:font-family="Arial"/>
      </text:list-level-style-bullet>
      <text:list-level-style-bullet text:level="5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6.985cm" fo:margin-left="6.985cm"/>
        </style:list-level-properties>
        <style:text-properties fo:font-family="Arial"/>
      </text:list-level-style-bullet>
      <text:list-level-style-bullet text:level="6" text:style-name="ListLabel_20_621" loext:num-list-format="▪" style:num-suffix="▪" text:bullet-char="▪">
        <style:list-level-properties text:list-level-position-and-space-mode="label-alignment">
          <style:list-level-label-alignment text:label-followed-by="listtab" fo:text-indent="-8.255cm" fo:margin-left="8.255cm"/>
        </style:list-level-properties>
        <style:text-properties fo:font-family="Arial"/>
      </text:list-level-style-bullet>
      <text:list-level-style-bullet text:level="7" text:style-name="ListLabel_20_622" loext:num-list-format="•" style:num-suffix="•" text:bullet-char="•">
        <style:list-level-properties text:list-level-position-and-space-mode="label-alignment">
          <style:list-level-label-alignment text:label-followed-by="listtab" fo:text-indent="-9.525cm" fo:margin-left="9.525cm"/>
        </style:list-level-properties>
        <style:text-properties fo:font-family="Arial"/>
      </text:list-level-style-bullet>
      <text:list-level-style-bullet text:level="8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10.795cm" fo:margin-left="10.795cm"/>
        </style:list-level-properties>
        <style:text-properties fo:font-family="Arial"/>
      </text:list-level-style-bullet>
      <text:list-level-style-bullet text:level="9" text:style-name="ListLabel_20_624" loext:num-list-format="▪" style:num-suffix="▪" text:bullet-char="▪">
        <style:list-level-properties text:list-level-position-and-space-mode="label-alignment">
          <style:list-level-label-alignment text:label-followed-by="listtab" fo:text-indent="-12.065cm" fo:margin-left="12.065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25" loext:num-list-format="%1%." style:num-suffix=".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text:style-name="ListLabel_20_626" loext:num-list-format="%2%" style:num-format="a" style:num-letter-sync="true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3" text:style-name="ListLabel_20_627" loext:num-list-format="%3%" style:num-format="i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4" text:style-name="ListLabel_20_628" loext:num-list-format="%4%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5" text:style-name="ListLabel_20_629" loext:num-list-format="%5%" style:num-format="a" style:num-letter-sync="true">
        <style:list-level-properties text:list-level-position-and-space-mode="label-alignment">
          <style:list-level-label-alignment text:label-followed-by="listtab" fo:text-indent="-6.985cm" fo:margin-left="6.985cm"/>
        </style:list-level-properties>
      </text:list-level-style-number>
      <text:list-level-style-number text:level="6" text:style-name="ListLabel_20_630" loext:num-list-format="%6%" style:num-format="i">
        <style:list-level-properties text:list-level-position-and-space-mode="label-alignment">
          <style:list-level-label-alignment text:label-followed-by="listtab" fo:text-indent="-8.255cm" fo:margin-left="8.255cm"/>
        </style:list-level-properties>
      </text:list-level-style-number>
      <text:list-level-style-number text:level="7" text:style-name="ListLabel_20_631" loext:num-list-format="%7%" style:num-format="1">
        <style:list-level-properties text:list-level-position-and-space-mode="label-alignment">
          <style:list-level-label-alignment text:label-followed-by="listtab" fo:text-indent="-9.525cm" fo:margin-left="9.525cm"/>
        </style:list-level-properties>
      </text:list-level-style-number>
      <text:list-level-style-number text:level="8" text:style-name="ListLabel_20_632" loext:num-list-format="%8%" style:num-format="a" style:num-letter-sync="true">
        <style:list-level-properties text:list-level-position-and-space-mode="label-alignment">
          <style:list-level-label-alignment text:label-followed-by="listtab" fo:text-indent="-10.795cm" fo:margin-left="10.795cm"/>
        </style:list-level-properties>
      </text:list-level-style-number>
      <text:list-level-style-number text:level="9" text:style-name="ListLabel_20_633" loext:num-list-format="%9%" style:num-format="i">
        <style:list-level-properties text:list-level-position-and-space-mode="label-alignment">
          <style:list-level-label-alignment text:label-followed-by="listtab" fo:text-indent="-12.06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47e780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 style:writing-mode="lr-tb"/>
      <style:text-properties fo:color="#c9211e" loext:opacity="100%" style:font-name="Calibri" fo:font-size="7pt" fo:font-weight="bold" style:font-size-asian="7pt" style:font-name-complex="Calibri" style:font-size-complex="7pt"/>
    </style:style>
    <style:style style:name="MT1" style:family="text">
      <style:text-properties fo:color="#c00000" loext:opacity="100%" style:font-name="Calibri" fo:font-size="7pt" fo:font-weight="bold" style:font-size-asian="7pt" style:font-name-complex="Calibri" style:font-size-complex="7pt"/>
    </style:style>
    <style:style style:name="MT2" style:family="text">
      <style:text-properties fo:color="#c9211e" loext:opacity="100%" style:font-name="Calibri" fo:font-size="7pt" fo:font-weight="bold" style:font-size-asian="7pt" style:font-name-complex="Calibri" style:font-size-complex="7pt"/>
    </style:style>
    <style:style style:name="Mgr1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6" draw:name="Text Frame 1" draw:style-name="Mgr1" draw:text-style-name="MP3" svg:width="10.965cm" svg:height="1.017cm" svg:x="1.547cm" svg:y="-1.513cm"><draw:text-box><text:p text:style-name="MP2"><text:span text:style-name="MT1">Confidential Document</text:span><text:span text:style-name="MT2"> | </text:span><text:span text:style-name="MT1">Information Technology</text:span></text:p></draw:text-box></draw:frame><text:s text:c="155"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3:59:44.549971158</meta:creation-date>
    <dc:date>2023-08-11T17:23:53.853384434</dc:date>
    <meta:editing-duration>P1DT16H15M55S</meta:editing-duration>
    <meta:editing-cycles>54</meta:editing-cycles>
    <meta:generator>LibreOffice/7.3.7.2$Linux_X86_64 LibreOffice_project/30$Build-2</meta:generator>
    <meta:document-statistic meta:table-count="113" meta:image-count="0" meta:object-count="0" meta:page-count="67" meta:paragraph-count="4013" meta:word-count="7941" meta:character-count="75118" meta:non-whitespace-character-count="60125"/>
  </office:meta>
</office:document-meta>
</file>